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05cm"/>
    </style:style>
    <style:style style:name="co2" style:family="table-column">
      <style:table-column-properties fo:break-before="auto" style:column-width="3.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1427905302.14569" calcext:value-type="float">
            <text:p>1427905302.14569</text:p>
          </table:table-cell>
          <table:table-cell office:value-type="float" office:value="1427905583.4879" calcext:value-type="float">
            <text:p>1427905583.4879</text:p>
          </table:table-cell>
          <table:table-cell table:number-columns-repeated="6"/>
          <table:table-cell table:formula="of:=MAX([.B2];[.D2];[.G2])-MAX([.A2];[.C2];[.E2])" office:value-type="float" office:value="281.342206954956" calcext:value-type="float">
            <text:p>281.342206955</text:p>
          </table:table-cell>
          <table:table-cell table:formula="of:=IF(ISBLANK([.E2]);&quot;&quot;;[.I2])">
            <text:p/>
          </table:table-cell>
          <table:table-cell table:formula="of:=IF(OR(ISBLANK([.E2]);[.I2]&lt;=0);&quot;&quot;;[.I2]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02.1457" calcext:value-type="float">
            <text:p>1427905302.1457</text:p>
          </table:table-cell>
          <table:table-cell office:value-type="float" office:value="1427905321.37434" calcext:value-type="float">
            <text:p>1427905321.37434</text:p>
          </table:table-cell>
          <table:table-cell table:number-columns-repeated="4"/>
          <table:table-cell table:formula="of:=MAX([.B3];[.D3];[.G3])-MAX([.A3];[.C3];[.E3])" office:value-type="float" office:value="19.2286372184753" calcext:value-type="float">
            <text:p>19.2286372185</text:p>
          </table:table-cell>
          <table:table-cell table:formula="of:=IF(ISBLANK([.E3]);&quot;&quot;;[.I3])">
            <text:p/>
          </table:table-cell>
          <table:table-cell table:formula="of:=IF(OR(ISBLANK([.E3]);[.I3]&lt;=0);&quot;&quot;;[.I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02.14571" calcext:value-type="float">
            <text:p>1427905302.14571</text:p>
          </table:table-cell>
          <table:table-cell office:value-type="float" office:value="1427905319.87169" calcext:value-type="float">
            <text:p>1427905319.87169</text:p>
          </table:table-cell>
          <table:table-cell office:value-type="float" office:value="1427905320.95432" calcext:value-type="float">
            <text:p>1427905320.95432</text:p>
          </table:table-cell>
          <table:table-cell/>
          <table:table-cell table:formula="of:=MAX([.B4];[.D4];[.G4])-MAX([.A4];[.C4];[.E4])" office:value-type="float" office:value="18.8086140155792" calcext:value-type="float">
            <text:p>18.8086140156</text:p>
          </table:table-cell>
          <table:table-cell table:formula="of:=IF(ISBLANK([.E4]);&quot;&quot;;[.I4])" office:value-type="float" office:value="18.8086140155792" calcext:value-type="float">
            <text:p>18.8086140156</text:p>
          </table:table-cell>
          <table:table-cell table:formula="of:=IF(OR(ISBLANK([.E4]);[.I4]&lt;=0);&quot;&quot;;[.I4])" office:value-type="float" office:value="18.8086140155792" calcext:value-type="float">
            <text:p>18.8086140156</text:p>
          </table:table-cell>
          <table:table-cell office:value-type="string" calcext:value-type="string">
            <text:p>total</text:p>
          </table:table-cell>
          <table:table-cell table:formula="of:=AVERAGE([.K2:.K600])" office:value-type="float" office:value="5.09959245729446" calcext:value-type="float">
            <text:p>5.0995924573</text:p>
          </table:table-cell>
        </table:table-row>
        <table:table-row table:style-name="ro2">
          <table:table-cell table:number-columns-repeated="4"/>
          <table:table-cell office:value-type="float" office:value="1427905302.14705" calcext:value-type="float">
            <text:p>1427905302.14705</text:p>
          </table:table-cell>
          <table:table-cell office:value-type="float" office:value="1427905319.91266" calcext:value-type="float">
            <text:p>1427905319.91266</text:p>
          </table:table-cell>
          <table:table-cell office:value-type="float" office:value="1427905320.86011" calcext:value-type="float">
            <text:p>1427905320.86011</text:p>
          </table:table-cell>
          <table:table-cell/>
          <table:table-cell table:formula="of:=MAX([.B5];[.D5];[.G5])-MAX([.A5];[.C5];[.E5])" office:value-type="float" office:value="18.7130520343781" calcext:value-type="float">
            <text:p>18.7130520344</text:p>
          </table:table-cell>
          <table:table-cell table:formula="of:=IF(ISBLANK([.E5]);&quot;&quot;;[.I5])" office:value-type="float" office:value="18.7130520343781" calcext:value-type="float">
            <text:p>18.7130520344</text:p>
          </table:table-cell>
          <table:table-cell table:formula="of:=IF(OR(ISBLANK([.E5]);[.I5]&lt;=0);&quot;&quot;;[.I5])" office:value-type="float" office:value="18.7130520343781" calcext:value-type="float">
            <text:p>18.7130520344</text:p>
          </table:table-cell>
          <table:table-cell office:value-type="string" calcext:value-type="string">
            <text:p>1<text:span text:style-name="T1">st</text:span></text:p>
          </table:table-cell>
          <table:table-cell table:formula="of:=AVERAGE([.K2:.K13])" office:value-type="float" office:value="18.8953237056732" calcext:value-type="float">
            <text:p>18.8953237057</text:p>
          </table:table-cell>
        </table:table-row>
        <table:table-row table:style-name="ro1">
          <table:table-cell table:number-columns-repeated="4"/>
          <table:table-cell office:value-type="float" office:value="1427905302.14836" calcext:value-type="float">
            <text:p>1427905302.14836</text:p>
          </table:table-cell>
          <table:table-cell office:value-type="float" office:value="1427905319.76033" calcext:value-type="float">
            <text:p>1427905319.76033</text:p>
          </table:table-cell>
          <table:table-cell office:value-type="float" office:value="1427905320.75925" calcext:value-type="float">
            <text:p>1427905320.75925</text:p>
          </table:table-cell>
          <table:table-cell/>
          <table:table-cell table:formula="of:=MAX([.B6];[.D6];[.G6])-MAX([.A6];[.C6];[.E6])" office:value-type="float" office:value="18.610894203186" calcext:value-type="float">
            <text:p>18.6108942032</text:p>
          </table:table-cell>
          <table:table-cell table:formula="of:=IF(ISBLANK([.E6]);&quot;&quot;;[.I6])" office:value-type="float" office:value="18.610894203186" calcext:value-type="float">
            <text:p>18.6108942032</text:p>
          </table:table-cell>
          <table:table-cell table:formula="of:=IF(OR(ISBLANK([.E6]);[.I6]&lt;=0);&quot;&quot;;[.I6])" office:value-type="float" office:value="18.610894203186" calcext:value-type="float">
            <text:p>18.6108942032</text:p>
          </table:table-cell>
          <table:table-cell office:value-type="string" calcext:value-type="string">
            <text:p>rest</text:p>
          </table:table-cell>
          <table:table-cell table:formula="of:=AVERAGE([.K15:.K600])" office:value-type="float" office:value="4.81804692161326" calcext:value-type="float">
            <text:p>4.8180469216</text:p>
          </table:table-cell>
        </table:table-row>
        <table:table-row table:style-name="ro1">
          <table:table-cell table:number-columns-repeated="4"/>
          <table:table-cell office:value-type="float" office:value="1427905302.14972" calcext:value-type="float">
            <text:p>1427905302.14972</text:p>
          </table:table-cell>
          <table:table-cell office:value-type="float" office:value="1427905320.12145" calcext:value-type="float">
            <text:p>1427905320.12145</text:p>
          </table:table-cell>
          <table:table-cell office:value-type="float" office:value="1427905321.16305" calcext:value-type="float">
            <text:p>1427905321.16305</text:p>
          </table:table-cell>
          <table:table-cell/>
          <table:table-cell table:formula="of:=MAX([.B7];[.D7];[.G7])-MAX([.A7];[.C7];[.E7])" office:value-type="float" office:value="19.0133309364319" calcext:value-type="float">
            <text:p>19.0133309364</text:p>
          </table:table-cell>
          <table:table-cell table:formula="of:=IF(ISBLANK([.E7]);&quot;&quot;;[.I7])" office:value-type="float" office:value="19.0133309364319" calcext:value-type="float">
            <text:p>19.0133309364</text:p>
          </table:table-cell>
          <table:table-cell table:formula="of:=IF(OR(ISBLANK([.E7]);[.I7]&lt;=0);&quot;&quot;;[.I7])" office:value-type="float" office:value="19.0133309364319" calcext:value-type="float">
            <text:p>19.01333093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02.15102" calcext:value-type="float">
            <text:p>1427905302.15102</text:p>
          </table:table-cell>
          <table:table-cell office:value-type="float" office:value="1427905320.35667" calcext:value-type="float">
            <text:p>1427905320.35667</text:p>
          </table:table-cell>
          <table:table-cell office:value-type="float" office:value="1427905321.35381" calcext:value-type="float">
            <text:p>1427905321.35381</text:p>
          </table:table-cell>
          <table:table-cell/>
          <table:table-cell table:formula="of:=MAX([.B8];[.D8];[.G8])-MAX([.A8];[.C8];[.E8])" office:value-type="float" office:value="19.2027900218964" calcext:value-type="float">
            <text:p>19.2027900219</text:p>
          </table:table-cell>
          <table:table-cell table:formula="of:=IF(ISBLANK([.E8]);&quot;&quot;;[.I8])" office:value-type="float" office:value="19.2027900218964" calcext:value-type="float">
            <text:p>19.2027900219</text:p>
          </table:table-cell>
          <table:table-cell table:formula="of:=IF(OR(ISBLANK([.E8]);[.I8]&lt;=0);&quot;&quot;;[.I8])" office:value-type="float" office:value="19.2027900218964" calcext:value-type="float">
            <text:p>19.20279002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02.15233" calcext:value-type="float">
            <text:p>1427905302.15233</text:p>
          </table:table-cell>
          <table:table-cell office:value-type="float" office:value="1427905320.32916" calcext:value-type="float">
            <text:p>1427905320.32916</text:p>
          </table:table-cell>
          <table:table-cell office:value-type="float" office:value="1427905321.37434" calcext:value-type="float">
            <text:p>1427905321.37434</text:p>
          </table:table-cell>
          <table:table-cell/>
          <table:table-cell table:formula="of:=MAX([.B9];[.D9];[.G9])-MAX([.A9];[.C9];[.E9])" office:value-type="float" office:value="19.2220070362091" calcext:value-type="float">
            <text:p>19.2220070362</text:p>
          </table:table-cell>
          <table:table-cell table:formula="of:=IF(ISBLANK([.E9]);&quot;&quot;;[.I9])" office:value-type="float" office:value="19.2220070362091" calcext:value-type="float">
            <text:p>19.2220070362</text:p>
          </table:table-cell>
          <table:table-cell table:formula="of:=IF(OR(ISBLANK([.E9]);[.I9]&lt;=0);&quot;&quot;;[.I9])" office:value-type="float" office:value="19.2220070362091" calcext:value-type="float">
            <text:p>19.22200703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02.15306" calcext:value-type="float">
            <text:p>1427905302.15306</text:p>
          </table:table-cell>
          <table:table-cell office:value-type="float" office:value="1427905319.69018" calcext:value-type="float">
            <text:p>1427905319.69018</text:p>
          </table:table-cell>
          <table:table-cell office:value-type="float" office:value="1427905320.62889" calcext:value-type="float">
            <text:p>1427905320.62889</text:p>
          </table:table-cell>
          <table:table-cell/>
          <table:table-cell table:formula="of:=MAX([.B10];[.D10];[.G10])-MAX([.A10];[.C10];[.E10])" office:value-type="float" office:value="18.4758257865906" calcext:value-type="float">
            <text:p>18.4758257866</text:p>
          </table:table-cell>
          <table:table-cell table:formula="of:=IF(ISBLANK([.E10]);&quot;&quot;;[.I10])" office:value-type="float" office:value="18.4758257865906" calcext:value-type="float">
            <text:p>18.4758257866</text:p>
          </table:table-cell>
          <table:table-cell table:formula="of:=IF(OR(ISBLANK([.E10]);[.I10]&lt;=0);&quot;&quot;;[.I10])" office:value-type="float" office:value="18.4758257865906" calcext:value-type="float">
            <text:p>18.47582578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02.15358" calcext:value-type="float">
            <text:p>1427905302.15358</text:p>
          </table:table-cell>
          <table:table-cell office:value-type="float" office:value="1427905319.81228" calcext:value-type="float">
            <text:p>1427905319.81228</text:p>
          </table:table-cell>
          <table:table-cell office:value-type="float" office:value="1427905320.77473" calcext:value-type="float">
            <text:p>1427905320.77473</text:p>
          </table:table-cell>
          <table:table-cell/>
          <table:table-cell table:formula="of:=MAX([.B11];[.D11];[.G11])-MAX([.A11];[.C11];[.E11])" office:value-type="float" office:value="18.6211519241333" calcext:value-type="float">
            <text:p>18.6211519241</text:p>
          </table:table-cell>
          <table:table-cell table:formula="of:=IF(ISBLANK([.E11]);&quot;&quot;;[.I11])" office:value-type="float" office:value="18.6211519241333" calcext:value-type="float">
            <text:p>18.6211519241</text:p>
          </table:table-cell>
          <table:table-cell table:formula="of:=IF(OR(ISBLANK([.E11]);[.I11]&lt;=0);&quot;&quot;;[.I11])" office:value-type="float" office:value="18.6211519241333" calcext:value-type="float">
            <text:p>18.62115192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02.15403" calcext:value-type="float">
            <text:p>1427905302.15403</text:p>
          </table:table-cell>
          <table:table-cell office:value-type="float" office:value="1427905320.31502" calcext:value-type="float">
            <text:p>1427905320.31502</text:p>
          </table:table-cell>
          <table:table-cell office:value-type="float" office:value="1427905321.36012" calcext:value-type="float">
            <text:p>1427905321.36012</text:p>
          </table:table-cell>
          <table:table-cell/>
          <table:table-cell table:formula="of:=MAX([.B12];[.D12];[.G12])-MAX([.A12];[.C12];[.E12])" office:value-type="float" office:value="19.2060830593109" calcext:value-type="float">
            <text:p>19.2060830593</text:p>
          </table:table-cell>
          <table:table-cell table:formula="of:=IF(ISBLANK([.E12]);&quot;&quot;;[.I12])" office:value-type="float" office:value="19.2060830593109" calcext:value-type="float">
            <text:p>19.2060830593</text:p>
          </table:table-cell>
          <table:table-cell table:formula="of:=IF(OR(ISBLANK([.E12]);[.I12]&lt;=0);&quot;&quot;;[.I12])" office:value-type="float" office:value="19.2060830593109" calcext:value-type="float">
            <text:p>19.20608305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02.15449" calcext:value-type="float">
            <text:p>1427905302.15449</text:p>
          </table:table-cell>
          <table:table-cell office:value-type="float" office:value="1427905320.16617" calcext:value-type="float">
            <text:p>1427905320.16617</text:p>
          </table:table-cell>
          <table:table-cell office:value-type="float" office:value="1427905321.23397" calcext:value-type="float">
            <text:p>1427905321.23397</text:p>
          </table:table-cell>
          <table:table-cell/>
          <table:table-cell table:formula="of:=MAX([.B13];[.D13];[.G13])-MAX([.A13];[.C13];[.E13])" office:value-type="float" office:value="19.0794880390167" calcext:value-type="float">
            <text:p>19.079488039</text:p>
          </table:table-cell>
          <table:table-cell table:formula="of:=IF(ISBLANK([.E13]);&quot;&quot;;[.I13])" office:value-type="float" office:value="19.0794880390167" calcext:value-type="float">
            <text:p>19.079488039</text:p>
          </table:table-cell>
          <table:table-cell table:formula="of:=IF(OR(ISBLANK([.E13]);[.I13]&lt;=0);&quot;&quot;;[.I13])" office:value-type="float" office:value="19.0794880390167" calcext:value-type="float">
            <text:p>19.0794880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21.37435" calcext:value-type="float">
            <text:p>1427905321.37435</text:p>
          </table:table-cell>
          <table:table-cell office:value-type="float" office:value="1427905326.72176" calcext:value-type="float">
            <text:p>1427905326.72176</text:p>
          </table:table-cell>
          <table:table-cell table:number-columns-repeated="4"/>
          <table:table-cell table:formula="of:=MAX([.B14];[.D14];[.G14])-MAX([.A14];[.C14];[.E14])" office:value-type="float" office:value="5.34741497039795" calcext:value-type="float">
            <text:p>5.3474149704</text:p>
          </table:table-cell>
          <table:table-cell table:formula="of:=IF(ISBLANK([.E14]);&quot;&quot;;[.I14])">
            <text:p/>
          </table:table-cell>
          <table:table-cell table:formula="of:=IF(OR(ISBLANK([.E14]);[.I14]&lt;=0);&quot;&quot;;[.I1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1.37435" calcext:value-type="float">
            <text:p>1427905321.37435</text:p>
          </table:table-cell>
          <table:table-cell office:value-type="float" office:value="1427905324.88418" calcext:value-type="float">
            <text:p>1427905324.88418</text:p>
          </table:table-cell>
          <table:table-cell office:value-type="float" office:value="1427905325.8523" calcext:value-type="float">
            <text:p>1427905325.8523</text:p>
          </table:table-cell>
          <table:table-cell/>
          <table:table-cell table:formula="of:=MAX([.B15];[.D15];[.G15])-MAX([.A15];[.C15];[.E15])" office:value-type="float" office:value="4.47795295715332" calcext:value-type="float">
            <text:p>4.4779529572</text:p>
          </table:table-cell>
          <table:table-cell table:formula="of:=IF(ISBLANK([.E15]);&quot;&quot;;[.I15])" office:value-type="float" office:value="4.47795295715332" calcext:value-type="float">
            <text:p>4.4779529572</text:p>
          </table:table-cell>
          <table:table-cell table:formula="of:=IF(OR(ISBLANK([.E15]);[.I15]&lt;=0);&quot;&quot;;[.I15])" office:value-type="float" office:value="4.47795295715332" calcext:value-type="float">
            <text:p>4.47795295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1.37489" calcext:value-type="float">
            <text:p>1427905321.37489</text:p>
          </table:table-cell>
          <table:table-cell office:value-type="float" office:value="1427905325.4239" calcext:value-type="float">
            <text:p>1427905325.4239</text:p>
          </table:table-cell>
          <table:table-cell office:value-type="float" office:value="1427905326.46014" calcext:value-type="float">
            <text:p>1427905326.46014</text:p>
          </table:table-cell>
          <table:table-cell/>
          <table:table-cell table:formula="of:=MAX([.B16];[.D16];[.G16])-MAX([.A16];[.C16];[.E16])" office:value-type="float" office:value="5.08524894714356" calcext:value-type="float">
            <text:p>5.0852489471</text:p>
          </table:table-cell>
          <table:table-cell table:formula="of:=IF(ISBLANK([.E16]);&quot;&quot;;[.I16])" office:value-type="float" office:value="5.08524894714356" calcext:value-type="float">
            <text:p>5.0852489471</text:p>
          </table:table-cell>
          <table:table-cell table:formula="of:=IF(OR(ISBLANK([.E16]);[.I16]&lt;=0);&quot;&quot;;[.I16])" office:value-type="float" office:value="5.08524894714356" calcext:value-type="float">
            <text:p>5.08524894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1.37557" calcext:value-type="float">
            <text:p>1427905321.37557</text:p>
          </table:table-cell>
          <table:table-cell office:value-type="float" office:value="1427905325.433" calcext:value-type="float">
            <text:p>1427905325.433</text:p>
          </table:table-cell>
          <table:table-cell office:value-type="float" office:value="1427905326.38321" calcext:value-type="float">
            <text:p>1427905326.38321</text:p>
          </table:table-cell>
          <table:table-cell/>
          <table:table-cell table:formula="of:=MAX([.B17];[.D17];[.G17])-MAX([.A17];[.C17];[.E17])" office:value-type="float" office:value="5.00763607025147" calcext:value-type="float">
            <text:p>5.0076360703</text:p>
          </table:table-cell>
          <table:table-cell table:formula="of:=IF(ISBLANK([.E17]);&quot;&quot;;[.I17])" office:value-type="float" office:value="5.00763607025147" calcext:value-type="float">
            <text:p>5.0076360703</text:p>
          </table:table-cell>
          <table:table-cell table:formula="of:=IF(OR(ISBLANK([.E17]);[.I17]&lt;=0);&quot;&quot;;[.I17])" office:value-type="float" office:value="5.00763607025147" calcext:value-type="float">
            <text:p>5.00763607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1.37693" calcext:value-type="float">
            <text:p>1427905321.37693</text:p>
          </table:table-cell>
          <table:table-cell office:value-type="float" office:value="1427905325.58115" calcext:value-type="float">
            <text:p>1427905325.58115</text:p>
          </table:table-cell>
          <table:table-cell office:value-type="float" office:value="1427905326.68501" calcext:value-type="float">
            <text:p>1427905326.68501</text:p>
          </table:table-cell>
          <table:table-cell/>
          <table:table-cell table:formula="of:=MAX([.B18];[.D18];[.G18])-MAX([.A18];[.C18];[.E18])" office:value-type="float" office:value="5.30807495117188" calcext:value-type="float">
            <text:p>5.3080749512</text:p>
          </table:table-cell>
          <table:table-cell table:formula="of:=IF(ISBLANK([.E18]);&quot;&quot;;[.I18])" office:value-type="float" office:value="5.30807495117188" calcext:value-type="float">
            <text:p>5.3080749512</text:p>
          </table:table-cell>
          <table:table-cell table:formula="of:=IF(OR(ISBLANK([.E18]);[.I18]&lt;=0);&quot;&quot;;[.I18])" office:value-type="float" office:value="5.30807495117188" calcext:value-type="float">
            <text:p>5.3080749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1.37827" calcext:value-type="float">
            <text:p>1427905321.37827</text:p>
          </table:table-cell>
          <table:table-cell office:value-type="float" office:value="1427905324.96587" calcext:value-type="float">
            <text:p>1427905324.96587</text:p>
          </table:table-cell>
          <table:table-cell office:value-type="float" office:value="1427905325.9637" calcext:value-type="float">
            <text:p>1427905325.9637</text:p>
          </table:table-cell>
          <table:table-cell/>
          <table:table-cell table:formula="of:=MAX([.B19];[.D19];[.G19])-MAX([.A19];[.C19];[.E19])" office:value-type="float" office:value="4.58542895317078" calcext:value-type="float">
            <text:p>4.5854289532</text:p>
          </table:table-cell>
          <table:table-cell table:formula="of:=IF(ISBLANK([.E19]);&quot;&quot;;[.I19])" office:value-type="float" office:value="4.58542895317078" calcext:value-type="float">
            <text:p>4.5854289532</text:p>
          </table:table-cell>
          <table:table-cell table:formula="of:=IF(OR(ISBLANK([.E19]);[.I19]&lt;=0);&quot;&quot;;[.I19])" office:value-type="float" office:value="4.58542895317078" calcext:value-type="float">
            <text:p>4.58542895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1.3796" calcext:value-type="float">
            <text:p>1427905321.3796</text:p>
          </table:table-cell>
          <table:table-cell office:value-type="float" office:value="1427905325.29189" calcext:value-type="float">
            <text:p>1427905325.29189</text:p>
          </table:table-cell>
          <table:table-cell office:value-type="float" office:value="1427905326.24245" calcext:value-type="float">
            <text:p>1427905326.24245</text:p>
          </table:table-cell>
          <table:table-cell/>
          <table:table-cell table:formula="of:=MAX([.B20];[.D20];[.G20])-MAX([.A20];[.C20];[.E20])" office:value-type="float" office:value="4.86284899711609" calcext:value-type="float">
            <text:p>4.8628489971</text:p>
          </table:table-cell>
          <table:table-cell table:formula="of:=IF(ISBLANK([.E20]);&quot;&quot;;[.I20])" office:value-type="float" office:value="4.86284899711609" calcext:value-type="float">
            <text:p>4.8628489971</text:p>
          </table:table-cell>
          <table:table-cell table:formula="of:=IF(OR(ISBLANK([.E20]);[.I20]&lt;=0);&quot;&quot;;[.I20])" office:value-type="float" office:value="4.86284899711609" calcext:value-type="float">
            <text:p>4.86284899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1.38102" calcext:value-type="float">
            <text:p>1427905321.38102</text:p>
          </table:table-cell>
          <table:table-cell office:value-type="float" office:value="1427905325.5649" calcext:value-type="float">
            <text:p>1427905325.5649</text:p>
          </table:table-cell>
          <table:table-cell office:value-type="float" office:value="1427905326.63792" calcext:value-type="float">
            <text:p>1427905326.63792</text:p>
          </table:table-cell>
          <table:table-cell/>
          <table:table-cell table:formula="of:=MAX([.B21];[.D21];[.G21])-MAX([.A21];[.C21];[.E21])" office:value-type="float" office:value="5.25689816474915" calcext:value-type="float">
            <text:p>5.2568981647</text:p>
          </table:table-cell>
          <table:table-cell table:formula="of:=IF(ISBLANK([.E21]);&quot;&quot;;[.I21])" office:value-type="float" office:value="5.25689816474915" calcext:value-type="float">
            <text:p>5.2568981647</text:p>
          </table:table-cell>
          <table:table-cell table:formula="of:=IF(OR(ISBLANK([.E21]);[.I21]&lt;=0);&quot;&quot;;[.I21])" office:value-type="float" office:value="5.25689816474915" calcext:value-type="float">
            <text:p>5.25689816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1.38233" calcext:value-type="float">
            <text:p>1427905321.38233</text:p>
          </table:table-cell>
          <table:table-cell office:value-type="float" office:value="1427905325.18726" calcext:value-type="float">
            <text:p>1427905325.18726</text:p>
          </table:table-cell>
          <table:table-cell office:value-type="float" office:value="1427905326.29573" calcext:value-type="float">
            <text:p>1427905326.29573</text:p>
          </table:table-cell>
          <table:table-cell/>
          <table:table-cell table:formula="of:=MAX([.B22];[.D22];[.G22])-MAX([.A22];[.C22];[.E22])" office:value-type="float" office:value="4.91340517997742" calcext:value-type="float">
            <text:p>4.91340518</text:p>
          </table:table-cell>
          <table:table-cell table:formula="of:=IF(ISBLANK([.E22]);&quot;&quot;;[.I22])" office:value-type="float" office:value="4.91340517997742" calcext:value-type="float">
            <text:p>4.91340518</text:p>
          </table:table-cell>
          <table:table-cell table:formula="of:=IF(OR(ISBLANK([.E22]);[.I22]&lt;=0);&quot;&quot;;[.I22])" office:value-type="float" office:value="4.91340517997742" calcext:value-type="float">
            <text:p>4.913405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1.38363" calcext:value-type="float">
            <text:p>1427905321.38363</text:p>
          </table:table-cell>
          <table:table-cell office:value-type="float" office:value="1427905325.68198" calcext:value-type="float">
            <text:p>1427905325.68198</text:p>
          </table:table-cell>
          <table:table-cell office:value-type="float" office:value="1427905326.72175" calcext:value-type="float">
            <text:p>1427905326.72175</text:p>
          </table:table-cell>
          <table:table-cell/>
          <table:table-cell table:formula="of:=MAX([.B23];[.D23];[.G23])-MAX([.A23];[.C23];[.E23])" office:value-type="float" office:value="5.33811783790588" calcext:value-type="float">
            <text:p>5.3381178379</text:p>
          </table:table-cell>
          <table:table-cell table:formula="of:=IF(ISBLANK([.E23]);&quot;&quot;;[.I23])" office:value-type="float" office:value="5.33811783790588" calcext:value-type="float">
            <text:p>5.3381178379</text:p>
          </table:table-cell>
          <table:table-cell table:formula="of:=IF(OR(ISBLANK([.E23]);[.I23]&lt;=0);&quot;&quot;;[.I23])" office:value-type="float" office:value="5.33811783790588" calcext:value-type="float">
            <text:p>5.33811783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1.38498" calcext:value-type="float">
            <text:p>1427905321.38498</text:p>
          </table:table-cell>
          <table:table-cell office:value-type="float" office:value="1427905325.03849" calcext:value-type="float">
            <text:p>1427905325.03849</text:p>
          </table:table-cell>
          <table:table-cell office:value-type="float" office:value="1427905326.07228" calcext:value-type="float">
            <text:p>1427905326.07228</text:p>
          </table:table-cell>
          <table:table-cell/>
          <table:table-cell table:formula="of:=MAX([.B24];[.D24];[.G24])-MAX([.A24];[.C24];[.E24])" office:value-type="float" office:value="4.68729400634766" calcext:value-type="float">
            <text:p>4.6872940063</text:p>
          </table:table-cell>
          <table:table-cell table:formula="of:=IF(ISBLANK([.E24]);&quot;&quot;;[.I24])" office:value-type="float" office:value="4.68729400634766" calcext:value-type="float">
            <text:p>4.6872940063</text:p>
          </table:table-cell>
          <table:table-cell table:formula="of:=IF(OR(ISBLANK([.E24]);[.I24]&lt;=0);&quot;&quot;;[.I24])" office:value-type="float" office:value="4.68729400634766" calcext:value-type="float">
            <text:p>4.68729400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26.72177" calcext:value-type="float">
            <text:p>1427905326.72177</text:p>
          </table:table-cell>
          <table:table-cell office:value-type="float" office:value="1427905332.0131" calcext:value-type="float">
            <text:p>1427905332.0131</text:p>
          </table:table-cell>
          <table:table-cell table:number-columns-repeated="4"/>
          <table:table-cell table:formula="of:=MAX([.B25];[.D25];[.G25])-MAX([.A25];[.C25];[.E25])" office:value-type="float" office:value="5.2913248538971" calcext:value-type="float">
            <text:p>5.2913248539</text:p>
          </table:table-cell>
          <table:table-cell table:formula="of:=IF(ISBLANK([.E25]);&quot;&quot;;[.I25])">
            <text:p/>
          </table:table-cell>
          <table:table-cell table:formula="of:=IF(OR(ISBLANK([.E25]);[.I25]&lt;=0);&quot;&quot;;[.I2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6.72178" calcext:value-type="float">
            <text:p>1427905326.72178</text:p>
          </table:table-cell>
          <table:table-cell office:value-type="float" office:value="1427905330.61562" calcext:value-type="float">
            <text:p>1427905330.61562</text:p>
          </table:table-cell>
          <table:table-cell office:value-type="float" office:value="1427905331.72033" calcext:value-type="float">
            <text:p>1427905331.72033</text:p>
          </table:table-cell>
          <table:table-cell/>
          <table:table-cell table:formula="of:=MAX([.B26];[.D26];[.G26])-MAX([.A26];[.C26];[.E26])" office:value-type="float" office:value="4.99855709075928" calcext:value-type="float">
            <text:p>4.9985570908</text:p>
          </table:table-cell>
          <table:table-cell table:formula="of:=IF(ISBLANK([.E26]);&quot;&quot;;[.I26])" office:value-type="float" office:value="4.99855709075928" calcext:value-type="float">
            <text:p>4.9985570908</text:p>
          </table:table-cell>
          <table:table-cell table:formula="of:=IF(OR(ISBLANK([.E26]);[.I26]&lt;=0);&quot;&quot;;[.I26])" office:value-type="float" office:value="4.99855709075928" calcext:value-type="float">
            <text:p>4.99855709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6.72313" calcext:value-type="float">
            <text:p>1427905326.72313</text:p>
          </table:table-cell>
          <table:table-cell office:value-type="float" office:value="1427905330.95839" calcext:value-type="float">
            <text:p>1427905330.95839</text:p>
          </table:table-cell>
          <table:table-cell office:value-type="float" office:value="1427905332.01309" calcext:value-type="float">
            <text:p>1427905332.01309</text:p>
          </table:table-cell>
          <table:table-cell/>
          <table:table-cell table:formula="of:=MAX([.B27];[.D27];[.G27])-MAX([.A27];[.C27];[.E27])" office:value-type="float" office:value="5.28996109962463" calcext:value-type="float">
            <text:p>5.2899610996</text:p>
          </table:table-cell>
          <table:table-cell table:formula="of:=IF(ISBLANK([.E27]);&quot;&quot;;[.I27])" office:value-type="float" office:value="5.28996109962463" calcext:value-type="float">
            <text:p>5.2899610996</text:p>
          </table:table-cell>
          <table:table-cell table:formula="of:=IF(OR(ISBLANK([.E27]);[.I27]&lt;=0);&quot;&quot;;[.I27])" office:value-type="float" office:value="5.28996109962463" calcext:value-type="float">
            <text:p>5.28996109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6.72479" calcext:value-type="float">
            <text:p>1427905326.72479</text:p>
          </table:table-cell>
          <table:table-cell office:value-type="float" office:value="1427905330.31472" calcext:value-type="float">
            <text:p>1427905330.31472</text:p>
          </table:table-cell>
          <table:table-cell office:value-type="float" office:value="1427905331.27681" calcext:value-type="float">
            <text:p>1427905331.27681</text:p>
          </table:table-cell>
          <table:table-cell/>
          <table:table-cell table:formula="of:=MAX([.B28];[.D28];[.G28])-MAX([.A28];[.C28];[.E28])" office:value-type="float" office:value="4.55202698707581" calcext:value-type="float">
            <text:p>4.5520269871</text:p>
          </table:table-cell>
          <table:table-cell table:formula="of:=IF(ISBLANK([.E28]);&quot;&quot;;[.I28])" office:value-type="float" office:value="4.55202698707581" calcext:value-type="float">
            <text:p>4.5520269871</text:p>
          </table:table-cell>
          <table:table-cell table:formula="of:=IF(OR(ISBLANK([.E28]);[.I28]&lt;=0);&quot;&quot;;[.I28])" office:value-type="float" office:value="4.55202698707581" calcext:value-type="float">
            <text:p>4.55202698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6.7261" calcext:value-type="float">
            <text:p>1427905326.7261</text:p>
          </table:table-cell>
          <table:table-cell office:value-type="float" office:value="1427905330.73299" calcext:value-type="float">
            <text:p>1427905330.73299</text:p>
          </table:table-cell>
          <table:table-cell office:value-type="float" office:value="1427905331.83756" calcext:value-type="float">
            <text:p>1427905331.83756</text:p>
          </table:table-cell>
          <table:table-cell/>
          <table:table-cell table:formula="of:=MAX([.B29];[.D29];[.G29])-MAX([.A29];[.C29];[.E29])" office:value-type="float" office:value="5.11146593093872" calcext:value-type="float">
            <text:p>5.1114659309</text:p>
          </table:table-cell>
          <table:table-cell table:formula="of:=IF(ISBLANK([.E29]);&quot;&quot;;[.I29])" office:value-type="float" office:value="5.11146593093872" calcext:value-type="float">
            <text:p>5.1114659309</text:p>
          </table:table-cell>
          <table:table-cell table:formula="of:=IF(OR(ISBLANK([.E29]);[.I29]&lt;=0);&quot;&quot;;[.I29])" office:value-type="float" office:value="5.11146593093872" calcext:value-type="float">
            <text:p>5.11146593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6.7272" calcext:value-type="float">
            <text:p>1427905326.7272</text:p>
          </table:table-cell>
          <table:table-cell office:value-type="float" office:value="1427905330.4981" calcext:value-type="float">
            <text:p>1427905330.4981</text:p>
          </table:table-cell>
          <table:table-cell office:value-type="float" office:value="1427905331.56226" calcext:value-type="float">
            <text:p>1427905331.56226</text:p>
          </table:table-cell>
          <table:table-cell/>
          <table:table-cell table:formula="of:=MAX([.B30];[.D30];[.G30])-MAX([.A30];[.C30];[.E30])" office:value-type="float" office:value="4.83505511283875" calcext:value-type="float">
            <text:p>4.8350551128</text:p>
          </table:table-cell>
          <table:table-cell table:formula="of:=IF(ISBLANK([.E30]);&quot;&quot;;[.I30])" office:value-type="float" office:value="4.83505511283875" calcext:value-type="float">
            <text:p>4.8350551128</text:p>
          </table:table-cell>
          <table:table-cell table:formula="of:=IF(OR(ISBLANK([.E30]);[.I30]&lt;=0);&quot;&quot;;[.I30])" office:value-type="float" office:value="4.83505511283875" calcext:value-type="float">
            <text:p>4.83505511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6.72819" calcext:value-type="float">
            <text:p>1427905326.72819</text:p>
          </table:table-cell>
          <table:table-cell office:value-type="float" office:value="1427905330.80798" calcext:value-type="float">
            <text:p>1427905330.80798</text:p>
          </table:table-cell>
          <table:table-cell office:value-type="float" office:value="1427905331.83413" calcext:value-type="float">
            <text:p>1427905331.83413</text:p>
          </table:table-cell>
          <table:table-cell/>
          <table:table-cell table:formula="of:=MAX([.B31];[.D31];[.G31])-MAX([.A31];[.C31];[.E31])" office:value-type="float" office:value="5.10593390464783" calcext:value-type="float">
            <text:p>5.1059339046</text:p>
          </table:table-cell>
          <table:table-cell table:formula="of:=IF(ISBLANK([.E31]);&quot;&quot;;[.I31])" office:value-type="float" office:value="5.10593390464783" calcext:value-type="float">
            <text:p>5.1059339046</text:p>
          </table:table-cell>
          <table:table-cell table:formula="of:=IF(OR(ISBLANK([.E31]);[.I31]&lt;=0);&quot;&quot;;[.I31])" office:value-type="float" office:value="5.10593390464783" calcext:value-type="float">
            <text:p>5.10593390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6.72954" calcext:value-type="float">
            <text:p>1427905326.72954</text:p>
          </table:table-cell>
          <table:table-cell office:value-type="float" office:value="1427905330.57508" calcext:value-type="float">
            <text:p>1427905330.57508</text:p>
          </table:table-cell>
          <table:table-cell office:value-type="float" office:value="1427905331.66958" calcext:value-type="float">
            <text:p>1427905331.66958</text:p>
          </table:table-cell>
          <table:table-cell/>
          <table:table-cell table:formula="of:=MAX([.B32];[.D32];[.G32])-MAX([.A32];[.C32];[.E32])" office:value-type="float" office:value="4.94003796577454" calcext:value-type="float">
            <text:p>4.9400379658</text:p>
          </table:table-cell>
          <table:table-cell table:formula="of:=IF(ISBLANK([.E32]);&quot;&quot;;[.I32])" office:value-type="float" office:value="4.94003796577454" calcext:value-type="float">
            <text:p>4.9400379658</text:p>
          </table:table-cell>
          <table:table-cell table:formula="of:=IF(OR(ISBLANK([.E32]);[.I32]&lt;=0);&quot;&quot;;[.I32])" office:value-type="float" office:value="4.94003796577454" calcext:value-type="float">
            <text:p>4.94003796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6.7308" calcext:value-type="float">
            <text:p>1427905326.7308</text:p>
          </table:table-cell>
          <table:table-cell office:value-type="float" office:value="1427905330.20515" calcext:value-type="float">
            <text:p>1427905330.20515</text:p>
          </table:table-cell>
          <table:table-cell office:value-type="float" office:value="1427905331.17219" calcext:value-type="float">
            <text:p>1427905331.17219</text:p>
          </table:table-cell>
          <table:table-cell/>
          <table:table-cell table:formula="of:=MAX([.B33];[.D33];[.G33])-MAX([.A33];[.C33];[.E33])" office:value-type="float" office:value="4.44139313697815" calcext:value-type="float">
            <text:p>4.441393137</text:p>
          </table:table-cell>
          <table:table-cell table:formula="of:=IF(ISBLANK([.E33]);&quot;&quot;;[.I33])" office:value-type="float" office:value="4.44139313697815" calcext:value-type="float">
            <text:p>4.441393137</text:p>
          </table:table-cell>
          <table:table-cell table:formula="of:=IF(OR(ISBLANK([.E33]);[.I33]&lt;=0);&quot;&quot;;[.I33])" office:value-type="float" office:value="4.44139313697815" calcext:value-type="float">
            <text:p>4.4413931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6.73213" calcext:value-type="float">
            <text:p>1427905326.73213</text:p>
          </table:table-cell>
          <table:table-cell office:value-type="float" office:value="1427905330.45692" calcext:value-type="float">
            <text:p>1427905330.45692</text:p>
          </table:table-cell>
          <table:table-cell office:value-type="float" office:value="1427905331.55822" calcext:value-type="float">
            <text:p>1427905331.55822</text:p>
          </table:table-cell>
          <table:table-cell/>
          <table:table-cell table:formula="of:=MAX([.B34];[.D34];[.G34])-MAX([.A34];[.C34];[.E34])" office:value-type="float" office:value="4.82608890533447" calcext:value-type="float">
            <text:p>4.8260889053</text:p>
          </table:table-cell>
          <table:table-cell table:formula="of:=IF(ISBLANK([.E34]);&quot;&quot;;[.I34])" office:value-type="float" office:value="4.82608890533447" calcext:value-type="float">
            <text:p>4.8260889053</text:p>
          </table:table-cell>
          <table:table-cell table:formula="of:=IF(OR(ISBLANK([.E34]);[.I34]&lt;=0);&quot;&quot;;[.I34])" office:value-type="float" office:value="4.82608890533447" calcext:value-type="float">
            <text:p>4.82608890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26.73299" calcext:value-type="float">
            <text:p>1427905326.73299</text:p>
          </table:table-cell>
          <table:table-cell office:value-type="float" office:value="1427905330.25109" calcext:value-type="float">
            <text:p>1427905330.25109</text:p>
          </table:table-cell>
          <table:table-cell office:value-type="float" office:value="1427905331.33578" calcext:value-type="float">
            <text:p>1427905331.33578</text:p>
          </table:table-cell>
          <table:table-cell/>
          <table:table-cell table:formula="of:=MAX([.B35];[.D35];[.G35])-MAX([.A35];[.C35];[.E35])" office:value-type="float" office:value="4.60279488563538" calcext:value-type="float">
            <text:p>4.6027948856</text:p>
          </table:table-cell>
          <table:table-cell table:formula="of:=IF(ISBLANK([.E35]);&quot;&quot;;[.I35])" office:value-type="float" office:value="4.60279488563538" calcext:value-type="float">
            <text:p>4.6027948856</text:p>
          </table:table-cell>
          <table:table-cell table:formula="of:=IF(OR(ISBLANK([.E35]);[.I35]&lt;=0);&quot;&quot;;[.I35])" office:value-type="float" office:value="4.60279488563538" calcext:value-type="float">
            <text:p>4.60279488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32.01311" calcext:value-type="float">
            <text:p>1427905332.01311</text:p>
          </table:table-cell>
          <table:table-cell office:value-type="float" office:value="1427905337.17017" calcext:value-type="float">
            <text:p>1427905337.17017</text:p>
          </table:table-cell>
          <table:table-cell table:number-columns-repeated="4"/>
          <table:table-cell table:formula="of:=MAX([.B36];[.D36];[.G36])-MAX([.A36];[.C36];[.E36])" office:value-type="float" office:value="5.15705609321594" calcext:value-type="float">
            <text:p>5.1570560932</text:p>
          </table:table-cell>
          <table:table-cell table:formula="of:=IF(ISBLANK([.E36]);&quot;&quot;;[.I36])">
            <text:p/>
          </table:table-cell>
          <table:table-cell table:formula="of:=IF(OR(ISBLANK([.E36]);[.I36]&lt;=0);&quot;&quot;;[.I3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2.01311" calcext:value-type="float">
            <text:p>1427905332.01311</text:p>
          </table:table-cell>
          <table:table-cell office:value-type="float" office:value="1427905335.74052" calcext:value-type="float">
            <text:p>1427905335.74052</text:p>
          </table:table-cell>
          <table:table-cell office:value-type="float" office:value="1427905336.80609" calcext:value-type="float">
            <text:p>1427905336.80609</text:p>
          </table:table-cell>
          <table:table-cell/>
          <table:table-cell table:formula="of:=MAX([.B37];[.D37];[.G37])-MAX([.A37];[.C37];[.E37])" office:value-type="float" office:value="4.79298090934753" calcext:value-type="float">
            <text:p>4.7929809093</text:p>
          </table:table-cell>
          <table:table-cell table:formula="of:=IF(ISBLANK([.E37]);&quot;&quot;;[.I37])" office:value-type="float" office:value="4.79298090934753" calcext:value-type="float">
            <text:p>4.7929809093</text:p>
          </table:table-cell>
          <table:table-cell table:formula="of:=IF(OR(ISBLANK([.E37]);[.I37]&lt;=0);&quot;&quot;;[.I37])" office:value-type="float" office:value="4.79298090934753" calcext:value-type="float">
            <text:p>4.79298090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2.01436" calcext:value-type="float">
            <text:p>1427905332.01436</text:p>
          </table:table-cell>
          <table:table-cell office:value-type="float" office:value="1427905335.46659" calcext:value-type="float">
            <text:p>1427905335.46659</text:p>
          </table:table-cell>
          <table:table-cell office:value-type="float" office:value="1427905336.52547" calcext:value-type="float">
            <text:p>1427905336.52547</text:p>
          </table:table-cell>
          <table:table-cell/>
          <table:table-cell table:formula="of:=MAX([.B38];[.D38];[.G38])-MAX([.A38];[.C38];[.E38])" office:value-type="float" office:value="4.5111038684845" calcext:value-type="float">
            <text:p>4.5111038685</text:p>
          </table:table-cell>
          <table:table-cell table:formula="of:=IF(ISBLANK([.E38]);&quot;&quot;;[.I38])" office:value-type="float" office:value="4.5111038684845" calcext:value-type="float">
            <text:p>4.5111038685</text:p>
          </table:table-cell>
          <table:table-cell table:formula="of:=IF(OR(ISBLANK([.E38]);[.I38]&lt;=0);&quot;&quot;;[.I38])" office:value-type="float" office:value="4.5111038684845" calcext:value-type="float">
            <text:p>4.51110386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2.01603" calcext:value-type="float">
            <text:p>1427905332.01603</text:p>
          </table:table-cell>
          <table:table-cell office:value-type="float" office:value="1427905335.71336" calcext:value-type="float">
            <text:p>1427905335.71336</text:p>
          </table:table-cell>
          <table:table-cell office:value-type="float" office:value="1427905336.75339" calcext:value-type="float">
            <text:p>1427905336.75339</text:p>
          </table:table-cell>
          <table:table-cell/>
          <table:table-cell table:formula="of:=MAX([.B39];[.D39];[.G39])-MAX([.A39];[.C39];[.E39])" office:value-type="float" office:value="4.73736095428467" calcext:value-type="float">
            <text:p>4.7373609543</text:p>
          </table:table-cell>
          <table:table-cell table:formula="of:=IF(ISBLANK([.E39]);&quot;&quot;;[.I39])" office:value-type="float" office:value="4.73736095428467" calcext:value-type="float">
            <text:p>4.7373609543</text:p>
          </table:table-cell>
          <table:table-cell table:formula="of:=IF(OR(ISBLANK([.E39]);[.I39]&lt;=0);&quot;&quot;;[.I39])" office:value-type="float" office:value="4.73736095428467" calcext:value-type="float">
            <text:p>4.73736095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2.01732" calcext:value-type="float">
            <text:p>1427905332.01732</text:p>
          </table:table-cell>
          <table:table-cell office:value-type="float" office:value="1427905335.5149" calcext:value-type="float">
            <text:p>1427905335.5149</text:p>
          </table:table-cell>
          <table:table-cell office:value-type="float" office:value="1427905336.58447" calcext:value-type="float">
            <text:p>1427905336.58447</text:p>
          </table:table-cell>
          <table:table-cell/>
          <table:table-cell table:formula="of:=MAX([.B40];[.D40];[.G40])-MAX([.A40];[.C40];[.E40])" office:value-type="float" office:value="4.56714296340942" calcext:value-type="float">
            <text:p>4.5671429634</text:p>
          </table:table-cell>
          <table:table-cell table:formula="of:=IF(ISBLANK([.E40]);&quot;&quot;;[.I40])" office:value-type="float" office:value="4.56714296340942" calcext:value-type="float">
            <text:p>4.5671429634</text:p>
          </table:table-cell>
          <table:table-cell table:formula="of:=IF(OR(ISBLANK([.E40]);[.I40]&lt;=0);&quot;&quot;;[.I40])" office:value-type="float" office:value="4.56714296340942" calcext:value-type="float">
            <text:p>4.56714296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2.01862" calcext:value-type="float">
            <text:p>1427905332.01862</text:p>
          </table:table-cell>
          <table:table-cell office:value-type="float" office:value="1427905336.14813" calcext:value-type="float">
            <text:p>1427905336.14813</text:p>
          </table:table-cell>
          <table:table-cell office:value-type="float" office:value="1427905337.17016" calcext:value-type="float">
            <text:p>1427905337.17016</text:p>
          </table:table-cell>
          <table:table-cell/>
          <table:table-cell table:formula="of:=MAX([.B41];[.D41];[.G41])-MAX([.A41];[.C41];[.E41])" office:value-type="float" office:value="5.15154099464417" calcext:value-type="float">
            <text:p>5.1515409946</text:p>
          </table:table-cell>
          <table:table-cell table:formula="of:=IF(ISBLANK([.E41]);&quot;&quot;;[.I41])" office:value-type="float" office:value="5.15154099464417" calcext:value-type="float">
            <text:p>5.1515409946</text:p>
          </table:table-cell>
          <table:table-cell table:formula="of:=IF(OR(ISBLANK([.E41]);[.I41]&lt;=0);&quot;&quot;;[.I41])" office:value-type="float" office:value="5.15154099464417" calcext:value-type="float">
            <text:p>5.15154099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2.01994" calcext:value-type="float">
            <text:p>1427905332.01994</text:p>
          </table:table-cell>
          <table:table-cell office:value-type="float" office:value="1427905335.95351" calcext:value-type="float">
            <text:p>1427905335.95351</text:p>
          </table:table-cell>
          <table:table-cell office:value-type="float" office:value="1427905337.05674" calcext:value-type="float">
            <text:p>1427905337.05674</text:p>
          </table:table-cell>
          <table:table-cell/>
          <table:table-cell table:formula="of:=MAX([.B42];[.D42];[.G42])-MAX([.A42];[.C42];[.E42])" office:value-type="float" office:value="5.03679990768433" calcext:value-type="float">
            <text:p>5.0367999077</text:p>
          </table:table-cell>
          <table:table-cell table:formula="of:=IF(ISBLANK([.E42]);&quot;&quot;;[.I42])" office:value-type="float" office:value="5.03679990768433" calcext:value-type="float">
            <text:p>5.0367999077</text:p>
          </table:table-cell>
          <table:table-cell table:formula="of:=IF(OR(ISBLANK([.E42]);[.I42]&lt;=0);&quot;&quot;;[.I42])" office:value-type="float" office:value="5.03679990768433" calcext:value-type="float">
            <text:p>5.03679990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2.02127" calcext:value-type="float">
            <text:p>1427905332.02127</text:p>
          </table:table-cell>
          <table:table-cell office:value-type="float" office:value="1427905335.58643" calcext:value-type="float">
            <text:p>1427905335.58643</text:p>
          </table:table-cell>
          <table:table-cell office:value-type="float" office:value="1427905336.60888" calcext:value-type="float">
            <text:p>1427905336.60888</text:p>
          </table:table-cell>
          <table:table-cell/>
          <table:table-cell table:formula="of:=MAX([.B43];[.D43];[.G43])-MAX([.A43];[.C43];[.E43])" office:value-type="float" office:value="4.58760714530945" calcext:value-type="float">
            <text:p>4.5876071453</text:p>
          </table:table-cell>
          <table:table-cell table:formula="of:=IF(ISBLANK([.E43]);&quot;&quot;;[.I43])" office:value-type="float" office:value="4.58760714530945" calcext:value-type="float">
            <text:p>4.5876071453</text:p>
          </table:table-cell>
          <table:table-cell table:formula="of:=IF(OR(ISBLANK([.E43]);[.I43]&lt;=0);&quot;&quot;;[.I43])" office:value-type="float" office:value="4.58760714530945" calcext:value-type="float">
            <text:p>4.58760714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2.02257" calcext:value-type="float">
            <text:p>1427905332.02257</text:p>
          </table:table-cell>
          <table:table-cell office:value-type="float" office:value="1427905335.94757" calcext:value-type="float">
            <text:p>1427905335.94757</text:p>
          </table:table-cell>
          <table:table-cell office:value-type="float" office:value="1427905336.98241" calcext:value-type="float">
            <text:p>1427905336.98241</text:p>
          </table:table-cell>
          <table:table-cell/>
          <table:table-cell table:formula="of:=MAX([.B44];[.D44];[.G44])-MAX([.A44];[.C44];[.E44])" office:value-type="float" office:value="4.9598388671875" calcext:value-type="float">
            <text:p>4.9598388672</text:p>
          </table:table-cell>
          <table:table-cell table:formula="of:=IF(ISBLANK([.E44]);&quot;&quot;;[.I44])" office:value-type="float" office:value="4.9598388671875" calcext:value-type="float">
            <text:p>4.9598388672</text:p>
          </table:table-cell>
          <table:table-cell table:formula="of:=IF(OR(ISBLANK([.E44]);[.I44]&lt;=0);&quot;&quot;;[.I44])" office:value-type="float" office:value="4.9598388671875" calcext:value-type="float">
            <text:p>4.95983886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2.02387" calcext:value-type="float">
            <text:p>1427905332.02387</text:p>
          </table:table-cell>
          <table:table-cell office:value-type="float" office:value="1427905336.11411" calcext:value-type="float">
            <text:p>1427905336.11411</text:p>
          </table:table-cell>
          <table:table-cell office:value-type="float" office:value="1427905337.15233" calcext:value-type="float">
            <text:p>1427905337.15233</text:p>
          </table:table-cell>
          <table:table-cell/>
          <table:table-cell table:formula="of:=MAX([.B45];[.D45];[.G45])-MAX([.A45];[.C45];[.E45])" office:value-type="float" office:value="5.12846398353577" calcext:value-type="float">
            <text:p>5.1284639835</text:p>
          </table:table-cell>
          <table:table-cell table:formula="of:=IF(ISBLANK([.E45]);&quot;&quot;;[.I45])" office:value-type="float" office:value="5.12846398353577" calcext:value-type="float">
            <text:p>5.1284639835</text:p>
          </table:table-cell>
          <table:table-cell table:formula="of:=IF(OR(ISBLANK([.E45]);[.I45]&lt;=0);&quot;&quot;;[.I45])" office:value-type="float" office:value="5.12846398353577" calcext:value-type="float">
            <text:p>5.12846398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2.02502" calcext:value-type="float">
            <text:p>1427905332.02502</text:p>
          </table:table-cell>
          <table:table-cell office:value-type="float" office:value="1427905335.90478" calcext:value-type="float">
            <text:p>1427905335.90478</text:p>
          </table:table-cell>
          <table:table-cell office:value-type="float" office:value="1427905337.00508" calcext:value-type="float">
            <text:p>1427905337.00508</text:p>
          </table:table-cell>
          <table:table-cell/>
          <table:table-cell table:formula="of:=MAX([.B46];[.D46];[.G46])-MAX([.A46];[.C46];[.E46])" office:value-type="float" office:value="4.98006296157837" calcext:value-type="float">
            <text:p>4.9800629616</text:p>
          </table:table-cell>
          <table:table-cell table:formula="of:=IF(ISBLANK([.E46]);&quot;&quot;;[.I46])" office:value-type="float" office:value="4.98006296157837" calcext:value-type="float">
            <text:p>4.9800629616</text:p>
          </table:table-cell>
          <table:table-cell table:formula="of:=IF(OR(ISBLANK([.E46]);[.I46]&lt;=0);&quot;&quot;;[.I46])" office:value-type="float" office:value="4.98006296157837" calcext:value-type="float">
            <text:p>4.98006296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37.17018" calcext:value-type="float">
            <text:p>1427905337.17018</text:p>
          </table:table-cell>
          <table:table-cell office:value-type="float" office:value="1427905342.11339" calcext:value-type="float">
            <text:p>1427905342.11339</text:p>
          </table:table-cell>
          <table:table-cell table:number-columns-repeated="4"/>
          <table:table-cell table:formula="of:=MAX([.B47];[.D47];[.G47])-MAX([.A47];[.C47];[.E47])" office:value-type="float" office:value="4.94321799278259" calcext:value-type="float">
            <text:p>4.9432179928</text:p>
          </table:table-cell>
          <table:table-cell table:formula="of:=IF(ISBLANK([.E47]);&quot;&quot;;[.I47])">
            <text:p/>
          </table:table-cell>
          <table:table-cell table:formula="of:=IF(OR(ISBLANK([.E47]);[.I47]&lt;=0);&quot;&quot;;[.I4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7.17018" calcext:value-type="float">
            <text:p>1427905337.17018</text:p>
          </table:table-cell>
          <table:table-cell office:value-type="float" office:value="1427905340.70357" calcext:value-type="float">
            <text:p>1427905340.70357</text:p>
          </table:table-cell>
          <table:table-cell office:value-type="float" office:value="1427905341.69943" calcext:value-type="float">
            <text:p>1427905341.69943</text:p>
          </table:table-cell>
          <table:table-cell/>
          <table:table-cell table:formula="of:=MAX([.B48];[.D48];[.G48])-MAX([.A48];[.C48];[.E48])" office:value-type="float" office:value="4.52924704551697" calcext:value-type="float">
            <text:p>4.5292470455</text:p>
          </table:table-cell>
          <table:table-cell table:formula="of:=IF(ISBLANK([.E48]);&quot;&quot;;[.I48])" office:value-type="float" office:value="4.52924704551697" calcext:value-type="float">
            <text:p>4.5292470455</text:p>
          </table:table-cell>
          <table:table-cell table:formula="of:=IF(OR(ISBLANK([.E48]);[.I48]&lt;=0);&quot;&quot;;[.I48])" office:value-type="float" office:value="4.52924704551697" calcext:value-type="float">
            <text:p>4.52924704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7.17156" calcext:value-type="float">
            <text:p>1427905337.17156</text:p>
          </table:table-cell>
          <table:table-cell office:value-type="float" office:value="1427905340.86971" calcext:value-type="float">
            <text:p>1427905340.86971</text:p>
          </table:table-cell>
          <table:table-cell office:value-type="float" office:value="1427905341.95481" calcext:value-type="float">
            <text:p>1427905341.95481</text:p>
          </table:table-cell>
          <table:table-cell/>
          <table:table-cell table:formula="of:=MAX([.B49];[.D49];[.G49])-MAX([.A49];[.C49];[.E49])" office:value-type="float" office:value="4.78325796127319" calcext:value-type="float">
            <text:p>4.7832579613</text:p>
          </table:table-cell>
          <table:table-cell table:formula="of:=IF(ISBLANK([.E49]);&quot;&quot;;[.I49])" office:value-type="float" office:value="4.78325796127319" calcext:value-type="float">
            <text:p>4.7832579613</text:p>
          </table:table-cell>
          <table:table-cell table:formula="of:=IF(OR(ISBLANK([.E49]);[.I49]&lt;=0);&quot;&quot;;[.I49])" office:value-type="float" office:value="4.78325796127319" calcext:value-type="float">
            <text:p>4.78325796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7.17293" calcext:value-type="float">
            <text:p>1427905337.17293</text:p>
          </table:table-cell>
          <table:table-cell office:value-type="float" office:value="1427905340.53917" calcext:value-type="float">
            <text:p>1427905340.53917</text:p>
          </table:table-cell>
          <table:table-cell office:value-type="float" office:value="1427905341.54678" calcext:value-type="float">
            <text:p>1427905341.54678</text:p>
          </table:table-cell>
          <table:table-cell/>
          <table:table-cell table:formula="of:=MAX([.B50];[.D50];[.G50])-MAX([.A50];[.C50];[.E50])" office:value-type="float" office:value="4.37384700775147" calcext:value-type="float">
            <text:p>4.3738470078</text:p>
          </table:table-cell>
          <table:table-cell table:formula="of:=IF(ISBLANK([.E50]);&quot;&quot;;[.I50])" office:value-type="float" office:value="4.37384700775147" calcext:value-type="float">
            <text:p>4.3738470078</text:p>
          </table:table-cell>
          <table:table-cell table:formula="of:=IF(OR(ISBLANK([.E50]);[.I50]&lt;=0);&quot;&quot;;[.I50])" office:value-type="float" office:value="4.37384700775147" calcext:value-type="float">
            <text:p>4.37384700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7.17347" calcext:value-type="float">
            <text:p>1427905337.17347</text:p>
          </table:table-cell>
          <table:table-cell office:value-type="float" office:value="1427905340.75001" calcext:value-type="float">
            <text:p>1427905340.75001</text:p>
          </table:table-cell>
          <table:table-cell office:value-type="float" office:value="1427905341.72051" calcext:value-type="float">
            <text:p>1427905341.72051</text:p>
          </table:table-cell>
          <table:table-cell/>
          <table:table-cell table:formula="of:=MAX([.B51];[.D51];[.G51])-MAX([.A51];[.C51];[.E51])" office:value-type="float" office:value="4.54704284667969" calcext:value-type="float">
            <text:p>4.5470428467</text:p>
          </table:table-cell>
          <table:table-cell table:formula="of:=IF(ISBLANK([.E51]);&quot;&quot;;[.I51])" office:value-type="float" office:value="4.54704284667969" calcext:value-type="float">
            <text:p>4.5470428467</text:p>
          </table:table-cell>
          <table:table-cell table:formula="of:=IF(OR(ISBLANK([.E51]);[.I51]&lt;=0);&quot;&quot;;[.I51])" office:value-type="float" office:value="4.54704284667969" calcext:value-type="float">
            <text:p>4.54704284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7.17395" calcext:value-type="float">
            <text:p>1427905337.17395</text:p>
          </table:table-cell>
          <table:table-cell office:value-type="float" office:value="1427905340.61983" calcext:value-type="float">
            <text:p>1427905340.61983</text:p>
          </table:table-cell>
          <table:table-cell office:value-type="float" office:value="1427905341.60607" calcext:value-type="float">
            <text:p>1427905341.60607</text:p>
          </table:table-cell>
          <table:table-cell/>
          <table:table-cell table:formula="of:=MAX([.B52];[.D52];[.G52])-MAX([.A52];[.C52];[.E52])" office:value-type="float" office:value="4.43211793899536" calcext:value-type="float">
            <text:p>4.432117939</text:p>
          </table:table-cell>
          <table:table-cell table:formula="of:=IF(ISBLANK([.E52]);&quot;&quot;;[.I52])" office:value-type="float" office:value="4.43211793899536" calcext:value-type="float">
            <text:p>4.432117939</text:p>
          </table:table-cell>
          <table:table-cell table:formula="of:=IF(OR(ISBLANK([.E52]);[.I52]&lt;=0);&quot;&quot;;[.I52])" office:value-type="float" office:value="4.43211793899536" calcext:value-type="float">
            <text:p>4.4321179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7.17443" calcext:value-type="float">
            <text:p>1427905337.17443</text:p>
          </table:table-cell>
          <table:table-cell office:value-type="float" office:value="1427905340.53707" calcext:value-type="float">
            <text:p>1427905340.53707</text:p>
          </table:table-cell>
          <table:table-cell office:value-type="float" office:value="1427905341.59916" calcext:value-type="float">
            <text:p>1427905341.59916</text:p>
          </table:table-cell>
          <table:table-cell/>
          <table:table-cell table:formula="of:=MAX([.B53];[.D53];[.G53])-MAX([.A53];[.C53];[.E53])" office:value-type="float" office:value="4.42472791671753" calcext:value-type="float">
            <text:p>4.4247279167</text:p>
          </table:table-cell>
          <table:table-cell table:formula="of:=IF(ISBLANK([.E53]);&quot;&quot;;[.I53])" office:value-type="float" office:value="4.42472791671753" calcext:value-type="float">
            <text:p>4.4247279167</text:p>
          </table:table-cell>
          <table:table-cell table:formula="of:=IF(OR(ISBLANK([.E53]);[.I53]&lt;=0);&quot;&quot;;[.I53])" office:value-type="float" office:value="4.42472791671753" calcext:value-type="float">
            <text:p>4.42472791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7.1749" calcext:value-type="float">
            <text:p>1427905337.1749</text:p>
          </table:table-cell>
          <table:table-cell office:value-type="float" office:value="1427905340.42006" calcext:value-type="float">
            <text:p>1427905340.42006</text:p>
          </table:table-cell>
          <table:table-cell office:value-type="float" office:value="1427905341.46076" calcext:value-type="float">
            <text:p>1427905341.46076</text:p>
          </table:table-cell>
          <table:table-cell/>
          <table:table-cell table:formula="of:=MAX([.B54];[.D54];[.G54])-MAX([.A54];[.C54];[.E54])" office:value-type="float" office:value="4.28585696220398" calcext:value-type="float">
            <text:p>4.2858569622</text:p>
          </table:table-cell>
          <table:table-cell table:formula="of:=IF(ISBLANK([.E54]);&quot;&quot;;[.I54])" office:value-type="float" office:value="4.28585696220398" calcext:value-type="float">
            <text:p>4.2858569622</text:p>
          </table:table-cell>
          <table:table-cell table:formula="of:=IF(OR(ISBLANK([.E54]);[.I54]&lt;=0);&quot;&quot;;[.I54])" office:value-type="float" office:value="4.28585696220398" calcext:value-type="float">
            <text:p>4.28585696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7.1754" calcext:value-type="float">
            <text:p>1427905337.1754</text:p>
          </table:table-cell>
          <table:table-cell office:value-type="float" office:value="1427905340.34559" calcext:value-type="float">
            <text:p>1427905340.34559</text:p>
          </table:table-cell>
          <table:table-cell office:value-type="float" office:value="1427905341.3125" calcext:value-type="float">
            <text:p>1427905341.3125</text:p>
          </table:table-cell>
          <table:table-cell/>
          <table:table-cell table:formula="of:=MAX([.B55];[.D55];[.G55])-MAX([.A55];[.C55];[.E55])" office:value-type="float" office:value="4.13710308074951" calcext:value-type="float">
            <text:p>4.1371030807</text:p>
          </table:table-cell>
          <table:table-cell table:formula="of:=IF(ISBLANK([.E55]);&quot;&quot;;[.I55])" office:value-type="float" office:value="4.13710308074951" calcext:value-type="float">
            <text:p>4.1371030807</text:p>
          </table:table-cell>
          <table:table-cell table:formula="of:=IF(OR(ISBLANK([.E55]);[.I55]&lt;=0);&quot;&quot;;[.I55])" office:value-type="float" office:value="4.13710308074951" calcext:value-type="float">
            <text:p>4.13710308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7.17587" calcext:value-type="float">
            <text:p>1427905337.17587</text:p>
          </table:table-cell>
          <table:table-cell office:value-type="float" office:value="1427905341.09948" calcext:value-type="float">
            <text:p>1427905341.09948</text:p>
          </table:table-cell>
          <table:table-cell office:value-type="float" office:value="1427905342.06289" calcext:value-type="float">
            <text:p>1427905342.06289</text:p>
          </table:table-cell>
          <table:table-cell/>
          <table:table-cell table:formula="of:=MAX([.B56];[.D56];[.G56])-MAX([.A56];[.C56];[.E56])" office:value-type="float" office:value="4.8870210647583" calcext:value-type="float">
            <text:p>4.8870210648</text:p>
          </table:table-cell>
          <table:table-cell table:formula="of:=IF(ISBLANK([.E56]);&quot;&quot;;[.I56])" office:value-type="float" office:value="4.8870210647583" calcext:value-type="float">
            <text:p>4.8870210648</text:p>
          </table:table-cell>
          <table:table-cell table:formula="of:=IF(OR(ISBLANK([.E56]);[.I56]&lt;=0);&quot;&quot;;[.I56])" office:value-type="float" office:value="4.8870210647583" calcext:value-type="float">
            <text:p>4.88702106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37.17636" calcext:value-type="float">
            <text:p>1427905337.17636</text:p>
          </table:table-cell>
          <table:table-cell office:value-type="float" office:value="1427905341.09158" calcext:value-type="float">
            <text:p>1427905341.09158</text:p>
          </table:table-cell>
          <table:table-cell office:value-type="float" office:value="1427905342.11339" calcext:value-type="float">
            <text:p>1427905342.11339</text:p>
          </table:table-cell>
          <table:table-cell/>
          <table:table-cell table:formula="of:=MAX([.B57];[.D57];[.G57])-MAX([.A57];[.C57];[.E57])" office:value-type="float" office:value="4.93702793121338" calcext:value-type="float">
            <text:p>4.9370279312</text:p>
          </table:table-cell>
          <table:table-cell table:formula="of:=IF(ISBLANK([.E57]);&quot;&quot;;[.I57])" office:value-type="float" office:value="4.93702793121338" calcext:value-type="float">
            <text:p>4.9370279312</text:p>
          </table:table-cell>
          <table:table-cell table:formula="of:=IF(OR(ISBLANK([.E57]);[.I57]&lt;=0);&quot;&quot;;[.I57])" office:value-type="float" office:value="4.93702793121338" calcext:value-type="float">
            <text:p>4.93702793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42.11341" calcext:value-type="float">
            <text:p>1427905342.11341</text:p>
          </table:table-cell>
          <table:table-cell office:value-type="float" office:value="1427905347.09159" calcext:value-type="float">
            <text:p>1427905347.09159</text:p>
          </table:table-cell>
          <table:table-cell table:number-columns-repeated="4"/>
          <table:table-cell table:formula="of:=MAX([.B58];[.D58];[.G58])-MAX([.A58];[.C58];[.E58])" office:value-type="float" office:value="4.9781858921051" calcext:value-type="float">
            <text:p>4.9781858921</text:p>
          </table:table-cell>
          <table:table-cell table:formula="of:=IF(ISBLANK([.E58]);&quot;&quot;;[.I58])">
            <text:p/>
          </table:table-cell>
          <table:table-cell table:formula="of:=IF(OR(ISBLANK([.E58]);[.I58]&lt;=0);&quot;&quot;;[.I5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2.11341" calcext:value-type="float">
            <text:p>1427905342.11341</text:p>
          </table:table-cell>
          <table:table-cell office:value-type="float" office:value="1427905345.9747" calcext:value-type="float">
            <text:p>1427905345.9747</text:p>
          </table:table-cell>
          <table:table-cell office:value-type="float" office:value="1427905346.99781" calcext:value-type="float">
            <text:p>1427905346.99781</text:p>
          </table:table-cell>
          <table:table-cell/>
          <table:table-cell table:formula="of:=MAX([.B59];[.D59];[.G59])-MAX([.A59];[.C59];[.E59])" office:value-type="float" office:value="4.88440084457397" calcext:value-type="float">
            <text:p>4.8844008446</text:p>
          </table:table-cell>
          <table:table-cell table:formula="of:=IF(ISBLANK([.E59]);&quot;&quot;;[.I59])" office:value-type="float" office:value="4.88440084457397" calcext:value-type="float">
            <text:p>4.8844008446</text:p>
          </table:table-cell>
          <table:table-cell table:formula="of:=IF(OR(ISBLANK([.E59]);[.I59]&lt;=0);&quot;&quot;;[.I59])" office:value-type="float" office:value="4.88440084457397" calcext:value-type="float">
            <text:p>4.88440084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2.11477" calcext:value-type="float">
            <text:p>1427905342.11477</text:p>
          </table:table-cell>
          <table:table-cell office:value-type="float" office:value="1427905345.48873" calcext:value-type="float">
            <text:p>1427905345.48873</text:p>
          </table:table-cell>
          <table:table-cell office:value-type="float" office:value="1427905346.59601" calcext:value-type="float">
            <text:p>1427905346.59601</text:p>
          </table:table-cell>
          <table:table-cell/>
          <table:table-cell table:formula="of:=MAX([.B60];[.D60];[.G60])-MAX([.A60];[.C60];[.E60])" office:value-type="float" office:value="4.48124217987061" calcext:value-type="float">
            <text:p>4.4812421799</text:p>
          </table:table-cell>
          <table:table-cell table:formula="of:=IF(ISBLANK([.E60]);&quot;&quot;;[.I60])" office:value-type="float" office:value="4.48124217987061" calcext:value-type="float">
            <text:p>4.4812421799</text:p>
          </table:table-cell>
          <table:table-cell table:formula="of:=IF(OR(ISBLANK([.E60]);[.I60]&lt;=0);&quot;&quot;;[.I60])" office:value-type="float" office:value="4.48124217987061" calcext:value-type="float">
            <text:p>4.48124217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2.11628" calcext:value-type="float">
            <text:p>1427905342.11628</text:p>
          </table:table-cell>
          <table:table-cell office:value-type="float" office:value="1427905345.98038" calcext:value-type="float">
            <text:p>1427905345.98038</text:p>
          </table:table-cell>
          <table:table-cell office:value-type="float" office:value="1427905346.94803" calcext:value-type="float">
            <text:p>1427905346.94803</text:p>
          </table:table-cell>
          <table:table-cell/>
          <table:table-cell table:formula="of:=MAX([.B61];[.D61];[.G61])-MAX([.A61];[.C61];[.E61])" office:value-type="float" office:value="4.83174800872803" calcext:value-type="float">
            <text:p>4.8317480087</text:p>
          </table:table-cell>
          <table:table-cell table:formula="of:=IF(ISBLANK([.E61]);&quot;&quot;;[.I61])" office:value-type="float" office:value="4.83174800872803" calcext:value-type="float">
            <text:p>4.8317480087</text:p>
          </table:table-cell>
          <table:table-cell table:formula="of:=IF(OR(ISBLANK([.E61]);[.I61]&lt;=0);&quot;&quot;;[.I61])" office:value-type="float" office:value="4.83174800872803" calcext:value-type="float">
            <text:p>4.83174800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2.11761" calcext:value-type="float">
            <text:p>1427905342.11761</text:p>
          </table:table-cell>
          <table:table-cell office:value-type="float" office:value="1427905345.90508" calcext:value-type="float">
            <text:p>1427905345.90508</text:p>
          </table:table-cell>
          <table:table-cell office:value-type="float" office:value="1427905346.96397" calcext:value-type="float">
            <text:p>1427905346.96397</text:p>
          </table:table-cell>
          <table:table-cell/>
          <table:table-cell table:formula="of:=MAX([.B62];[.D62];[.G62])-MAX([.A62];[.C62];[.E62])" office:value-type="float" office:value="4.84635806083679" calcext:value-type="float">
            <text:p>4.8463580608</text:p>
          </table:table-cell>
          <table:table-cell table:formula="of:=IF(ISBLANK([.E62]);&quot;&quot;;[.I62])" office:value-type="float" office:value="4.84635806083679" calcext:value-type="float">
            <text:p>4.8463580608</text:p>
          </table:table-cell>
          <table:table-cell table:formula="of:=IF(OR(ISBLANK([.E62]);[.I62]&lt;=0);&quot;&quot;;[.I62])" office:value-type="float" office:value="4.84635806083679" calcext:value-type="float">
            <text:p>4.84635806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2.11892" calcext:value-type="float">
            <text:p>1427905342.11892</text:p>
          </table:table-cell>
          <table:table-cell office:value-type="float" office:value="1427905345.70338" calcext:value-type="float">
            <text:p>1427905345.70338</text:p>
          </table:table-cell>
          <table:table-cell office:value-type="float" office:value="1427905346.66983" calcext:value-type="float">
            <text:p>1427905346.66983</text:p>
          </table:table-cell>
          <table:table-cell/>
          <table:table-cell table:formula="of:=MAX([.B63];[.D63];[.G63])-MAX([.A63];[.C63];[.E63])" office:value-type="float" office:value="4.55091190338135" calcext:value-type="float">
            <text:p>4.5509119034</text:p>
          </table:table-cell>
          <table:table-cell table:formula="of:=IF(ISBLANK([.E63]);&quot;&quot;;[.I63])" office:value-type="float" office:value="4.55091190338135" calcext:value-type="float">
            <text:p>4.5509119034</text:p>
          </table:table-cell>
          <table:table-cell table:formula="of:=IF(OR(ISBLANK([.E63]);[.I63]&lt;=0);&quot;&quot;;[.I63])" office:value-type="float" office:value="4.55091190338135" calcext:value-type="float">
            <text:p>4.55091190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2.12022" calcext:value-type="float">
            <text:p>1427905342.12022</text:p>
          </table:table-cell>
          <table:table-cell office:value-type="float" office:value="1427905346.04172" calcext:value-type="float">
            <text:p>1427905346.04172</text:p>
          </table:table-cell>
          <table:table-cell office:value-type="float" office:value="1427905347.09158" calcext:value-type="float">
            <text:p>1427905347.09158</text:p>
          </table:table-cell>
          <table:table-cell/>
          <table:table-cell table:formula="of:=MAX([.B64];[.D64];[.G64])-MAX([.A64];[.C64];[.E64])" office:value-type="float" office:value="4.97136807441711" calcext:value-type="float">
            <text:p>4.9713680744</text:p>
          </table:table-cell>
          <table:table-cell table:formula="of:=IF(ISBLANK([.E64]);&quot;&quot;;[.I64])" office:value-type="float" office:value="4.97136807441711" calcext:value-type="float">
            <text:p>4.9713680744</text:p>
          </table:table-cell>
          <table:table-cell table:formula="of:=IF(OR(ISBLANK([.E64]);[.I64]&lt;=0);&quot;&quot;;[.I64])" office:value-type="float" office:value="4.97136807441711" calcext:value-type="float">
            <text:p>4.97136807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2.12158" calcext:value-type="float">
            <text:p>1427905342.12158</text:p>
          </table:table-cell>
          <table:table-cell office:value-type="float" office:value="1427905345.40782" calcext:value-type="float">
            <text:p>1427905345.40782</text:p>
          </table:table-cell>
          <table:table-cell office:value-type="float" office:value="1427905346.49601" calcext:value-type="float">
            <text:p>1427905346.49601</text:p>
          </table:table-cell>
          <table:table-cell/>
          <table:table-cell table:formula="of:=MAX([.B65];[.D65];[.G65])-MAX([.A65];[.C65];[.E65])" office:value-type="float" office:value="4.37443399429321" calcext:value-type="float">
            <text:p>4.3744339943</text:p>
          </table:table-cell>
          <table:table-cell table:formula="of:=IF(ISBLANK([.E65]);&quot;&quot;;[.I65])" office:value-type="float" office:value="4.37443399429321" calcext:value-type="float">
            <text:p>4.3744339943</text:p>
          </table:table-cell>
          <table:table-cell table:formula="of:=IF(OR(ISBLANK([.E65]);[.I65]&lt;=0);&quot;&quot;;[.I65])" office:value-type="float" office:value="4.37443399429321" calcext:value-type="float">
            <text:p>4.37443399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2.1229" calcext:value-type="float">
            <text:p>1427905342.1229</text:p>
          </table:table-cell>
          <table:table-cell office:value-type="float" office:value="1427905345.33209" calcext:value-type="float">
            <text:p>1427905345.33209</text:p>
          </table:table-cell>
          <table:table-cell office:value-type="float" office:value="1427905346.39447" calcext:value-type="float">
            <text:p>1427905346.39447</text:p>
          </table:table-cell>
          <table:table-cell/>
          <table:table-cell table:formula="of:=MAX([.B66];[.D66];[.G66])-MAX([.A66];[.C66];[.E66])" office:value-type="float" office:value="4.27156805992126" calcext:value-type="float">
            <text:p>4.2715680599</text:p>
          </table:table-cell>
          <table:table-cell table:formula="of:=IF(ISBLANK([.E66]);&quot;&quot;;[.I66])" office:value-type="float" office:value="4.27156805992126" calcext:value-type="float">
            <text:p>4.2715680599</text:p>
          </table:table-cell>
          <table:table-cell table:formula="of:=IF(OR(ISBLANK([.E66]);[.I66]&lt;=0);&quot;&quot;;[.I66])" office:value-type="float" office:value="4.27156805992126" calcext:value-type="float">
            <text:p>4.27156805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2.1242" calcext:value-type="float">
            <text:p>1427905342.1242</text:p>
          </table:table-cell>
          <table:table-cell office:value-type="float" office:value="1427905345.6533" calcext:value-type="float">
            <text:p>1427905345.6533</text:p>
          </table:table-cell>
          <table:table-cell office:value-type="float" office:value="1427905346.66852" calcext:value-type="float">
            <text:p>1427905346.66852</text:p>
          </table:table-cell>
          <table:table-cell/>
          <table:table-cell table:formula="of:=MAX([.B67];[.D67];[.G67])-MAX([.A67];[.C67];[.E67])" office:value-type="float" office:value="4.54431581497192" calcext:value-type="float">
            <text:p>4.544315815</text:p>
          </table:table-cell>
          <table:table-cell table:formula="of:=IF(ISBLANK([.E67]);&quot;&quot;;[.I67])" office:value-type="float" office:value="4.54431581497192" calcext:value-type="float">
            <text:p>4.544315815</text:p>
          </table:table-cell>
          <table:table-cell table:formula="of:=IF(OR(ISBLANK([.E67]);[.I67]&lt;=0);&quot;&quot;;[.I67])" office:value-type="float" office:value="4.54431581497192" calcext:value-type="float">
            <text:p>4.5443158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2.12502" calcext:value-type="float">
            <text:p>1427905342.12502</text:p>
          </table:table-cell>
          <table:table-cell office:value-type="float" office:value="1427905345.68653" calcext:value-type="float">
            <text:p>1427905345.68653</text:p>
          </table:table-cell>
          <table:table-cell office:value-type="float" office:value="1427905346.77882" calcext:value-type="float">
            <text:p>1427905346.77882</text:p>
          </table:table-cell>
          <table:table-cell/>
          <table:table-cell table:formula="of:=MAX([.B68];[.D68];[.G68])-MAX([.A68];[.C68];[.E68])" office:value-type="float" office:value="4.65379595756531" calcext:value-type="float">
            <text:p>4.6537959576</text:p>
          </table:table-cell>
          <table:table-cell table:formula="of:=IF(ISBLANK([.E68]);&quot;&quot;;[.I68])" office:value-type="float" office:value="4.65379595756531" calcext:value-type="float">
            <text:p>4.6537959576</text:p>
          </table:table-cell>
          <table:table-cell table:formula="of:=IF(OR(ISBLANK([.E68]);[.I68]&lt;=0);&quot;&quot;;[.I68])" office:value-type="float" office:value="4.65379595756531" calcext:value-type="float">
            <text:p>4.6537959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47.0916" calcext:value-type="float">
            <text:p>1427905347.0916</text:p>
          </table:table-cell>
          <table:table-cell office:value-type="float" office:value="1427905352.76484" calcext:value-type="float">
            <text:p>1427905352.76484</text:p>
          </table:table-cell>
          <table:table-cell table:number-columns-repeated="4"/>
          <table:table-cell table:formula="of:=MAX([.B69];[.D69];[.G69])-MAX([.A69];[.C69];[.E69])" office:value-type="float" office:value="5.67323303222656" calcext:value-type="float">
            <text:p>5.6732330322</text:p>
          </table:table-cell>
          <table:table-cell table:formula="of:=IF(ISBLANK([.E69]);&quot;&quot;;[.I69])">
            <text:p/>
          </table:table-cell>
          <table:table-cell table:formula="of:=IF(OR(ISBLANK([.E69]);[.I69]&lt;=0);&quot;&quot;;[.I6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7.09161" calcext:value-type="float">
            <text:p>1427905347.09161</text:p>
          </table:table-cell>
          <table:table-cell office:value-type="float" office:value="1427905350.87372" calcext:value-type="float">
            <text:p>1427905350.87372</text:p>
          </table:table-cell>
          <table:table-cell office:value-type="float" office:value="1427905351.83492" calcext:value-type="float">
            <text:p>1427905351.83492</text:p>
          </table:table-cell>
          <table:table-cell/>
          <table:table-cell table:formula="of:=MAX([.B70];[.D70];[.G70])-MAX([.A70];[.C70];[.E70])" office:value-type="float" office:value="4.7433180809021" calcext:value-type="float">
            <text:p>4.7433180809</text:p>
          </table:table-cell>
          <table:table-cell table:formula="of:=IF(ISBLANK([.E70]);&quot;&quot;;[.I70])" office:value-type="float" office:value="4.7433180809021" calcext:value-type="float">
            <text:p>4.7433180809</text:p>
          </table:table-cell>
          <table:table-cell table:formula="of:=IF(OR(ISBLANK([.E70]);[.I70]&lt;=0);&quot;&quot;;[.I70])" office:value-type="float" office:value="4.7433180809021" calcext:value-type="float">
            <text:p>4.74331808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7.093" calcext:value-type="float">
            <text:p>1427905347.093</text:p>
          </table:table-cell>
          <table:table-cell office:value-type="float" office:value="1427905350.56897" calcext:value-type="float">
            <text:p>1427905350.56897</text:p>
          </table:table-cell>
          <table:table-cell office:value-type="float" office:value="1427905351.60197" calcext:value-type="float">
            <text:p>1427905351.60197</text:p>
          </table:table-cell>
          <table:table-cell/>
          <table:table-cell table:formula="of:=MAX([.B71];[.D71];[.G71])-MAX([.A71];[.C71];[.E71])" office:value-type="float" office:value="4.50897288322449" calcext:value-type="float">
            <text:p>4.5089728832</text:p>
          </table:table-cell>
          <table:table-cell table:formula="of:=IF(ISBLANK([.E71]);&quot;&quot;;[.I71])" office:value-type="float" office:value="4.50897288322449" calcext:value-type="float">
            <text:p>4.5089728832</text:p>
          </table:table-cell>
          <table:table-cell table:formula="of:=IF(OR(ISBLANK([.E71]);[.I71]&lt;=0);&quot;&quot;;[.I71])" office:value-type="float" office:value="4.50897288322449" calcext:value-type="float">
            <text:p>4.50897288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7.0947" calcext:value-type="float">
            <text:p>1427905347.0947</text:p>
          </table:table-cell>
          <table:table-cell office:value-type="float" office:value="1427905350.55574" calcext:value-type="float">
            <text:p>1427905350.55574</text:p>
          </table:table-cell>
          <table:table-cell office:value-type="float" office:value="1427905351.55533" calcext:value-type="float">
            <text:p>1427905351.55533</text:p>
          </table:table-cell>
          <table:table-cell/>
          <table:table-cell table:formula="of:=MAX([.B72];[.D72];[.G72])-MAX([.A72];[.C72];[.E72])" office:value-type="float" office:value="4.46062588691711" calcext:value-type="float">
            <text:p>4.4606258869</text:p>
          </table:table-cell>
          <table:table-cell table:formula="of:=IF(ISBLANK([.E72]);&quot;&quot;;[.I72])" office:value-type="float" office:value="4.46062588691711" calcext:value-type="float">
            <text:p>4.4606258869</text:p>
          </table:table-cell>
          <table:table-cell table:formula="of:=IF(OR(ISBLANK([.E72]);[.I72]&lt;=0);&quot;&quot;;[.I72])" office:value-type="float" office:value="4.46062588691711" calcext:value-type="float">
            <text:p>4.46062588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7.09601" calcext:value-type="float">
            <text:p>1427905347.09601</text:p>
          </table:table-cell>
          <table:table-cell office:value-type="float" office:value="1427905350.76026" calcext:value-type="float">
            <text:p>1427905350.76026</text:p>
          </table:table-cell>
          <table:table-cell office:value-type="float" office:value="1427905351.86662" calcext:value-type="float">
            <text:p>1427905351.86662</text:p>
          </table:table-cell>
          <table:table-cell/>
          <table:table-cell table:formula="of:=MAX([.B73];[.D73];[.G73])-MAX([.A73];[.C73];[.E73])" office:value-type="float" office:value="4.77060103416443" calcext:value-type="float">
            <text:p>4.7706010342</text:p>
          </table:table-cell>
          <table:table-cell table:formula="of:=IF(ISBLANK([.E73]);&quot;&quot;;[.I73])" office:value-type="float" office:value="4.77060103416443" calcext:value-type="float">
            <text:p>4.7706010342</text:p>
          </table:table-cell>
          <table:table-cell table:formula="of:=IF(OR(ISBLANK([.E73]);[.I73]&lt;=0);&quot;&quot;;[.I73])" office:value-type="float" office:value="4.77060103416443" calcext:value-type="float">
            <text:p>4.77060103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7.09744" calcext:value-type="float">
            <text:p>1427905347.09744</text:p>
          </table:table-cell>
          <table:table-cell office:value-type="float" office:value="1427905350.97239" calcext:value-type="float">
            <text:p>1427905350.97239</text:p>
          </table:table-cell>
          <table:table-cell office:value-type="float" office:value="1427905351.93574" calcext:value-type="float">
            <text:p>1427905351.93574</text:p>
          </table:table-cell>
          <table:table-cell/>
          <table:table-cell table:formula="of:=MAX([.B74];[.D74];[.G74])-MAX([.A74];[.C74];[.E74])" office:value-type="float" office:value="4.838299036026" calcext:value-type="float">
            <text:p>4.838299036</text:p>
          </table:table-cell>
          <table:table-cell table:formula="of:=IF(ISBLANK([.E74]);&quot;&quot;;[.I74])" office:value-type="float" office:value="4.838299036026" calcext:value-type="float">
            <text:p>4.838299036</text:p>
          </table:table-cell>
          <table:table-cell table:formula="of:=IF(OR(ISBLANK([.E74]);[.I74]&lt;=0);&quot;&quot;;[.I74])" office:value-type="float" office:value="4.838299036026" calcext:value-type="float">
            <text:p>4.8382990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7.09874" calcext:value-type="float">
            <text:p>1427905347.09874</text:p>
          </table:table-cell>
          <table:table-cell office:value-type="float" office:value="1427905350.6235" calcext:value-type="float">
            <text:p>1427905350.6235</text:p>
          </table:table-cell>
          <table:table-cell office:value-type="float" office:value="1427905351.72939" calcext:value-type="float">
            <text:p>1427905351.72939</text:p>
          </table:table-cell>
          <table:table-cell/>
          <table:table-cell table:formula="of:=MAX([.B75];[.D75];[.G75])-MAX([.A75];[.C75];[.E75])" office:value-type="float" office:value="4.63064908981323" calcext:value-type="float">
            <text:p>4.6306490898</text:p>
          </table:table-cell>
          <table:table-cell table:formula="of:=IF(ISBLANK([.E75]);&quot;&quot;;[.I75])" office:value-type="float" office:value="4.63064908981323" calcext:value-type="float">
            <text:p>4.6306490898</text:p>
          </table:table-cell>
          <table:table-cell table:formula="of:=IF(OR(ISBLANK([.E75]);[.I75]&lt;=0);&quot;&quot;;[.I75])" office:value-type="float" office:value="4.63064908981323" calcext:value-type="float">
            <text:p>4.63064908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7.10005" calcext:value-type="float">
            <text:p>1427905347.10005</text:p>
          </table:table-cell>
          <table:table-cell office:value-type="float" office:value="1427905351.71775" calcext:value-type="float">
            <text:p>1427905351.71775</text:p>
          </table:table-cell>
          <table:table-cell office:value-type="float" office:value="1427905352.76483" calcext:value-type="float">
            <text:p>1427905352.76483</text:p>
          </table:table-cell>
          <table:table-cell/>
          <table:table-cell table:formula="of:=MAX([.B76];[.D76];[.G76])-MAX([.A76];[.C76];[.E76])" office:value-type="float" office:value="5.66477990150452" calcext:value-type="float">
            <text:p>5.6647799015</text:p>
          </table:table-cell>
          <table:table-cell table:formula="of:=IF(ISBLANK([.E76]);&quot;&quot;;[.I76])" office:value-type="float" office:value="5.66477990150452" calcext:value-type="float">
            <text:p>5.6647799015</text:p>
          </table:table-cell>
          <table:table-cell table:formula="of:=IF(OR(ISBLANK([.E76]);[.I76]&lt;=0);&quot;&quot;;[.I76])" office:value-type="float" office:value="5.66477990150452" calcext:value-type="float">
            <text:p>5.66477990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7.10123" calcext:value-type="float">
            <text:p>1427905347.10123</text:p>
          </table:table-cell>
          <table:table-cell office:value-type="float" office:value="1427905350.39153" calcext:value-type="float">
            <text:p>1427905350.39153</text:p>
          </table:table-cell>
          <table:table-cell office:value-type="float" office:value="1427905351.49623" calcext:value-type="float">
            <text:p>1427905351.49623</text:p>
          </table:table-cell>
          <table:table-cell/>
          <table:table-cell table:formula="of:=MAX([.B77];[.D77];[.G77])-MAX([.A77];[.C77];[.E77])" office:value-type="float" office:value="4.39499807357788" calcext:value-type="float">
            <text:p>4.3949980736</text:p>
          </table:table-cell>
          <table:table-cell table:formula="of:=IF(ISBLANK([.E77]);&quot;&quot;;[.I77])" office:value-type="float" office:value="4.39499807357788" calcext:value-type="float">
            <text:p>4.3949980736</text:p>
          </table:table-cell>
          <table:table-cell table:formula="of:=IF(OR(ISBLANK([.E77]);[.I77]&lt;=0);&quot;&quot;;[.I77])" office:value-type="float" office:value="4.39499807357788" calcext:value-type="float">
            <text:p>4.39499807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7.10221" calcext:value-type="float">
            <text:p>1427905347.10221</text:p>
          </table:table-cell>
          <table:table-cell office:value-type="float" office:value="1427905350.55568" calcext:value-type="float">
            <text:p>1427905350.55568</text:p>
          </table:table-cell>
          <table:table-cell office:value-type="float" office:value="1427905351.55884" calcext:value-type="float">
            <text:p>1427905351.55884</text:p>
          </table:table-cell>
          <table:table-cell/>
          <table:table-cell table:formula="of:=MAX([.B78];[.D78];[.G78])-MAX([.A78];[.C78];[.E78])" office:value-type="float" office:value="4.45662999153137" calcext:value-type="float">
            <text:p>4.4566299915</text:p>
          </table:table-cell>
          <table:table-cell table:formula="of:=IF(ISBLANK([.E78]);&quot;&quot;;[.I78])" office:value-type="float" office:value="4.45662999153137" calcext:value-type="float">
            <text:p>4.4566299915</text:p>
          </table:table-cell>
          <table:table-cell table:formula="of:=IF(OR(ISBLANK([.E78]);[.I78]&lt;=0);&quot;&quot;;[.I78])" office:value-type="float" office:value="4.45662999153137" calcext:value-type="float">
            <text:p>4.45662999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47.10324" calcext:value-type="float">
            <text:p>1427905347.10324</text:p>
          </table:table-cell>
          <table:table-cell office:value-type="float" office:value="1427905351.04508" calcext:value-type="float">
            <text:p>1427905351.04508</text:p>
          </table:table-cell>
          <table:table-cell office:value-type="float" office:value="1427905352.14784" calcext:value-type="float">
            <text:p>1427905352.14784</text:p>
          </table:table-cell>
          <table:table-cell/>
          <table:table-cell table:formula="of:=MAX([.B79];[.D79];[.G79])-MAX([.A79];[.C79];[.E79])" office:value-type="float" office:value="5.044597864151" calcext:value-type="float">
            <text:p>5.0445978642</text:p>
          </table:table-cell>
          <table:table-cell table:formula="of:=IF(ISBLANK([.E79]);&quot;&quot;;[.I79])" office:value-type="float" office:value="5.044597864151" calcext:value-type="float">
            <text:p>5.0445978642</text:p>
          </table:table-cell>
          <table:table-cell table:formula="of:=IF(OR(ISBLANK([.E79]);[.I79]&lt;=0);&quot;&quot;;[.I79])" office:value-type="float" office:value="5.044597864151" calcext:value-type="float">
            <text:p>5.04459786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52.76485" calcext:value-type="float">
            <text:p>1427905352.76485</text:p>
          </table:table-cell>
          <table:table-cell office:value-type="float" office:value="1427905358.47469" calcext:value-type="float">
            <text:p>1427905358.47469</text:p>
          </table:table-cell>
          <table:table-cell table:number-columns-repeated="4"/>
          <table:table-cell table:formula="of:=MAX([.B80];[.D80];[.G80])-MAX([.A80];[.C80];[.E80])" office:value-type="float" office:value="5.7098400592804" calcext:value-type="float">
            <text:p>5.7098400593</text:p>
          </table:table-cell>
          <table:table-cell table:formula="of:=IF(ISBLANK([.E80]);&quot;&quot;;[.I80])">
            <text:p/>
          </table:table-cell>
          <table:table-cell table:formula="of:=IF(OR(ISBLANK([.E80]);[.I80]&lt;=0);&quot;&quot;;[.I8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2.76485" calcext:value-type="float">
            <text:p>1427905352.76485</text:p>
          </table:table-cell>
          <table:table-cell office:value-type="float" office:value="1427905356.1077" calcext:value-type="float">
            <text:p>1427905356.1077</text:p>
          </table:table-cell>
          <table:table-cell office:value-type="float" office:value="1427905357.12826" calcext:value-type="float">
            <text:p>1427905357.12826</text:p>
          </table:table-cell>
          <table:table-cell/>
          <table:table-cell table:formula="of:=MAX([.B81];[.D81];[.G81])-MAX([.A81];[.C81];[.E81])" office:value-type="float" office:value="4.3634090423584" calcext:value-type="float">
            <text:p>4.3634090424</text:p>
          </table:table-cell>
          <table:table-cell table:formula="of:=IF(ISBLANK([.E81]);&quot;&quot;;[.I81])" office:value-type="float" office:value="4.3634090423584" calcext:value-type="float">
            <text:p>4.3634090424</text:p>
          </table:table-cell>
          <table:table-cell table:formula="of:=IF(OR(ISBLANK([.E81]);[.I81]&lt;=0);&quot;&quot;;[.I81])" office:value-type="float" office:value="4.3634090423584" calcext:value-type="float">
            <text:p>4.36340904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2.76626" calcext:value-type="float">
            <text:p>1427905352.76626</text:p>
          </table:table-cell>
          <table:table-cell office:value-type="float" office:value="1427905356.55421" calcext:value-type="float">
            <text:p>1427905356.55421</text:p>
          </table:table-cell>
          <table:table-cell office:value-type="float" office:value="1427905357.63212" calcext:value-type="float">
            <text:p>1427905357.63212</text:p>
          </table:table-cell>
          <table:table-cell/>
          <table:table-cell table:formula="of:=MAX([.B82];[.D82];[.G82])-MAX([.A82];[.C82];[.E82])" office:value-type="float" office:value="4.86586308479309" calcext:value-type="float">
            <text:p>4.8658630848</text:p>
          </table:table-cell>
          <table:table-cell table:formula="of:=IF(ISBLANK([.E82]);&quot;&quot;;[.I82])" office:value-type="float" office:value="4.86586308479309" calcext:value-type="float">
            <text:p>4.8658630848</text:p>
          </table:table-cell>
          <table:table-cell table:formula="of:=IF(OR(ISBLANK([.E82]);[.I82]&lt;=0);&quot;&quot;;[.I82])" office:value-type="float" office:value="4.86586308479309" calcext:value-type="float">
            <text:p>4.86586308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2.76877" calcext:value-type="float">
            <text:p>1427905352.76877</text:p>
          </table:table-cell>
          <table:table-cell office:value-type="float" office:value="1427905356.66675" calcext:value-type="float">
            <text:p>1427905356.66675</text:p>
          </table:table-cell>
          <table:table-cell office:value-type="float" office:value="1427905357.69185" calcext:value-type="float">
            <text:p>1427905357.69185</text:p>
          </table:table-cell>
          <table:table-cell/>
          <table:table-cell table:formula="of:=MAX([.B83];[.D83];[.G83])-MAX([.A83];[.C83];[.E83])" office:value-type="float" office:value="4.92308306694031" calcext:value-type="float">
            <text:p>4.9230830669</text:p>
          </table:table-cell>
          <table:table-cell table:formula="of:=IF(ISBLANK([.E83]);&quot;&quot;;[.I83])" office:value-type="float" office:value="4.92308306694031" calcext:value-type="float">
            <text:p>4.9230830669</text:p>
          </table:table-cell>
          <table:table-cell table:formula="of:=IF(OR(ISBLANK([.E83]);[.I83]&lt;=0);&quot;&quot;;[.I83])" office:value-type="float" office:value="4.92308306694031" calcext:value-type="float">
            <text:p>4.92308306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2.77008" calcext:value-type="float">
            <text:p>1427905352.77008</text:p>
          </table:table-cell>
          <table:table-cell office:value-type="float" office:value="1427905356.68091" calcext:value-type="float">
            <text:p>1427905356.68091</text:p>
          </table:table-cell>
          <table:table-cell office:value-type="float" office:value="1427905357.78489" calcext:value-type="float">
            <text:p>1427905357.78489</text:p>
          </table:table-cell>
          <table:table-cell/>
          <table:table-cell table:formula="of:=MAX([.B84];[.D84];[.G84])-MAX([.A84];[.C84];[.E84])" office:value-type="float" office:value="5.01481199264526" calcext:value-type="float">
            <text:p>5.0148119926</text:p>
          </table:table-cell>
          <table:table-cell table:formula="of:=IF(ISBLANK([.E84]);&quot;&quot;;[.I84])" office:value-type="float" office:value="5.01481199264526" calcext:value-type="float">
            <text:p>5.0148119926</text:p>
          </table:table-cell>
          <table:table-cell table:formula="of:=IF(OR(ISBLANK([.E84]);[.I84]&lt;=0);&quot;&quot;;[.I84])" office:value-type="float" office:value="5.01481199264526" calcext:value-type="float">
            <text:p>5.01481199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2.77138" calcext:value-type="float">
            <text:p>1427905352.77138</text:p>
          </table:table-cell>
          <table:table-cell office:value-type="float" office:value="1427905356.33131" calcext:value-type="float">
            <text:p>1427905356.33131</text:p>
          </table:table-cell>
          <table:table-cell office:value-type="float" office:value="1427905357.35932" calcext:value-type="float">
            <text:p>1427905357.35932</text:p>
          </table:table-cell>
          <table:table-cell/>
          <table:table-cell table:formula="of:=MAX([.B85];[.D85];[.G85])-MAX([.A85];[.C85];[.E85])" office:value-type="float" office:value="4.58794498443604" calcext:value-type="float">
            <text:p>4.5879449844</text:p>
          </table:table-cell>
          <table:table-cell table:formula="of:=IF(ISBLANK([.E85]);&quot;&quot;;[.I85])" office:value-type="float" office:value="4.58794498443604" calcext:value-type="float">
            <text:p>4.5879449844</text:p>
          </table:table-cell>
          <table:table-cell table:formula="of:=IF(OR(ISBLANK([.E85]);[.I85]&lt;=0);&quot;&quot;;[.I85])" office:value-type="float" office:value="4.58794498443604" calcext:value-type="float">
            <text:p>4.58794498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2.77272" calcext:value-type="float">
            <text:p>1427905352.77272</text:p>
          </table:table-cell>
          <table:table-cell office:value-type="float" office:value="1427905356.21078" calcext:value-type="float">
            <text:p>1427905356.21078</text:p>
          </table:table-cell>
          <table:table-cell office:value-type="float" office:value="1427905357.19866" calcext:value-type="float">
            <text:p>1427905357.19866</text:p>
          </table:table-cell>
          <table:table-cell/>
          <table:table-cell table:formula="of:=MAX([.B86];[.D86];[.G86])-MAX([.A86];[.C86];[.E86])" office:value-type="float" office:value="4.4259340763092" calcext:value-type="float">
            <text:p>4.4259340763</text:p>
          </table:table-cell>
          <table:table-cell table:formula="of:=IF(ISBLANK([.E86]);&quot;&quot;;[.I86])" office:value-type="float" office:value="4.4259340763092" calcext:value-type="float">
            <text:p>4.4259340763</text:p>
          </table:table-cell>
          <table:table-cell table:formula="of:=IF(OR(ISBLANK([.E86]);[.I86]&lt;=0);&quot;&quot;;[.I86])" office:value-type="float" office:value="4.4259340763092" calcext:value-type="float">
            <text:p>4.4259340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2.77404" calcext:value-type="float">
            <text:p>1427905352.77404</text:p>
          </table:table-cell>
          <table:table-cell office:value-type="float" office:value="1427905356.54902" calcext:value-type="float">
            <text:p>1427905356.54902</text:p>
          </table:table-cell>
          <table:table-cell office:value-type="float" office:value="1427905357.57615" calcext:value-type="float">
            <text:p>1427905357.57615</text:p>
          </table:table-cell>
          <table:table-cell/>
          <table:table-cell table:formula="of:=MAX([.B87];[.D87];[.G87])-MAX([.A87];[.C87];[.E87])" office:value-type="float" office:value="4.80211186408997" calcext:value-type="float">
            <text:p>4.8021118641</text:p>
          </table:table-cell>
          <table:table-cell table:formula="of:=IF(ISBLANK([.E87]);&quot;&quot;;[.I87])" office:value-type="float" office:value="4.80211186408997" calcext:value-type="float">
            <text:p>4.8021118641</text:p>
          </table:table-cell>
          <table:table-cell table:formula="of:=IF(OR(ISBLANK([.E87]);[.I87]&lt;=0);&quot;&quot;;[.I87])" office:value-type="float" office:value="4.80211186408997" calcext:value-type="float">
            <text:p>4.80211186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2.77551" calcext:value-type="float">
            <text:p>1427905352.77551</text:p>
          </table:table-cell>
          <table:table-cell office:value-type="float" office:value="1427905356.74233" calcext:value-type="float">
            <text:p>1427905356.74233</text:p>
          </table:table-cell>
          <table:table-cell office:value-type="float" office:value="1427905357.76661" calcext:value-type="float">
            <text:p>1427905357.76661</text:p>
          </table:table-cell>
          <table:table-cell/>
          <table:table-cell table:formula="of:=MAX([.B88];[.D88];[.G88])-MAX([.A88];[.C88];[.E88])" office:value-type="float" office:value="4.99109983444214" calcext:value-type="float">
            <text:p>4.9910998344</text:p>
          </table:table-cell>
          <table:table-cell table:formula="of:=IF(ISBLANK([.E88]);&quot;&quot;;[.I88])" office:value-type="float" office:value="4.99109983444214" calcext:value-type="float">
            <text:p>4.9910998344</text:p>
          </table:table-cell>
          <table:table-cell table:formula="of:=IF(OR(ISBLANK([.E88]);[.I88]&lt;=0);&quot;&quot;;[.I88])" office:value-type="float" office:value="4.99109983444214" calcext:value-type="float">
            <text:p>4.99109983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2.77687" calcext:value-type="float">
            <text:p>1427905352.77687</text:p>
          </table:table-cell>
          <table:table-cell office:value-type="float" office:value="1427905356.36898" calcext:value-type="float">
            <text:p>1427905356.36898</text:p>
          </table:table-cell>
          <table:table-cell office:value-type="float" office:value="1427905357.42466" calcext:value-type="float">
            <text:p>1427905357.42466</text:p>
          </table:table-cell>
          <table:table-cell/>
          <table:table-cell table:formula="of:=MAX([.B89];[.D89];[.G89])-MAX([.A89];[.C89];[.E89])" office:value-type="float" office:value="4.64779090881348" calcext:value-type="float">
            <text:p>4.6477909088</text:p>
          </table:table-cell>
          <table:table-cell table:formula="of:=IF(ISBLANK([.E89]);&quot;&quot;;[.I89])" office:value-type="float" office:value="4.64779090881348" calcext:value-type="float">
            <text:p>4.6477909088</text:p>
          </table:table-cell>
          <table:table-cell table:formula="of:=IF(OR(ISBLANK([.E89]);[.I89]&lt;=0);&quot;&quot;;[.I89])" office:value-type="float" office:value="4.64779090881348" calcext:value-type="float">
            <text:p>4.64779090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2.77817" calcext:value-type="float">
            <text:p>1427905352.77817</text:p>
          </table:table-cell>
          <table:table-cell office:value-type="float" office:value="1427905357.37133" calcext:value-type="float">
            <text:p>1427905357.37133</text:p>
          </table:table-cell>
          <table:table-cell office:value-type="float" office:value="1427905358.47468" calcext:value-type="float">
            <text:p>1427905358.47468</text:p>
          </table:table-cell>
          <table:table-cell/>
          <table:table-cell table:formula="of:=MAX([.B90];[.D90];[.G90])-MAX([.A90];[.C90];[.E90])" office:value-type="float" office:value="5.6965069770813" calcext:value-type="float">
            <text:p>5.6965069771</text:p>
          </table:table-cell>
          <table:table-cell table:formula="of:=IF(ISBLANK([.E90]);&quot;&quot;;[.I90])" office:value-type="float" office:value="5.6965069770813" calcext:value-type="float">
            <text:p>5.6965069771</text:p>
          </table:table-cell>
          <table:table-cell table:formula="of:=IF(OR(ISBLANK([.E90]);[.I90]&lt;=0);&quot;&quot;;[.I90])" office:value-type="float" office:value="5.6965069770813" calcext:value-type="float">
            <text:p>5.69650697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58.4747" calcext:value-type="float">
            <text:p>1427905358.4747</text:p>
          </table:table-cell>
          <table:table-cell office:value-type="float" office:value="1427905363.58451" calcext:value-type="float">
            <text:p>1427905363.58451</text:p>
          </table:table-cell>
          <table:table-cell table:number-columns-repeated="4"/>
          <table:table-cell table:formula="of:=MAX([.B91];[.D91];[.G91])-MAX([.A91];[.C91];[.E91])" office:value-type="float" office:value="5.10981011390686" calcext:value-type="float">
            <text:p>5.1098101139</text:p>
          </table:table-cell>
          <table:table-cell table:formula="of:=IF(ISBLANK([.E91]);&quot;&quot;;[.I91])">
            <text:p/>
          </table:table-cell>
          <table:table-cell table:formula="of:=IF(OR(ISBLANK([.E91]);[.I91]&lt;=0);&quot;&quot;;[.I9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8.4747" calcext:value-type="float">
            <text:p>1427905358.4747</text:p>
          </table:table-cell>
          <table:table-cell office:value-type="float" office:value="1427905361.77898" calcext:value-type="float">
            <text:p>1427905361.77898</text:p>
          </table:table-cell>
          <table:table-cell office:value-type="float" office:value="1427905362.7337" calcext:value-type="float">
            <text:p>1427905362.7337</text:p>
          </table:table-cell>
          <table:table-cell/>
          <table:table-cell table:formula="of:=MAX([.B92];[.D92];[.G92])-MAX([.A92];[.C92];[.E92])" office:value-type="float" office:value="4.25899505615234" calcext:value-type="float">
            <text:p>4.2589950562</text:p>
          </table:table-cell>
          <table:table-cell table:formula="of:=IF(ISBLANK([.E92]);&quot;&quot;;[.I92])" office:value-type="float" office:value="4.25899505615234" calcext:value-type="float">
            <text:p>4.2589950562</text:p>
          </table:table-cell>
          <table:table-cell table:formula="of:=IF(OR(ISBLANK([.E92]);[.I92]&lt;=0);&quot;&quot;;[.I92])" office:value-type="float" office:value="4.25899505615234" calcext:value-type="float">
            <text:p>4.25899505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8.47608" calcext:value-type="float">
            <text:p>1427905358.47608</text:p>
          </table:table-cell>
          <table:table-cell office:value-type="float" office:value="1427905361.69116" calcext:value-type="float">
            <text:p>1427905361.69116</text:p>
          </table:table-cell>
          <table:table-cell office:value-type="float" office:value="1427905362.78231" calcext:value-type="float">
            <text:p>1427905362.78231</text:p>
          </table:table-cell>
          <table:table-cell/>
          <table:table-cell table:formula="of:=MAX([.B93];[.D93];[.G93])-MAX([.A93];[.C93];[.E93])" office:value-type="float" office:value="4.30622601509094" calcext:value-type="float">
            <text:p>4.3062260151</text:p>
          </table:table-cell>
          <table:table-cell table:formula="of:=IF(ISBLANK([.E93]);&quot;&quot;;[.I93])" office:value-type="float" office:value="4.30622601509094" calcext:value-type="float">
            <text:p>4.3062260151</text:p>
          </table:table-cell>
          <table:table-cell table:formula="of:=IF(OR(ISBLANK([.E93]);[.I93]&lt;=0);&quot;&quot;;[.I93])" office:value-type="float" office:value="4.30622601509094" calcext:value-type="float">
            <text:p>4.30622601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8.47839" calcext:value-type="float">
            <text:p>1427905358.47839</text:p>
          </table:table-cell>
          <table:table-cell office:value-type="float" office:value="1427905362.26179" calcext:value-type="float">
            <text:p>1427905362.26179</text:p>
          </table:table-cell>
          <table:table-cell office:value-type="float" office:value="1427905363.36013" calcext:value-type="float">
            <text:p>1427905363.36013</text:p>
          </table:table-cell>
          <table:table-cell/>
          <table:table-cell table:formula="of:=MAX([.B94];[.D94];[.G94])-MAX([.A94];[.C94];[.E94])" office:value-type="float" office:value="4.88173985481262" calcext:value-type="float">
            <text:p>4.8817398548</text:p>
          </table:table-cell>
          <table:table-cell table:formula="of:=IF(ISBLANK([.E94]);&quot;&quot;;[.I94])" office:value-type="float" office:value="4.88173985481262" calcext:value-type="float">
            <text:p>4.8817398548</text:p>
          </table:table-cell>
          <table:table-cell table:formula="of:=IF(OR(ISBLANK([.E94]);[.I94]&lt;=0);&quot;&quot;;[.I94])" office:value-type="float" office:value="4.88173985481262" calcext:value-type="float">
            <text:p>4.88173985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8.47976" calcext:value-type="float">
            <text:p>1427905358.47976</text:p>
          </table:table-cell>
          <table:table-cell office:value-type="float" office:value="1427905362.56103" calcext:value-type="float">
            <text:p>1427905362.56103</text:p>
          </table:table-cell>
          <table:table-cell office:value-type="float" office:value="1427905363.58451" calcext:value-type="float">
            <text:p>1427905363.58451</text:p>
          </table:table-cell>
          <table:table-cell/>
          <table:table-cell table:formula="of:=MAX([.B95];[.D95];[.G95])-MAX([.A95];[.C95];[.E95])" office:value-type="float" office:value="5.10475087165833" calcext:value-type="float">
            <text:p>5.1047508717</text:p>
          </table:table-cell>
          <table:table-cell table:formula="of:=IF(ISBLANK([.E95]);&quot;&quot;;[.I95])" office:value-type="float" office:value="5.10475087165833" calcext:value-type="float">
            <text:p>5.1047508717</text:p>
          </table:table-cell>
          <table:table-cell table:formula="of:=IF(OR(ISBLANK([.E95]);[.I95]&lt;=0);&quot;&quot;;[.I95])" office:value-type="float" office:value="5.10475087165833" calcext:value-type="float">
            <text:p>5.10475087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8.48115" calcext:value-type="float">
            <text:p>1427905358.48115</text:p>
          </table:table-cell>
          <table:table-cell office:value-type="float" office:value="1427905361.94048" calcext:value-type="float">
            <text:p>1427905361.94048</text:p>
          </table:table-cell>
          <table:table-cell office:value-type="float" office:value="1427905363.02571" calcext:value-type="float">
            <text:p>1427905363.02571</text:p>
          </table:table-cell>
          <table:table-cell/>
          <table:table-cell table:formula="of:=MAX([.B96];[.D96];[.G96])-MAX([.A96];[.C96];[.E96])" office:value-type="float" office:value="4.54455995559692" calcext:value-type="float">
            <text:p>4.5445599556</text:p>
          </table:table-cell>
          <table:table-cell table:formula="of:=IF(ISBLANK([.E96]);&quot;&quot;;[.I96])" office:value-type="float" office:value="4.54455995559692" calcext:value-type="float">
            <text:p>4.5445599556</text:p>
          </table:table-cell>
          <table:table-cell table:formula="of:=IF(OR(ISBLANK([.E96]);[.I96]&lt;=0);&quot;&quot;;[.I96])" office:value-type="float" office:value="4.54455995559692" calcext:value-type="float">
            <text:p>4.54455995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8.48245" calcext:value-type="float">
            <text:p>1427905358.48245</text:p>
          </table:table-cell>
          <table:table-cell office:value-type="float" office:value="1427905361.83695" calcext:value-type="float">
            <text:p>1427905361.83695</text:p>
          </table:table-cell>
          <table:table-cell office:value-type="float" office:value="1427905362.87344" calcext:value-type="float">
            <text:p>1427905362.87344</text:p>
          </table:table-cell>
          <table:table-cell/>
          <table:table-cell table:formula="of:=MAX([.B97];[.D97];[.G97])-MAX([.A97];[.C97];[.E97])" office:value-type="float" office:value="4.39098501205444" calcext:value-type="float">
            <text:p>4.3909850121</text:p>
          </table:table-cell>
          <table:table-cell table:formula="of:=IF(ISBLANK([.E97]);&quot;&quot;;[.I97])" office:value-type="float" office:value="4.39098501205444" calcext:value-type="float">
            <text:p>4.3909850121</text:p>
          </table:table-cell>
          <table:table-cell table:formula="of:=IF(OR(ISBLANK([.E97]);[.I97]&lt;=0);&quot;&quot;;[.I97])" office:value-type="float" office:value="4.39098501205444" calcext:value-type="float">
            <text:p>4.39098501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8.48375" calcext:value-type="float">
            <text:p>1427905358.48375</text:p>
          </table:table-cell>
          <table:table-cell office:value-type="float" office:value="1427905362.33279" calcext:value-type="float">
            <text:p>1427905362.33279</text:p>
          </table:table-cell>
          <table:table-cell office:value-type="float" office:value="1427905363.36584" calcext:value-type="float">
            <text:p>1427905363.36584</text:p>
          </table:table-cell>
          <table:table-cell/>
          <table:table-cell table:formula="of:=MAX([.B98];[.D98];[.G98])-MAX([.A98];[.C98];[.E98])" office:value-type="float" office:value="4.88209009170532" calcext:value-type="float">
            <text:p>4.8820900917</text:p>
          </table:table-cell>
          <table:table-cell table:formula="of:=IF(ISBLANK([.E98]);&quot;&quot;;[.I98])" office:value-type="float" office:value="4.88209009170532" calcext:value-type="float">
            <text:p>4.8820900917</text:p>
          </table:table-cell>
          <table:table-cell table:formula="of:=IF(OR(ISBLANK([.E98]);[.I98]&lt;=0);&quot;&quot;;[.I98])" office:value-type="float" office:value="4.88209009170532" calcext:value-type="float">
            <text:p>4.88209009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8.48514" calcext:value-type="float">
            <text:p>1427905358.48514</text:p>
          </table:table-cell>
          <table:table-cell office:value-type="float" office:value="1427905362.28099" calcext:value-type="float">
            <text:p>1427905362.28099</text:p>
          </table:table-cell>
          <table:table-cell office:value-type="float" office:value="1427905363.35754" calcext:value-type="float">
            <text:p>1427905363.35754</text:p>
          </table:table-cell>
          <table:table-cell/>
          <table:table-cell table:formula="of:=MAX([.B99];[.D99];[.G99])-MAX([.A99];[.C99];[.E99])" office:value-type="float" office:value="4.87239408493042" calcext:value-type="float">
            <text:p>4.8723940849</text:p>
          </table:table-cell>
          <table:table-cell table:formula="of:=IF(ISBLANK([.E99]);&quot;&quot;;[.I99])" office:value-type="float" office:value="4.87239408493042" calcext:value-type="float">
            <text:p>4.8723940849</text:p>
          </table:table-cell>
          <table:table-cell table:formula="of:=IF(OR(ISBLANK([.E99]);[.I99]&lt;=0);&quot;&quot;;[.I99])" office:value-type="float" office:value="4.87239408493042" calcext:value-type="float">
            <text:p>4.87239408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8.48647" calcext:value-type="float">
            <text:p>1427905358.48647</text:p>
          </table:table-cell>
          <table:table-cell office:value-type="float" office:value="1427905362.50696" calcext:value-type="float">
            <text:p>1427905362.50696</text:p>
          </table:table-cell>
          <table:table-cell office:value-type="float" office:value="1427905363.50747" calcext:value-type="float">
            <text:p>1427905363.50747</text:p>
          </table:table-cell>
          <table:table-cell/>
          <table:table-cell table:formula="of:=MAX([.B100];[.D100];[.G100])-MAX([.A100];[.C100];[.E100])" office:value-type="float" office:value="5.02100586891174" calcext:value-type="float">
            <text:p>5.0210058689</text:p>
          </table:table-cell>
          <table:table-cell table:formula="of:=IF(ISBLANK([.E100]);&quot;&quot;;[.I100])" office:value-type="float" office:value="5.02100586891174" calcext:value-type="float">
            <text:p>5.0210058689</text:p>
          </table:table-cell>
          <table:table-cell table:formula="of:=IF(OR(ISBLANK([.E100]);[.I100]&lt;=0);&quot;&quot;;[.I100])" office:value-type="float" office:value="5.02100586891174" calcext:value-type="float">
            <text:p>5.02100586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58.48777" calcext:value-type="float">
            <text:p>1427905358.48777</text:p>
          </table:table-cell>
          <table:table-cell office:value-type="float" office:value="1427905362.164" calcext:value-type="float">
            <text:p>1427905362.164</text:p>
          </table:table-cell>
          <table:table-cell office:value-type="float" office:value="1427905363.16683" calcext:value-type="float">
            <text:p>1427905363.16683</text:p>
          </table:table-cell>
          <table:table-cell/>
          <table:table-cell table:formula="of:=MAX([.B101];[.D101];[.G101])-MAX([.A101];[.C101];[.E101])" office:value-type="float" office:value="4.67905998229981" calcext:value-type="float">
            <text:p>4.6790599823</text:p>
          </table:table-cell>
          <table:table-cell table:formula="of:=IF(ISBLANK([.E101]);&quot;&quot;;[.I101])" office:value-type="float" office:value="4.67905998229981" calcext:value-type="float">
            <text:p>4.6790599823</text:p>
          </table:table-cell>
          <table:table-cell table:formula="of:=IF(OR(ISBLANK([.E101]);[.I101]&lt;=0);&quot;&quot;;[.I101])" office:value-type="float" office:value="4.67905998229981" calcext:value-type="float">
            <text:p>4.67905998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63.58452" calcext:value-type="float">
            <text:p>1427905363.58452</text:p>
          </table:table-cell>
          <table:table-cell office:value-type="float" office:value="1427905368.8014" calcext:value-type="float">
            <text:p>1427905368.8014</text:p>
          </table:table-cell>
          <table:table-cell table:number-columns-repeated="4"/>
          <table:table-cell table:formula="of:=MAX([.B102];[.D102];[.G102])-MAX([.A102];[.C102];[.E102])" office:value-type="float" office:value="5.21687507629395" calcext:value-type="float">
            <text:p>5.2168750763</text:p>
          </table:table-cell>
          <table:table-cell table:formula="of:=IF(ISBLANK([.E102]);&quot;&quot;;[.I102])">
            <text:p/>
          </table:table-cell>
          <table:table-cell table:formula="of:=IF(OR(ISBLANK([.E102]);[.I102]&lt;=0);&quot;&quot;;[.I10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3.58452" calcext:value-type="float">
            <text:p>1427905363.58452</text:p>
          </table:table-cell>
          <table:table-cell office:value-type="float" office:value="1427905367.38807" calcext:value-type="float">
            <text:p>1427905367.38807</text:p>
          </table:table-cell>
          <table:table-cell office:value-type="float" office:value="1427905368.31276" calcext:value-type="float">
            <text:p>1427905368.31276</text:p>
          </table:table-cell>
          <table:table-cell/>
          <table:table-cell table:formula="of:=MAX([.B103];[.D103];[.G103])-MAX([.A103];[.C103];[.E103])" office:value-type="float" office:value="4.72823405265808" calcext:value-type="float">
            <text:p>4.7282340527</text:p>
          </table:table-cell>
          <table:table-cell table:formula="of:=IF(ISBLANK([.E103]);&quot;&quot;;[.I103])" office:value-type="float" office:value="4.72823405265808" calcext:value-type="float">
            <text:p>4.7282340527</text:p>
          </table:table-cell>
          <table:table-cell table:formula="of:=IF(OR(ISBLANK([.E103]);[.I103]&lt;=0);&quot;&quot;;[.I103])" office:value-type="float" office:value="4.72823405265808" calcext:value-type="float">
            <text:p>4.72823405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3.58504" calcext:value-type="float">
            <text:p>1427905363.58504</text:p>
          </table:table-cell>
          <table:table-cell office:value-type="float" office:value="1427905367.54164" calcext:value-type="float">
            <text:p>1427905367.54164</text:p>
          </table:table-cell>
          <table:table-cell office:value-type="float" office:value="1427905368.48933" calcext:value-type="float">
            <text:p>1427905368.48933</text:p>
          </table:table-cell>
          <table:table-cell/>
          <table:table-cell table:formula="of:=MAX([.B104];[.D104];[.G104])-MAX([.A104];[.C104];[.E104])" office:value-type="float" office:value="4.90429496765137" calcext:value-type="float">
            <text:p>4.9042949677</text:p>
          </table:table-cell>
          <table:table-cell table:formula="of:=IF(ISBLANK([.E104]);&quot;&quot;;[.I104])" office:value-type="float" office:value="4.90429496765137" calcext:value-type="float">
            <text:p>4.9042949677</text:p>
          </table:table-cell>
          <table:table-cell table:formula="of:=IF(OR(ISBLANK([.E104]);[.I104]&lt;=0);&quot;&quot;;[.I104])" office:value-type="float" office:value="4.90429496765137" calcext:value-type="float">
            <text:p>4.90429496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3.58551" calcext:value-type="float">
            <text:p>1427905363.58551</text:p>
          </table:table-cell>
          <table:table-cell office:value-type="float" office:value="1427905367.06188" calcext:value-type="float">
            <text:p>1427905367.06188</text:p>
          </table:table-cell>
          <table:table-cell office:value-type="float" office:value="1427905368.07966" calcext:value-type="float">
            <text:p>1427905368.07966</text:p>
          </table:table-cell>
          <table:table-cell/>
          <table:table-cell table:formula="of:=MAX([.B105];[.D105];[.G105])-MAX([.A105];[.C105];[.E105])" office:value-type="float" office:value="4.4941508769989" calcext:value-type="float">
            <text:p>4.494150877</text:p>
          </table:table-cell>
          <table:table-cell table:formula="of:=IF(ISBLANK([.E105]);&quot;&quot;;[.I105])" office:value-type="float" office:value="4.4941508769989" calcext:value-type="float">
            <text:p>4.494150877</text:p>
          </table:table-cell>
          <table:table-cell table:formula="of:=IF(OR(ISBLANK([.E105]);[.I105]&lt;=0);&quot;&quot;;[.I105])" office:value-type="float" office:value="4.4941508769989" calcext:value-type="float">
            <text:p>4.4941508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3.5866" calcext:value-type="float">
            <text:p>1427905363.5866</text:p>
          </table:table-cell>
          <table:table-cell office:value-type="float" office:value="1427905367.73346" calcext:value-type="float">
            <text:p>1427905367.73346</text:p>
          </table:table-cell>
          <table:table-cell office:value-type="float" office:value="1427905368.80139" calcext:value-type="float">
            <text:p>1427905368.80139</text:p>
          </table:table-cell>
          <table:table-cell/>
          <table:table-cell table:formula="of:=MAX([.B106];[.D106];[.G106])-MAX([.A106];[.C106];[.E106])" office:value-type="float" office:value="5.21479296684265" calcext:value-type="float">
            <text:p>5.2147929668</text:p>
          </table:table-cell>
          <table:table-cell table:formula="of:=IF(ISBLANK([.E106]);&quot;&quot;;[.I106])" office:value-type="float" office:value="5.21479296684265" calcext:value-type="float">
            <text:p>5.2147929668</text:p>
          </table:table-cell>
          <table:table-cell table:formula="of:=IF(OR(ISBLANK([.E106]);[.I106]&lt;=0);&quot;&quot;;[.I106])" office:value-type="float" office:value="5.21479296684265" calcext:value-type="float">
            <text:p>5.21479296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3.58786" calcext:value-type="float">
            <text:p>1427905363.58786</text:p>
          </table:table-cell>
          <table:table-cell office:value-type="float" office:value="1427905367.43486" calcext:value-type="float">
            <text:p>1427905367.43486</text:p>
          </table:table-cell>
          <table:table-cell office:value-type="float" office:value="1427905368.53106" calcext:value-type="float">
            <text:p>1427905368.53106</text:p>
          </table:table-cell>
          <table:table-cell/>
          <table:table-cell table:formula="of:=MAX([.B107];[.D107];[.G107])-MAX([.A107];[.C107];[.E107])" office:value-type="float" office:value="4.94320607185364" calcext:value-type="float">
            <text:p>4.9432060719</text:p>
          </table:table-cell>
          <table:table-cell table:formula="of:=IF(ISBLANK([.E107]);&quot;&quot;;[.I107])" office:value-type="float" office:value="4.94320607185364" calcext:value-type="float">
            <text:p>4.9432060719</text:p>
          </table:table-cell>
          <table:table-cell table:formula="of:=IF(OR(ISBLANK([.E107]);[.I107]&lt;=0);&quot;&quot;;[.I107])" office:value-type="float" office:value="4.94320607185364" calcext:value-type="float">
            <text:p>4.94320607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3.58893" calcext:value-type="float">
            <text:p>1427905363.58893</text:p>
          </table:table-cell>
          <table:table-cell office:value-type="float" office:value="1427905367.39765" calcext:value-type="float">
            <text:p>1427905367.39765</text:p>
          </table:table-cell>
          <table:table-cell office:value-type="float" office:value="1427905368.49867" calcext:value-type="float">
            <text:p>1427905368.49867</text:p>
          </table:table-cell>
          <table:table-cell/>
          <table:table-cell table:formula="of:=MAX([.B108];[.D108];[.G108])-MAX([.A108];[.C108];[.E108])" office:value-type="float" office:value="4.90974092483521" calcext:value-type="float">
            <text:p>4.9097409248</text:p>
          </table:table-cell>
          <table:table-cell table:formula="of:=IF(ISBLANK([.E108]);&quot;&quot;;[.I108])" office:value-type="float" office:value="4.90974092483521" calcext:value-type="float">
            <text:p>4.9097409248</text:p>
          </table:table-cell>
          <table:table-cell table:formula="of:=IF(OR(ISBLANK([.E108]);[.I108]&lt;=0);&quot;&quot;;[.I108])" office:value-type="float" office:value="4.90974092483521" calcext:value-type="float">
            <text:p>4.90974092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3.59024" calcext:value-type="float">
            <text:p>1427905363.59024</text:p>
          </table:table-cell>
          <table:table-cell office:value-type="float" office:value="1427905367.21795" calcext:value-type="float">
            <text:p>1427905367.21795</text:p>
          </table:table-cell>
          <table:table-cell office:value-type="float" office:value="1427905368.19403" calcext:value-type="float">
            <text:p>1427905368.19403</text:p>
          </table:table-cell>
          <table:table-cell/>
          <table:table-cell table:formula="of:=MAX([.B109];[.D109];[.G109])-MAX([.A109];[.C109];[.E109])" office:value-type="float" office:value="4.60379409790039" calcext:value-type="float">
            <text:p>4.6037940979</text:p>
          </table:table-cell>
          <table:table-cell table:formula="of:=IF(ISBLANK([.E109]);&quot;&quot;;[.I109])" office:value-type="float" office:value="4.60379409790039" calcext:value-type="float">
            <text:p>4.6037940979</text:p>
          </table:table-cell>
          <table:table-cell table:formula="of:=IF(OR(ISBLANK([.E109]);[.I109]&lt;=0);&quot;&quot;;[.I109])" office:value-type="float" office:value="4.60379409790039" calcext:value-type="float">
            <text:p>4.60379409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3.59156" calcext:value-type="float">
            <text:p>1427905363.59156</text:p>
          </table:table-cell>
          <table:table-cell office:value-type="float" office:value="1427905367.67342" calcext:value-type="float">
            <text:p>1427905367.67342</text:p>
          </table:table-cell>
          <table:table-cell office:value-type="float" office:value="1427905368.73575" calcext:value-type="float">
            <text:p>1427905368.73575</text:p>
          </table:table-cell>
          <table:table-cell/>
          <table:table-cell table:formula="of:=MAX([.B110];[.D110];[.G110])-MAX([.A110];[.C110];[.E110])" office:value-type="float" office:value="5.14419198036194" calcext:value-type="float">
            <text:p>5.1441919804</text:p>
          </table:table-cell>
          <table:table-cell table:formula="of:=IF(ISBLANK([.E110]);&quot;&quot;;[.I110])" office:value-type="float" office:value="5.14419198036194" calcext:value-type="float">
            <text:p>5.1441919804</text:p>
          </table:table-cell>
          <table:table-cell table:formula="of:=IF(OR(ISBLANK([.E110]);[.I110]&lt;=0);&quot;&quot;;[.I110])" office:value-type="float" office:value="5.14419198036194" calcext:value-type="float">
            <text:p>5.14419198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3.59279" calcext:value-type="float">
            <text:p>1427905363.59279</text:p>
          </table:table-cell>
          <table:table-cell office:value-type="float" office:value="1427905367.15484" calcext:value-type="float">
            <text:p>1427905367.15484</text:p>
          </table:table-cell>
          <table:table-cell office:value-type="float" office:value="1427905368.25353" calcext:value-type="float">
            <text:p>1427905368.25353</text:p>
          </table:table-cell>
          <table:table-cell/>
          <table:table-cell table:formula="of:=MAX([.B111];[.D111];[.G111])-MAX([.A111];[.C111];[.E111])" office:value-type="float" office:value="4.66074109077454" calcext:value-type="float">
            <text:p>4.6607410908</text:p>
          </table:table-cell>
          <table:table-cell table:formula="of:=IF(ISBLANK([.E111]);&quot;&quot;;[.I111])" office:value-type="float" office:value="4.66074109077454" calcext:value-type="float">
            <text:p>4.6607410908</text:p>
          </table:table-cell>
          <table:table-cell table:formula="of:=IF(OR(ISBLANK([.E111]);[.I111]&lt;=0);&quot;&quot;;[.I111])" office:value-type="float" office:value="4.66074109077454" calcext:value-type="float">
            <text:p>4.66074109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3.59404" calcext:value-type="float">
            <text:p>1427905363.59404</text:p>
          </table:table-cell>
          <table:table-cell office:value-type="float" office:value="1427905366.92653" calcext:value-type="float">
            <text:p>1427905366.92653</text:p>
          </table:table-cell>
          <table:table-cell office:value-type="float" office:value="1427905367.93589" calcext:value-type="float">
            <text:p>1427905367.93589</text:p>
          </table:table-cell>
          <table:table-cell/>
          <table:table-cell table:formula="of:=MAX([.B112];[.D112];[.G112])-MAX([.A112];[.C112];[.E112])" office:value-type="float" office:value="4.34184813499451" calcext:value-type="float">
            <text:p>4.341848135</text:p>
          </table:table-cell>
          <table:table-cell table:formula="of:=IF(ISBLANK([.E112]);&quot;&quot;;[.I112])" office:value-type="float" office:value="4.34184813499451" calcext:value-type="float">
            <text:p>4.341848135</text:p>
          </table:table-cell>
          <table:table-cell table:formula="of:=IF(OR(ISBLANK([.E112]);[.I112]&lt;=0);&quot;&quot;;[.I112])" office:value-type="float" office:value="4.34184813499451" calcext:value-type="float">
            <text:p>4.341848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68.80141" calcext:value-type="float">
            <text:p>1427905368.80141</text:p>
          </table:table-cell>
          <table:table-cell office:value-type="float" office:value="1427905374.25207" calcext:value-type="float">
            <text:p>1427905374.25207</text:p>
          </table:table-cell>
          <table:table-cell table:number-columns-repeated="4"/>
          <table:table-cell table:formula="of:=MAX([.B113];[.D113];[.G113])-MAX([.A113];[.C113];[.E113])" office:value-type="float" office:value="5.4506561756134" calcext:value-type="float">
            <text:p>5.4506561756</text:p>
          </table:table-cell>
          <table:table-cell table:formula="of:=IF(ISBLANK([.E113]);&quot;&quot;;[.I113])">
            <text:p/>
          </table:table-cell>
          <table:table-cell table:formula="of:=IF(OR(ISBLANK([.E113]);[.I113]&lt;=0);&quot;&quot;;[.I11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8.80141" calcext:value-type="float">
            <text:p>1427905368.80141</text:p>
          </table:table-cell>
          <table:table-cell office:value-type="float" office:value="1427905373.12223" calcext:value-type="float">
            <text:p>1427905373.12223</text:p>
          </table:table-cell>
          <table:table-cell office:value-type="float" office:value="1427905374.09352" calcext:value-type="float">
            <text:p>1427905374.09352</text:p>
          </table:table-cell>
          <table:table-cell/>
          <table:table-cell table:formula="of:=MAX([.B114];[.D114];[.G114])-MAX([.A114];[.C114];[.E114])" office:value-type="float" office:value="5.29210495948792" calcext:value-type="float">
            <text:p>5.2921049595</text:p>
          </table:table-cell>
          <table:table-cell table:formula="of:=IF(ISBLANK([.E114]);&quot;&quot;;[.I114])" office:value-type="float" office:value="5.29210495948792" calcext:value-type="float">
            <text:p>5.2921049595</text:p>
          </table:table-cell>
          <table:table-cell table:formula="of:=IF(OR(ISBLANK([.E114]);[.I114]&lt;=0);&quot;&quot;;[.I114])" office:value-type="float" office:value="5.29210495948792" calcext:value-type="float">
            <text:p>5.29210495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8.80279" calcext:value-type="float">
            <text:p>1427905368.80279</text:p>
          </table:table-cell>
          <table:table-cell office:value-type="float" office:value="1427905372.66335" calcext:value-type="float">
            <text:p>1427905372.66335</text:p>
          </table:table-cell>
          <table:table-cell office:value-type="float" office:value="1427905373.73643" calcext:value-type="float">
            <text:p>1427905373.73643</text:p>
          </table:table-cell>
          <table:table-cell/>
          <table:table-cell table:formula="of:=MAX([.B115];[.D115];[.G115])-MAX([.A115];[.C115];[.E115])" office:value-type="float" office:value="4.93364787101746" calcext:value-type="float">
            <text:p>4.933647871</text:p>
          </table:table-cell>
          <table:table-cell table:formula="of:=IF(ISBLANK([.E115]);&quot;&quot;;[.I115])" office:value-type="float" office:value="4.93364787101746" calcext:value-type="float">
            <text:p>4.933647871</text:p>
          </table:table-cell>
          <table:table-cell table:formula="of:=IF(OR(ISBLANK([.E115]);[.I115]&lt;=0);&quot;&quot;;[.I115])" office:value-type="float" office:value="4.93364787101746" calcext:value-type="float">
            <text:p>4.9336478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8.80413" calcext:value-type="float">
            <text:p>1427905368.80413</text:p>
          </table:table-cell>
          <table:table-cell office:value-type="float" office:value="1427905372.28506" calcext:value-type="float">
            <text:p>1427905372.28506</text:p>
          </table:table-cell>
          <table:table-cell office:value-type="float" office:value="1427905373.39029" calcext:value-type="float">
            <text:p>1427905373.39029</text:p>
          </table:table-cell>
          <table:table-cell/>
          <table:table-cell table:formula="of:=MAX([.B116];[.D116];[.G116])-MAX([.A116];[.C116];[.E116])" office:value-type="float" office:value="4.5861542224884" calcext:value-type="float">
            <text:p>4.5861542225</text:p>
          </table:table-cell>
          <table:table-cell table:formula="of:=IF(ISBLANK([.E116]);&quot;&quot;;[.I116])" office:value-type="float" office:value="4.5861542224884" calcext:value-type="float">
            <text:p>4.5861542225</text:p>
          </table:table-cell>
          <table:table-cell table:formula="of:=IF(OR(ISBLANK([.E116]);[.I116]&lt;=0);&quot;&quot;;[.I116])" office:value-type="float" office:value="4.5861542224884" calcext:value-type="float">
            <text:p>4.58615422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8.80586" calcext:value-type="float">
            <text:p>1427905368.80586</text:p>
          </table:table-cell>
          <table:table-cell office:value-type="float" office:value="1427905372.2025" calcext:value-type="float">
            <text:p>1427905372.2025</text:p>
          </table:table-cell>
          <table:table-cell office:value-type="float" office:value="1427905373.20054" calcext:value-type="float">
            <text:p>1427905373.20054</text:p>
          </table:table-cell>
          <table:table-cell/>
          <table:table-cell table:formula="of:=MAX([.B117];[.D117];[.G117])-MAX([.A117];[.C117];[.E117])" office:value-type="float" office:value="4.39467215538025" calcext:value-type="float">
            <text:p>4.3946721554</text:p>
          </table:table-cell>
          <table:table-cell table:formula="of:=IF(ISBLANK([.E117]);&quot;&quot;;[.I117])" office:value-type="float" office:value="4.39467215538025" calcext:value-type="float">
            <text:p>4.3946721554</text:p>
          </table:table-cell>
          <table:table-cell table:formula="of:=IF(OR(ISBLANK([.E117]);[.I117]&lt;=0);&quot;&quot;;[.I117])" office:value-type="float" office:value="4.39467215538025" calcext:value-type="float">
            <text:p>4.39467215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8.80718" calcext:value-type="float">
            <text:p>1427905368.80718</text:p>
          </table:table-cell>
          <table:table-cell office:value-type="float" office:value="1427905372.85638" calcext:value-type="float">
            <text:p>1427905372.85638</text:p>
          </table:table-cell>
          <table:table-cell office:value-type="float" office:value="1427905373.92618" calcext:value-type="float">
            <text:p>1427905373.92618</text:p>
          </table:table-cell>
          <table:table-cell/>
          <table:table-cell table:formula="of:=MAX([.B118];[.D118];[.G118])-MAX([.A118];[.C118];[.E118])" office:value-type="float" office:value="5.11899995803833" calcext:value-type="float">
            <text:p>5.118999958</text:p>
          </table:table-cell>
          <table:table-cell table:formula="of:=IF(ISBLANK([.E118]);&quot;&quot;;[.I118])" office:value-type="float" office:value="5.11899995803833" calcext:value-type="float">
            <text:p>5.118999958</text:p>
          </table:table-cell>
          <table:table-cell table:formula="of:=IF(OR(ISBLANK([.E118]);[.I118]&lt;=0);&quot;&quot;;[.I118])" office:value-type="float" office:value="5.11899995803833" calcext:value-type="float">
            <text:p>5.1189999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8.80848" calcext:value-type="float">
            <text:p>1427905368.80848</text:p>
          </table:table-cell>
          <table:table-cell office:value-type="float" office:value="1427905372.51104" calcext:value-type="float">
            <text:p>1427905372.51104</text:p>
          </table:table-cell>
          <table:table-cell office:value-type="float" office:value="1427905373.53422" calcext:value-type="float">
            <text:p>1427905373.53422</text:p>
          </table:table-cell>
          <table:table-cell/>
          <table:table-cell table:formula="of:=MAX([.B119];[.D119];[.G119])-MAX([.A119];[.C119];[.E119])" office:value-type="float" office:value="4.72573614120483" calcext:value-type="float">
            <text:p>4.7257361412</text:p>
          </table:table-cell>
          <table:table-cell table:formula="of:=IF(ISBLANK([.E119]);&quot;&quot;;[.I119])" office:value-type="float" office:value="4.72573614120483" calcext:value-type="float">
            <text:p>4.7257361412</text:p>
          </table:table-cell>
          <table:table-cell table:formula="of:=IF(OR(ISBLANK([.E119]);[.I119]&lt;=0);&quot;&quot;;[.I119])" office:value-type="float" office:value="4.72573614120483" calcext:value-type="float">
            <text:p>4.72573614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8.80981" calcext:value-type="float">
            <text:p>1427905368.80981</text:p>
          </table:table-cell>
          <table:table-cell office:value-type="float" office:value="1427905373.00931" calcext:value-type="float">
            <text:p>1427905373.00931</text:p>
          </table:table-cell>
          <table:table-cell office:value-type="float" office:value="1427905374.0836" calcext:value-type="float">
            <text:p>1427905374.0836</text:p>
          </table:table-cell>
          <table:table-cell/>
          <table:table-cell table:formula="of:=MAX([.B120];[.D120];[.G120])-MAX([.A120];[.C120];[.E120])" office:value-type="float" office:value="5.27379298210144" calcext:value-type="float">
            <text:p>5.2737929821</text:p>
          </table:table-cell>
          <table:table-cell table:formula="of:=IF(ISBLANK([.E120]);&quot;&quot;;[.I120])" office:value-type="float" office:value="5.27379298210144" calcext:value-type="float">
            <text:p>5.2737929821</text:p>
          </table:table-cell>
          <table:table-cell table:formula="of:=IF(OR(ISBLANK([.E120]);[.I120]&lt;=0);&quot;&quot;;[.I120])" office:value-type="float" office:value="5.27379298210144" calcext:value-type="float">
            <text:p>5.27379298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8.81112" calcext:value-type="float">
            <text:p>1427905368.81112</text:p>
          </table:table-cell>
          <table:table-cell office:value-type="float" office:value="1427905372.59281" calcext:value-type="float">
            <text:p>1427905372.59281</text:p>
          </table:table-cell>
          <table:table-cell office:value-type="float" office:value="1427905373.66913" calcext:value-type="float">
            <text:p>1427905373.66913</text:p>
          </table:table-cell>
          <table:table-cell/>
          <table:table-cell table:formula="of:=MAX([.B121];[.D121];[.G121])-MAX([.A121];[.C121];[.E121])" office:value-type="float" office:value="4.85801100730896" calcext:value-type="float">
            <text:p>4.8580110073</text:p>
          </table:table-cell>
          <table:table-cell table:formula="of:=IF(ISBLANK([.E121]);&quot;&quot;;[.I121])" office:value-type="float" office:value="4.85801100730896" calcext:value-type="float">
            <text:p>4.8580110073</text:p>
          </table:table-cell>
          <table:table-cell table:formula="of:=IF(OR(ISBLANK([.E121]);[.I121]&lt;=0);&quot;&quot;;[.I121])" office:value-type="float" office:value="4.85801100730896" calcext:value-type="float">
            <text:p>4.85801100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8.8125" calcext:value-type="float">
            <text:p>1427905368.8125</text:p>
          </table:table-cell>
          <table:table-cell office:value-type="float" office:value="1427905372.72988" calcext:value-type="float">
            <text:p>1427905372.72988</text:p>
          </table:table-cell>
          <table:table-cell office:value-type="float" office:value="1427905373.71379" calcext:value-type="float">
            <text:p>1427905373.71379</text:p>
          </table:table-cell>
          <table:table-cell/>
          <table:table-cell table:formula="of:=MAX([.B122];[.D122];[.G122])-MAX([.A122];[.C122];[.E122])" office:value-type="float" office:value="4.90129494667053" calcext:value-type="float">
            <text:p>4.9012949467</text:p>
          </table:table-cell>
          <table:table-cell table:formula="of:=IF(ISBLANK([.E122]);&quot;&quot;;[.I122])" office:value-type="float" office:value="4.90129494667053" calcext:value-type="float">
            <text:p>4.9012949467</text:p>
          </table:table-cell>
          <table:table-cell table:formula="of:=IF(OR(ISBLANK([.E122]);[.I122]&lt;=0);&quot;&quot;;[.I122])" office:value-type="float" office:value="4.90129494667053" calcext:value-type="float">
            <text:p>4.90129494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68.81311" calcext:value-type="float">
            <text:p>1427905368.81311</text:p>
          </table:table-cell>
          <table:table-cell office:value-type="float" office:value="1427905373.21706" calcext:value-type="float">
            <text:p>1427905373.21706</text:p>
          </table:table-cell>
          <table:table-cell office:value-type="float" office:value="1427905374.25206" calcext:value-type="float">
            <text:p>1427905374.25206</text:p>
          </table:table-cell>
          <table:table-cell/>
          <table:table-cell table:formula="of:=MAX([.B123];[.D123];[.G123])-MAX([.A123];[.C123];[.E123])" office:value-type="float" office:value="5.43894696235657" calcext:value-type="float">
            <text:p>5.4389469624</text:p>
          </table:table-cell>
          <table:table-cell table:formula="of:=IF(ISBLANK([.E123]);&quot;&quot;;[.I123])" office:value-type="float" office:value="5.43894696235657" calcext:value-type="float">
            <text:p>5.4389469624</text:p>
          </table:table-cell>
          <table:table-cell table:formula="of:=IF(OR(ISBLANK([.E123]);[.I123]&lt;=0);&quot;&quot;;[.I123])" office:value-type="float" office:value="5.43894696235657" calcext:value-type="float">
            <text:p>5.43894696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74.25208" calcext:value-type="float">
            <text:p>1427905374.25208</text:p>
          </table:table-cell>
          <table:table-cell office:value-type="float" office:value="1427905379.63505" calcext:value-type="float">
            <text:p>1427905379.63505</text:p>
          </table:table-cell>
          <table:table-cell table:number-columns-repeated="4"/>
          <table:table-cell table:formula="of:=MAX([.B124];[.D124];[.G124])-MAX([.A124];[.C124];[.E124])" office:value-type="float" office:value="5.38296604156494" calcext:value-type="float">
            <text:p>5.3829660416</text:p>
          </table:table-cell>
          <table:table-cell table:formula="of:=IF(ISBLANK([.E124]);&quot;&quot;;[.I124])">
            <text:p/>
          </table:table-cell>
          <table:table-cell table:formula="of:=IF(OR(ISBLANK([.E124]);[.I124]&lt;=0);&quot;&quot;;[.I12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4.25208" calcext:value-type="float">
            <text:p>1427905374.25208</text:p>
          </table:table-cell>
          <table:table-cell office:value-type="float" office:value="1427905377.97372" calcext:value-type="float">
            <text:p>1427905377.97372</text:p>
          </table:table-cell>
          <table:table-cell office:value-type="float" office:value="1427905378.9153" calcext:value-type="float">
            <text:p>1427905378.9153</text:p>
          </table:table-cell>
          <table:table-cell/>
          <table:table-cell table:formula="of:=MAX([.B125];[.D125];[.G125])-MAX([.A125];[.C125];[.E125])" office:value-type="float" office:value="4.66321396827698" calcext:value-type="float">
            <text:p>4.6632139683</text:p>
          </table:table-cell>
          <table:table-cell table:formula="of:=IF(ISBLANK([.E125]);&quot;&quot;;[.I125])" office:value-type="float" office:value="4.66321396827698" calcext:value-type="float">
            <text:p>4.6632139683</text:p>
          </table:table-cell>
          <table:table-cell table:formula="of:=IF(OR(ISBLANK([.E125]);[.I125]&lt;=0);&quot;&quot;;[.I125])" office:value-type="float" office:value="4.66321396827698" calcext:value-type="float">
            <text:p>4.66321396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4.25329" calcext:value-type="float">
            <text:p>1427905374.25329</text:p>
          </table:table-cell>
          <table:table-cell office:value-type="float" office:value="1427905378.04978" calcext:value-type="float">
            <text:p>1427905378.04978</text:p>
          </table:table-cell>
          <table:table-cell office:value-type="float" office:value="1427905379.0317" calcext:value-type="float">
            <text:p>1427905379.0317</text:p>
          </table:table-cell>
          <table:table-cell/>
          <table:table-cell table:formula="of:=MAX([.B126];[.D126];[.G126])-MAX([.A126];[.C126];[.E126])" office:value-type="float" office:value="4.77841687202454" calcext:value-type="float">
            <text:p>4.778416872</text:p>
          </table:table-cell>
          <table:table-cell table:formula="of:=IF(ISBLANK([.E126]);&quot;&quot;;[.I126])" office:value-type="float" office:value="4.77841687202454" calcext:value-type="float">
            <text:p>4.778416872</text:p>
          </table:table-cell>
          <table:table-cell table:formula="of:=IF(OR(ISBLANK([.E126]);[.I126]&lt;=0);&quot;&quot;;[.I126])" office:value-type="float" office:value="4.77841687202454" calcext:value-type="float">
            <text:p>4.7784168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4.25454" calcext:value-type="float">
            <text:p>1427905374.25454</text:p>
          </table:table-cell>
          <table:table-cell office:value-type="float" office:value="1427905377.77733" calcext:value-type="float">
            <text:p>1427905377.77733</text:p>
          </table:table-cell>
          <table:table-cell office:value-type="float" office:value="1427905378.8746" calcext:value-type="float">
            <text:p>1427905378.8746</text:p>
          </table:table-cell>
          <table:table-cell/>
          <table:table-cell table:formula="of:=MAX([.B127];[.D127];[.G127])-MAX([.A127];[.C127];[.E127])" office:value-type="float" office:value="4.62005805969238" calcext:value-type="float">
            <text:p>4.6200580597</text:p>
          </table:table-cell>
          <table:table-cell table:formula="of:=IF(ISBLANK([.E127]);&quot;&quot;;[.I127])" office:value-type="float" office:value="4.62005805969238" calcext:value-type="float">
            <text:p>4.6200580597</text:p>
          </table:table-cell>
          <table:table-cell table:formula="of:=IF(OR(ISBLANK([.E127]);[.I127]&lt;=0);&quot;&quot;;[.I127])" office:value-type="float" office:value="4.62005805969238" calcext:value-type="float">
            <text:p>4.62005805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4.25727" calcext:value-type="float">
            <text:p>1427905374.25727</text:p>
          </table:table-cell>
          <table:table-cell office:value-type="float" office:value="1427905378.2879" calcext:value-type="float">
            <text:p>1427905378.2879</text:p>
          </table:table-cell>
          <table:table-cell office:value-type="float" office:value="1427905379.36635" calcext:value-type="float">
            <text:p>1427905379.36635</text:p>
          </table:table-cell>
          <table:table-cell/>
          <table:table-cell table:formula="of:=MAX([.B128];[.D128];[.G128])-MAX([.A128];[.C128];[.E128])" office:value-type="float" office:value="5.10907602310181" calcext:value-type="float">
            <text:p>5.1090760231</text:p>
          </table:table-cell>
          <table:table-cell table:formula="of:=IF(ISBLANK([.E128]);&quot;&quot;;[.I128])" office:value-type="float" office:value="5.10907602310181" calcext:value-type="float">
            <text:p>5.1090760231</text:p>
          </table:table-cell>
          <table:table-cell table:formula="of:=IF(OR(ISBLANK([.E128]);[.I128]&lt;=0);&quot;&quot;;[.I128])" office:value-type="float" office:value="5.10907602310181" calcext:value-type="float">
            <text:p>5.10907602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4.25861" calcext:value-type="float">
            <text:p>1427905374.25861</text:p>
          </table:table-cell>
          <table:table-cell office:value-type="float" office:value="1427905377.76176" calcext:value-type="float">
            <text:p>1427905377.76176</text:p>
          </table:table-cell>
          <table:table-cell office:value-type="float" office:value="1427905378.80732" calcext:value-type="float">
            <text:p>1427905378.80732</text:p>
          </table:table-cell>
          <table:table-cell/>
          <table:table-cell table:formula="of:=MAX([.B129];[.D129];[.G129])-MAX([.A129];[.C129];[.E129])" office:value-type="float" office:value="4.54871392250061" calcext:value-type="float">
            <text:p>4.5487139225</text:p>
          </table:table-cell>
          <table:table-cell table:formula="of:=IF(ISBLANK([.E129]);&quot;&quot;;[.I129])" office:value-type="float" office:value="4.54871392250061" calcext:value-type="float">
            <text:p>4.5487139225</text:p>
          </table:table-cell>
          <table:table-cell table:formula="of:=IF(OR(ISBLANK([.E129]);[.I129]&lt;=0);&quot;&quot;;[.I129])" office:value-type="float" office:value="4.54871392250061" calcext:value-type="float">
            <text:p>4.54871392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4.25982" calcext:value-type="float">
            <text:p>1427905374.25982</text:p>
          </table:table-cell>
          <table:table-cell office:value-type="float" office:value="1427905378.536" calcext:value-type="float">
            <text:p>1427905378.536</text:p>
          </table:table-cell>
          <table:table-cell office:value-type="float" office:value="1427905379.63504" calcext:value-type="float">
            <text:p>1427905379.63504</text:p>
          </table:table-cell>
          <table:table-cell/>
          <table:table-cell table:formula="of:=MAX([.B130];[.D130];[.G130])-MAX([.A130];[.C130];[.E130])" office:value-type="float" office:value="5.37521195411682" calcext:value-type="float">
            <text:p>5.3752119541</text:p>
          </table:table-cell>
          <table:table-cell table:formula="of:=IF(ISBLANK([.E130]);&quot;&quot;;[.I130])" office:value-type="float" office:value="5.37521195411682" calcext:value-type="float">
            <text:p>5.3752119541</text:p>
          </table:table-cell>
          <table:table-cell table:formula="of:=IF(OR(ISBLANK([.E130]);[.I130]&lt;=0);&quot;&quot;;[.I130])" office:value-type="float" office:value="5.37521195411682" calcext:value-type="float">
            <text:p>5.37521195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4.26115" calcext:value-type="float">
            <text:p>1427905374.26115</text:p>
          </table:table-cell>
          <table:table-cell office:value-type="float" office:value="1427905377.85154" calcext:value-type="float">
            <text:p>1427905377.85154</text:p>
          </table:table-cell>
          <table:table-cell office:value-type="float" office:value="1427905378.88159" calcext:value-type="float">
            <text:p>1427905378.88159</text:p>
          </table:table-cell>
          <table:table-cell/>
          <table:table-cell table:formula="of:=MAX([.B131];[.D131];[.G131])-MAX([.A131];[.C131];[.E131])" office:value-type="float" office:value="4.62043118476868" calcext:value-type="float">
            <text:p>4.6204311848</text:p>
          </table:table-cell>
          <table:table-cell table:formula="of:=IF(ISBLANK([.E131]);&quot;&quot;;[.I131])" office:value-type="float" office:value="4.62043118476868" calcext:value-type="float">
            <text:p>4.6204311848</text:p>
          </table:table-cell>
          <table:table-cell table:formula="of:=IF(OR(ISBLANK([.E131]);[.I131]&lt;=0);&quot;&quot;;[.I131])" office:value-type="float" office:value="4.62043118476868" calcext:value-type="float">
            <text:p>4.62043118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4.26243" calcext:value-type="float">
            <text:p>1427905374.26243</text:p>
          </table:table-cell>
          <table:table-cell office:value-type="float" office:value="1427905378.16807" calcext:value-type="float">
            <text:p>1427905378.16807</text:p>
          </table:table-cell>
          <table:table-cell office:value-type="float" office:value="1427905379.26783" calcext:value-type="float">
            <text:p>1427905379.26783</text:p>
          </table:table-cell>
          <table:table-cell/>
          <table:table-cell table:formula="of:=MAX([.B132];[.D132];[.G132])-MAX([.A132];[.C132];[.E132])" office:value-type="float" office:value="5.00539302825928" calcext:value-type="float">
            <text:p>5.0053930283</text:p>
          </table:table-cell>
          <table:table-cell table:formula="of:=IF(ISBLANK([.E132]);&quot;&quot;;[.I132])" office:value-type="float" office:value="5.00539302825928" calcext:value-type="float">
            <text:p>5.0053930283</text:p>
          </table:table-cell>
          <table:table-cell table:formula="of:=IF(OR(ISBLANK([.E132]);[.I132]&lt;=0);&quot;&quot;;[.I132])" office:value-type="float" office:value="5.00539302825928" calcext:value-type="float">
            <text:p>5.00539302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4.26374" calcext:value-type="float">
            <text:p>1427905374.26374</text:p>
          </table:table-cell>
          <table:table-cell office:value-type="float" office:value="1427905378.14744" calcext:value-type="float">
            <text:p>1427905378.14744</text:p>
          </table:table-cell>
          <table:table-cell office:value-type="float" office:value="1427905379.14422" calcext:value-type="float">
            <text:p>1427905379.14422</text:p>
          </table:table-cell>
          <table:table-cell/>
          <table:table-cell table:formula="of:=MAX([.B133];[.D133];[.G133])-MAX([.A133];[.C133];[.E133])" office:value-type="float" office:value="4.88048601150513" calcext:value-type="float">
            <text:p>4.8804860115</text:p>
          </table:table-cell>
          <table:table-cell table:formula="of:=IF(ISBLANK([.E133]);&quot;&quot;;[.I133])" office:value-type="float" office:value="4.88048601150513" calcext:value-type="float">
            <text:p>4.8804860115</text:p>
          </table:table-cell>
          <table:table-cell table:formula="of:=IF(OR(ISBLANK([.E133]);[.I133]&lt;=0);&quot;&quot;;[.I133])" office:value-type="float" office:value="4.88048601150513" calcext:value-type="float">
            <text:p>4.88048601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4.26528" calcext:value-type="float">
            <text:p>1427905374.26528</text:p>
          </table:table-cell>
          <table:table-cell office:value-type="float" office:value="1427905378.41063" calcext:value-type="float">
            <text:p>1427905378.41063</text:p>
          </table:table-cell>
          <table:table-cell office:value-type="float" office:value="1427905379.45869" calcext:value-type="float">
            <text:p>1427905379.45869</text:p>
          </table:table-cell>
          <table:table-cell/>
          <table:table-cell table:formula="of:=MAX([.B134];[.D134];[.G134])-MAX([.A134];[.C134];[.E134])" office:value-type="float" office:value="5.19340991973877" calcext:value-type="float">
            <text:p>5.1934099197</text:p>
          </table:table-cell>
          <table:table-cell table:formula="of:=IF(ISBLANK([.E134]);&quot;&quot;;[.I134])" office:value-type="float" office:value="5.19340991973877" calcext:value-type="float">
            <text:p>5.1934099197</text:p>
          </table:table-cell>
          <table:table-cell table:formula="of:=IF(OR(ISBLANK([.E134]);[.I134]&lt;=0);&quot;&quot;;[.I134])" office:value-type="float" office:value="5.19340991973877" calcext:value-type="float">
            <text:p>5.19340991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79.63506" calcext:value-type="float">
            <text:p>1427905379.63506</text:p>
          </table:table-cell>
          <table:table-cell office:value-type="float" office:value="1427905385.16573" calcext:value-type="float">
            <text:p>1427905385.16573</text:p>
          </table:table-cell>
          <table:table-cell table:number-columns-repeated="4"/>
          <table:table-cell table:formula="of:=MAX([.B135];[.D135];[.G135])-MAX([.A135];[.C135];[.E135])" office:value-type="float" office:value="5.53067111968994" calcext:value-type="float">
            <text:p>5.5306711197</text:p>
          </table:table-cell>
          <table:table-cell table:formula="of:=IF(ISBLANK([.E135]);&quot;&quot;;[.I135])">
            <text:p/>
          </table:table-cell>
          <table:table-cell table:formula="of:=IF(OR(ISBLANK([.E135]);[.I135]&lt;=0);&quot;&quot;;[.I13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9.63506" calcext:value-type="float">
            <text:p>1427905379.63506</text:p>
          </table:table-cell>
          <table:table-cell office:value-type="float" office:value="1427905383.80669" calcext:value-type="float">
            <text:p>1427905383.80669</text:p>
          </table:table-cell>
          <table:table-cell office:value-type="float" office:value="1427905384.87826" calcext:value-type="float">
            <text:p>1427905384.87826</text:p>
          </table:table-cell>
          <table:table-cell/>
          <table:table-cell table:formula="of:=MAX([.B136];[.D136];[.G136])-MAX([.A136];[.C136];[.E136])" office:value-type="float" office:value="5.2431960105896" calcext:value-type="float">
            <text:p>5.2431960106</text:p>
          </table:table-cell>
          <table:table-cell table:formula="of:=IF(ISBLANK([.E136]);&quot;&quot;;[.I136])" office:value-type="float" office:value="5.2431960105896" calcext:value-type="float">
            <text:p>5.2431960106</text:p>
          </table:table-cell>
          <table:table-cell table:formula="of:=IF(OR(ISBLANK([.E136]);[.I136]&lt;=0);&quot;&quot;;[.I136])" office:value-type="float" office:value="5.2431960105896" calcext:value-type="float">
            <text:p>5.24319601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9.63692" calcext:value-type="float">
            <text:p>1427905379.63692</text:p>
          </table:table-cell>
          <table:table-cell office:value-type="float" office:value="1427905383.38714" calcext:value-type="float">
            <text:p>1427905383.38714</text:p>
          </table:table-cell>
          <table:table-cell office:value-type="float" office:value="1427905384.49744" calcext:value-type="float">
            <text:p>1427905384.49744</text:p>
          </table:table-cell>
          <table:table-cell/>
          <table:table-cell table:formula="of:=MAX([.B137];[.D137];[.G137])-MAX([.A137];[.C137];[.E137])" office:value-type="float" office:value="4.86051487922668" calcext:value-type="float">
            <text:p>4.8605148792</text:p>
          </table:table-cell>
          <table:table-cell table:formula="of:=IF(ISBLANK([.E137]);&quot;&quot;;[.I137])" office:value-type="float" office:value="4.86051487922668" calcext:value-type="float">
            <text:p>4.8605148792</text:p>
          </table:table-cell>
          <table:table-cell table:formula="of:=IF(OR(ISBLANK([.E137]);[.I137]&lt;=0);&quot;&quot;;[.I137])" office:value-type="float" office:value="4.86051487922668" calcext:value-type="float">
            <text:p>4.86051487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9.63827" calcext:value-type="float">
            <text:p>1427905379.63827</text:p>
          </table:table-cell>
          <table:table-cell office:value-type="float" office:value="1427905383.77279" calcext:value-type="float">
            <text:p>1427905383.77279</text:p>
          </table:table-cell>
          <table:table-cell office:value-type="float" office:value="1427905384.83448" calcext:value-type="float">
            <text:p>1427905384.83448</text:p>
          </table:table-cell>
          <table:table-cell/>
          <table:table-cell table:formula="of:=MAX([.B138];[.D138];[.G138])-MAX([.A138];[.C138];[.E138])" office:value-type="float" office:value="5.19621396064758" calcext:value-type="float">
            <text:p>5.1962139606</text:p>
          </table:table-cell>
          <table:table-cell table:formula="of:=IF(ISBLANK([.E138]);&quot;&quot;;[.I138])" office:value-type="float" office:value="5.19621396064758" calcext:value-type="float">
            <text:p>5.1962139606</text:p>
          </table:table-cell>
          <table:table-cell table:formula="of:=IF(OR(ISBLANK([.E138]);[.I138]&lt;=0);&quot;&quot;;[.I138])" office:value-type="float" office:value="5.19621396064758" calcext:value-type="float">
            <text:p>5.19621396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9.64056" calcext:value-type="float">
            <text:p>1427905379.64056</text:p>
          </table:table-cell>
          <table:table-cell office:value-type="float" office:value="1427905383.53079" calcext:value-type="float">
            <text:p>1427905383.53079</text:p>
          </table:table-cell>
          <table:table-cell office:value-type="float" office:value="1427905384.60785" calcext:value-type="float">
            <text:p>1427905384.60785</text:p>
          </table:table-cell>
          <table:table-cell/>
          <table:table-cell table:formula="of:=MAX([.B139];[.D139];[.G139])-MAX([.A139];[.C139];[.E139])" office:value-type="float" office:value="4.96728801727295" calcext:value-type="float">
            <text:p>4.9672880173</text:p>
          </table:table-cell>
          <table:table-cell table:formula="of:=IF(ISBLANK([.E139]);&quot;&quot;;[.I139])" office:value-type="float" office:value="4.96728801727295" calcext:value-type="float">
            <text:p>4.9672880173</text:p>
          </table:table-cell>
          <table:table-cell table:formula="of:=IF(OR(ISBLANK([.E139]);[.I139]&lt;=0);&quot;&quot;;[.I139])" office:value-type="float" office:value="4.96728801727295" calcext:value-type="float">
            <text:p>4.96728801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9.64194" calcext:value-type="float">
            <text:p>1427905379.64194</text:p>
          </table:table-cell>
          <table:table-cell office:value-type="float" office:value="1427905383.90063" calcext:value-type="float">
            <text:p>1427905383.90063</text:p>
          </table:table-cell>
          <table:table-cell office:value-type="float" office:value="1427905384.95755" calcext:value-type="float">
            <text:p>1427905384.95755</text:p>
          </table:table-cell>
          <table:table-cell/>
          <table:table-cell table:formula="of:=MAX([.B140];[.D140];[.G140])-MAX([.A140];[.C140];[.E140])" office:value-type="float" office:value="5.31560707092285" calcext:value-type="float">
            <text:p>5.3156070709</text:p>
          </table:table-cell>
          <table:table-cell table:formula="of:=IF(ISBLANK([.E140]);&quot;&quot;;[.I140])" office:value-type="float" office:value="5.31560707092285" calcext:value-type="float">
            <text:p>5.3156070709</text:p>
          </table:table-cell>
          <table:table-cell table:formula="of:=IF(OR(ISBLANK([.E140]);[.I140]&lt;=0);&quot;&quot;;[.I140])" office:value-type="float" office:value="5.31560707092285" calcext:value-type="float">
            <text:p>5.31560707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9.6434" calcext:value-type="float">
            <text:p>1427905379.6434</text:p>
          </table:table-cell>
          <table:table-cell office:value-type="float" office:value="1427905383.56859" calcext:value-type="float">
            <text:p>1427905383.56859</text:p>
          </table:table-cell>
          <table:table-cell office:value-type="float" office:value="1427905384.51607" calcext:value-type="float">
            <text:p>1427905384.51607</text:p>
          </table:table-cell>
          <table:table-cell/>
          <table:table-cell table:formula="of:=MAX([.B141];[.D141];[.G141])-MAX([.A141];[.C141];[.E141])" office:value-type="float" office:value="4.87267184257507" calcext:value-type="float">
            <text:p>4.8726718426</text:p>
          </table:table-cell>
          <table:table-cell table:formula="of:=IF(ISBLANK([.E141]);&quot;&quot;;[.I141])" office:value-type="float" office:value="4.87267184257507" calcext:value-type="float">
            <text:p>4.8726718426</text:p>
          </table:table-cell>
          <table:table-cell table:formula="of:=IF(OR(ISBLANK([.E141]);[.I141]&lt;=0);&quot;&quot;;[.I141])" office:value-type="float" office:value="4.87267184257507" calcext:value-type="float">
            <text:p>4.87267184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9.64484" calcext:value-type="float">
            <text:p>1427905379.64484</text:p>
          </table:table-cell>
          <table:table-cell office:value-type="float" office:value="1427905383.56302" calcext:value-type="float">
            <text:p>1427905383.56302</text:p>
          </table:table-cell>
          <table:table-cell office:value-type="float" office:value="1427905384.58821" calcext:value-type="float">
            <text:p>1427905384.58821</text:p>
          </table:table-cell>
          <table:table-cell/>
          <table:table-cell table:formula="of:=MAX([.B142];[.D142];[.G142])-MAX([.A142];[.C142];[.E142])" office:value-type="float" office:value="4.94337010383606" calcext:value-type="float">
            <text:p>4.9433701038</text:p>
          </table:table-cell>
          <table:table-cell table:formula="of:=IF(ISBLANK([.E142]);&quot;&quot;;[.I142])" office:value-type="float" office:value="4.94337010383606" calcext:value-type="float">
            <text:p>4.9433701038</text:p>
          </table:table-cell>
          <table:table-cell table:formula="of:=IF(OR(ISBLANK([.E142]);[.I142]&lt;=0);&quot;&quot;;[.I142])" office:value-type="float" office:value="4.94337010383606" calcext:value-type="float">
            <text:p>4.94337010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9.64614" calcext:value-type="float">
            <text:p>1427905379.64614</text:p>
          </table:table-cell>
          <table:table-cell office:value-type="float" office:value="1427905383.41477" calcext:value-type="float">
            <text:p>1427905383.41477</text:p>
          </table:table-cell>
          <table:table-cell office:value-type="float" office:value="1427905384.49382" calcext:value-type="float">
            <text:p>1427905384.49382</text:p>
          </table:table-cell>
          <table:table-cell/>
          <table:table-cell table:formula="of:=MAX([.B143];[.D143];[.G143])-MAX([.A143];[.C143];[.E143])" office:value-type="float" office:value="4.84767699241638" calcext:value-type="float">
            <text:p>4.8476769924</text:p>
          </table:table-cell>
          <table:table-cell table:formula="of:=IF(ISBLANK([.E143]);&quot;&quot;;[.I143])" office:value-type="float" office:value="4.84767699241638" calcext:value-type="float">
            <text:p>4.8476769924</text:p>
          </table:table-cell>
          <table:table-cell table:formula="of:=IF(OR(ISBLANK([.E143]);[.I143]&lt;=0);&quot;&quot;;[.I143])" office:value-type="float" office:value="4.84767699241638" calcext:value-type="float">
            <text:p>4.84767699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9.64746" calcext:value-type="float">
            <text:p>1427905379.64746</text:p>
          </table:table-cell>
          <table:table-cell office:value-type="float" office:value="1427905383.8081" calcext:value-type="float">
            <text:p>1427905383.8081</text:p>
          </table:table-cell>
          <table:table-cell office:value-type="float" office:value="1427905384.87641" calcext:value-type="float">
            <text:p>1427905384.87641</text:p>
          </table:table-cell>
          <table:table-cell/>
          <table:table-cell table:formula="of:=MAX([.B144];[.D144];[.G144])-MAX([.A144];[.C144];[.E144])" office:value-type="float" office:value="5.22895002365112" calcext:value-type="float">
            <text:p>5.2289500237</text:p>
          </table:table-cell>
          <table:table-cell table:formula="of:=IF(ISBLANK([.E144]);&quot;&quot;;[.I144])" office:value-type="float" office:value="5.22895002365112" calcext:value-type="float">
            <text:p>5.2289500237</text:p>
          </table:table-cell>
          <table:table-cell table:formula="of:=IF(OR(ISBLANK([.E144]);[.I144]&lt;=0);&quot;&quot;;[.I144])" office:value-type="float" office:value="5.22895002365112" calcext:value-type="float">
            <text:p>5.22895002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79.64878" calcext:value-type="float">
            <text:p>1427905379.64878</text:p>
          </table:table-cell>
          <table:table-cell office:value-type="float" office:value="1427905384.11551" calcext:value-type="float">
            <text:p>1427905384.11551</text:p>
          </table:table-cell>
          <table:table-cell office:value-type="float" office:value="1427905385.16572" calcext:value-type="float">
            <text:p>1427905385.16572</text:p>
          </table:table-cell>
          <table:table-cell/>
          <table:table-cell table:formula="of:=MAX([.B145];[.D145];[.G145])-MAX([.A145];[.C145];[.E145])" office:value-type="float" office:value="5.51693296432495" calcext:value-type="float">
            <text:p>5.5169329643</text:p>
          </table:table-cell>
          <table:table-cell table:formula="of:=IF(ISBLANK([.E145]);&quot;&quot;;[.I145])" office:value-type="float" office:value="5.51693296432495" calcext:value-type="float">
            <text:p>5.5169329643</text:p>
          </table:table-cell>
          <table:table-cell table:formula="of:=IF(OR(ISBLANK([.E145]);[.I145]&lt;=0);&quot;&quot;;[.I145])" office:value-type="float" office:value="5.51693296432495" calcext:value-type="float">
            <text:p>5.51693296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85.16574" calcext:value-type="float">
            <text:p>1427905385.16574</text:p>
          </table:table-cell>
          <table:table-cell office:value-type="float" office:value="1427905390.38229" calcext:value-type="float">
            <text:p>1427905390.38229</text:p>
          </table:table-cell>
          <table:table-cell table:number-columns-repeated="4"/>
          <table:table-cell table:formula="of:=MAX([.B146];[.D146];[.G146])-MAX([.A146];[.C146];[.E146])" office:value-type="float" office:value="5.21654796600342" calcext:value-type="float">
            <text:p>5.216547966</text:p>
          </table:table-cell>
          <table:table-cell table:formula="of:=IF(ISBLANK([.E146]);&quot;&quot;;[.I146])">
            <text:p/>
          </table:table-cell>
          <table:table-cell table:formula="of:=IF(OR(ISBLANK([.E146]);[.I146]&lt;=0);&quot;&quot;;[.I14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85.16575" calcext:value-type="float">
            <text:p>1427905385.16575</text:p>
          </table:table-cell>
          <table:table-cell office:value-type="float" office:value="1427905388.74011" calcext:value-type="float">
            <text:p>1427905388.74011</text:p>
          </table:table-cell>
          <table:table-cell office:value-type="float" office:value="1427905389.79516" calcext:value-type="float">
            <text:p>1427905389.79516</text:p>
          </table:table-cell>
          <table:table-cell/>
          <table:table-cell table:formula="of:=MAX([.B147];[.D147];[.G147])-MAX([.A147];[.C147];[.E147])" office:value-type="float" office:value="4.62941598892212" calcext:value-type="float">
            <text:p>4.6294159889</text:p>
          </table:table-cell>
          <table:table-cell table:formula="of:=IF(ISBLANK([.E147]);&quot;&quot;;[.I147])" office:value-type="float" office:value="4.62941598892212" calcext:value-type="float">
            <text:p>4.6294159889</text:p>
          </table:table-cell>
          <table:table-cell table:formula="of:=IF(OR(ISBLANK([.E147]);[.I147]&lt;=0);&quot;&quot;;[.I147])" office:value-type="float" office:value="4.62941598892212" calcext:value-type="float">
            <text:p>4.62941598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85.16672" calcext:value-type="float">
            <text:p>1427905385.16672</text:p>
          </table:table-cell>
          <table:table-cell office:value-type="float" office:value="1427905388.89311" calcext:value-type="float">
            <text:p>1427905388.89311</text:p>
          </table:table-cell>
          <table:table-cell office:value-type="float" office:value="1427905389.95972" calcext:value-type="float">
            <text:p>1427905389.95972</text:p>
          </table:table-cell>
          <table:table-cell/>
          <table:table-cell table:formula="of:=MAX([.B148];[.D148];[.G148])-MAX([.A148];[.C148];[.E148])" office:value-type="float" office:value="4.79300594329834" calcext:value-type="float">
            <text:p>4.7930059433</text:p>
          </table:table-cell>
          <table:table-cell table:formula="of:=IF(ISBLANK([.E148]);&quot;&quot;;[.I148])" office:value-type="float" office:value="4.79300594329834" calcext:value-type="float">
            <text:p>4.7930059433</text:p>
          </table:table-cell>
          <table:table-cell table:formula="of:=IF(OR(ISBLANK([.E148]);[.I148]&lt;=0);&quot;&quot;;[.I148])" office:value-type="float" office:value="4.79300594329834" calcext:value-type="float">
            <text:p>4.79300594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85.16722" calcext:value-type="float">
            <text:p>1427905385.16722</text:p>
          </table:table-cell>
          <table:table-cell office:value-type="float" office:value="1427905389.36847" calcext:value-type="float">
            <text:p>1427905389.36847</text:p>
          </table:table-cell>
          <table:table-cell office:value-type="float" office:value="1427905390.38228" calcext:value-type="float">
            <text:p>1427905390.38228</text:p>
          </table:table-cell>
          <table:table-cell/>
          <table:table-cell table:formula="of:=MAX([.B149];[.D149];[.G149])-MAX([.A149];[.C149];[.E149])" office:value-type="float" office:value="5.21506881713867" calcext:value-type="float">
            <text:p>5.2150688171</text:p>
          </table:table-cell>
          <table:table-cell table:formula="of:=IF(ISBLANK([.E149]);&quot;&quot;;[.I149])" office:value-type="float" office:value="5.21506881713867" calcext:value-type="float">
            <text:p>5.2150688171</text:p>
          </table:table-cell>
          <table:table-cell table:formula="of:=IF(OR(ISBLANK([.E149]);[.I149]&lt;=0);&quot;&quot;;[.I149])" office:value-type="float" office:value="5.21506881713867" calcext:value-type="float">
            <text:p>5.21506881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85.16837" calcext:value-type="float">
            <text:p>1427905385.16837</text:p>
          </table:table-cell>
          <table:table-cell office:value-type="float" office:value="1427905388.97897" calcext:value-type="float">
            <text:p>1427905388.97897</text:p>
          </table:table-cell>
          <table:table-cell office:value-type="float" office:value="1427905390.04488" calcext:value-type="float">
            <text:p>1427905390.04488</text:p>
          </table:table-cell>
          <table:table-cell/>
          <table:table-cell table:formula="of:=MAX([.B150];[.D150];[.G150])-MAX([.A150];[.C150];[.E150])" office:value-type="float" office:value="4.87650799751282" calcext:value-type="float">
            <text:p>4.8765079975</text:p>
          </table:table-cell>
          <table:table-cell table:formula="of:=IF(ISBLANK([.E150]);&quot;&quot;;[.I150])" office:value-type="float" office:value="4.87650799751282" calcext:value-type="float">
            <text:p>4.8765079975</text:p>
          </table:table-cell>
          <table:table-cell table:formula="of:=IF(OR(ISBLANK([.E150]);[.I150]&lt;=0);&quot;&quot;;[.I150])" office:value-type="float" office:value="4.87650799751282" calcext:value-type="float">
            <text:p>4.87650799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85.16977" calcext:value-type="float">
            <text:p>1427905385.16977</text:p>
          </table:table-cell>
          <table:table-cell office:value-type="float" office:value="1427905388.94589" calcext:value-type="float">
            <text:p>1427905388.94589</text:p>
          </table:table-cell>
          <table:table-cell office:value-type="float" office:value="1427905389.96367" calcext:value-type="float">
            <text:p>1427905389.96367</text:p>
          </table:table-cell>
          <table:table-cell/>
          <table:table-cell table:formula="of:=MAX([.B151];[.D151];[.G151])-MAX([.A151];[.C151];[.E151])" office:value-type="float" office:value="4.79389619827271" calcext:value-type="float">
            <text:p>4.7938961983</text:p>
          </table:table-cell>
          <table:table-cell table:formula="of:=IF(ISBLANK([.E151]);&quot;&quot;;[.I151])" office:value-type="float" office:value="4.79389619827271" calcext:value-type="float">
            <text:p>4.7938961983</text:p>
          </table:table-cell>
          <table:table-cell table:formula="of:=IF(OR(ISBLANK([.E151]);[.I151]&lt;=0);&quot;&quot;;[.I151])" office:value-type="float" office:value="4.79389619827271" calcext:value-type="float">
            <text:p>4.79389619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85.17117" calcext:value-type="float">
            <text:p>1427905385.17117</text:p>
          </table:table-cell>
          <table:table-cell office:value-type="float" office:value="1427905388.71374" calcext:value-type="float">
            <text:p>1427905388.71374</text:p>
          </table:table-cell>
          <table:table-cell office:value-type="float" office:value="1427905389.67763" calcext:value-type="float">
            <text:p>1427905389.67763</text:p>
          </table:table-cell>
          <table:table-cell/>
          <table:table-cell table:formula="of:=MAX([.B152];[.D152];[.G152])-MAX([.A152];[.C152];[.E152])" office:value-type="float" office:value="4.5064651966095" calcext:value-type="float">
            <text:p>4.5064651966</text:p>
          </table:table-cell>
          <table:table-cell table:formula="of:=IF(ISBLANK([.E152]);&quot;&quot;;[.I152])" office:value-type="float" office:value="4.5064651966095" calcext:value-type="float">
            <text:p>4.5064651966</text:p>
          </table:table-cell>
          <table:table-cell table:formula="of:=IF(OR(ISBLANK([.E152]);[.I152]&lt;=0);&quot;&quot;;[.I152])" office:value-type="float" office:value="4.5064651966095" calcext:value-type="float">
            <text:p>4.50646519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85.1725" calcext:value-type="float">
            <text:p>1427905385.1725</text:p>
          </table:table-cell>
          <table:table-cell office:value-type="float" office:value="1427905389.28549" calcext:value-type="float">
            <text:p>1427905389.28549</text:p>
          </table:table-cell>
          <table:table-cell office:value-type="float" office:value="1427905390.36818" calcext:value-type="float">
            <text:p>1427905390.36818</text:p>
          </table:table-cell>
          <table:table-cell/>
          <table:table-cell table:formula="of:=MAX([.B153];[.D153];[.G153])-MAX([.A153];[.C153];[.E153])" office:value-type="float" office:value="5.19568586349487" calcext:value-type="float">
            <text:p>5.1956858635</text:p>
          </table:table-cell>
          <table:table-cell table:formula="of:=IF(ISBLANK([.E153]);&quot;&quot;;[.I153])" office:value-type="float" office:value="5.19568586349487" calcext:value-type="float">
            <text:p>5.1956858635</text:p>
          </table:table-cell>
          <table:table-cell table:formula="of:=IF(OR(ISBLANK([.E153]);[.I153]&lt;=0);&quot;&quot;;[.I153])" office:value-type="float" office:value="5.19568586349487" calcext:value-type="float">
            <text:p>5.19568586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85.17393" calcext:value-type="float">
            <text:p>1427905385.17393</text:p>
          </table:table-cell>
          <table:table-cell office:value-type="float" office:value="1427905389.28005" calcext:value-type="float">
            <text:p>1427905389.28005</text:p>
          </table:table-cell>
          <table:table-cell office:value-type="float" office:value="1427905390.20915" calcext:value-type="float">
            <text:p>1427905390.20915</text:p>
          </table:table-cell>
          <table:table-cell/>
          <table:table-cell table:formula="of:=MAX([.B154];[.D154];[.G154])-MAX([.A154];[.C154];[.E154])" office:value-type="float" office:value="5.03522396087647" calcext:value-type="float">
            <text:p>5.0352239609</text:p>
          </table:table-cell>
          <table:table-cell table:formula="of:=IF(ISBLANK([.E154]);&quot;&quot;;[.I154])" office:value-type="float" office:value="5.03522396087647" calcext:value-type="float">
            <text:p>5.0352239609</text:p>
          </table:table-cell>
          <table:table-cell table:formula="of:=IF(OR(ISBLANK([.E154]);[.I154]&lt;=0);&quot;&quot;;[.I154])" office:value-type="float" office:value="5.03522396087647" calcext:value-type="float">
            <text:p>5.03522396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85.1753" calcext:value-type="float">
            <text:p>1427905385.1753</text:p>
          </table:table-cell>
          <table:table-cell office:value-type="float" office:value="1427905389.02251" calcext:value-type="float">
            <text:p>1427905389.02251</text:p>
          </table:table-cell>
          <table:table-cell office:value-type="float" office:value="1427905390.02939" calcext:value-type="float">
            <text:p>1427905390.02939</text:p>
          </table:table-cell>
          <table:table-cell/>
          <table:table-cell table:formula="of:=MAX([.B155];[.D155];[.G155])-MAX([.A155];[.C155];[.E155])" office:value-type="float" office:value="4.85409092903137" calcext:value-type="float">
            <text:p>4.854090929</text:p>
          </table:table-cell>
          <table:table-cell table:formula="of:=IF(ISBLANK([.E155]);&quot;&quot;;[.I155])" office:value-type="float" office:value="4.85409092903137" calcext:value-type="float">
            <text:p>4.854090929</text:p>
          </table:table-cell>
          <table:table-cell table:formula="of:=IF(OR(ISBLANK([.E155]);[.I155]&lt;=0);&quot;&quot;;[.I155])" office:value-type="float" office:value="4.85409092903137" calcext:value-type="float">
            <text:p>4.8540909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85.17667" calcext:value-type="float">
            <text:p>1427905385.17667</text:p>
          </table:table-cell>
          <table:table-cell office:value-type="float" office:value="1427905389.20866" calcext:value-type="float">
            <text:p>1427905389.20866</text:p>
          </table:table-cell>
          <table:table-cell office:value-type="float" office:value="1427905390.17305" calcext:value-type="float">
            <text:p>1427905390.17305</text:p>
          </table:table-cell>
          <table:table-cell/>
          <table:table-cell table:formula="of:=MAX([.B156];[.D156];[.G156])-MAX([.A156];[.C156];[.E156])" office:value-type="float" office:value="4.9963800907135" calcext:value-type="float">
            <text:p>4.9963800907</text:p>
          </table:table-cell>
          <table:table-cell table:formula="of:=IF(ISBLANK([.E156]);&quot;&quot;;[.I156])" office:value-type="float" office:value="4.9963800907135" calcext:value-type="float">
            <text:p>4.9963800907</text:p>
          </table:table-cell>
          <table:table-cell table:formula="of:=IF(OR(ISBLANK([.E156]);[.I156]&lt;=0);&quot;&quot;;[.I156])" office:value-type="float" office:value="4.9963800907135" calcext:value-type="float">
            <text:p>4.99638009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90.3823" calcext:value-type="float">
            <text:p>1427905390.3823</text:p>
          </table:table-cell>
          <table:table-cell office:value-type="float" office:value="1427905395.38933" calcext:value-type="float">
            <text:p>1427905395.38933</text:p>
          </table:table-cell>
          <table:table-cell table:number-columns-repeated="4"/>
          <table:table-cell table:formula="of:=MAX([.B157];[.D157];[.G157])-MAX([.A157];[.C157];[.E157])" office:value-type="float" office:value="5.00703287124634" calcext:value-type="float">
            <text:p>5.0070328712</text:p>
          </table:table-cell>
          <table:table-cell table:formula="of:=IF(ISBLANK([.E157]);&quot;&quot;;[.I157])">
            <text:p/>
          </table:table-cell>
          <table:table-cell table:formula="of:=IF(OR(ISBLANK([.E157]);[.I157]&lt;=0);&quot;&quot;;[.I15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0.3823" calcext:value-type="float">
            <text:p>1427905390.3823</text:p>
          </table:table-cell>
          <table:table-cell office:value-type="float" office:value="1427905393.82214" calcext:value-type="float">
            <text:p>1427905393.82214</text:p>
          </table:table-cell>
          <table:table-cell office:value-type="float" office:value="1427905394.84416" calcext:value-type="float">
            <text:p>1427905394.84416</text:p>
          </table:table-cell>
          <table:table-cell/>
          <table:table-cell table:formula="of:=MAX([.B158];[.D158];[.G158])-MAX([.A158];[.C158];[.E158])" office:value-type="float" office:value="4.4618558883667" calcext:value-type="float">
            <text:p>4.4618558884</text:p>
          </table:table-cell>
          <table:table-cell table:formula="of:=IF(ISBLANK([.E158]);&quot;&quot;;[.I158])" office:value-type="float" office:value="4.4618558883667" calcext:value-type="float">
            <text:p>4.4618558884</text:p>
          </table:table-cell>
          <table:table-cell table:formula="of:=IF(OR(ISBLANK([.E158]);[.I158]&lt;=0);&quot;&quot;;[.I158])" office:value-type="float" office:value="4.4618558883667" calcext:value-type="float">
            <text:p>4.46185588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0.38366" calcext:value-type="float">
            <text:p>1427905390.38366</text:p>
          </table:table-cell>
          <table:table-cell office:value-type="float" office:value="1427905394.16612" calcext:value-type="float">
            <text:p>1427905394.16612</text:p>
          </table:table-cell>
          <table:table-cell office:value-type="float" office:value="1427905395.1861" calcext:value-type="float">
            <text:p>1427905395.1861</text:p>
          </table:table-cell>
          <table:table-cell/>
          <table:table-cell table:formula="of:=MAX([.B159];[.D159];[.G159])-MAX([.A159];[.C159];[.E159])" office:value-type="float" office:value="4.80244112014771" calcext:value-type="float">
            <text:p>4.8024411201</text:p>
          </table:table-cell>
          <table:table-cell table:formula="of:=IF(ISBLANK([.E159]);&quot;&quot;;[.I159])" office:value-type="float" office:value="4.80244112014771" calcext:value-type="float">
            <text:p>4.8024411201</text:p>
          </table:table-cell>
          <table:table-cell table:formula="of:=IF(OR(ISBLANK([.E159]);[.I159]&lt;=0);&quot;&quot;;[.I159])" office:value-type="float" office:value="4.80244112014771" calcext:value-type="float">
            <text:p>4.80244112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0.38499" calcext:value-type="float">
            <text:p>1427905390.38499</text:p>
          </table:table-cell>
          <table:table-cell office:value-type="float" office:value="1427905394.34891" calcext:value-type="float">
            <text:p>1427905394.34891</text:p>
          </table:table-cell>
          <table:table-cell office:value-type="float" office:value="1427905395.38933" calcext:value-type="float">
            <text:p>1427905395.38933</text:p>
          </table:table-cell>
          <table:table-cell/>
          <table:table-cell table:formula="of:=MAX([.B160];[.D160];[.G160])-MAX([.A160];[.C160];[.E160])" office:value-type="float" office:value="5.0043408870697" calcext:value-type="float">
            <text:p>5.0043408871</text:p>
          </table:table-cell>
          <table:table-cell table:formula="of:=IF(ISBLANK([.E160]);&quot;&quot;;[.I160])" office:value-type="float" office:value="5.0043408870697" calcext:value-type="float">
            <text:p>5.0043408871</text:p>
          </table:table-cell>
          <table:table-cell table:formula="of:=IF(OR(ISBLANK([.E160]);[.I160]&lt;=0);&quot;&quot;;[.I160])" office:value-type="float" office:value="5.0043408870697" calcext:value-type="float">
            <text:p>5.00434088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0.38671" calcext:value-type="float">
            <text:p>1427905390.38671</text:p>
          </table:table-cell>
          <table:table-cell office:value-type="float" office:value="1427905393.93643" calcext:value-type="float">
            <text:p>1427905393.93643</text:p>
          </table:table-cell>
          <table:table-cell office:value-type="float" office:value="1427905395.01135" calcext:value-type="float">
            <text:p>1427905395.01135</text:p>
          </table:table-cell>
          <table:table-cell/>
          <table:table-cell table:formula="of:=MAX([.B161];[.D161];[.G161])-MAX([.A161];[.C161];[.E161])" office:value-type="float" office:value="4.62464022636414" calcext:value-type="float">
            <text:p>4.6246402264</text:p>
          </table:table-cell>
          <table:table-cell table:formula="of:=IF(ISBLANK([.E161]);&quot;&quot;;[.I161])" office:value-type="float" office:value="4.62464022636414" calcext:value-type="float">
            <text:p>4.6246402264</text:p>
          </table:table-cell>
          <table:table-cell table:formula="of:=IF(OR(ISBLANK([.E161]);[.I161]&lt;=0);&quot;&quot;;[.I161])" office:value-type="float" office:value="4.62464022636414" calcext:value-type="float">
            <text:p>4.62464022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0.38802" calcext:value-type="float">
            <text:p>1427905390.38802</text:p>
          </table:table-cell>
          <table:table-cell office:value-type="float" office:value="1427905394.11734" calcext:value-type="float">
            <text:p>1427905394.11734</text:p>
          </table:table-cell>
          <table:table-cell office:value-type="float" office:value="1427905395.1173" calcext:value-type="float">
            <text:p>1427905395.1173</text:p>
          </table:table-cell>
          <table:table-cell/>
          <table:table-cell table:formula="of:=MAX([.B162];[.D162];[.G162])-MAX([.A162];[.C162];[.E162])" office:value-type="float" office:value="4.7292799949646" calcext:value-type="float">
            <text:p>4.729279995</text:p>
          </table:table-cell>
          <table:table-cell table:formula="of:=IF(ISBLANK([.E162]);&quot;&quot;;[.I162])" office:value-type="float" office:value="4.7292799949646" calcext:value-type="float">
            <text:p>4.729279995</text:p>
          </table:table-cell>
          <table:table-cell table:formula="of:=IF(OR(ISBLANK([.E162]);[.I162]&lt;=0);&quot;&quot;;[.I162])" office:value-type="float" office:value="4.7292799949646" calcext:value-type="float">
            <text:p>4.7292799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0.38938" calcext:value-type="float">
            <text:p>1427905390.38938</text:p>
          </table:table-cell>
          <table:table-cell office:value-type="float" office:value="1427905394.29075" calcext:value-type="float">
            <text:p>1427905394.29075</text:p>
          </table:table-cell>
          <table:table-cell office:value-type="float" office:value="1427905395.33928" calcext:value-type="float">
            <text:p>1427905395.33928</text:p>
          </table:table-cell>
          <table:table-cell/>
          <table:table-cell table:formula="of:=MAX([.B163];[.D163];[.G163])-MAX([.A163];[.C163];[.E163])" office:value-type="float" office:value="4.94990396499634" calcext:value-type="float">
            <text:p>4.949903965</text:p>
          </table:table-cell>
          <table:table-cell table:formula="of:=IF(ISBLANK([.E163]);&quot;&quot;;[.I163])" office:value-type="float" office:value="4.94990396499634" calcext:value-type="float">
            <text:p>4.949903965</text:p>
          </table:table-cell>
          <table:table-cell table:formula="of:=IF(OR(ISBLANK([.E163]);[.I163]&lt;=0);&quot;&quot;;[.I163])" office:value-type="float" office:value="4.94990396499634" calcext:value-type="float">
            <text:p>4.9499039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0.39068" calcext:value-type="float">
            <text:p>1427905390.39068</text:p>
          </table:table-cell>
          <table:table-cell office:value-type="float" office:value="1427905393.77117" calcext:value-type="float">
            <text:p>1427905393.77117</text:p>
          </table:table-cell>
          <table:table-cell office:value-type="float" office:value="1427905394.86878" calcext:value-type="float">
            <text:p>1427905394.86878</text:p>
          </table:table-cell>
          <table:table-cell/>
          <table:table-cell table:formula="of:=MAX([.B164];[.D164];[.G164])-MAX([.A164];[.C164];[.E164])" office:value-type="float" office:value="4.47810196876526" calcext:value-type="float">
            <text:p>4.4781019688</text:p>
          </table:table-cell>
          <table:table-cell table:formula="of:=IF(ISBLANK([.E164]);&quot;&quot;;[.I164])" office:value-type="float" office:value="4.47810196876526" calcext:value-type="float">
            <text:p>4.4781019688</text:p>
          </table:table-cell>
          <table:table-cell table:formula="of:=IF(OR(ISBLANK([.E164]);[.I164]&lt;=0);&quot;&quot;;[.I164])" office:value-type="float" office:value="4.47810196876526" calcext:value-type="float">
            <text:p>4.47810196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0.39193" calcext:value-type="float">
            <text:p>1427905390.39193</text:p>
          </table:table-cell>
          <table:table-cell office:value-type="float" office:value="1427905393.74188" calcext:value-type="float">
            <text:p>1427905393.74188</text:p>
          </table:table-cell>
          <table:table-cell office:value-type="float" office:value="1427905394.78689" calcext:value-type="float">
            <text:p>1427905394.78689</text:p>
          </table:table-cell>
          <table:table-cell/>
          <table:table-cell table:formula="of:=MAX([.B165];[.D165];[.G165])-MAX([.A165];[.C165];[.E165])" office:value-type="float" office:value="4.3949658870697" calcext:value-type="float">
            <text:p>4.3949658871</text:p>
          </table:table-cell>
          <table:table-cell table:formula="of:=IF(ISBLANK([.E165]);&quot;&quot;;[.I165])" office:value-type="float" office:value="4.3949658870697" calcext:value-type="float">
            <text:p>4.3949658871</text:p>
          </table:table-cell>
          <table:table-cell table:formula="of:=IF(OR(ISBLANK([.E165]);[.I165]&lt;=0);&quot;&quot;;[.I165])" office:value-type="float" office:value="4.3949658870697" calcext:value-type="float">
            <text:p>4.39496588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0.39332" calcext:value-type="float">
            <text:p>1427905390.39332</text:p>
          </table:table-cell>
          <table:table-cell office:value-type="float" office:value="1427905394.25214" calcext:value-type="float">
            <text:p>1427905394.25214</text:p>
          </table:table-cell>
          <table:table-cell office:value-type="float" office:value="1427905395.34346" calcext:value-type="float">
            <text:p>1427905395.34346</text:p>
          </table:table-cell>
          <table:table-cell/>
          <table:table-cell table:formula="of:=MAX([.B166];[.D166];[.G166])-MAX([.A166];[.C166];[.E166])" office:value-type="float" office:value="4.95014405250549" calcext:value-type="float">
            <text:p>4.9501440525</text:p>
          </table:table-cell>
          <table:table-cell table:formula="of:=IF(ISBLANK([.E166]);&quot;&quot;;[.I166])" office:value-type="float" office:value="4.95014405250549" calcext:value-type="float">
            <text:p>4.9501440525</text:p>
          </table:table-cell>
          <table:table-cell table:formula="of:=IF(OR(ISBLANK([.E166]);[.I166]&lt;=0);&quot;&quot;;[.I166])" office:value-type="float" office:value="4.95014405250549" calcext:value-type="float">
            <text:p>4.95014405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0.39462" calcext:value-type="float">
            <text:p>1427905390.39462</text:p>
          </table:table-cell>
          <table:table-cell office:value-type="float" office:value="1427905393.96476" calcext:value-type="float">
            <text:p>1427905393.96476</text:p>
          </table:table-cell>
          <table:table-cell office:value-type="float" office:value="1427905395.0415" calcext:value-type="float">
            <text:p>1427905395.0415</text:p>
          </table:table-cell>
          <table:table-cell/>
          <table:table-cell table:formula="of:=MAX([.B167];[.D167];[.G167])-MAX([.A167];[.C167];[.E167])" office:value-type="float" office:value="4.64688086509705" calcext:value-type="float">
            <text:p>4.6468808651</text:p>
          </table:table-cell>
          <table:table-cell table:formula="of:=IF(ISBLANK([.E167]);&quot;&quot;;[.I167])" office:value-type="float" office:value="4.64688086509705" calcext:value-type="float">
            <text:p>4.6468808651</text:p>
          </table:table-cell>
          <table:table-cell table:formula="of:=IF(OR(ISBLANK([.E167]);[.I167]&lt;=0);&quot;&quot;;[.I167])" office:value-type="float" office:value="4.64688086509705" calcext:value-type="float">
            <text:p>4.64688086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395.38935" calcext:value-type="float">
            <text:p>1427905395.38935</text:p>
          </table:table-cell>
          <table:table-cell office:value-type="float" office:value="1427905400.94967" calcext:value-type="float">
            <text:p>1427905400.94967</text:p>
          </table:table-cell>
          <table:table-cell table:number-columns-repeated="4"/>
          <table:table-cell table:formula="of:=MAX([.B168];[.D168];[.G168])-MAX([.A168];[.C168];[.E168])" office:value-type="float" office:value="5.56032109260559" calcext:value-type="float">
            <text:p>5.5603210926</text:p>
          </table:table-cell>
          <table:table-cell table:formula="of:=IF(ISBLANK([.E168]);&quot;&quot;;[.I168])">
            <text:p/>
          </table:table-cell>
          <table:table-cell table:formula="of:=IF(OR(ISBLANK([.E168]);[.I168]&lt;=0);&quot;&quot;;[.I16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5.38935" calcext:value-type="float">
            <text:p>1427905395.38935</text:p>
          </table:table-cell>
          <table:table-cell office:value-type="float" office:value="1427905399.35252" calcext:value-type="float">
            <text:p>1427905399.35252</text:p>
          </table:table-cell>
          <table:table-cell office:value-type="float" office:value="1427905400.42347" calcext:value-type="float">
            <text:p>1427905400.42347</text:p>
          </table:table-cell>
          <table:table-cell/>
          <table:table-cell table:formula="of:=MAX([.B169];[.D169];[.G169])-MAX([.A169];[.C169];[.E169])" office:value-type="float" office:value="5.03412485122681" calcext:value-type="float">
            <text:p>5.0341248512</text:p>
          </table:table-cell>
          <table:table-cell table:formula="of:=IF(ISBLANK([.E169]);&quot;&quot;;[.I169])" office:value-type="float" office:value="5.03412485122681" calcext:value-type="float">
            <text:p>5.0341248512</text:p>
          </table:table-cell>
          <table:table-cell table:formula="of:=IF(OR(ISBLANK([.E169]);[.I169]&lt;=0);&quot;&quot;;[.I169])" office:value-type="float" office:value="5.03412485122681" calcext:value-type="float">
            <text:p>5.0341248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5.39072" calcext:value-type="float">
            <text:p>1427905395.39072</text:p>
          </table:table-cell>
          <table:table-cell office:value-type="float" office:value="1427905399.23879" calcext:value-type="float">
            <text:p>1427905399.23879</text:p>
          </table:table-cell>
          <table:table-cell office:value-type="float" office:value="1427905400.26979" calcext:value-type="float">
            <text:p>1427905400.26979</text:p>
          </table:table-cell>
          <table:table-cell/>
          <table:table-cell table:formula="of:=MAX([.B170];[.D170];[.G170])-MAX([.A170];[.C170];[.E170])" office:value-type="float" office:value="4.879065990448" calcext:value-type="float">
            <text:p>4.8790659904</text:p>
          </table:table-cell>
          <table:table-cell table:formula="of:=IF(ISBLANK([.E170]);&quot;&quot;;[.I170])" office:value-type="float" office:value="4.879065990448" calcext:value-type="float">
            <text:p>4.8790659904</text:p>
          </table:table-cell>
          <table:table-cell table:formula="of:=IF(OR(ISBLANK([.E170]);[.I170]&lt;=0);&quot;&quot;;[.I170])" office:value-type="float" office:value="4.879065990448" calcext:value-type="float">
            <text:p>4.87906599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5.39208" calcext:value-type="float">
            <text:p>1427905395.39208</text:p>
          </table:table-cell>
          <table:table-cell office:value-type="float" office:value="1427905398.96976" calcext:value-type="float">
            <text:p>1427905398.96976</text:p>
          </table:table-cell>
          <table:table-cell office:value-type="float" office:value="1427905400.05028" calcext:value-type="float">
            <text:p>1427905400.05028</text:p>
          </table:table-cell>
          <table:table-cell/>
          <table:table-cell table:formula="of:=MAX([.B171];[.D171];[.G171])-MAX([.A171];[.C171];[.E171])" office:value-type="float" office:value="4.65819811820984" calcext:value-type="float">
            <text:p>4.6581981182</text:p>
          </table:table-cell>
          <table:table-cell table:formula="of:=IF(ISBLANK([.E171]);&quot;&quot;;[.I171])" office:value-type="float" office:value="4.65819811820984" calcext:value-type="float">
            <text:p>4.6581981182</text:p>
          </table:table-cell>
          <table:table-cell table:formula="of:=IF(OR(ISBLANK([.E171]);[.I171]&lt;=0);&quot;&quot;;[.I171])" office:value-type="float" office:value="4.65819811820984" calcext:value-type="float">
            <text:p>4.65819811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5.39487" calcext:value-type="float">
            <text:p>1427905395.39487</text:p>
          </table:table-cell>
          <table:table-cell office:value-type="float" office:value="1427905398.68803" calcext:value-type="float">
            <text:p>1427905398.68803</text:p>
          </table:table-cell>
          <table:table-cell office:value-type="float" office:value="1427905399.7685" calcext:value-type="float">
            <text:p>1427905399.7685</text:p>
          </table:table-cell>
          <table:table-cell/>
          <table:table-cell table:formula="of:=MAX([.B172];[.D172];[.G172])-MAX([.A172];[.C172];[.E172])" office:value-type="float" office:value="4.37362098693848" calcext:value-type="float">
            <text:p>4.3736209869</text:p>
          </table:table-cell>
          <table:table-cell table:formula="of:=IF(ISBLANK([.E172]);&quot;&quot;;[.I172])" office:value-type="float" office:value="4.37362098693848" calcext:value-type="float">
            <text:p>4.3736209869</text:p>
          </table:table-cell>
          <table:table-cell table:formula="of:=IF(OR(ISBLANK([.E172]);[.I172]&lt;=0);&quot;&quot;;[.I172])" office:value-type="float" office:value="4.37362098693848" calcext:value-type="float">
            <text:p>4.37362098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5.39619" calcext:value-type="float">
            <text:p>1427905395.39619</text:p>
          </table:table-cell>
          <table:table-cell office:value-type="float" office:value="1427905399.89003" calcext:value-type="float">
            <text:p>1427905399.89003</text:p>
          </table:table-cell>
          <table:table-cell office:value-type="float" office:value="1427905400.94966" calcext:value-type="float">
            <text:p>1427905400.94966</text:p>
          </table:table-cell>
          <table:table-cell/>
          <table:table-cell table:formula="of:=MAX([.B173];[.D173];[.G173])-MAX([.A173];[.C173];[.E173])" office:value-type="float" office:value="5.55347490310669" calcext:value-type="float">
            <text:p>5.5534749031</text:p>
          </table:table-cell>
          <table:table-cell table:formula="of:=IF(ISBLANK([.E173]);&quot;&quot;;[.I173])" office:value-type="float" office:value="5.55347490310669" calcext:value-type="float">
            <text:p>5.5534749031</text:p>
          </table:table-cell>
          <table:table-cell table:formula="of:=IF(OR(ISBLANK([.E173]);[.I173]&lt;=0);&quot;&quot;;[.I173])" office:value-type="float" office:value="5.55347490310669" calcext:value-type="float">
            <text:p>5.55347490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5.39753" calcext:value-type="float">
            <text:p>1427905395.39753</text:p>
          </table:table-cell>
          <table:table-cell office:value-type="float" office:value="1427905399.79585" calcext:value-type="float">
            <text:p>1427905399.79585</text:p>
          </table:table-cell>
          <table:table-cell office:value-type="float" office:value="1427905400.87737" calcext:value-type="float">
            <text:p>1427905400.87737</text:p>
          </table:table-cell>
          <table:table-cell/>
          <table:table-cell table:formula="of:=MAX([.B174];[.D174];[.G174])-MAX([.A174];[.C174];[.E174])" office:value-type="float" office:value="5.4798378944397" calcext:value-type="float">
            <text:p>5.4798378944</text:p>
          </table:table-cell>
          <table:table-cell table:formula="of:=IF(ISBLANK([.E174]);&quot;&quot;;[.I174])" office:value-type="float" office:value="5.4798378944397" calcext:value-type="float">
            <text:p>5.4798378944</text:p>
          </table:table-cell>
          <table:table-cell table:formula="of:=IF(OR(ISBLANK([.E174]);[.I174]&lt;=0);&quot;&quot;;[.I174])" office:value-type="float" office:value="5.4798378944397" calcext:value-type="float">
            <text:p>5.47983789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5.39883" calcext:value-type="float">
            <text:p>1427905395.39883</text:p>
          </table:table-cell>
          <table:table-cell office:value-type="float" office:value="1427905398.99075" calcext:value-type="float">
            <text:p>1427905398.99075</text:p>
          </table:table-cell>
          <table:table-cell office:value-type="float" office:value="1427905400.06922" calcext:value-type="float">
            <text:p>1427905400.06922</text:p>
          </table:table-cell>
          <table:table-cell/>
          <table:table-cell table:formula="of:=MAX([.B175];[.D175];[.G175])-MAX([.A175];[.C175];[.E175])" office:value-type="float" office:value="4.67038702964783" calcext:value-type="float">
            <text:p>4.6703870296</text:p>
          </table:table-cell>
          <table:table-cell table:formula="of:=IF(ISBLANK([.E175]);&quot;&quot;;[.I175])" office:value-type="float" office:value="4.67038702964783" calcext:value-type="float">
            <text:p>4.6703870296</text:p>
          </table:table-cell>
          <table:table-cell table:formula="of:=IF(OR(ISBLANK([.E175]);[.I175]&lt;=0);&quot;&quot;;[.I175])" office:value-type="float" office:value="4.67038702964783" calcext:value-type="float">
            <text:p>4.67038702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5.40014" calcext:value-type="float">
            <text:p>1427905395.40014</text:p>
          </table:table-cell>
          <table:table-cell office:value-type="float" office:value="1427905399.07827" calcext:value-type="float">
            <text:p>1427905399.07827</text:p>
          </table:table-cell>
          <table:table-cell office:value-type="float" office:value="1427905400.13828" calcext:value-type="float">
            <text:p>1427905400.13828</text:p>
          </table:table-cell>
          <table:table-cell/>
          <table:table-cell table:formula="of:=MAX([.B176];[.D176];[.G176])-MAX([.A176];[.C176];[.E176])" office:value-type="float" office:value="4.73814105987549" calcext:value-type="float">
            <text:p>4.7381410599</text:p>
          </table:table-cell>
          <table:table-cell table:formula="of:=IF(ISBLANK([.E176]);&quot;&quot;;[.I176])" office:value-type="float" office:value="4.73814105987549" calcext:value-type="float">
            <text:p>4.7381410599</text:p>
          </table:table-cell>
          <table:table-cell table:formula="of:=IF(OR(ISBLANK([.E176]);[.I176]&lt;=0);&quot;&quot;;[.I176])" office:value-type="float" office:value="4.73814105987549" calcext:value-type="float">
            <text:p>4.73814105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5.40158" calcext:value-type="float">
            <text:p>1427905395.40158</text:p>
          </table:table-cell>
          <table:table-cell office:value-type="float" office:value="1427905398.89582" calcext:value-type="float">
            <text:p>1427905398.89582</text:p>
          </table:table-cell>
          <table:table-cell office:value-type="float" office:value="1427905399.9193" calcext:value-type="float">
            <text:p>1427905399.9193</text:p>
          </table:table-cell>
          <table:table-cell/>
          <table:table-cell table:formula="of:=MAX([.B177];[.D177];[.G177])-MAX([.A177];[.C177];[.E177])" office:value-type="float" office:value="4.51772284507751" calcext:value-type="float">
            <text:p>4.5177228451</text:p>
          </table:table-cell>
          <table:table-cell table:formula="of:=IF(ISBLANK([.E177]);&quot;&quot;;[.I177])" office:value-type="float" office:value="4.51772284507751" calcext:value-type="float">
            <text:p>4.5177228451</text:p>
          </table:table-cell>
          <table:table-cell table:formula="of:=IF(OR(ISBLANK([.E177]);[.I177]&lt;=0);&quot;&quot;;[.I177])" office:value-type="float" office:value="4.51772284507751" calcext:value-type="float">
            <text:p>4.51772284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395.4029" calcext:value-type="float">
            <text:p>1427905395.4029</text:p>
          </table:table-cell>
          <table:table-cell office:value-type="float" office:value="1427905398.90491" calcext:value-type="float">
            <text:p>1427905398.90491</text:p>
          </table:table-cell>
          <table:table-cell office:value-type="float" office:value="1427905399.96412" calcext:value-type="float">
            <text:p>1427905399.96412</text:p>
          </table:table-cell>
          <table:table-cell/>
          <table:table-cell table:formula="of:=MAX([.B178];[.D178];[.G178])-MAX([.A178];[.C178];[.E178])" office:value-type="float" office:value="4.56122708320618" calcext:value-type="float">
            <text:p>4.5612270832</text:p>
          </table:table-cell>
          <table:table-cell table:formula="of:=IF(ISBLANK([.E178]);&quot;&quot;;[.I178])" office:value-type="float" office:value="4.56122708320618" calcext:value-type="float">
            <text:p>4.5612270832</text:p>
          </table:table-cell>
          <table:table-cell table:formula="of:=IF(OR(ISBLANK([.E178]);[.I178]&lt;=0);&quot;&quot;;[.I178])" office:value-type="float" office:value="4.56122708320618" calcext:value-type="float">
            <text:p>4.56122708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00.94968" calcext:value-type="float">
            <text:p>1427905400.94968</text:p>
          </table:table-cell>
          <table:table-cell office:value-type="float" office:value="1427905405.98101" calcext:value-type="float">
            <text:p>1427905405.98101</text:p>
          </table:table-cell>
          <table:table-cell table:number-columns-repeated="4"/>
          <table:table-cell table:formula="of:=MAX([.B179];[.D179];[.G179])-MAX([.A179];[.C179];[.E179])" office:value-type="float" office:value="5.03133106231689" calcext:value-type="float">
            <text:p>5.0313310623</text:p>
          </table:table-cell>
          <table:table-cell table:formula="of:=IF(ISBLANK([.E179]);&quot;&quot;;[.I179])">
            <text:p/>
          </table:table-cell>
          <table:table-cell table:formula="of:=IF(OR(ISBLANK([.E179]);[.I179]&lt;=0);&quot;&quot;;[.I17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0.94968" calcext:value-type="float">
            <text:p>1427905400.94968</text:p>
          </table:table-cell>
          <table:table-cell office:value-type="float" office:value="1427905404.50776" calcext:value-type="float">
            <text:p>1427905404.50776</text:p>
          </table:table-cell>
          <table:table-cell office:value-type="float" office:value="1427905405.43405" calcext:value-type="float">
            <text:p>1427905405.43405</text:p>
          </table:table-cell>
          <table:table-cell/>
          <table:table-cell table:formula="of:=MAX([.B180];[.D180];[.G180])-MAX([.A180];[.C180];[.E180])" office:value-type="float" office:value="4.48437285423279" calcext:value-type="float">
            <text:p>4.4843728542</text:p>
          </table:table-cell>
          <table:table-cell table:formula="of:=IF(ISBLANK([.E180]);&quot;&quot;;[.I180])" office:value-type="float" office:value="4.48437285423279" calcext:value-type="float">
            <text:p>4.4843728542</text:p>
          </table:table-cell>
          <table:table-cell table:formula="of:=IF(OR(ISBLANK([.E180]);[.I180]&lt;=0);&quot;&quot;;[.I180])" office:value-type="float" office:value="4.48437285423279" calcext:value-type="float">
            <text:p>4.48437285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0.95104" calcext:value-type="float">
            <text:p>1427905400.95104</text:p>
          </table:table-cell>
          <table:table-cell office:value-type="float" office:value="1427905404.28031" calcext:value-type="float">
            <text:p>1427905404.28031</text:p>
          </table:table-cell>
          <table:table-cell office:value-type="float" office:value="1427905405.28079" calcext:value-type="float">
            <text:p>1427905405.28079</text:p>
          </table:table-cell>
          <table:table-cell/>
          <table:table-cell table:formula="of:=MAX([.B181];[.D181];[.G181])-MAX([.A181];[.C181];[.E181])" office:value-type="float" office:value="4.32975196838379" calcext:value-type="float">
            <text:p>4.3297519684</text:p>
          </table:table-cell>
          <table:table-cell table:formula="of:=IF(ISBLANK([.E181]);&quot;&quot;;[.I181])" office:value-type="float" office:value="4.32975196838379" calcext:value-type="float">
            <text:p>4.3297519684</text:p>
          </table:table-cell>
          <table:table-cell table:formula="of:=IF(OR(ISBLANK([.E181]);[.I181]&lt;=0);&quot;&quot;;[.I181])" office:value-type="float" office:value="4.32975196838379" calcext:value-type="float">
            <text:p>4.32975196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0.95244" calcext:value-type="float">
            <text:p>1427905400.95244</text:p>
          </table:table-cell>
          <table:table-cell office:value-type="float" office:value="1427905404.48885" calcext:value-type="float">
            <text:p>1427905404.48885</text:p>
          </table:table-cell>
          <table:table-cell office:value-type="float" office:value="1427905405.45998" calcext:value-type="float">
            <text:p>1427905405.45998</text:p>
          </table:table-cell>
          <table:table-cell/>
          <table:table-cell table:formula="of:=MAX([.B182];[.D182];[.G182])-MAX([.A182];[.C182];[.E182])" office:value-type="float" office:value="4.50753402709961" calcext:value-type="float">
            <text:p>4.5075340271</text:p>
          </table:table-cell>
          <table:table-cell table:formula="of:=IF(ISBLANK([.E182]);&quot;&quot;;[.I182])" office:value-type="float" office:value="4.50753402709961" calcext:value-type="float">
            <text:p>4.5075340271</text:p>
          </table:table-cell>
          <table:table-cell table:formula="of:=IF(OR(ISBLANK([.E182]);[.I182]&lt;=0);&quot;&quot;;[.I182])" office:value-type="float" office:value="4.50753402709961" calcext:value-type="float">
            <text:p>4.50753402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0.95482" calcext:value-type="float">
            <text:p>1427905400.95482</text:p>
          </table:table-cell>
          <table:table-cell office:value-type="float" office:value="1427905404.86612" calcext:value-type="float">
            <text:p>1427905404.86612</text:p>
          </table:table-cell>
          <table:table-cell office:value-type="float" office:value="1427905405.96257" calcext:value-type="float">
            <text:p>1427905405.96257</text:p>
          </table:table-cell>
          <table:table-cell/>
          <table:table-cell table:formula="of:=MAX([.B183];[.D183];[.G183])-MAX([.A183];[.C183];[.E183])" office:value-type="float" office:value="5.00775384902954" calcext:value-type="float">
            <text:p>5.007753849</text:p>
          </table:table-cell>
          <table:table-cell table:formula="of:=IF(ISBLANK([.E183]);&quot;&quot;;[.I183])" office:value-type="float" office:value="5.00775384902954" calcext:value-type="float">
            <text:p>5.007753849</text:p>
          </table:table-cell>
          <table:table-cell table:formula="of:=IF(OR(ISBLANK([.E183]);[.I183]&lt;=0);&quot;&quot;;[.I183])" office:value-type="float" office:value="5.00775384902954" calcext:value-type="float">
            <text:p>5.0077538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0.95614" calcext:value-type="float">
            <text:p>1427905400.95614</text:p>
          </table:table-cell>
          <table:table-cell office:value-type="float" office:value="1427905404.72476" calcext:value-type="float">
            <text:p>1427905404.72476</text:p>
          </table:table-cell>
          <table:table-cell office:value-type="float" office:value="1427905405.6918" calcext:value-type="float">
            <text:p>1427905405.6918</text:p>
          </table:table-cell>
          <table:table-cell/>
          <table:table-cell table:formula="of:=MAX([.B184];[.D184];[.G184])-MAX([.A184];[.C184];[.E184])" office:value-type="float" office:value="4.73566699028015" calcext:value-type="float">
            <text:p>4.7356669903</text:p>
          </table:table-cell>
          <table:table-cell table:formula="of:=IF(ISBLANK([.E184]);&quot;&quot;;[.I184])" office:value-type="float" office:value="4.73566699028015" calcext:value-type="float">
            <text:p>4.7356669903</text:p>
          </table:table-cell>
          <table:table-cell table:formula="of:=IF(OR(ISBLANK([.E184]);[.I184]&lt;=0);&quot;&quot;;[.I184])" office:value-type="float" office:value="4.73566699028015" calcext:value-type="float">
            <text:p>4.73566699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0.95751" calcext:value-type="float">
            <text:p>1427905400.95751</text:p>
          </table:table-cell>
          <table:table-cell office:value-type="float" office:value="1427905404.41558" calcext:value-type="float">
            <text:p>1427905404.41558</text:p>
          </table:table-cell>
          <table:table-cell office:value-type="float" office:value="1427905405.49666" calcext:value-type="float">
            <text:p>1427905405.49666</text:p>
          </table:table-cell>
          <table:table-cell/>
          <table:table-cell table:formula="of:=MAX([.B185];[.D185];[.G185])-MAX([.A185];[.C185];[.E185])" office:value-type="float" office:value="4.53915405273438" calcext:value-type="float">
            <text:p>4.5391540527</text:p>
          </table:table-cell>
          <table:table-cell table:formula="of:=IF(ISBLANK([.E185]);&quot;&quot;;[.I185])" office:value-type="float" office:value="4.53915405273438" calcext:value-type="float">
            <text:p>4.5391540527</text:p>
          </table:table-cell>
          <table:table-cell table:formula="of:=IF(OR(ISBLANK([.E185]);[.I185]&lt;=0);&quot;&quot;;[.I185])" office:value-type="float" office:value="4.53915405273438" calcext:value-type="float">
            <text:p>4.53915405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0.9588" calcext:value-type="float">
            <text:p>1427905400.9588</text:p>
          </table:table-cell>
          <table:table-cell office:value-type="float" office:value="1427905404.80685" calcext:value-type="float">
            <text:p>1427905404.80685</text:p>
          </table:table-cell>
          <table:table-cell office:value-type="float" office:value="1427905405.84215" calcext:value-type="float">
            <text:p>1427905405.84215</text:p>
          </table:table-cell>
          <table:table-cell/>
          <table:table-cell table:formula="of:=MAX([.B186];[.D186];[.G186])-MAX([.A186];[.C186];[.E186])" office:value-type="float" office:value="4.88335013389587" calcext:value-type="float">
            <text:p>4.8833501339</text:p>
          </table:table-cell>
          <table:table-cell table:formula="of:=IF(ISBLANK([.E186]);&quot;&quot;;[.I186])" office:value-type="float" office:value="4.88335013389587" calcext:value-type="float">
            <text:p>4.8833501339</text:p>
          </table:table-cell>
          <table:table-cell table:formula="of:=IF(OR(ISBLANK([.E186]);[.I186]&lt;=0);&quot;&quot;;[.I186])" office:value-type="float" office:value="4.88335013389587" calcext:value-type="float">
            <text:p>4.88335013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0.96011" calcext:value-type="float">
            <text:p>1427905400.96011</text:p>
          </table:table-cell>
          <table:table-cell office:value-type="float" office:value="1427905404.30298" calcext:value-type="float">
            <text:p>1427905404.30298</text:p>
          </table:table-cell>
          <table:table-cell office:value-type="float" office:value="1427905405.40391" calcext:value-type="float">
            <text:p>1427905405.40391</text:p>
          </table:table-cell>
          <table:table-cell/>
          <table:table-cell table:formula="of:=MAX([.B187];[.D187];[.G187])-MAX([.A187];[.C187];[.E187])" office:value-type="float" office:value="4.44379496574402" calcext:value-type="float">
            <text:p>4.4437949657</text:p>
          </table:table-cell>
          <table:table-cell table:formula="of:=IF(ISBLANK([.E187]);&quot;&quot;;[.I187])" office:value-type="float" office:value="4.44379496574402" calcext:value-type="float">
            <text:p>4.4437949657</text:p>
          </table:table-cell>
          <table:table-cell table:formula="of:=IF(OR(ISBLANK([.E187]);[.I187]&lt;=0);&quot;&quot;;[.I187])" office:value-type="float" office:value="4.44379496574402" calcext:value-type="float">
            <text:p>4.44379496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0.96149" calcext:value-type="float">
            <text:p>1427905400.96149</text:p>
          </table:table-cell>
          <table:table-cell office:value-type="float" office:value="1427905405.02764" calcext:value-type="float">
            <text:p>1427905405.02764</text:p>
          </table:table-cell>
          <table:table-cell office:value-type="float" office:value="1427905405.981" calcext:value-type="float">
            <text:p>1427905405.981</text:p>
          </table:table-cell>
          <table:table-cell/>
          <table:table-cell table:formula="of:=MAX([.B188];[.D188];[.G188])-MAX([.A188];[.C188];[.E188])" office:value-type="float" office:value="5.01950979232788" calcext:value-type="float">
            <text:p>5.0195097923</text:p>
          </table:table-cell>
          <table:table-cell table:formula="of:=IF(ISBLANK([.E188]);&quot;&quot;;[.I188])" office:value-type="float" office:value="5.01950979232788" calcext:value-type="float">
            <text:p>5.0195097923</text:p>
          </table:table-cell>
          <table:table-cell table:formula="of:=IF(OR(ISBLANK([.E188]);[.I188]&lt;=0);&quot;&quot;;[.I188])" office:value-type="float" office:value="5.01950979232788" calcext:value-type="float">
            <text:p>5.01950979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0.96281" calcext:value-type="float">
            <text:p>1427905400.96281</text:p>
          </table:table-cell>
          <table:table-cell office:value-type="float" office:value="1427905404.57995" calcext:value-type="float">
            <text:p>1427905404.57995</text:p>
          </table:table-cell>
          <table:table-cell office:value-type="float" office:value="1427905405.67577" calcext:value-type="float">
            <text:p>1427905405.67577</text:p>
          </table:table-cell>
          <table:table-cell/>
          <table:table-cell table:formula="of:=MAX([.B189];[.D189];[.G189])-MAX([.A189];[.C189];[.E189])" office:value-type="float" office:value="4.71295499801636" calcext:value-type="float">
            <text:p>4.712954998</text:p>
          </table:table-cell>
          <table:table-cell table:formula="of:=IF(ISBLANK([.E189]);&quot;&quot;;[.I189])" office:value-type="float" office:value="4.71295499801636" calcext:value-type="float">
            <text:p>4.712954998</text:p>
          </table:table-cell>
          <table:table-cell table:formula="of:=IF(OR(ISBLANK([.E189]);[.I189]&lt;=0);&quot;&quot;;[.I189])" office:value-type="float" office:value="4.71295499801636" calcext:value-type="float">
            <text:p>4.712954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05.98102" calcext:value-type="float">
            <text:p>1427905405.98102</text:p>
          </table:table-cell>
          <table:table-cell office:value-type="float" office:value="1427905411.61463" calcext:value-type="float">
            <text:p>1427905411.61463</text:p>
          </table:table-cell>
          <table:table-cell table:number-columns-repeated="4"/>
          <table:table-cell table:formula="of:=MAX([.B190];[.D190];[.G190])-MAX([.A190];[.C190];[.E190])" office:value-type="float" office:value="5.63360691070557" calcext:value-type="float">
            <text:p>5.6336069107</text:p>
          </table:table-cell>
          <table:table-cell table:formula="of:=IF(ISBLANK([.E190]);&quot;&quot;;[.I190])">
            <text:p/>
          </table:table-cell>
          <table:table-cell table:formula="of:=IF(OR(ISBLANK([.E190]);[.I190]&lt;=0);&quot;&quot;;[.I19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5.98102" calcext:value-type="float">
            <text:p>1427905405.98102</text:p>
          </table:table-cell>
          <table:table-cell office:value-type="float" office:value="1427905409.83177" calcext:value-type="float">
            <text:p>1427905409.83177</text:p>
          </table:table-cell>
          <table:table-cell office:value-type="float" office:value="1427905410.93428" calcext:value-type="float">
            <text:p>1427905410.93428</text:p>
          </table:table-cell>
          <table:table-cell/>
          <table:table-cell table:formula="of:=MAX([.B191];[.D191];[.G191])-MAX([.A191];[.C191];[.E191])" office:value-type="float" office:value="4.95325398445129" calcext:value-type="float">
            <text:p>4.9532539845</text:p>
          </table:table-cell>
          <table:table-cell table:formula="of:=IF(ISBLANK([.E191]);&quot;&quot;;[.I191])" office:value-type="float" office:value="4.95325398445129" calcext:value-type="float">
            <text:p>4.9532539845</text:p>
          </table:table-cell>
          <table:table-cell table:formula="of:=IF(OR(ISBLANK([.E191]);[.I191]&lt;=0);&quot;&quot;;[.I191])" office:value-type="float" office:value="4.95325398445129" calcext:value-type="float">
            <text:p>4.95325398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5.98238" calcext:value-type="float">
            <text:p>1427905405.98238</text:p>
          </table:table-cell>
          <table:table-cell office:value-type="float" office:value="1427905409.75337" calcext:value-type="float">
            <text:p>1427905409.75337</text:p>
          </table:table-cell>
          <table:table-cell office:value-type="float" office:value="1427905410.74491" calcext:value-type="float">
            <text:p>1427905410.74491</text:p>
          </table:table-cell>
          <table:table-cell/>
          <table:table-cell table:formula="of:=MAX([.B192];[.D192];[.G192])-MAX([.A192];[.C192];[.E192])" office:value-type="float" office:value="4.76252508163452" calcext:value-type="float">
            <text:p>4.7625250816</text:p>
          </table:table-cell>
          <table:table-cell table:formula="of:=IF(ISBLANK([.E192]);&quot;&quot;;[.I192])" office:value-type="float" office:value="4.76252508163452" calcext:value-type="float">
            <text:p>4.7625250816</text:p>
          </table:table-cell>
          <table:table-cell table:formula="of:=IF(OR(ISBLANK([.E192]);[.I192]&lt;=0);&quot;&quot;;[.I192])" office:value-type="float" office:value="4.76252508163452" calcext:value-type="float">
            <text:p>4.76252508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5.98369" calcext:value-type="float">
            <text:p>1427905405.98369</text:p>
          </table:table-cell>
          <table:table-cell office:value-type="float" office:value="1427905409.47025" calcext:value-type="float">
            <text:p>1427905409.47025</text:p>
          </table:table-cell>
          <table:table-cell office:value-type="float" office:value="1427905410.47679" calcext:value-type="float">
            <text:p>1427905410.47679</text:p>
          </table:table-cell>
          <table:table-cell/>
          <table:table-cell table:formula="of:=MAX([.B193];[.D193];[.G193])-MAX([.A193];[.C193];[.E193])" office:value-type="float" office:value="4.49309587478638" calcext:value-type="float">
            <text:p>4.4930958748</text:p>
          </table:table-cell>
          <table:table-cell table:formula="of:=IF(ISBLANK([.E193]);&quot;&quot;;[.I193])" office:value-type="float" office:value="4.49309587478638" calcext:value-type="float">
            <text:p>4.4930958748</text:p>
          </table:table-cell>
          <table:table-cell table:formula="of:=IF(OR(ISBLANK([.E193]);[.I193]&lt;=0);&quot;&quot;;[.I193])" office:value-type="float" office:value="4.49309587478638" calcext:value-type="float">
            <text:p>4.49309587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5.98556" calcext:value-type="float">
            <text:p>1427905405.98556</text:p>
          </table:table-cell>
          <table:table-cell office:value-type="float" office:value="1427905410.5594" calcext:value-type="float">
            <text:p>1427905410.5594</text:p>
          </table:table-cell>
          <table:table-cell office:value-type="float" office:value="1427905411.61462" calcext:value-type="float">
            <text:p>1427905411.61462</text:p>
          </table:table-cell>
          <table:table-cell/>
          <table:table-cell table:formula="of:=MAX([.B194];[.D194];[.G194])-MAX([.A194];[.C194];[.E194])" office:value-type="float" office:value="5.62906002998352" calcext:value-type="float">
            <text:p>5.62906003</text:p>
          </table:table-cell>
          <table:table-cell table:formula="of:=IF(ISBLANK([.E194]);&quot;&quot;;[.I194])" office:value-type="float" office:value="5.62906002998352" calcext:value-type="float">
            <text:p>5.62906003</text:p>
          </table:table-cell>
          <table:table-cell table:formula="of:=IF(OR(ISBLANK([.E194]);[.I194]&lt;=0);&quot;&quot;;[.I194])" office:value-type="float" office:value="5.62906002998352" calcext:value-type="float">
            <text:p>5.629060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5.98687" calcext:value-type="float">
            <text:p>1427905405.98687</text:p>
          </table:table-cell>
          <table:table-cell office:value-type="float" office:value="1427905409.86075" calcext:value-type="float">
            <text:p>1427905409.86075</text:p>
          </table:table-cell>
          <table:table-cell office:value-type="float" office:value="1427905410.89551" calcext:value-type="float">
            <text:p>1427905410.89551</text:p>
          </table:table-cell>
          <table:table-cell/>
          <table:table-cell table:formula="of:=MAX([.B195];[.D195];[.G195])-MAX([.A195];[.C195];[.E195])" office:value-type="float" office:value="4.90864610671997" calcext:value-type="float">
            <text:p>4.9086461067</text:p>
          </table:table-cell>
          <table:table-cell table:formula="of:=IF(ISBLANK([.E195]);&quot;&quot;;[.I195])" office:value-type="float" office:value="4.90864610671997" calcext:value-type="float">
            <text:p>4.9086461067</text:p>
          </table:table-cell>
          <table:table-cell table:formula="of:=IF(OR(ISBLANK([.E195]);[.I195]&lt;=0);&quot;&quot;;[.I195])" office:value-type="float" office:value="4.90864610671997" calcext:value-type="float">
            <text:p>4.90864610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5.98817" calcext:value-type="float">
            <text:p>1427905405.98817</text:p>
          </table:table-cell>
          <table:table-cell office:value-type="float" office:value="1427905409.37304" calcext:value-type="float">
            <text:p>1427905409.37304</text:p>
          </table:table-cell>
          <table:table-cell office:value-type="float" office:value="1427905410.43324" calcext:value-type="float">
            <text:p>1427905410.43324</text:p>
          </table:table-cell>
          <table:table-cell/>
          <table:table-cell table:formula="of:=MAX([.B196];[.D196];[.G196])-MAX([.A196];[.C196];[.E196])" office:value-type="float" office:value="4.4450740814209" calcext:value-type="float">
            <text:p>4.4450740814</text:p>
          </table:table-cell>
          <table:table-cell table:formula="of:=IF(ISBLANK([.E196]);&quot;&quot;;[.I196])" office:value-type="float" office:value="4.4450740814209" calcext:value-type="float">
            <text:p>4.4450740814</text:p>
          </table:table-cell>
          <table:table-cell table:formula="of:=IF(OR(ISBLANK([.E196]);[.I196]&lt;=0);&quot;&quot;;[.I196])" office:value-type="float" office:value="4.4450740814209" calcext:value-type="float">
            <text:p>4.44507408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5.98952" calcext:value-type="float">
            <text:p>1427905405.98952</text:p>
          </table:table-cell>
          <table:table-cell office:value-type="float" office:value="1427905409.51683" calcext:value-type="float">
            <text:p>1427905409.51683</text:p>
          </table:table-cell>
          <table:table-cell office:value-type="float" office:value="1427905410.57913" calcext:value-type="float">
            <text:p>1427905410.57913</text:p>
          </table:table-cell>
          <table:table-cell/>
          <table:table-cell table:formula="of:=MAX([.B197];[.D197];[.G197])-MAX([.A197];[.C197];[.E197])" office:value-type="float" office:value="4.5896110534668" calcext:value-type="float">
            <text:p>4.5896110535</text:p>
          </table:table-cell>
          <table:table-cell table:formula="of:=IF(ISBLANK([.E197]);&quot;&quot;;[.I197])" office:value-type="float" office:value="4.5896110534668" calcext:value-type="float">
            <text:p>4.5896110535</text:p>
          </table:table-cell>
          <table:table-cell table:formula="of:=IF(OR(ISBLANK([.E197]);[.I197]&lt;=0);&quot;&quot;;[.I197])" office:value-type="float" office:value="4.5896110534668" calcext:value-type="float">
            <text:p>4.58961105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5.99082" calcext:value-type="float">
            <text:p>1427905405.99082</text:p>
          </table:table-cell>
          <table:table-cell office:value-type="float" office:value="1427905409.64016" calcext:value-type="float">
            <text:p>1427905409.64016</text:p>
          </table:table-cell>
          <table:table-cell office:value-type="float" office:value="1427905410.71027" calcext:value-type="float">
            <text:p>1427905410.71027</text:p>
          </table:table-cell>
          <table:table-cell/>
          <table:table-cell table:formula="of:=MAX([.B198];[.D198];[.G198])-MAX([.A198];[.C198];[.E198])" office:value-type="float" office:value="4.71944499015808" calcext:value-type="float">
            <text:p>4.7194449902</text:p>
          </table:table-cell>
          <table:table-cell table:formula="of:=IF(ISBLANK([.E198]);&quot;&quot;;[.I198])" office:value-type="float" office:value="4.71944499015808" calcext:value-type="float">
            <text:p>4.7194449902</text:p>
          </table:table-cell>
          <table:table-cell table:formula="of:=IF(OR(ISBLANK([.E198]);[.I198]&lt;=0);&quot;&quot;;[.I198])" office:value-type="float" office:value="4.71944499015808" calcext:value-type="float">
            <text:p>4.71944499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5.99215" calcext:value-type="float">
            <text:p>1427905405.99215</text:p>
          </table:table-cell>
          <table:table-cell office:value-type="float" office:value="1427905410.27482" calcext:value-type="float">
            <text:p>1427905410.27482</text:p>
          </table:table-cell>
          <table:table-cell office:value-type="float" office:value="1427905411.3776" calcext:value-type="float">
            <text:p>1427905411.3776</text:p>
          </table:table-cell>
          <table:table-cell/>
          <table:table-cell table:formula="of:=MAX([.B199];[.D199];[.G199])-MAX([.A199];[.C199];[.E199])" office:value-type="float" office:value="5.38544893264771" calcext:value-type="float">
            <text:p>5.3854489326</text:p>
          </table:table-cell>
          <table:table-cell table:formula="of:=IF(ISBLANK([.E199]);&quot;&quot;;[.I199])" office:value-type="float" office:value="5.38544893264771" calcext:value-type="float">
            <text:p>5.3854489326</text:p>
          </table:table-cell>
          <table:table-cell table:formula="of:=IF(OR(ISBLANK([.E199]);[.I199]&lt;=0);&quot;&quot;;[.I199])" office:value-type="float" office:value="5.38544893264771" calcext:value-type="float">
            <text:p>5.38544893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05.99347" calcext:value-type="float">
            <text:p>1427905405.99347</text:p>
          </table:table-cell>
          <table:table-cell office:value-type="float" office:value="1427905409.63993" calcext:value-type="float">
            <text:p>1427905409.63993</text:p>
          </table:table-cell>
          <table:table-cell office:value-type="float" office:value="1427905410.66188" calcext:value-type="float">
            <text:p>1427905410.66188</text:p>
          </table:table-cell>
          <table:table-cell/>
          <table:table-cell table:formula="of:=MAX([.B200];[.D200];[.G200])-MAX([.A200];[.C200];[.E200])" office:value-type="float" office:value="4.66840291023254" calcext:value-type="float">
            <text:p>4.6684029102</text:p>
          </table:table-cell>
          <table:table-cell table:formula="of:=IF(ISBLANK([.E200]);&quot;&quot;;[.I200])" office:value-type="float" office:value="4.66840291023254" calcext:value-type="float">
            <text:p>4.6684029102</text:p>
          </table:table-cell>
          <table:table-cell table:formula="of:=IF(OR(ISBLANK([.E200]);[.I200]&lt;=0);&quot;&quot;;[.I200])" office:value-type="float" office:value="4.66840291023254" calcext:value-type="float">
            <text:p>4.66840291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11.61464" calcext:value-type="float">
            <text:p>1427905411.61464</text:p>
          </table:table-cell>
          <table:table-cell office:value-type="float" office:value="1427905416.85531" calcext:value-type="float">
            <text:p>1427905416.85531</text:p>
          </table:table-cell>
          <table:table-cell table:number-columns-repeated="4"/>
          <table:table-cell table:formula="of:=MAX([.B201];[.D201];[.G201])-MAX([.A201];[.C201];[.E201])" office:value-type="float" office:value="5.24066996574402" calcext:value-type="float">
            <text:p>5.2406699657</text:p>
          </table:table-cell>
          <table:table-cell table:formula="of:=IF(ISBLANK([.E201]);&quot;&quot;;[.I201])">
            <text:p/>
          </table:table-cell>
          <table:table-cell table:formula="of:=IF(OR(ISBLANK([.E201]);[.I201]&lt;=0);&quot;&quot;;[.I20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1.61464" calcext:value-type="float">
            <text:p>1427905411.61464</text:p>
          </table:table-cell>
          <table:table-cell office:value-type="float" office:value="1427905415.7797" calcext:value-type="float">
            <text:p>1427905415.7797</text:p>
          </table:table-cell>
          <table:table-cell office:value-type="float" office:value="1427905416.8553" calcext:value-type="float">
            <text:p>1427905416.8553</text:p>
          </table:table-cell>
          <table:table-cell/>
          <table:table-cell table:formula="of:=MAX([.B202];[.D202];[.G202])-MAX([.A202];[.C202];[.E202])" office:value-type="float" office:value="5.24066019058228" calcext:value-type="float">
            <text:p>5.2406601906</text:p>
          </table:table-cell>
          <table:table-cell table:formula="of:=IF(ISBLANK([.E202]);&quot;&quot;;[.I202])" office:value-type="float" office:value="5.24066019058228" calcext:value-type="float">
            <text:p>5.2406601906</text:p>
          </table:table-cell>
          <table:table-cell table:formula="of:=IF(OR(ISBLANK([.E202]);[.I202]&lt;=0);&quot;&quot;;[.I202])" office:value-type="float" office:value="5.24066019058228" calcext:value-type="float">
            <text:p>5.24066019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1.616" calcext:value-type="float">
            <text:p>1427905411.616</text:p>
          </table:table-cell>
          <table:table-cell office:value-type="float" office:value="1427905415.39485" calcext:value-type="float">
            <text:p>1427905415.39485</text:p>
          </table:table-cell>
          <table:table-cell office:value-type="float" office:value="1427905416.46558" calcext:value-type="float">
            <text:p>1427905416.46558</text:p>
          </table:table-cell>
          <table:table-cell/>
          <table:table-cell table:formula="of:=MAX([.B203];[.D203];[.G203])-MAX([.A203];[.C203];[.E203])" office:value-type="float" office:value="4.84957599639893" calcext:value-type="float">
            <text:p>4.8495759964</text:p>
          </table:table-cell>
          <table:table-cell table:formula="of:=IF(ISBLANK([.E203]);&quot;&quot;;[.I203])" office:value-type="float" office:value="4.84957599639893" calcext:value-type="float">
            <text:p>4.8495759964</text:p>
          </table:table-cell>
          <table:table-cell table:formula="of:=IF(OR(ISBLANK([.E203]);[.I203]&lt;=0);&quot;&quot;;[.I203])" office:value-type="float" office:value="4.84957599639893" calcext:value-type="float">
            <text:p>4.84957599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1.61749" calcext:value-type="float">
            <text:p>1427905411.61749</text:p>
          </table:table-cell>
          <table:table-cell office:value-type="float" office:value="1427905415.25899" calcext:value-type="float">
            <text:p>1427905415.25899</text:p>
          </table:table-cell>
          <table:table-cell office:value-type="float" office:value="1427905416.32854" calcext:value-type="float">
            <text:p>1427905416.32854</text:p>
          </table:table-cell>
          <table:table-cell/>
          <table:table-cell table:formula="of:=MAX([.B204];[.D204];[.G204])-MAX([.A204];[.C204];[.E204])" office:value-type="float" office:value="4.71105194091797" calcext:value-type="float">
            <text:p>4.7110519409</text:p>
          </table:table-cell>
          <table:table-cell table:formula="of:=IF(ISBLANK([.E204]);&quot;&quot;;[.I204])" office:value-type="float" office:value="4.71105194091797" calcext:value-type="float">
            <text:p>4.7110519409</text:p>
          </table:table-cell>
          <table:table-cell table:formula="of:=IF(OR(ISBLANK([.E204]);[.I204]&lt;=0);&quot;&quot;;[.I204])" office:value-type="float" office:value="4.71105194091797" calcext:value-type="float">
            <text:p>4.71105194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1.6188" calcext:value-type="float">
            <text:p>1427905411.6188</text:p>
          </table:table-cell>
          <table:table-cell office:value-type="float" office:value="1427905415.21951" calcext:value-type="float">
            <text:p>1427905415.21951</text:p>
          </table:table-cell>
          <table:table-cell office:value-type="float" office:value="1427905416.26612" calcext:value-type="float">
            <text:p>1427905416.26612</text:p>
          </table:table-cell>
          <table:table-cell/>
          <table:table-cell table:formula="of:=MAX([.B205];[.D205];[.G205])-MAX([.A205];[.C205];[.E205])" office:value-type="float" office:value="4.64731597900391" calcext:value-type="float">
            <text:p>4.647315979</text:p>
          </table:table-cell>
          <table:table-cell table:formula="of:=IF(ISBLANK([.E205]);&quot;&quot;;[.I205])" office:value-type="float" office:value="4.64731597900391" calcext:value-type="float">
            <text:p>4.647315979</text:p>
          </table:table-cell>
          <table:table-cell table:formula="of:=IF(OR(ISBLANK([.E205]);[.I205]&lt;=0);&quot;&quot;;[.I205])" office:value-type="float" office:value="4.64731597900391" calcext:value-type="float">
            <text:p>4.6473159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1.6214" calcext:value-type="float">
            <text:p>1427905411.6214</text:p>
          </table:table-cell>
          <table:table-cell office:value-type="float" office:value="1427905415.73202" calcext:value-type="float">
            <text:p>1427905415.73202</text:p>
          </table:table-cell>
          <table:table-cell office:value-type="float" office:value="1427905416.7454" calcext:value-type="float">
            <text:p>1427905416.7454</text:p>
          </table:table-cell>
          <table:table-cell/>
          <table:table-cell table:formula="of:=MAX([.B206];[.D206];[.G206])-MAX([.A206];[.C206];[.E206])" office:value-type="float" office:value="5.1240029335022" calcext:value-type="float">
            <text:p>5.1240029335</text:p>
          </table:table-cell>
          <table:table-cell table:formula="of:=IF(ISBLANK([.E206]);&quot;&quot;;[.I206])" office:value-type="float" office:value="5.1240029335022" calcext:value-type="float">
            <text:p>5.1240029335</text:p>
          </table:table-cell>
          <table:table-cell table:formula="of:=IF(OR(ISBLANK([.E206]);[.I206]&lt;=0);&quot;&quot;;[.I206])" office:value-type="float" office:value="5.1240029335022" calcext:value-type="float">
            <text:p>5.12400293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1.62271" calcext:value-type="float">
            <text:p>1427905411.62271</text:p>
          </table:table-cell>
          <table:table-cell office:value-type="float" office:value="1427905415.61581" calcext:value-type="float">
            <text:p>1427905415.61581</text:p>
          </table:table-cell>
          <table:table-cell office:value-type="float" office:value="1427905416.69536" calcext:value-type="float">
            <text:p>1427905416.69536</text:p>
          </table:table-cell>
          <table:table-cell/>
          <table:table-cell table:formula="of:=MAX([.B207];[.D207];[.G207])-MAX([.A207];[.C207];[.E207])" office:value-type="float" office:value="5.0726580619812" calcext:value-type="float">
            <text:p>5.072658062</text:p>
          </table:table-cell>
          <table:table-cell table:formula="of:=IF(ISBLANK([.E207]);&quot;&quot;;[.I207])" office:value-type="float" office:value="5.0726580619812" calcext:value-type="float">
            <text:p>5.072658062</text:p>
          </table:table-cell>
          <table:table-cell table:formula="of:=IF(OR(ISBLANK([.E207]);[.I207]&lt;=0);&quot;&quot;;[.I207])" office:value-type="float" office:value="5.0726580619812" calcext:value-type="float">
            <text:p>5.0726580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1.62402" calcext:value-type="float">
            <text:p>1427905411.62402</text:p>
          </table:table-cell>
          <table:table-cell office:value-type="float" office:value="1427905415.46419" calcext:value-type="float">
            <text:p>1427905415.46419</text:p>
          </table:table-cell>
          <table:table-cell office:value-type="float" office:value="1427905416.41757" calcext:value-type="float">
            <text:p>1427905416.41757</text:p>
          </table:table-cell>
          <table:table-cell/>
          <table:table-cell table:formula="of:=MAX([.B208];[.D208];[.G208])-MAX([.A208];[.C208];[.E208])" office:value-type="float" office:value="4.79355096817017" calcext:value-type="float">
            <text:p>4.7935509682</text:p>
          </table:table-cell>
          <table:table-cell table:formula="of:=IF(ISBLANK([.E208]);&quot;&quot;;[.I208])" office:value-type="float" office:value="4.79355096817017" calcext:value-type="float">
            <text:p>4.7935509682</text:p>
          </table:table-cell>
          <table:table-cell table:formula="of:=IF(OR(ISBLANK([.E208]);[.I208]&lt;=0);&quot;&quot;;[.I208])" office:value-type="float" office:value="4.79355096817017" calcext:value-type="float">
            <text:p>4.79355096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1.62545" calcext:value-type="float">
            <text:p>1427905411.62545</text:p>
          </table:table-cell>
          <table:table-cell office:value-type="float" office:value="1427905415.62791" calcext:value-type="float">
            <text:p>1427905415.62791</text:p>
          </table:table-cell>
          <table:table-cell office:value-type="float" office:value="1427905416.60374" calcext:value-type="float">
            <text:p>1427905416.60374</text:p>
          </table:table-cell>
          <table:table-cell/>
          <table:table-cell table:formula="of:=MAX([.B209];[.D209];[.G209])-MAX([.A209];[.C209];[.E209])" office:value-type="float" office:value="4.97828817367554" calcext:value-type="float">
            <text:p>4.9782881737</text:p>
          </table:table-cell>
          <table:table-cell table:formula="of:=IF(ISBLANK([.E209]);&quot;&quot;;[.I209])" office:value-type="float" office:value="4.97828817367554" calcext:value-type="float">
            <text:p>4.9782881737</text:p>
          </table:table-cell>
          <table:table-cell table:formula="of:=IF(OR(ISBLANK([.E209]);[.I209]&lt;=0);&quot;&quot;;[.I209])" office:value-type="float" office:value="4.97828817367554" calcext:value-type="float">
            <text:p>4.97828817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1.62678" calcext:value-type="float">
            <text:p>1427905411.62678</text:p>
          </table:table-cell>
          <table:table-cell office:value-type="float" office:value="1427905415.38823" calcext:value-type="float">
            <text:p>1427905415.38823</text:p>
          </table:table-cell>
          <table:table-cell office:value-type="float" office:value="1427905416.45183" calcext:value-type="float">
            <text:p>1427905416.45183</text:p>
          </table:table-cell>
          <table:table-cell/>
          <table:table-cell table:formula="of:=MAX([.B210];[.D210];[.G210])-MAX([.A210];[.C210];[.E210])" office:value-type="float" office:value="4.82505202293396" calcext:value-type="float">
            <text:p>4.8250520229</text:p>
          </table:table-cell>
          <table:table-cell table:formula="of:=IF(ISBLANK([.E210]);&quot;&quot;;[.I210])" office:value-type="float" office:value="4.82505202293396" calcext:value-type="float">
            <text:p>4.8250520229</text:p>
          </table:table-cell>
          <table:table-cell table:formula="of:=IF(OR(ISBLANK([.E210]);[.I210]&lt;=0);&quot;&quot;;[.I210])" office:value-type="float" office:value="4.82505202293396" calcext:value-type="float">
            <text:p>4.82505202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1.62807" calcext:value-type="float">
            <text:p>1427905411.62807</text:p>
          </table:table-cell>
          <table:table-cell office:value-type="float" office:value="1427905415.50893" calcext:value-type="float">
            <text:p>1427905415.50893</text:p>
          </table:table-cell>
          <table:table-cell office:value-type="float" office:value="1427905416.47117" calcext:value-type="float">
            <text:p>1427905416.47117</text:p>
          </table:table-cell>
          <table:table-cell/>
          <table:table-cell table:formula="of:=MAX([.B211];[.D211];[.G211])-MAX([.A211];[.C211];[.E211])" office:value-type="float" office:value="4.84309911727905" calcext:value-type="float">
            <text:p>4.8430991173</text:p>
          </table:table-cell>
          <table:table-cell table:formula="of:=IF(ISBLANK([.E211]);&quot;&quot;;[.I211])" office:value-type="float" office:value="4.84309911727905" calcext:value-type="float">
            <text:p>4.8430991173</text:p>
          </table:table-cell>
          <table:table-cell table:formula="of:=IF(OR(ISBLANK([.E211]);[.I211]&lt;=0);&quot;&quot;;[.I211])" office:value-type="float" office:value="4.84309911727905" calcext:value-type="float">
            <text:p>4.8430991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16.85532" calcext:value-type="float">
            <text:p>1427905416.85532</text:p>
          </table:table-cell>
          <table:table-cell office:value-type="float" office:value="1427905422.43726" calcext:value-type="float">
            <text:p>1427905422.43726</text:p>
          </table:table-cell>
          <table:table-cell table:number-columns-repeated="4"/>
          <table:table-cell table:formula="of:=MAX([.B212];[.D212];[.G212])-MAX([.A212];[.C212];[.E212])" office:value-type="float" office:value="5.58193922042847" calcext:value-type="float">
            <text:p>5.5819392204</text:p>
          </table:table-cell>
          <table:table-cell table:formula="of:=IF(ISBLANK([.E212]);&quot;&quot;;[.I212])">
            <text:p/>
          </table:table-cell>
          <table:table-cell table:formula="of:=IF(OR(ISBLANK([.E212]);[.I212]&lt;=0);&quot;&quot;;[.I21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6.85532" calcext:value-type="float">
            <text:p>1427905416.85532</text:p>
          </table:table-cell>
          <table:table-cell office:value-type="float" office:value="1427905420.83063" calcext:value-type="float">
            <text:p>1427905420.83063</text:p>
          </table:table-cell>
          <table:table-cell office:value-type="float" office:value="1427905421.92703" calcext:value-type="float">
            <text:p>1427905421.92703</text:p>
          </table:table-cell>
          <table:table-cell/>
          <table:table-cell table:formula="of:=MAX([.B213];[.D213];[.G213])-MAX([.A213];[.C213];[.E213])" office:value-type="float" office:value="5.0717089176178" calcext:value-type="float">
            <text:p>5.0717089176</text:p>
          </table:table-cell>
          <table:table-cell table:formula="of:=IF(ISBLANK([.E213]);&quot;&quot;;[.I213])" office:value-type="float" office:value="5.0717089176178" calcext:value-type="float">
            <text:p>5.0717089176</text:p>
          </table:table-cell>
          <table:table-cell table:formula="of:=IF(OR(ISBLANK([.E213]);[.I213]&lt;=0);&quot;&quot;;[.I213])" office:value-type="float" office:value="5.0717089176178" calcext:value-type="float">
            <text:p>5.07170891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6.85674" calcext:value-type="float">
            <text:p>1427905416.85674</text:p>
          </table:table-cell>
          <table:table-cell office:value-type="float" office:value="1427905420.24483" calcext:value-type="float">
            <text:p>1427905420.24483</text:p>
          </table:table-cell>
          <table:table-cell office:value-type="float" office:value="1427905421.28951" calcext:value-type="float">
            <text:p>1427905421.28951</text:p>
          </table:table-cell>
          <table:table-cell/>
          <table:table-cell table:formula="of:=MAX([.B214];[.D214];[.G214])-MAX([.A214];[.C214];[.E214])" office:value-type="float" office:value="4.43276715278626" calcext:value-type="float">
            <text:p>4.4327671528</text:p>
          </table:table-cell>
          <table:table-cell table:formula="of:=IF(ISBLANK([.E214]);&quot;&quot;;[.I214])" office:value-type="float" office:value="4.43276715278626" calcext:value-type="float">
            <text:p>4.4327671528</text:p>
          </table:table-cell>
          <table:table-cell table:formula="of:=IF(OR(ISBLANK([.E214]);[.I214]&lt;=0);&quot;&quot;;[.I214])" office:value-type="float" office:value="4.43276715278626" calcext:value-type="float">
            <text:p>4.43276715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6.85805" calcext:value-type="float">
            <text:p>1427905416.85805</text:p>
          </table:table-cell>
          <table:table-cell office:value-type="float" office:value="1427905420.58909" calcext:value-type="float">
            <text:p>1427905420.58909</text:p>
          </table:table-cell>
          <table:table-cell office:value-type="float" office:value="1427905421.64439" calcext:value-type="float">
            <text:p>1427905421.64439</text:p>
          </table:table-cell>
          <table:table-cell/>
          <table:table-cell table:formula="of:=MAX([.B215];[.D215];[.G215])-MAX([.A215];[.C215];[.E215])" office:value-type="float" office:value="4.78634881973267" calcext:value-type="float">
            <text:p>4.7863488197</text:p>
          </table:table-cell>
          <table:table-cell table:formula="of:=IF(ISBLANK([.E215]);&quot;&quot;;[.I215])" office:value-type="float" office:value="4.78634881973267" calcext:value-type="float">
            <text:p>4.7863488197</text:p>
          </table:table-cell>
          <table:table-cell table:formula="of:=IF(OR(ISBLANK([.E215]);[.I215]&lt;=0);&quot;&quot;;[.I215])" office:value-type="float" office:value="4.78634881973267" calcext:value-type="float">
            <text:p>4.78634881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6.85935" calcext:value-type="float">
            <text:p>1427905416.85935</text:p>
          </table:table-cell>
          <table:table-cell office:value-type="float" office:value="1427905420.71348" calcext:value-type="float">
            <text:p>1427905420.71348</text:p>
          </table:table-cell>
          <table:table-cell office:value-type="float" office:value="1427905421.77718" calcext:value-type="float">
            <text:p>1427905421.77718</text:p>
          </table:table-cell>
          <table:table-cell/>
          <table:table-cell table:formula="of:=MAX([.B216];[.D216];[.G216])-MAX([.A216];[.C216];[.E216])" office:value-type="float" office:value="4.91782903671265" calcext:value-type="float">
            <text:p>4.9178290367</text:p>
          </table:table-cell>
          <table:table-cell table:formula="of:=IF(ISBLANK([.E216]);&quot;&quot;;[.I216])" office:value-type="float" office:value="4.91782903671265" calcext:value-type="float">
            <text:p>4.9178290367</text:p>
          </table:table-cell>
          <table:table-cell table:formula="of:=IF(OR(ISBLANK([.E216]);[.I216]&lt;=0);&quot;&quot;;[.I216])" office:value-type="float" office:value="4.91782903671265" calcext:value-type="float">
            <text:p>4.91782903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6.86116" calcext:value-type="float">
            <text:p>1427905416.86116</text:p>
          </table:table-cell>
          <table:table-cell office:value-type="float" office:value="1427905420.46231" calcext:value-type="float">
            <text:p>1427905420.46231</text:p>
          </table:table-cell>
          <table:table-cell office:value-type="float" office:value="1427905421.53079" calcext:value-type="float">
            <text:p>1427905421.53079</text:p>
          </table:table-cell>
          <table:table-cell/>
          <table:table-cell table:formula="of:=MAX([.B217];[.D217];[.G217])-MAX([.A217];[.C217];[.E217])" office:value-type="float" office:value="4.66962289810181" calcext:value-type="float">
            <text:p>4.6696228981</text:p>
          </table:table-cell>
          <table:table-cell table:formula="of:=IF(ISBLANK([.E217]);&quot;&quot;;[.I217])" office:value-type="float" office:value="4.66962289810181" calcext:value-type="float">
            <text:p>4.6696228981</text:p>
          </table:table-cell>
          <table:table-cell table:formula="of:=IF(OR(ISBLANK([.E217]);[.I217]&lt;=0);&quot;&quot;;[.I217])" office:value-type="float" office:value="4.66962289810181" calcext:value-type="float">
            <text:p>4.66962289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6.86162" calcext:value-type="float">
            <text:p>1427905416.86162</text:p>
          </table:table-cell>
          <table:table-cell office:value-type="float" office:value="1427905421.25678" calcext:value-type="float">
            <text:p>1427905421.25678</text:p>
          </table:table-cell>
          <table:table-cell office:value-type="float" office:value="1427905422.35663" calcext:value-type="float">
            <text:p>1427905422.35663</text:p>
          </table:table-cell>
          <table:table-cell/>
          <table:table-cell table:formula="of:=MAX([.B218];[.D218];[.G218])-MAX([.A218];[.C218];[.E218])" office:value-type="float" office:value="5.49501585960388" calcext:value-type="float">
            <text:p>5.4950158596</text:p>
          </table:table-cell>
          <table:table-cell table:formula="of:=IF(ISBLANK([.E218]);&quot;&quot;;[.I218])" office:value-type="float" office:value="5.49501585960388" calcext:value-type="float">
            <text:p>5.4950158596</text:p>
          </table:table-cell>
          <table:table-cell table:formula="of:=IF(OR(ISBLANK([.E218]);[.I218]&lt;=0);&quot;&quot;;[.I218])" office:value-type="float" office:value="5.49501585960388" calcext:value-type="float">
            <text:p>5.49501585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6.86207" calcext:value-type="float">
            <text:p>1427905416.86207</text:p>
          </table:table-cell>
          <table:table-cell office:value-type="float" office:value="1427905421.34671" calcext:value-type="float">
            <text:p>1427905421.34671</text:p>
          </table:table-cell>
          <table:table-cell office:value-type="float" office:value="1427905422.43725" calcext:value-type="float">
            <text:p>1427905422.43725</text:p>
          </table:table-cell>
          <table:table-cell/>
          <table:table-cell table:formula="of:=MAX([.B219];[.D219];[.G219])-MAX([.A219];[.C219];[.E219])" office:value-type="float" office:value="5.57518315315247" calcext:value-type="float">
            <text:p>5.5751831532</text:p>
          </table:table-cell>
          <table:table-cell table:formula="of:=IF(ISBLANK([.E219]);&quot;&quot;;[.I219])" office:value-type="float" office:value="5.57518315315247" calcext:value-type="float">
            <text:p>5.5751831532</text:p>
          </table:table-cell>
          <table:table-cell table:formula="of:=IF(OR(ISBLANK([.E219]);[.I219]&lt;=0);&quot;&quot;;[.I219])" office:value-type="float" office:value="5.57518315315247" calcext:value-type="float">
            <text:p>5.57518315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6.86252" calcext:value-type="float">
            <text:p>1427905416.86252</text:p>
          </table:table-cell>
          <table:table-cell office:value-type="float" office:value="1427905420.47271" calcext:value-type="float">
            <text:p>1427905420.47271</text:p>
          </table:table-cell>
          <table:table-cell office:value-type="float" office:value="1427905421.4445" calcext:value-type="float">
            <text:p>1427905421.4445</text:p>
          </table:table-cell>
          <table:table-cell/>
          <table:table-cell table:formula="of:=MAX([.B220];[.D220];[.G220])-MAX([.A220];[.C220];[.E220])" office:value-type="float" office:value="4.58198094367981" calcext:value-type="float">
            <text:p>4.5819809437</text:p>
          </table:table-cell>
          <table:table-cell table:formula="of:=IF(ISBLANK([.E220]);&quot;&quot;;[.I220])" office:value-type="float" office:value="4.58198094367981" calcext:value-type="float">
            <text:p>4.5819809437</text:p>
          </table:table-cell>
          <table:table-cell table:formula="of:=IF(OR(ISBLANK([.E220]);[.I220]&lt;=0);&quot;&quot;;[.I220])" office:value-type="float" office:value="4.58198094367981" calcext:value-type="float">
            <text:p>4.58198094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6.86297" calcext:value-type="float">
            <text:p>1427905416.86297</text:p>
          </table:table-cell>
          <table:table-cell office:value-type="float" office:value="1427905420.15313" calcext:value-type="float">
            <text:p>1427905420.15313</text:p>
          </table:table-cell>
          <table:table-cell office:value-type="float" office:value="1427905421.19639" calcext:value-type="float">
            <text:p>1427905421.19639</text:p>
          </table:table-cell>
          <table:table-cell/>
          <table:table-cell table:formula="of:=MAX([.B221];[.D221];[.G221])-MAX([.A221];[.C221];[.E221])" office:value-type="float" office:value="4.33341598510742" calcext:value-type="float">
            <text:p>4.3334159851</text:p>
          </table:table-cell>
          <table:table-cell table:formula="of:=IF(ISBLANK([.E221]);&quot;&quot;;[.I221])" office:value-type="float" office:value="4.33341598510742" calcext:value-type="float">
            <text:p>4.3334159851</text:p>
          </table:table-cell>
          <table:table-cell table:formula="of:=IF(OR(ISBLANK([.E221]);[.I221]&lt;=0);&quot;&quot;;[.I221])" office:value-type="float" office:value="4.33341598510742" calcext:value-type="float">
            <text:p>4.33341598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16.86342" calcext:value-type="float">
            <text:p>1427905416.86342</text:p>
          </table:table-cell>
          <table:table-cell office:value-type="float" office:value="1427905420.31976" calcext:value-type="float">
            <text:p>1427905420.31976</text:p>
          </table:table-cell>
          <table:table-cell office:value-type="float" office:value="1427905421.43059" calcext:value-type="float">
            <text:p>1427905421.43059</text:p>
          </table:table-cell>
          <table:table-cell/>
          <table:table-cell table:formula="of:=MAX([.B222];[.D222];[.G222])-MAX([.A222];[.C222];[.E222])" office:value-type="float" office:value="4.56717491149902" calcext:value-type="float">
            <text:p>4.5671749115</text:p>
          </table:table-cell>
          <table:table-cell table:formula="of:=IF(ISBLANK([.E222]);&quot;&quot;;[.I222])" office:value-type="float" office:value="4.56717491149902" calcext:value-type="float">
            <text:p>4.5671749115</text:p>
          </table:table-cell>
          <table:table-cell table:formula="of:=IF(OR(ISBLANK([.E222]);[.I222]&lt;=0);&quot;&quot;;[.I222])" office:value-type="float" office:value="4.56717491149902" calcext:value-type="float">
            <text:p>4.56717491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22.43727" calcext:value-type="float">
            <text:p>1427905422.43727</text:p>
          </table:table-cell>
          <table:table-cell office:value-type="float" office:value="1427905427.34613" calcext:value-type="float">
            <text:p>1427905427.34613</text:p>
          </table:table-cell>
          <table:table-cell table:number-columns-repeated="4"/>
          <table:table-cell table:formula="of:=MAX([.B223];[.D223];[.G223])-MAX([.A223];[.C223];[.E223])" office:value-type="float" office:value="4.90885710716248" calcext:value-type="float">
            <text:p>4.9088571072</text:p>
          </table:table-cell>
          <table:table-cell table:formula="of:=IF(ISBLANK([.E223]);&quot;&quot;;[.I223])">
            <text:p/>
          </table:table-cell>
          <table:table-cell table:formula="of:=IF(OR(ISBLANK([.E223]);[.I223]&lt;=0);&quot;&quot;;[.I22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2.43728" calcext:value-type="float">
            <text:p>1427905422.43728</text:p>
          </table:table-cell>
          <table:table-cell office:value-type="float" office:value="1427905425.75782" calcext:value-type="float">
            <text:p>1427905425.75782</text:p>
          </table:table-cell>
          <table:table-cell office:value-type="float" office:value="1427905426.76894" calcext:value-type="float">
            <text:p>1427905426.76894</text:p>
          </table:table-cell>
          <table:table-cell/>
          <table:table-cell table:formula="of:=MAX([.B224];[.D224];[.G224])-MAX([.A224];[.C224];[.E224])" office:value-type="float" office:value="4.33166289329529" calcext:value-type="float">
            <text:p>4.3316628933</text:p>
          </table:table-cell>
          <table:table-cell table:formula="of:=IF(ISBLANK([.E224]);&quot;&quot;;[.I224])" office:value-type="float" office:value="4.33166289329529" calcext:value-type="float">
            <text:p>4.3316628933</text:p>
          </table:table-cell>
          <table:table-cell table:formula="of:=IF(OR(ISBLANK([.E224]);[.I224]&lt;=0);&quot;&quot;;[.I224])" office:value-type="float" office:value="4.33166289329529" calcext:value-type="float">
            <text:p>4.33166289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2.43858" calcext:value-type="float">
            <text:p>1427905422.43858</text:p>
          </table:table-cell>
          <table:table-cell office:value-type="float" office:value="1427905426.11338" calcext:value-type="float">
            <text:p>1427905426.11338</text:p>
          </table:table-cell>
          <table:table-cell office:value-type="float" office:value="1427905427.17907" calcext:value-type="float">
            <text:p>1427905427.17907</text:p>
          </table:table-cell>
          <table:table-cell/>
          <table:table-cell table:formula="of:=MAX([.B225];[.D225];[.G225])-MAX([.A225];[.C225];[.E225])" office:value-type="float" office:value="4.74049115180969" calcext:value-type="float">
            <text:p>4.7404911518</text:p>
          </table:table-cell>
          <table:table-cell table:formula="of:=IF(ISBLANK([.E225]);&quot;&quot;;[.I225])" office:value-type="float" office:value="4.74049115180969" calcext:value-type="float">
            <text:p>4.7404911518</text:p>
          </table:table-cell>
          <table:table-cell table:formula="of:=IF(OR(ISBLANK([.E225]);[.I225]&lt;=0);&quot;&quot;;[.I225])" office:value-type="float" office:value="4.74049115180969" calcext:value-type="float">
            <text:p>4.74049115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2.4399" calcext:value-type="float">
            <text:p>1427905422.4399</text:p>
          </table:table-cell>
          <table:table-cell office:value-type="float" office:value="1427905426.37551" calcext:value-type="float">
            <text:p>1427905426.37551</text:p>
          </table:table-cell>
          <table:table-cell office:value-type="float" office:value="1427905427.34612" calcext:value-type="float">
            <text:p>1427905427.34612</text:p>
          </table:table-cell>
          <table:table-cell/>
          <table:table-cell table:formula="of:=MAX([.B226];[.D226];[.G226])-MAX([.A226];[.C226];[.E226])" office:value-type="float" office:value="4.90622186660767" calcext:value-type="float">
            <text:p>4.9062218666</text:p>
          </table:table-cell>
          <table:table-cell table:formula="of:=IF(ISBLANK([.E226]);&quot;&quot;;[.I226])" office:value-type="float" office:value="4.90622186660767" calcext:value-type="float">
            <text:p>4.9062218666</text:p>
          </table:table-cell>
          <table:table-cell table:formula="of:=IF(OR(ISBLANK([.E226]);[.I226]&lt;=0);&quot;&quot;;[.I226])" office:value-type="float" office:value="4.90622186660767" calcext:value-type="float">
            <text:p>4.90622186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2.44122" calcext:value-type="float">
            <text:p>1427905422.44122</text:p>
          </table:table-cell>
          <table:table-cell office:value-type="float" office:value="1427905425.64503" calcext:value-type="float">
            <text:p>1427905425.64503</text:p>
          </table:table-cell>
          <table:table-cell office:value-type="float" office:value="1427905426.7216" calcext:value-type="float">
            <text:p>1427905426.7216</text:p>
          </table:table-cell>
          <table:table-cell/>
          <table:table-cell table:formula="of:=MAX([.B227];[.D227];[.G227])-MAX([.A227];[.C227];[.E227])" office:value-type="float" office:value="4.28038787841797" calcext:value-type="float">
            <text:p>4.2803878784</text:p>
          </table:table-cell>
          <table:table-cell table:formula="of:=IF(ISBLANK([.E227]);&quot;&quot;;[.I227])" office:value-type="float" office:value="4.28038787841797" calcext:value-type="float">
            <text:p>4.2803878784</text:p>
          </table:table-cell>
          <table:table-cell table:formula="of:=IF(OR(ISBLANK([.E227]);[.I227]&lt;=0);&quot;&quot;;[.I227])" office:value-type="float" office:value="4.28038787841797" calcext:value-type="float">
            <text:p>4.28038787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2.44291" calcext:value-type="float">
            <text:p>1427905422.44291</text:p>
          </table:table-cell>
          <table:table-cell office:value-type="float" office:value="1427905426.01983" calcext:value-type="float">
            <text:p>1427905426.01983</text:p>
          </table:table-cell>
          <table:table-cell office:value-type="float" office:value="1427905427.12088" calcext:value-type="float">
            <text:p>1427905427.12088</text:p>
          </table:table-cell>
          <table:table-cell/>
          <table:table-cell table:formula="of:=MAX([.B228];[.D228];[.G228])-MAX([.A228];[.C228];[.E228])" office:value-type="float" office:value="4.67796397209168" calcext:value-type="float">
            <text:p>4.6779639721</text:p>
          </table:table-cell>
          <table:table-cell table:formula="of:=IF(ISBLANK([.E228]);&quot;&quot;;[.I228])" office:value-type="float" office:value="4.67796397209168" calcext:value-type="float">
            <text:p>4.6779639721</text:p>
          </table:table-cell>
          <table:table-cell table:formula="of:=IF(OR(ISBLANK([.E228]);[.I228]&lt;=0);&quot;&quot;;[.I228])" office:value-type="float" office:value="4.67796397209168" calcext:value-type="float">
            <text:p>4.67796397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2.44424" calcext:value-type="float">
            <text:p>1427905422.44424</text:p>
          </table:table-cell>
          <table:table-cell office:value-type="float" office:value="1427905426.14668" calcext:value-type="float">
            <text:p>1427905426.14668</text:p>
          </table:table-cell>
          <table:table-cell office:value-type="float" office:value="1427905427.1821" calcext:value-type="float">
            <text:p>1427905427.1821</text:p>
          </table:table-cell>
          <table:table-cell/>
          <table:table-cell table:formula="of:=MAX([.B229];[.D229];[.G229])-MAX([.A229];[.C229];[.E229])" office:value-type="float" office:value="4.73786401748657" calcext:value-type="float">
            <text:p>4.7378640175</text:p>
          </table:table-cell>
          <table:table-cell table:formula="of:=IF(ISBLANK([.E229]);&quot;&quot;;[.I229])" office:value-type="float" office:value="4.73786401748657" calcext:value-type="float">
            <text:p>4.7378640175</text:p>
          </table:table-cell>
          <table:table-cell table:formula="of:=IF(OR(ISBLANK([.E229]);[.I229]&lt;=0);&quot;&quot;;[.I229])" office:value-type="float" office:value="4.73786401748657" calcext:value-type="float">
            <text:p>4.73786401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2.44559" calcext:value-type="float">
            <text:p>1427905422.44559</text:p>
          </table:table-cell>
          <table:table-cell office:value-type="float" office:value="1427905425.77196" calcext:value-type="float">
            <text:p>1427905425.77196</text:p>
          </table:table-cell>
          <table:table-cell office:value-type="float" office:value="1427905426.77399" calcext:value-type="float">
            <text:p>1427905426.77399</text:p>
          </table:table-cell>
          <table:table-cell/>
          <table:table-cell table:formula="of:=MAX([.B230];[.D230];[.G230])-MAX([.A230];[.C230];[.E230])" office:value-type="float" office:value="4.32839512825012" calcext:value-type="float">
            <text:p>4.3283951283</text:p>
          </table:table-cell>
          <table:table-cell table:formula="of:=IF(ISBLANK([.E230]);&quot;&quot;;[.I230])" office:value-type="float" office:value="4.32839512825012" calcext:value-type="float">
            <text:p>4.3283951283</text:p>
          </table:table-cell>
          <table:table-cell table:formula="of:=IF(OR(ISBLANK([.E230]);[.I230]&lt;=0);&quot;&quot;;[.I230])" office:value-type="float" office:value="4.32839512825012" calcext:value-type="float">
            <text:p>4.32839512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2.44691" calcext:value-type="float">
            <text:p>1427905422.44691</text:p>
          </table:table-cell>
          <table:table-cell office:value-type="float" office:value="1427905426.11675" calcext:value-type="float">
            <text:p>1427905426.11675</text:p>
          </table:table-cell>
          <table:table-cell office:value-type="float" office:value="1427905427.19327" calcext:value-type="float">
            <text:p>1427905427.19327</text:p>
          </table:table-cell>
          <table:table-cell/>
          <table:table-cell table:formula="of:=MAX([.B231];[.D231];[.G231])-MAX([.A231];[.C231];[.E231])" office:value-type="float" office:value="4.74636483192444" calcext:value-type="float">
            <text:p>4.7463648319</text:p>
          </table:table-cell>
          <table:table-cell table:formula="of:=IF(ISBLANK([.E231]);&quot;&quot;;[.I231])" office:value-type="float" office:value="4.74636483192444" calcext:value-type="float">
            <text:p>4.7463648319</text:p>
          </table:table-cell>
          <table:table-cell table:formula="of:=IF(OR(ISBLANK([.E231]);[.I231]&lt;=0);&quot;&quot;;[.I231])" office:value-type="float" office:value="4.74636483192444" calcext:value-type="float">
            <text:p>4.74636483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2.44821" calcext:value-type="float">
            <text:p>1427905422.44821</text:p>
          </table:table-cell>
          <table:table-cell office:value-type="float" office:value="1427905425.88481" calcext:value-type="float">
            <text:p>1427905425.88481</text:p>
          </table:table-cell>
          <table:table-cell office:value-type="float" office:value="1427905426.95588" calcext:value-type="float">
            <text:p>1427905426.95588</text:p>
          </table:table-cell>
          <table:table-cell/>
          <table:table-cell table:formula="of:=MAX([.B232];[.D232];[.G232])-MAX([.A232];[.C232];[.E232])" office:value-type="float" office:value="4.50766801834106" calcext:value-type="float">
            <text:p>4.5076680183</text:p>
          </table:table-cell>
          <table:table-cell table:formula="of:=IF(ISBLANK([.E232]);&quot;&quot;;[.I232])" office:value-type="float" office:value="4.50766801834106" calcext:value-type="float">
            <text:p>4.5076680183</text:p>
          </table:table-cell>
          <table:table-cell table:formula="of:=IF(OR(ISBLANK([.E232]);[.I232]&lt;=0);&quot;&quot;;[.I232])" office:value-type="float" office:value="4.50766801834106" calcext:value-type="float">
            <text:p>4.50766801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2.44955" calcext:value-type="float">
            <text:p>1427905422.44955</text:p>
          </table:table-cell>
          <table:table-cell office:value-type="float" office:value="1427905425.99611" calcext:value-type="float">
            <text:p>1427905425.99611</text:p>
          </table:table-cell>
          <table:table-cell office:value-type="float" office:value="1427905426.93168" calcext:value-type="float">
            <text:p>1427905426.93168</text:p>
          </table:table-cell>
          <table:table-cell/>
          <table:table-cell table:formula="of:=MAX([.B233];[.D233];[.G233])-MAX([.A233];[.C233];[.E233])" office:value-type="float" office:value="4.48213291168213" calcext:value-type="float">
            <text:p>4.4821329117</text:p>
          </table:table-cell>
          <table:table-cell table:formula="of:=IF(ISBLANK([.E233]);&quot;&quot;;[.I233])" office:value-type="float" office:value="4.48213291168213" calcext:value-type="float">
            <text:p>4.4821329117</text:p>
          </table:table-cell>
          <table:table-cell table:formula="of:=IF(OR(ISBLANK([.E233]);[.I233]&lt;=0);&quot;&quot;;[.I233])" office:value-type="float" office:value="4.48213291168213" calcext:value-type="float">
            <text:p>4.48213291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27.34614" calcext:value-type="float">
            <text:p>1427905427.34614</text:p>
          </table:table-cell>
          <table:table-cell office:value-type="float" office:value="1427905432.53699" calcext:value-type="float">
            <text:p>1427905432.53699</text:p>
          </table:table-cell>
          <table:table-cell table:number-columns-repeated="4"/>
          <table:table-cell table:formula="of:=MAX([.B234];[.D234];[.G234])-MAX([.A234];[.C234];[.E234])" office:value-type="float" office:value="5.1908450126648" calcext:value-type="float">
            <text:p>5.1908450127</text:p>
          </table:table-cell>
          <table:table-cell table:formula="of:=IF(ISBLANK([.E234]);&quot;&quot;;[.I234])">
            <text:p/>
          </table:table-cell>
          <table:table-cell table:formula="of:=IF(OR(ISBLANK([.E234]);[.I234]&lt;=0);&quot;&quot;;[.I23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7.34615" calcext:value-type="float">
            <text:p>1427905427.34615</text:p>
          </table:table-cell>
          <table:table-cell office:value-type="float" office:value="1427905431.39569" calcext:value-type="float">
            <text:p>1427905431.39569</text:p>
          </table:table-cell>
          <table:table-cell office:value-type="float" office:value="1427905432.46625" calcext:value-type="float">
            <text:p>1427905432.46625</text:p>
          </table:table-cell>
          <table:table-cell/>
          <table:table-cell table:formula="of:=MAX([.B235];[.D235];[.G235])-MAX([.A235];[.C235];[.E235])" office:value-type="float" office:value="5.12010598182678" calcext:value-type="float">
            <text:p>5.1201059818</text:p>
          </table:table-cell>
          <table:table-cell table:formula="of:=IF(ISBLANK([.E235]);&quot;&quot;;[.I235])" office:value-type="float" office:value="5.12010598182678" calcext:value-type="float">
            <text:p>5.1201059818</text:p>
          </table:table-cell>
          <table:table-cell table:formula="of:=IF(OR(ISBLANK([.E235]);[.I235]&lt;=0);&quot;&quot;;[.I235])" office:value-type="float" office:value="5.12010598182678" calcext:value-type="float">
            <text:p>5.12010598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7.34752" calcext:value-type="float">
            <text:p>1427905427.34752</text:p>
          </table:table-cell>
          <table:table-cell office:value-type="float" office:value="1427905430.78442" calcext:value-type="float">
            <text:p>1427905430.78442</text:p>
          </table:table-cell>
          <table:table-cell office:value-type="float" office:value="1427905431.76767" calcext:value-type="float">
            <text:p>1427905431.76767</text:p>
          </table:table-cell>
          <table:table-cell/>
          <table:table-cell table:formula="of:=MAX([.B236];[.D236];[.G236])-MAX([.A236];[.C236];[.E236])" office:value-type="float" office:value="4.42015504837036" calcext:value-type="float">
            <text:p>4.4201550484</text:p>
          </table:table-cell>
          <table:table-cell table:formula="of:=IF(ISBLANK([.E236]);&quot;&quot;;[.I236])" office:value-type="float" office:value="4.42015504837036" calcext:value-type="float">
            <text:p>4.4201550484</text:p>
          </table:table-cell>
          <table:table-cell table:formula="of:=IF(OR(ISBLANK([.E236]);[.I236]&lt;=0);&quot;&quot;;[.I236])" office:value-type="float" office:value="4.42015504837036" calcext:value-type="float">
            <text:p>4.42015504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7.34877" calcext:value-type="float">
            <text:p>1427905427.34877</text:p>
          </table:table-cell>
          <table:table-cell office:value-type="float" office:value="1427905431.05547" calcext:value-type="float">
            <text:p>1427905431.05547</text:p>
          </table:table-cell>
          <table:table-cell office:value-type="float" office:value="1427905432.16002" calcext:value-type="float">
            <text:p>1427905432.16002</text:p>
          </table:table-cell>
          <table:table-cell/>
          <table:table-cell table:formula="of:=MAX([.B237];[.D237];[.G237])-MAX([.A237];[.C237];[.E237])" office:value-type="float" office:value="4.81124520301819" calcext:value-type="float">
            <text:p>4.811245203</text:p>
          </table:table-cell>
          <table:table-cell table:formula="of:=IF(ISBLANK([.E237]);&quot;&quot;;[.I237])" office:value-type="float" office:value="4.81124520301819" calcext:value-type="float">
            <text:p>4.811245203</text:p>
          </table:table-cell>
          <table:table-cell table:formula="of:=IF(OR(ISBLANK([.E237]);[.I237]&lt;=0);&quot;&quot;;[.I237])" office:value-type="float" office:value="4.81124520301819" calcext:value-type="float">
            <text:p>4.8112452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7.34924" calcext:value-type="float">
            <text:p>1427905427.34924</text:p>
          </table:table-cell>
          <table:table-cell office:value-type="float" office:value="1427905430.71809" calcext:value-type="float">
            <text:p>1427905430.71809</text:p>
          </table:table-cell>
          <table:table-cell office:value-type="float" office:value="1427905431.69597" calcext:value-type="float">
            <text:p>1427905431.69597</text:p>
          </table:table-cell>
          <table:table-cell/>
          <table:table-cell table:formula="of:=MAX([.B238];[.D238];[.G238])-MAX([.A238];[.C238];[.E238])" office:value-type="float" office:value="4.3467218875885" calcext:value-type="float">
            <text:p>4.3467218876</text:p>
          </table:table-cell>
          <table:table-cell table:formula="of:=IF(ISBLANK([.E238]);&quot;&quot;;[.I238])" office:value-type="float" office:value="4.3467218875885" calcext:value-type="float">
            <text:p>4.3467218876</text:p>
          </table:table-cell>
          <table:table-cell table:formula="of:=IF(OR(ISBLANK([.E238]);[.I238]&lt;=0);&quot;&quot;;[.I238])" office:value-type="float" office:value="4.3467218875885" calcext:value-type="float">
            <text:p>4.34672188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7.35013" calcext:value-type="float">
            <text:p>1427905427.35013</text:p>
          </table:table-cell>
          <table:table-cell office:value-type="float" office:value="1427905430.71212" calcext:value-type="float">
            <text:p>1427905430.71212</text:p>
          </table:table-cell>
          <table:table-cell office:value-type="float" office:value="1427905431.69899" calcext:value-type="float">
            <text:p>1427905431.69899</text:p>
          </table:table-cell>
          <table:table-cell/>
          <table:table-cell table:formula="of:=MAX([.B239];[.D239];[.G239])-MAX([.A239];[.C239];[.E239])" office:value-type="float" office:value="4.34885811805725" calcext:value-type="float">
            <text:p>4.3488581181</text:p>
          </table:table-cell>
          <table:table-cell table:formula="of:=IF(ISBLANK([.E239]);&quot;&quot;;[.I239])" office:value-type="float" office:value="4.34885811805725" calcext:value-type="float">
            <text:p>4.3488581181</text:p>
          </table:table-cell>
          <table:table-cell table:formula="of:=IF(OR(ISBLANK([.E239]);[.I239]&lt;=0);&quot;&quot;;[.I239])" office:value-type="float" office:value="4.34885811805725" calcext:value-type="float">
            <text:p>4.34885811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7.35062" calcext:value-type="float">
            <text:p>1427905427.35062</text:p>
          </table:table-cell>
          <table:table-cell office:value-type="float" office:value="1427905430.86106" calcext:value-type="float">
            <text:p>1427905430.86106</text:p>
          </table:table-cell>
          <table:table-cell office:value-type="float" office:value="1427905431.86422" calcext:value-type="float">
            <text:p>1427905431.86422</text:p>
          </table:table-cell>
          <table:table-cell/>
          <table:table-cell table:formula="of:=MAX([.B240];[.D240];[.G240])-MAX([.A240];[.C240];[.E240])" office:value-type="float" office:value="4.51360201835632" calcext:value-type="float">
            <text:p>4.5136020184</text:p>
          </table:table-cell>
          <table:table-cell table:formula="of:=IF(ISBLANK([.E240]);&quot;&quot;;[.I240])" office:value-type="float" office:value="4.51360201835632" calcext:value-type="float">
            <text:p>4.5136020184</text:p>
          </table:table-cell>
          <table:table-cell table:formula="of:=IF(OR(ISBLANK([.E240]);[.I240]&lt;=0);&quot;&quot;;[.I240])" office:value-type="float" office:value="4.51360201835632" calcext:value-type="float">
            <text:p>4.51360201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7.35195" calcext:value-type="float">
            <text:p>1427905427.35195</text:p>
          </table:table-cell>
          <table:table-cell office:value-type="float" office:value="1427905431.23338" calcext:value-type="float">
            <text:p>1427905431.23338</text:p>
          </table:table-cell>
          <table:table-cell office:value-type="float" office:value="1427905432.23682" calcext:value-type="float">
            <text:p>1427905432.23682</text:p>
          </table:table-cell>
          <table:table-cell/>
          <table:table-cell table:formula="of:=MAX([.B241];[.D241];[.G241])-MAX([.A241];[.C241];[.E241])" office:value-type="float" office:value="4.88487482070923" calcext:value-type="float">
            <text:p>4.8848748207</text:p>
          </table:table-cell>
          <table:table-cell table:formula="of:=IF(ISBLANK([.E241]);&quot;&quot;;[.I241])" office:value-type="float" office:value="4.88487482070923" calcext:value-type="float">
            <text:p>4.8848748207</text:p>
          </table:table-cell>
          <table:table-cell table:formula="of:=IF(OR(ISBLANK([.E241]);[.I241]&lt;=0);&quot;&quot;;[.I241])" office:value-type="float" office:value="4.88487482070923" calcext:value-type="float">
            <text:p>4.88487482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7.3533" calcext:value-type="float">
            <text:p>1427905427.3533</text:p>
          </table:table-cell>
          <table:table-cell office:value-type="float" office:value="1427905430.9426" calcext:value-type="float">
            <text:p>1427905430.9426</text:p>
          </table:table-cell>
          <table:table-cell office:value-type="float" office:value="1427905432.04962" calcext:value-type="float">
            <text:p>1427905432.04962</text:p>
          </table:table-cell>
          <table:table-cell/>
          <table:table-cell table:formula="of:=MAX([.B242];[.D242];[.G242])-MAX([.A242];[.C242];[.E242])" office:value-type="float" office:value="4.69632005691528" calcext:value-type="float">
            <text:p>4.6963200569</text:p>
          </table:table-cell>
          <table:table-cell table:formula="of:=IF(ISBLANK([.E242]);&quot;&quot;;[.I242])" office:value-type="float" office:value="4.69632005691528" calcext:value-type="float">
            <text:p>4.6963200569</text:p>
          </table:table-cell>
          <table:table-cell table:formula="of:=IF(OR(ISBLANK([.E242]);[.I242]&lt;=0);&quot;&quot;;[.I242])" office:value-type="float" office:value="4.69632005691528" calcext:value-type="float">
            <text:p>4.69632005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7.3546" calcext:value-type="float">
            <text:p>1427905427.3546</text:p>
          </table:table-cell>
          <table:table-cell office:value-type="float" office:value="1427905431.22578" calcext:value-type="float">
            <text:p>1427905431.22578</text:p>
          </table:table-cell>
          <table:table-cell office:value-type="float" office:value="1427905432.25308" calcext:value-type="float">
            <text:p>1427905432.25308</text:p>
          </table:table-cell>
          <table:table-cell/>
          <table:table-cell table:formula="of:=MAX([.B243];[.D243];[.G243])-MAX([.A243];[.C243];[.E243])" office:value-type="float" office:value="4.89847993850708" calcext:value-type="float">
            <text:p>4.8984799385</text:p>
          </table:table-cell>
          <table:table-cell table:formula="of:=IF(ISBLANK([.E243]);&quot;&quot;;[.I243])" office:value-type="float" office:value="4.89847993850708" calcext:value-type="float">
            <text:p>4.8984799385</text:p>
          </table:table-cell>
          <table:table-cell table:formula="of:=IF(OR(ISBLANK([.E243]);[.I243]&lt;=0);&quot;&quot;;[.I243])" office:value-type="float" office:value="4.89847993850708" calcext:value-type="float">
            <text:p>4.89847993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27.3559" calcext:value-type="float">
            <text:p>1427905427.3559</text:p>
          </table:table-cell>
          <table:table-cell office:value-type="float" office:value="1427905431.44121" calcext:value-type="float">
            <text:p>1427905431.44121</text:p>
          </table:table-cell>
          <table:table-cell office:value-type="float" office:value="1427905432.53698" calcext:value-type="float">
            <text:p>1427905432.53698</text:p>
          </table:table-cell>
          <table:table-cell/>
          <table:table-cell table:formula="of:=MAX([.B244];[.D244];[.G244])-MAX([.A244];[.C244];[.E244])" office:value-type="float" office:value="5.18108201026917" calcext:value-type="float">
            <text:p>5.1810820103</text:p>
          </table:table-cell>
          <table:table-cell table:formula="of:=IF(ISBLANK([.E244]);&quot;&quot;;[.I244])" office:value-type="float" office:value="5.18108201026917" calcext:value-type="float">
            <text:p>5.1810820103</text:p>
          </table:table-cell>
          <table:table-cell table:formula="of:=IF(OR(ISBLANK([.E244]);[.I244]&lt;=0);&quot;&quot;;[.I244])" office:value-type="float" office:value="5.18108201026917" calcext:value-type="float">
            <text:p>5.18108201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32.537" calcext:value-type="float">
            <text:p>1427905432.537</text:p>
          </table:table-cell>
          <table:table-cell office:value-type="float" office:value="1427905438.11293" calcext:value-type="float">
            <text:p>1427905438.11293</text:p>
          </table:table-cell>
          <table:table-cell table:number-columns-repeated="4"/>
          <table:table-cell table:formula="of:=MAX([.B245];[.D245];[.G245])-MAX([.A245];[.C245];[.E245])" office:value-type="float" office:value="5.57592701911926" calcext:value-type="float">
            <text:p>5.5759270191</text:p>
          </table:table-cell>
          <table:table-cell table:formula="of:=IF(ISBLANK([.E245]);&quot;&quot;;[.I245])">
            <text:p/>
          </table:table-cell>
          <table:table-cell table:formula="of:=IF(OR(ISBLANK([.E245]);[.I245]&lt;=0);&quot;&quot;;[.I24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2.537" calcext:value-type="float">
            <text:p>1427905432.537</text:p>
          </table:table-cell>
          <table:table-cell office:value-type="float" office:value="1427905435.87779" calcext:value-type="float">
            <text:p>1427905435.87779</text:p>
          </table:table-cell>
          <table:table-cell office:value-type="float" office:value="1427905436.93384" calcext:value-type="float">
            <text:p>1427905436.93384</text:p>
          </table:table-cell>
          <table:table-cell/>
          <table:table-cell table:formula="of:=MAX([.B246];[.D246];[.G246])-MAX([.A246];[.C246];[.E246])" office:value-type="float" office:value="4.3968358039856" calcext:value-type="float">
            <text:p>4.396835804</text:p>
          </table:table-cell>
          <table:table-cell table:formula="of:=IF(ISBLANK([.E246]);&quot;&quot;;[.I246])" office:value-type="float" office:value="4.3968358039856" calcext:value-type="float">
            <text:p>4.396835804</text:p>
          </table:table-cell>
          <table:table-cell table:formula="of:=IF(OR(ISBLANK([.E246]);[.I246]&lt;=0);&quot;&quot;;[.I246])" office:value-type="float" office:value="4.3968358039856" calcext:value-type="float">
            <text:p>4.3968358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2.53836" calcext:value-type="float">
            <text:p>1427905432.53836</text:p>
          </table:table-cell>
          <table:table-cell office:value-type="float" office:value="1427905436.25805" calcext:value-type="float">
            <text:p>1427905436.25805</text:p>
          </table:table-cell>
          <table:table-cell office:value-type="float" office:value="1427905437.35075" calcext:value-type="float">
            <text:p>1427905437.35075</text:p>
          </table:table-cell>
          <table:table-cell/>
          <table:table-cell table:formula="of:=MAX([.B247];[.D247];[.G247])-MAX([.A247];[.C247];[.E247])" office:value-type="float" office:value="4.81238412857056" calcext:value-type="float">
            <text:p>4.8123841286</text:p>
          </table:table-cell>
          <table:table-cell table:formula="of:=IF(ISBLANK([.E247]);&quot;&quot;;[.I247])" office:value-type="float" office:value="4.81238412857056" calcext:value-type="float">
            <text:p>4.8123841286</text:p>
          </table:table-cell>
          <table:table-cell table:formula="of:=IF(OR(ISBLANK([.E247]);[.I247]&lt;=0);&quot;&quot;;[.I247])" office:value-type="float" office:value="4.81238412857056" calcext:value-type="float">
            <text:p>4.81238412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2.53968" calcext:value-type="float">
            <text:p>1427905432.53968</text:p>
          </table:table-cell>
          <table:table-cell office:value-type="float" office:value="1427905436.98424" calcext:value-type="float">
            <text:p>1427905436.98424</text:p>
          </table:table-cell>
          <table:table-cell office:value-type="float" office:value="1427905438.07128" calcext:value-type="float">
            <text:p>1427905438.07128</text:p>
          </table:table-cell>
          <table:table-cell/>
          <table:table-cell table:formula="of:=MAX([.B248];[.D248];[.G248])-MAX([.A248];[.C248];[.E248])" office:value-type="float" office:value="5.53159999847412" calcext:value-type="float">
            <text:p>5.5315999985</text:p>
          </table:table-cell>
          <table:table-cell table:formula="of:=IF(ISBLANK([.E248]);&quot;&quot;;[.I248])" office:value-type="float" office:value="5.53159999847412" calcext:value-type="float">
            <text:p>5.5315999985</text:p>
          </table:table-cell>
          <table:table-cell table:formula="of:=IF(OR(ISBLANK([.E248]);[.I248]&lt;=0);&quot;&quot;;[.I248])" office:value-type="float" office:value="5.53159999847412" calcext:value-type="float">
            <text:p>5.53159999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2.54107" calcext:value-type="float">
            <text:p>1427905432.54107</text:p>
          </table:table-cell>
          <table:table-cell office:value-type="float" office:value="1427905436.2787" calcext:value-type="float">
            <text:p>1427905436.2787</text:p>
          </table:table-cell>
          <table:table-cell office:value-type="float" office:value="1427905437.37741" calcext:value-type="float">
            <text:p>1427905437.37741</text:p>
          </table:table-cell>
          <table:table-cell/>
          <table:table-cell table:formula="of:=MAX([.B249];[.D249];[.G249])-MAX([.A249];[.C249];[.E249])" office:value-type="float" office:value="4.83634185791016" calcext:value-type="float">
            <text:p>4.8363418579</text:p>
          </table:table-cell>
          <table:table-cell table:formula="of:=IF(ISBLANK([.E249]);&quot;&quot;;[.I249])" office:value-type="float" office:value="4.83634185791016" calcext:value-type="float">
            <text:p>4.8363418579</text:p>
          </table:table-cell>
          <table:table-cell table:formula="of:=IF(OR(ISBLANK([.E249]);[.I249]&lt;=0);&quot;&quot;;[.I249])" office:value-type="float" office:value="4.83634185791016" calcext:value-type="float">
            <text:p>4.83634185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2.5434" calcext:value-type="float">
            <text:p>1427905432.5434</text:p>
          </table:table-cell>
          <table:table-cell office:value-type="float" office:value="1427905437.08295" calcext:value-type="float">
            <text:p>1427905437.08295</text:p>
          </table:table-cell>
          <table:table-cell office:value-type="float" office:value="1427905438.11292" calcext:value-type="float">
            <text:p>1427905438.11292</text:p>
          </table:table-cell>
          <table:table-cell/>
          <table:table-cell table:formula="of:=MAX([.B250];[.D250];[.G250])-MAX([.A250];[.C250];[.E250])" office:value-type="float" office:value="5.5695230960846" calcext:value-type="float">
            <text:p>5.5695230961</text:p>
          </table:table-cell>
          <table:table-cell table:formula="of:=IF(ISBLANK([.E250]);&quot;&quot;;[.I250])" office:value-type="float" office:value="5.5695230960846" calcext:value-type="float">
            <text:p>5.5695230961</text:p>
          </table:table-cell>
          <table:table-cell table:formula="of:=IF(OR(ISBLANK([.E250]);[.I250]&lt;=0);&quot;&quot;;[.I250])" office:value-type="float" office:value="5.5695230960846" calcext:value-type="float">
            <text:p>5.56952309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2.54479" calcext:value-type="float">
            <text:p>1427905432.54479</text:p>
          </table:table-cell>
          <table:table-cell office:value-type="float" office:value="1427905436.07675" calcext:value-type="float">
            <text:p>1427905436.07675</text:p>
          </table:table-cell>
          <table:table-cell office:value-type="float" office:value="1427905437.14944" calcext:value-type="float">
            <text:p>1427905437.14944</text:p>
          </table:table-cell>
          <table:table-cell/>
          <table:table-cell table:formula="of:=MAX([.B251];[.D251];[.G251])-MAX([.A251];[.C251];[.E251])" office:value-type="float" office:value="4.60465002059937" calcext:value-type="float">
            <text:p>4.6046500206</text:p>
          </table:table-cell>
          <table:table-cell table:formula="of:=IF(ISBLANK([.E251]);&quot;&quot;;[.I251])" office:value-type="float" office:value="4.60465002059937" calcext:value-type="float">
            <text:p>4.6046500206</text:p>
          </table:table-cell>
          <table:table-cell table:formula="of:=IF(OR(ISBLANK([.E251]);[.I251]&lt;=0);&quot;&quot;;[.I251])" office:value-type="float" office:value="4.60465002059937" calcext:value-type="float">
            <text:p>4.60465002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2.54528" calcext:value-type="float">
            <text:p>1427905432.54528</text:p>
          </table:table-cell>
          <table:table-cell office:value-type="float" office:value="1427905436.03452" calcext:value-type="float">
            <text:p>1427905436.03452</text:p>
          </table:table-cell>
          <table:table-cell office:value-type="float" office:value="1427905437.06582" calcext:value-type="float">
            <text:p>1427905437.06582</text:p>
          </table:table-cell>
          <table:table-cell/>
          <table:table-cell table:formula="of:=MAX([.B252];[.D252];[.G252])-MAX([.A252];[.C252];[.E252])" office:value-type="float" office:value="4.52054309844971" calcext:value-type="float">
            <text:p>4.5205430984</text:p>
          </table:table-cell>
          <table:table-cell table:formula="of:=IF(ISBLANK([.E252]);&quot;&quot;;[.I252])" office:value-type="float" office:value="4.52054309844971" calcext:value-type="float">
            <text:p>4.5205430984</text:p>
          </table:table-cell>
          <table:table-cell table:formula="of:=IF(OR(ISBLANK([.E252]);[.I252]&lt;=0);&quot;&quot;;[.I252])" office:value-type="float" office:value="4.52054309844971" calcext:value-type="float">
            <text:p>4.52054309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2.54573" calcext:value-type="float">
            <text:p>1427905432.54573</text:p>
          </table:table-cell>
          <table:table-cell office:value-type="float" office:value="1427905435.87767" calcext:value-type="float">
            <text:p>1427905435.87767</text:p>
          </table:table-cell>
          <table:table-cell office:value-type="float" office:value="1427905436.84972" calcext:value-type="float">
            <text:p>1427905436.84972</text:p>
          </table:table-cell>
          <table:table-cell/>
          <table:table-cell table:formula="of:=MAX([.B253];[.D253];[.G253])-MAX([.A253];[.C253];[.E253])" office:value-type="float" office:value="4.30399084091187" calcext:value-type="float">
            <text:p>4.3039908409</text:p>
          </table:table-cell>
          <table:table-cell table:formula="of:=IF(ISBLANK([.E253]);&quot;&quot;;[.I253])" office:value-type="float" office:value="4.30399084091187" calcext:value-type="float">
            <text:p>4.3039908409</text:p>
          </table:table-cell>
          <table:table-cell table:formula="of:=IF(OR(ISBLANK([.E253]);[.I253]&lt;=0);&quot;&quot;;[.I253])" office:value-type="float" office:value="4.30399084091187" calcext:value-type="float">
            <text:p>4.30399084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2.54618" calcext:value-type="float">
            <text:p>1427905432.54618</text:p>
          </table:table-cell>
          <table:table-cell office:value-type="float" office:value="1427905437.00796" calcext:value-type="float">
            <text:p>1427905437.00796</text:p>
          </table:table-cell>
          <table:table-cell office:value-type="float" office:value="1427905437.98201" calcext:value-type="float">
            <text:p>1427905437.98201</text:p>
          </table:table-cell>
          <table:table-cell/>
          <table:table-cell table:formula="of:=MAX([.B254];[.D254];[.G254])-MAX([.A254];[.C254];[.E254])" office:value-type="float" office:value="5.43583393096924" calcext:value-type="float">
            <text:p>5.435833931</text:p>
          </table:table-cell>
          <table:table-cell table:formula="of:=IF(ISBLANK([.E254]);&quot;&quot;;[.I254])" office:value-type="float" office:value="5.43583393096924" calcext:value-type="float">
            <text:p>5.435833931</text:p>
          </table:table-cell>
          <table:table-cell table:formula="of:=IF(OR(ISBLANK([.E254]);[.I254]&lt;=0);&quot;&quot;;[.I254])" office:value-type="float" office:value="5.43583393096924" calcext:value-type="float">
            <text:p>5.4358339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2.54663" calcext:value-type="float">
            <text:p>1427905432.54663</text:p>
          </table:table-cell>
          <table:table-cell office:value-type="float" office:value="1427905436.03446" calcext:value-type="float">
            <text:p>1427905436.03446</text:p>
          </table:table-cell>
          <table:table-cell office:value-type="float" office:value="1427905437.07404" calcext:value-type="float">
            <text:p>1427905437.07404</text:p>
          </table:table-cell>
          <table:table-cell/>
          <table:table-cell table:formula="of:=MAX([.B255];[.D255];[.G255])-MAX([.A255];[.C255];[.E255])" office:value-type="float" office:value="4.52740287780762" calcext:value-type="float">
            <text:p>4.5274028778</text:p>
          </table:table-cell>
          <table:table-cell table:formula="of:=IF(ISBLANK([.E255]);&quot;&quot;;[.I255])" office:value-type="float" office:value="4.52740287780762" calcext:value-type="float">
            <text:p>4.5274028778</text:p>
          </table:table-cell>
          <table:table-cell table:formula="of:=IF(OR(ISBLANK([.E255]);[.I255]&lt;=0);&quot;&quot;;[.I255])" office:value-type="float" office:value="4.52740287780762" calcext:value-type="float">
            <text:p>4.52740287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38.11294" calcext:value-type="float">
            <text:p>1427905438.11294</text:p>
          </table:table-cell>
          <table:table-cell office:value-type="float" office:value="1427905443.45098" calcext:value-type="float">
            <text:p>1427905443.45098</text:p>
          </table:table-cell>
          <table:table-cell table:number-columns-repeated="4"/>
          <table:table-cell table:formula="of:=MAX([.B256];[.D256];[.G256])-MAX([.A256];[.C256];[.E256])" office:value-type="float" office:value="5.33803987503052" calcext:value-type="float">
            <text:p>5.338039875</text:p>
          </table:table-cell>
          <table:table-cell table:formula="of:=IF(ISBLANK([.E256]);&quot;&quot;;[.I256])">
            <text:p/>
          </table:table-cell>
          <table:table-cell table:formula="of:=IF(OR(ISBLANK([.E256]);[.I256]&lt;=0);&quot;&quot;;[.I25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8.11294" calcext:value-type="float">
            <text:p>1427905438.11294</text:p>
          </table:table-cell>
          <table:table-cell office:value-type="float" office:value="1427905441.66053" calcext:value-type="float">
            <text:p>1427905441.66053</text:p>
          </table:table-cell>
          <table:table-cell office:value-type="float" office:value="1427905442.70029" calcext:value-type="float">
            <text:p>1427905442.70029</text:p>
          </table:table-cell>
          <table:table-cell/>
          <table:table-cell table:formula="of:=MAX([.B257];[.D257];[.G257])-MAX([.A257];[.C257];[.E257])" office:value-type="float" office:value="4.58734703063965" calcext:value-type="float">
            <text:p>4.5873470306</text:p>
          </table:table-cell>
          <table:table-cell table:formula="of:=IF(ISBLANK([.E257]);&quot;&quot;;[.I257])" office:value-type="float" office:value="4.58734703063965" calcext:value-type="float">
            <text:p>4.5873470306</text:p>
          </table:table-cell>
          <table:table-cell table:formula="of:=IF(OR(ISBLANK([.E257]);[.I257]&lt;=0);&quot;&quot;;[.I257])" office:value-type="float" office:value="4.58734703063965" calcext:value-type="float">
            <text:p>4.58734703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8.11429" calcext:value-type="float">
            <text:p>1427905438.11429</text:p>
          </table:table-cell>
          <table:table-cell office:value-type="float" office:value="1427905441.96036" calcext:value-type="float">
            <text:p>1427905441.96036</text:p>
          </table:table-cell>
          <table:table-cell office:value-type="float" office:value="1427905443.03888" calcext:value-type="float">
            <text:p>1427905443.03888</text:p>
          </table:table-cell>
          <table:table-cell/>
          <table:table-cell table:formula="of:=MAX([.B258];[.D258];[.G258])-MAX([.A258];[.C258];[.E258])" office:value-type="float" office:value="4.92459106445313" calcext:value-type="float">
            <text:p>4.9245910645</text:p>
          </table:table-cell>
          <table:table-cell table:formula="of:=IF(ISBLANK([.E258]);&quot;&quot;;[.I258])" office:value-type="float" office:value="4.92459106445313" calcext:value-type="float">
            <text:p>4.9245910645</text:p>
          </table:table-cell>
          <table:table-cell table:formula="of:=IF(OR(ISBLANK([.E258]);[.I258]&lt;=0);&quot;&quot;;[.I258])" office:value-type="float" office:value="4.92459106445313" calcext:value-type="float">
            <text:p>4.92459106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8.11555" calcext:value-type="float">
            <text:p>1427905438.11555</text:p>
          </table:table-cell>
          <table:table-cell office:value-type="float" office:value="1427905442.3758" calcext:value-type="float">
            <text:p>1427905442.3758</text:p>
          </table:table-cell>
          <table:table-cell office:value-type="float" office:value="1427905443.45097" calcext:value-type="float">
            <text:p>1427905443.45097</text:p>
          </table:table-cell>
          <table:table-cell/>
          <table:table-cell table:formula="of:=MAX([.B259];[.D259];[.G259])-MAX([.A259];[.C259];[.E259])" office:value-type="float" office:value="5.33541798591614" calcext:value-type="float">
            <text:p>5.3354179859</text:p>
          </table:table-cell>
          <table:table-cell table:formula="of:=IF(ISBLANK([.E259]);&quot;&quot;;[.I259])" office:value-type="float" office:value="5.33541798591614" calcext:value-type="float">
            <text:p>5.3354179859</text:p>
          </table:table-cell>
          <table:table-cell table:formula="of:=IF(OR(ISBLANK([.E259]);[.I259]&lt;=0);&quot;&quot;;[.I259])" office:value-type="float" office:value="5.33541798591614" calcext:value-type="float">
            <text:p>5.33541798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8.11674" calcext:value-type="float">
            <text:p>1427905438.11674</text:p>
          </table:table-cell>
          <table:table-cell office:value-type="float" office:value="1427905442.1092" calcext:value-type="float">
            <text:p>1427905442.1092</text:p>
          </table:table-cell>
          <table:table-cell office:value-type="float" office:value="1427905443.16638" calcext:value-type="float">
            <text:p>1427905443.16638</text:p>
          </table:table-cell>
          <table:table-cell/>
          <table:table-cell table:formula="of:=MAX([.B260];[.D260];[.G260])-MAX([.A260];[.C260];[.E260])" office:value-type="float" office:value="5.04963302612305" calcext:value-type="float">
            <text:p>5.0496330261</text:p>
          </table:table-cell>
          <table:table-cell table:formula="of:=IF(ISBLANK([.E260]);&quot;&quot;;[.I260])" office:value-type="float" office:value="5.04963302612305" calcext:value-type="float">
            <text:p>5.0496330261</text:p>
          </table:table-cell>
          <table:table-cell table:formula="of:=IF(OR(ISBLANK([.E260]);[.I260]&lt;=0);&quot;&quot;;[.I260])" office:value-type="float" office:value="5.04963302612305" calcext:value-type="float">
            <text:p>5.04963302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8.11836" calcext:value-type="float">
            <text:p>1427905438.11836</text:p>
          </table:table-cell>
          <table:table-cell office:value-type="float" office:value="1427905441.66381" calcext:value-type="float">
            <text:p>1427905441.66381</text:p>
          </table:table-cell>
          <table:table-cell office:value-type="float" office:value="1427905442.60102" calcext:value-type="float">
            <text:p>1427905442.60102</text:p>
          </table:table-cell>
          <table:table-cell/>
          <table:table-cell table:formula="of:=MAX([.B261];[.D261];[.G261])-MAX([.A261];[.C261];[.E261])" office:value-type="float" office:value="4.48266196250916" calcext:value-type="float">
            <text:p>4.4826619625</text:p>
          </table:table-cell>
          <table:table-cell table:formula="of:=IF(ISBLANK([.E261]);&quot;&quot;;[.I261])" office:value-type="float" office:value="4.48266196250916" calcext:value-type="float">
            <text:p>4.4826619625</text:p>
          </table:table-cell>
          <table:table-cell table:formula="of:=IF(OR(ISBLANK([.E261]);[.I261]&lt;=0);&quot;&quot;;[.I261])" office:value-type="float" office:value="4.48266196250916" calcext:value-type="float">
            <text:p>4.48266196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8.11961" calcext:value-type="float">
            <text:p>1427905438.11961</text:p>
          </table:table-cell>
          <table:table-cell office:value-type="float" office:value="1427905441.68006" calcext:value-type="float">
            <text:p>1427905441.68006</text:p>
          </table:table-cell>
          <table:table-cell office:value-type="float" office:value="1427905442.6523" calcext:value-type="float">
            <text:p>1427905442.6523</text:p>
          </table:table-cell>
          <table:table-cell/>
          <table:table-cell table:formula="of:=MAX([.B262];[.D262];[.G262])-MAX([.A262];[.C262];[.E262])" office:value-type="float" office:value="4.53269505500793" calcext:value-type="float">
            <text:p>4.532695055</text:p>
          </table:table-cell>
          <table:table-cell table:formula="of:=IF(ISBLANK([.E262]);&quot;&quot;;[.I262])" office:value-type="float" office:value="4.53269505500793" calcext:value-type="float">
            <text:p>4.532695055</text:p>
          </table:table-cell>
          <table:table-cell table:formula="of:=IF(OR(ISBLANK([.E262]);[.I262]&lt;=0);&quot;&quot;;[.I262])" office:value-type="float" office:value="4.53269505500793" calcext:value-type="float">
            <text:p>4.5326950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8.12102" calcext:value-type="float">
            <text:p>1427905438.12102</text:p>
          </table:table-cell>
          <table:table-cell office:value-type="float" office:value="1427905441.97252" calcext:value-type="float">
            <text:p>1427905441.97252</text:p>
          </table:table-cell>
          <table:table-cell office:value-type="float" office:value="1427905442.95033" calcext:value-type="float">
            <text:p>1427905442.95033</text:p>
          </table:table-cell>
          <table:table-cell/>
          <table:table-cell table:formula="of:=MAX([.B263];[.D263];[.G263])-MAX([.A263];[.C263];[.E263])" office:value-type="float" office:value="4.82930588722229" calcext:value-type="float">
            <text:p>4.8293058872</text:p>
          </table:table-cell>
          <table:table-cell table:formula="of:=IF(ISBLANK([.E263]);&quot;&quot;;[.I263])" office:value-type="float" office:value="4.82930588722229" calcext:value-type="float">
            <text:p>4.8293058872</text:p>
          </table:table-cell>
          <table:table-cell table:formula="of:=IF(OR(ISBLANK([.E263]);[.I263]&lt;=0);&quot;&quot;;[.I263])" office:value-type="float" office:value="4.82930588722229" calcext:value-type="float">
            <text:p>4.82930588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8.12232" calcext:value-type="float">
            <text:p>1427905438.12232</text:p>
          </table:table-cell>
          <table:table-cell office:value-type="float" office:value="1427905442.16738" calcext:value-type="float">
            <text:p>1427905442.16738</text:p>
          </table:table-cell>
          <table:table-cell office:value-type="float" office:value="1427905443.25158" calcext:value-type="float">
            <text:p>1427905443.25158</text:p>
          </table:table-cell>
          <table:table-cell/>
          <table:table-cell table:formula="of:=MAX([.B264];[.D264];[.G264])-MAX([.A264];[.C264];[.E264])" office:value-type="float" office:value="5.12925791740418" calcext:value-type="float">
            <text:p>5.1292579174</text:p>
          </table:table-cell>
          <table:table-cell table:formula="of:=IF(ISBLANK([.E264]);&quot;&quot;;[.I264])" office:value-type="float" office:value="5.12925791740418" calcext:value-type="float">
            <text:p>5.1292579174</text:p>
          </table:table-cell>
          <table:table-cell table:formula="of:=IF(OR(ISBLANK([.E264]);[.I264]&lt;=0);&quot;&quot;;[.I264])" office:value-type="float" office:value="5.12925791740418" calcext:value-type="float">
            <text:p>5.12925791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8.12363" calcext:value-type="float">
            <text:p>1427905438.12363</text:p>
          </table:table-cell>
          <table:table-cell office:value-type="float" office:value="1427905441.94717" calcext:value-type="float">
            <text:p>1427905441.94717</text:p>
          </table:table-cell>
          <table:table-cell office:value-type="float" office:value="1427905443.03525" calcext:value-type="float">
            <text:p>1427905443.03525</text:p>
          </table:table-cell>
          <table:table-cell/>
          <table:table-cell table:formula="of:=MAX([.B265];[.D265];[.G265])-MAX([.A265];[.C265];[.E265])" office:value-type="float" office:value="4.91162586212158" calcext:value-type="float">
            <text:p>4.9116258621</text:p>
          </table:table-cell>
          <table:table-cell table:formula="of:=IF(ISBLANK([.E265]);&quot;&quot;;[.I265])" office:value-type="float" office:value="4.91162586212158" calcext:value-type="float">
            <text:p>4.9116258621</text:p>
          </table:table-cell>
          <table:table-cell table:formula="of:=IF(OR(ISBLANK([.E265]);[.I265]&lt;=0);&quot;&quot;;[.I265])" office:value-type="float" office:value="4.91162586212158" calcext:value-type="float">
            <text:p>4.91162586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38.12503" calcext:value-type="float">
            <text:p>1427905438.12503</text:p>
          </table:table-cell>
          <table:table-cell office:value-type="float" office:value="1427905441.74146" calcext:value-type="float">
            <text:p>1427905441.74146</text:p>
          </table:table-cell>
          <table:table-cell office:value-type="float" office:value="1427905442.75286" calcext:value-type="float">
            <text:p>1427905442.75286</text:p>
          </table:table-cell>
          <table:table-cell/>
          <table:table-cell table:formula="of:=MAX([.B266];[.D266];[.G266])-MAX([.A266];[.C266];[.E266])" office:value-type="float" office:value="4.62782692909241" calcext:value-type="float">
            <text:p>4.6278269291</text:p>
          </table:table-cell>
          <table:table-cell table:formula="of:=IF(ISBLANK([.E266]);&quot;&quot;;[.I266])" office:value-type="float" office:value="4.62782692909241" calcext:value-type="float">
            <text:p>4.6278269291</text:p>
          </table:table-cell>
          <table:table-cell table:formula="of:=IF(OR(ISBLANK([.E266]);[.I266]&lt;=0);&quot;&quot;;[.I266])" office:value-type="float" office:value="4.62782692909241" calcext:value-type="float">
            <text:p>4.62782692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43.45099" calcext:value-type="float">
            <text:p>1427905443.45099</text:p>
          </table:table-cell>
          <table:table-cell office:value-type="float" office:value="1427905448.82534" calcext:value-type="float">
            <text:p>1427905448.82534</text:p>
          </table:table-cell>
          <table:table-cell table:number-columns-repeated="4"/>
          <table:table-cell table:formula="of:=MAX([.B267];[.D267];[.G267])-MAX([.A267];[.C267];[.E267])" office:value-type="float" office:value="5.37435388565064" calcext:value-type="float">
            <text:p>5.3743538857</text:p>
          </table:table-cell>
          <table:table-cell table:formula="of:=IF(ISBLANK([.E267]);&quot;&quot;;[.I267])">
            <text:p/>
          </table:table-cell>
          <table:table-cell table:formula="of:=IF(OR(ISBLANK([.E267]);[.I267]&lt;=0);&quot;&quot;;[.I26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3.45099" calcext:value-type="float">
            <text:p>1427905443.45099</text:p>
          </table:table-cell>
          <table:table-cell office:value-type="float" office:value="1427905447.73544" calcext:value-type="float">
            <text:p>1427905447.73544</text:p>
          </table:table-cell>
          <table:table-cell office:value-type="float" office:value="1427905448.82534" calcext:value-type="float">
            <text:p>1427905448.82534</text:p>
          </table:table-cell>
          <table:table-cell/>
          <table:table-cell table:formula="of:=MAX([.B268];[.D268];[.G268])-MAX([.A268];[.C268];[.E268])" office:value-type="float" office:value="5.37434506416321" calcext:value-type="float">
            <text:p>5.3743450642</text:p>
          </table:table-cell>
          <table:table-cell table:formula="of:=IF(ISBLANK([.E268]);&quot;&quot;;[.I268])" office:value-type="float" office:value="5.37434506416321" calcext:value-type="float">
            <text:p>5.3743450642</text:p>
          </table:table-cell>
          <table:table-cell table:formula="of:=IF(OR(ISBLANK([.E268]);[.I268]&lt;=0);&quot;&quot;;[.I268])" office:value-type="float" office:value="5.37434506416321" calcext:value-type="float">
            <text:p>5.37434506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3.45235" calcext:value-type="float">
            <text:p>1427905443.45235</text:p>
          </table:table-cell>
          <table:table-cell office:value-type="float" office:value="1427905447.24366" calcext:value-type="float">
            <text:p>1427905447.24366</text:p>
          </table:table-cell>
          <table:table-cell office:value-type="float" office:value="1427905448.26695" calcext:value-type="float">
            <text:p>1427905448.26695</text:p>
          </table:table-cell>
          <table:table-cell/>
          <table:table-cell table:formula="of:=MAX([.B269];[.D269];[.G269])-MAX([.A269];[.C269];[.E269])" office:value-type="float" office:value="4.81460499763489" calcext:value-type="float">
            <text:p>4.8146049976</text:p>
          </table:table-cell>
          <table:table-cell table:formula="of:=IF(ISBLANK([.E269]);&quot;&quot;;[.I269])" office:value-type="float" office:value="4.81460499763489" calcext:value-type="float">
            <text:p>4.8146049976</text:p>
          </table:table-cell>
          <table:table-cell table:formula="of:=IF(OR(ISBLANK([.E269]);[.I269]&lt;=0);&quot;&quot;;[.I269])" office:value-type="float" office:value="4.81460499763489" calcext:value-type="float">
            <text:p>4.81460499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3.45373" calcext:value-type="float">
            <text:p>1427905443.45373</text:p>
          </table:table-cell>
          <table:table-cell office:value-type="float" office:value="1427905446.99556" calcext:value-type="float">
            <text:p>1427905446.99556</text:p>
          </table:table-cell>
          <table:table-cell office:value-type="float" office:value="1427905447.96996" calcext:value-type="float">
            <text:p>1427905447.96996</text:p>
          </table:table-cell>
          <table:table-cell/>
          <table:table-cell table:formula="of:=MAX([.B270];[.D270];[.G270])-MAX([.A270];[.C270];[.E270])" office:value-type="float" office:value="4.51623201370239" calcext:value-type="float">
            <text:p>4.5162320137</text:p>
          </table:table-cell>
          <table:table-cell table:formula="of:=IF(ISBLANK([.E270]);&quot;&quot;;[.I270])" office:value-type="float" office:value="4.51623201370239" calcext:value-type="float">
            <text:p>4.5162320137</text:p>
          </table:table-cell>
          <table:table-cell table:formula="of:=IF(OR(ISBLANK([.E270]);[.I270]&lt;=0);&quot;&quot;;[.I270])" office:value-type="float" office:value="4.51623201370239" calcext:value-type="float">
            <text:p>4.51623201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3.45503" calcext:value-type="float">
            <text:p>1427905443.45503</text:p>
          </table:table-cell>
          <table:table-cell office:value-type="float" office:value="1427905447.11842" calcext:value-type="float">
            <text:p>1427905447.11842</text:p>
          </table:table-cell>
          <table:table-cell office:value-type="float" office:value="1427905448.13738" calcext:value-type="float">
            <text:p>1427905448.13738</text:p>
          </table:table-cell>
          <table:table-cell/>
          <table:table-cell table:formula="of:=MAX([.B271];[.D271];[.G271])-MAX([.A271];[.C271];[.E271])" office:value-type="float" office:value="4.68234992027283" calcext:value-type="float">
            <text:p>4.6823499203</text:p>
          </table:table-cell>
          <table:table-cell table:formula="of:=IF(ISBLANK([.E271]);&quot;&quot;;[.I271])" office:value-type="float" office:value="4.68234992027283" calcext:value-type="float">
            <text:p>4.6823499203</text:p>
          </table:table-cell>
          <table:table-cell table:formula="of:=IF(OR(ISBLANK([.E271]);[.I271]&lt;=0);&quot;&quot;;[.I271])" office:value-type="float" office:value="4.68234992027283" calcext:value-type="float">
            <text:p>4.68234992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3.45755" calcext:value-type="float">
            <text:p>1427905443.45755</text:p>
          </table:table-cell>
          <table:table-cell office:value-type="float" office:value="1427905447.59876" calcext:value-type="float">
            <text:p>1427905447.59876</text:p>
          </table:table-cell>
          <table:table-cell office:value-type="float" office:value="1427905448.68335" calcext:value-type="float">
            <text:p>1427905448.68335</text:p>
          </table:table-cell>
          <table:table-cell/>
          <table:table-cell table:formula="of:=MAX([.B272];[.D272];[.G272])-MAX([.A272];[.C272];[.E272])" office:value-type="float" office:value="5.22579598426819" calcext:value-type="float">
            <text:p>5.2257959843</text:p>
          </table:table-cell>
          <table:table-cell table:formula="of:=IF(ISBLANK([.E272]);&quot;&quot;;[.I272])" office:value-type="float" office:value="5.22579598426819" calcext:value-type="float">
            <text:p>5.2257959843</text:p>
          </table:table-cell>
          <table:table-cell table:formula="of:=IF(OR(ISBLANK([.E272]);[.I272]&lt;=0);&quot;&quot;;[.I272])" office:value-type="float" office:value="5.22579598426819" calcext:value-type="float">
            <text:p>5.22579598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3.45886" calcext:value-type="float">
            <text:p>1427905443.45886</text:p>
          </table:table-cell>
          <table:table-cell office:value-type="float" office:value="1427905447.26021" calcext:value-type="float">
            <text:p>1427905447.26021</text:p>
          </table:table-cell>
          <table:table-cell office:value-type="float" office:value="1427905448.24027" calcext:value-type="float">
            <text:p>1427905448.24027</text:p>
          </table:table-cell>
          <table:table-cell/>
          <table:table-cell table:formula="of:=MAX([.B273];[.D273];[.G273])-MAX([.A273];[.C273];[.E273])" office:value-type="float" office:value="4.78141498565674" calcext:value-type="float">
            <text:p>4.7814149857</text:p>
          </table:table-cell>
          <table:table-cell table:formula="of:=IF(ISBLANK([.E273]);&quot;&quot;;[.I273])" office:value-type="float" office:value="4.78141498565674" calcext:value-type="float">
            <text:p>4.7814149857</text:p>
          </table:table-cell>
          <table:table-cell table:formula="of:=IF(OR(ISBLANK([.E273]);[.I273]&lt;=0);&quot;&quot;;[.I273])" office:value-type="float" office:value="4.78141498565674" calcext:value-type="float">
            <text:p>4.78141498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3.46017" calcext:value-type="float">
            <text:p>1427905443.46017</text:p>
          </table:table-cell>
          <table:table-cell office:value-type="float" office:value="1427905446.89857" calcext:value-type="float">
            <text:p>1427905446.89857</text:p>
          </table:table-cell>
          <table:table-cell office:value-type="float" office:value="1427905448.00456" calcext:value-type="float">
            <text:p>1427905448.00456</text:p>
          </table:table-cell>
          <table:table-cell/>
          <table:table-cell table:formula="of:=MAX([.B274];[.D274];[.G274])-MAX([.A274];[.C274];[.E274])" office:value-type="float" office:value="4.54438996315002" calcext:value-type="float">
            <text:p>4.5443899632</text:p>
          </table:table-cell>
          <table:table-cell table:formula="of:=IF(ISBLANK([.E274]);&quot;&quot;;[.I274])" office:value-type="float" office:value="4.54438996315002" calcext:value-type="float">
            <text:p>4.5443899632</text:p>
          </table:table-cell>
          <table:table-cell table:formula="of:=IF(OR(ISBLANK([.E274]);[.I274]&lt;=0);&quot;&quot;;[.I274])" office:value-type="float" office:value="4.54438996315002" calcext:value-type="float">
            <text:p>4.54438996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3.46151" calcext:value-type="float">
            <text:p>1427905443.46151</text:p>
          </table:table-cell>
          <table:table-cell office:value-type="float" office:value="1427905447.49408" calcext:value-type="float">
            <text:p>1427905447.49408</text:p>
          </table:table-cell>
          <table:table-cell office:value-type="float" office:value="1427905448.57591" calcext:value-type="float">
            <text:p>1427905448.57591</text:p>
          </table:table-cell>
          <table:table-cell/>
          <table:table-cell table:formula="of:=MAX([.B275];[.D275];[.G275])-MAX([.A275];[.C275];[.E275])" office:value-type="float" office:value="5.11440491676331" calcext:value-type="float">
            <text:p>5.1144049168</text:p>
          </table:table-cell>
          <table:table-cell table:formula="of:=IF(ISBLANK([.E275]);&quot;&quot;;[.I275])" office:value-type="float" office:value="5.11440491676331" calcext:value-type="float">
            <text:p>5.1144049168</text:p>
          </table:table-cell>
          <table:table-cell table:formula="of:=IF(OR(ISBLANK([.E275]);[.I275]&lt;=0);&quot;&quot;;[.I275])" office:value-type="float" office:value="5.11440491676331" calcext:value-type="float">
            <text:p>5.11440491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3.46283" calcext:value-type="float">
            <text:p>1427905443.46283</text:p>
          </table:table-cell>
          <table:table-cell office:value-type="float" office:value="1427905447.54635" calcext:value-type="float">
            <text:p>1427905447.54635</text:p>
          </table:table-cell>
          <table:table-cell office:value-type="float" office:value="1427905448.60466" calcext:value-type="float">
            <text:p>1427905448.60466</text:p>
          </table:table-cell>
          <table:table-cell/>
          <table:table-cell table:formula="of:=MAX([.B276];[.D276];[.G276])-MAX([.A276];[.C276];[.E276])" office:value-type="float" office:value="5.14182305335999" calcext:value-type="float">
            <text:p>5.1418230534</text:p>
          </table:table-cell>
          <table:table-cell table:formula="of:=IF(ISBLANK([.E276]);&quot;&quot;;[.I276])" office:value-type="float" office:value="5.14182305335999" calcext:value-type="float">
            <text:p>5.1418230534</text:p>
          </table:table-cell>
          <table:table-cell table:formula="of:=IF(OR(ISBLANK([.E276]);[.I276]&lt;=0);&quot;&quot;;[.I276])" office:value-type="float" office:value="5.14182305335999" calcext:value-type="float">
            <text:p>5.14182305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3.46413" calcext:value-type="float">
            <text:p>1427905443.46413</text:p>
          </table:table-cell>
          <table:table-cell office:value-type="float" office:value="1427905446.94198" calcext:value-type="float">
            <text:p>1427905446.94198</text:p>
          </table:table-cell>
          <table:table-cell office:value-type="float" office:value="1427905447.89856" calcext:value-type="float">
            <text:p>1427905447.89856</text:p>
          </table:table-cell>
          <table:table-cell/>
          <table:table-cell table:formula="of:=MAX([.B277];[.D277];[.G277])-MAX([.A277];[.C277];[.E277])" office:value-type="float" office:value="4.43442988395691" calcext:value-type="float">
            <text:p>4.434429884</text:p>
          </table:table-cell>
          <table:table-cell table:formula="of:=IF(ISBLANK([.E277]);&quot;&quot;;[.I277])" office:value-type="float" office:value="4.43442988395691" calcext:value-type="float">
            <text:p>4.434429884</text:p>
          </table:table-cell>
          <table:table-cell table:formula="of:=IF(OR(ISBLANK([.E277]);[.I277]&lt;=0);&quot;&quot;;[.I277])" office:value-type="float" office:value="4.43442988395691" calcext:value-type="float">
            <text:p>4.4344298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48.82535" calcext:value-type="float">
            <text:p>1427905448.82535</text:p>
          </table:table-cell>
          <table:table-cell office:value-type="float" office:value="1427905454.68127" calcext:value-type="float">
            <text:p>1427905454.68127</text:p>
          </table:table-cell>
          <table:table-cell table:number-columns-repeated="4"/>
          <table:table-cell table:formula="of:=MAX([.B278];[.D278];[.G278])-MAX([.A278];[.C278];[.E278])" office:value-type="float" office:value="5.85591220855713" calcext:value-type="float">
            <text:p>5.8559122086</text:p>
          </table:table-cell>
          <table:table-cell table:formula="of:=IF(ISBLANK([.E278]);&quot;&quot;;[.I278])">
            <text:p/>
          </table:table-cell>
          <table:table-cell table:formula="of:=IF(OR(ISBLANK([.E278]);[.I278]&lt;=0);&quot;&quot;;[.I27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8.82536" calcext:value-type="float">
            <text:p>1427905448.82536</text:p>
          </table:table-cell>
          <table:table-cell office:value-type="float" office:value="1427905453.0761" calcext:value-type="float">
            <text:p>1427905453.0761</text:p>
          </table:table-cell>
          <table:table-cell office:value-type="float" office:value="1427905454.04003" calcext:value-type="float">
            <text:p>1427905454.04003</text:p>
          </table:table-cell>
          <table:table-cell/>
          <table:table-cell table:formula="of:=MAX([.B279];[.D279];[.G279])-MAX([.A279];[.C279];[.E279])" office:value-type="float" office:value="5.214674949646" calcext:value-type="float">
            <text:p>5.2146749496</text:p>
          </table:table-cell>
          <table:table-cell table:formula="of:=IF(ISBLANK([.E279]);&quot;&quot;;[.I279])" office:value-type="float" office:value="5.214674949646" calcext:value-type="float">
            <text:p>5.2146749496</text:p>
          </table:table-cell>
          <table:table-cell table:formula="of:=IF(OR(ISBLANK([.E279]);[.I279]&lt;=0);&quot;&quot;;[.I279])" office:value-type="float" office:value="5.214674949646" calcext:value-type="float">
            <text:p>5.21467494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8.82689" calcext:value-type="float">
            <text:p>1427905448.82689</text:p>
          </table:table-cell>
          <table:table-cell office:value-type="float" office:value="1427905452.70735" calcext:value-type="float">
            <text:p>1427905452.70735</text:p>
          </table:table-cell>
          <table:table-cell office:value-type="float" office:value="1427905453.70311" calcext:value-type="float">
            <text:p>1427905453.70311</text:p>
          </table:table-cell>
          <table:table-cell/>
          <table:table-cell table:formula="of:=MAX([.B280];[.D280];[.G280])-MAX([.A280];[.C280];[.E280])" office:value-type="float" office:value="4.87622213363647" calcext:value-type="float">
            <text:p>4.8762221336</text:p>
          </table:table-cell>
          <table:table-cell table:formula="of:=IF(ISBLANK([.E280]);&quot;&quot;;[.I280])" office:value-type="float" office:value="4.87622213363647" calcext:value-type="float">
            <text:p>4.8762221336</text:p>
          </table:table-cell>
          <table:table-cell table:formula="of:=IF(OR(ISBLANK([.E280]);[.I280]&lt;=0);&quot;&quot;;[.I280])" office:value-type="float" office:value="4.87622213363647" calcext:value-type="float">
            <text:p>4.87622213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8.82823" calcext:value-type="float">
            <text:p>1427905448.82823</text:p>
          </table:table-cell>
          <table:table-cell office:value-type="float" office:value="1427905453.36866" calcext:value-type="float">
            <text:p>1427905453.36866</text:p>
          </table:table-cell>
          <table:table-cell office:value-type="float" office:value="1427905454.42421" calcext:value-type="float">
            <text:p>1427905454.42421</text:p>
          </table:table-cell>
          <table:table-cell/>
          <table:table-cell table:formula="of:=MAX([.B281];[.D281];[.G281])-MAX([.A281];[.C281];[.E281])" office:value-type="float" office:value="5.59598302841187" calcext:value-type="float">
            <text:p>5.5959830284</text:p>
          </table:table-cell>
          <table:table-cell table:formula="of:=IF(ISBLANK([.E281]);&quot;&quot;;[.I281])" office:value-type="float" office:value="5.59598302841187" calcext:value-type="float">
            <text:p>5.5959830284</text:p>
          </table:table-cell>
          <table:table-cell table:formula="of:=IF(OR(ISBLANK([.E281]);[.I281]&lt;=0);&quot;&quot;;[.I281])" office:value-type="float" office:value="5.59598302841187" calcext:value-type="float">
            <text:p>5.59598302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8.82961" calcext:value-type="float">
            <text:p>1427905448.82961</text:p>
          </table:table-cell>
          <table:table-cell office:value-type="float" office:value="1427905452.33504" calcext:value-type="float">
            <text:p>1427905452.33504</text:p>
          </table:table-cell>
          <table:table-cell office:value-type="float" office:value="1427905453.34703" calcext:value-type="float">
            <text:p>1427905453.34703</text:p>
          </table:table-cell>
          <table:table-cell/>
          <table:table-cell table:formula="of:=MAX([.B282];[.D282];[.G282])-MAX([.A282];[.C282];[.E282])" office:value-type="float" office:value="4.51741790771484" calcext:value-type="float">
            <text:p>4.5174179077</text:p>
          </table:table-cell>
          <table:table-cell table:formula="of:=IF(ISBLANK([.E282]);&quot;&quot;;[.I282])" office:value-type="float" office:value="4.51741790771484" calcext:value-type="float">
            <text:p>4.5174179077</text:p>
          </table:table-cell>
          <table:table-cell table:formula="of:=IF(OR(ISBLANK([.E282]);[.I282]&lt;=0);&quot;&quot;;[.I282])" office:value-type="float" office:value="4.51741790771484" calcext:value-type="float">
            <text:p>4.51741790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8.83195" calcext:value-type="float">
            <text:p>1427905448.83195</text:p>
          </table:table-cell>
          <table:table-cell office:value-type="float" office:value="1427905453.04911" calcext:value-type="float">
            <text:p>1427905453.04911</text:p>
          </table:table-cell>
          <table:table-cell office:value-type="float" office:value="1427905454.02614" calcext:value-type="float">
            <text:p>1427905454.02614</text:p>
          </table:table-cell>
          <table:table-cell/>
          <table:table-cell table:formula="of:=MAX([.B283];[.D283];[.G283])-MAX([.A283];[.C283];[.E283])" office:value-type="float" office:value="5.19418907165527" calcext:value-type="float">
            <text:p>5.1941890717</text:p>
          </table:table-cell>
          <table:table-cell table:formula="of:=IF(ISBLANK([.E283]);&quot;&quot;;[.I283])" office:value-type="float" office:value="5.19418907165527" calcext:value-type="float">
            <text:p>5.1941890717</text:p>
          </table:table-cell>
          <table:table-cell table:formula="of:=IF(OR(ISBLANK([.E283]);[.I283]&lt;=0);&quot;&quot;;[.I283])" office:value-type="float" office:value="5.19418907165527" calcext:value-type="float">
            <text:p>5.19418907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8.83339" calcext:value-type="float">
            <text:p>1427905448.83339</text:p>
          </table:table-cell>
          <table:table-cell office:value-type="float" office:value="1427905452.67532" calcext:value-type="float">
            <text:p>1427905452.67532</text:p>
          </table:table-cell>
          <table:table-cell office:value-type="float" office:value="1427905453.76385" calcext:value-type="float">
            <text:p>1427905453.76385</text:p>
          </table:table-cell>
          <table:table-cell/>
          <table:table-cell table:formula="of:=MAX([.B284];[.D284];[.G284])-MAX([.A284];[.C284];[.E284])" office:value-type="float" office:value="4.93045496940613" calcext:value-type="float">
            <text:p>4.9304549694</text:p>
          </table:table-cell>
          <table:table-cell table:formula="of:=IF(ISBLANK([.E284]);&quot;&quot;;[.I284])" office:value-type="float" office:value="4.93045496940613" calcext:value-type="float">
            <text:p>4.9304549694</text:p>
          </table:table-cell>
          <table:table-cell table:formula="of:=IF(OR(ISBLANK([.E284]);[.I284]&lt;=0);&quot;&quot;;[.I284])" office:value-type="float" office:value="4.93045496940613" calcext:value-type="float">
            <text:p>4.93045496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8.8347" calcext:value-type="float">
            <text:p>1427905448.8347</text:p>
          </table:table-cell>
          <table:table-cell office:value-type="float" office:value="1427905452.52259" calcext:value-type="float">
            <text:p>1427905452.52259</text:p>
          </table:table-cell>
          <table:table-cell office:value-type="float" office:value="1427905453.569" calcext:value-type="float">
            <text:p>1427905453.569</text:p>
          </table:table-cell>
          <table:table-cell/>
          <table:table-cell table:formula="of:=MAX([.B285];[.D285];[.G285])-MAX([.A285];[.C285];[.E285])" office:value-type="float" office:value="4.73430013656616" calcext:value-type="float">
            <text:p>4.7343001366</text:p>
          </table:table-cell>
          <table:table-cell table:formula="of:=IF(ISBLANK([.E285]);&quot;&quot;;[.I285])" office:value-type="float" office:value="4.73430013656616" calcext:value-type="float">
            <text:p>4.7343001366</text:p>
          </table:table-cell>
          <table:table-cell table:formula="of:=IF(OR(ISBLANK([.E285]);[.I285]&lt;=0);&quot;&quot;;[.I285])" office:value-type="float" office:value="4.73430013656616" calcext:value-type="float">
            <text:p>4.73430013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8.836" calcext:value-type="float">
            <text:p>1427905448.836</text:p>
          </table:table-cell>
          <table:table-cell office:value-type="float" office:value="1427905453.64633" calcext:value-type="float">
            <text:p>1427905453.64633</text:p>
          </table:table-cell>
          <table:table-cell office:value-type="float" office:value="1427905454.68126" calcext:value-type="float">
            <text:p>1427905454.68126</text:p>
          </table:table-cell>
          <table:table-cell/>
          <table:table-cell table:formula="of:=MAX([.B286];[.D286];[.G286])-MAX([.A286];[.C286];[.E286])" office:value-type="float" office:value="5.84526181221008" calcext:value-type="float">
            <text:p>5.8452618122</text:p>
          </table:table-cell>
          <table:table-cell table:formula="of:=IF(ISBLANK([.E286]);&quot;&quot;;[.I286])" office:value-type="float" office:value="5.84526181221008" calcext:value-type="float">
            <text:p>5.8452618122</text:p>
          </table:table-cell>
          <table:table-cell table:formula="of:=IF(OR(ISBLANK([.E286]);[.I286]&lt;=0);&quot;&quot;;[.I286])" office:value-type="float" office:value="5.84526181221008" calcext:value-type="float">
            <text:p>5.84526181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8.83739" calcext:value-type="float">
            <text:p>1427905448.83739</text:p>
          </table:table-cell>
          <table:table-cell office:value-type="float" office:value="1427905452.83356" calcext:value-type="float">
            <text:p>1427905452.83356</text:p>
          </table:table-cell>
          <table:table-cell office:value-type="float" office:value="1427905453.81514" calcext:value-type="float">
            <text:p>1427905453.81514</text:p>
          </table:table-cell>
          <table:table-cell/>
          <table:table-cell table:formula="of:=MAX([.B287];[.D287];[.G287])-MAX([.A287];[.C287];[.E287])" office:value-type="float" office:value="4.97775006294251" calcext:value-type="float">
            <text:p>4.9777500629</text:p>
          </table:table-cell>
          <table:table-cell table:formula="of:=IF(ISBLANK([.E287]);&quot;&quot;;[.I287])" office:value-type="float" office:value="4.97775006294251" calcext:value-type="float">
            <text:p>4.9777500629</text:p>
          </table:table-cell>
          <table:table-cell table:formula="of:=IF(OR(ISBLANK([.E287]);[.I287]&lt;=0);&quot;&quot;;[.I287])" office:value-type="float" office:value="4.97775006294251" calcext:value-type="float">
            <text:p>4.97775006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48.83868" calcext:value-type="float">
            <text:p>1427905448.83868</text:p>
          </table:table-cell>
          <table:table-cell office:value-type="float" office:value="1427905453.43165" calcext:value-type="float">
            <text:p>1427905453.43165</text:p>
          </table:table-cell>
          <table:table-cell office:value-type="float" office:value="1427905454.53503" calcext:value-type="float">
            <text:p>1427905454.53503</text:p>
          </table:table-cell>
          <table:table-cell/>
          <table:table-cell table:formula="of:=MAX([.B288];[.D288];[.G288])-MAX([.A288];[.C288];[.E288])" office:value-type="float" office:value="5.69635009765625" calcext:value-type="float">
            <text:p>5.6963500977</text:p>
          </table:table-cell>
          <table:table-cell table:formula="of:=IF(ISBLANK([.E288]);&quot;&quot;;[.I288])" office:value-type="float" office:value="5.69635009765625" calcext:value-type="float">
            <text:p>5.6963500977</text:p>
          </table:table-cell>
          <table:table-cell table:formula="of:=IF(OR(ISBLANK([.E288]);[.I288]&lt;=0);&quot;&quot;;[.I288])" office:value-type="float" office:value="5.69635009765625" calcext:value-type="float">
            <text:p>5.69635009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54.68127" calcext:value-type="float">
            <text:p>1427905454.68127</text:p>
          </table:table-cell>
          <table:table-cell office:value-type="float" office:value="1427905459.92314" calcext:value-type="float">
            <text:p>1427905459.92314</text:p>
          </table:table-cell>
          <table:table-cell table:number-columns-repeated="4"/>
          <table:table-cell table:formula="of:=MAX([.B289];[.D289];[.G289])-MAX([.A289];[.C289];[.E289])" office:value-type="float" office:value="5.24186706542969" calcext:value-type="float">
            <text:p>5.2418670654</text:p>
          </table:table-cell>
          <table:table-cell table:formula="of:=IF(ISBLANK([.E289]);&quot;&quot;;[.I289])">
            <text:p/>
          </table:table-cell>
          <table:table-cell table:formula="of:=IF(OR(ISBLANK([.E289]);[.I289]&lt;=0);&quot;&quot;;[.I28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4.68127" calcext:value-type="float">
            <text:p>1427905454.68127</text:p>
          </table:table-cell>
          <table:table-cell office:value-type="float" office:value="1427905458.55764" calcext:value-type="float">
            <text:p>1427905458.55764</text:p>
          </table:table-cell>
          <table:table-cell office:value-type="float" office:value="1427905459.62477" calcext:value-type="float">
            <text:p>1427905459.62477</text:p>
          </table:table-cell>
          <table:table-cell/>
          <table:table-cell table:formula="of:=MAX([.B290];[.D290];[.G290])-MAX([.A290];[.C290];[.E290])" office:value-type="float" office:value="4.94350004196167" calcext:value-type="float">
            <text:p>4.943500042</text:p>
          </table:table-cell>
          <table:table-cell table:formula="of:=IF(ISBLANK([.E290]);&quot;&quot;;[.I290])" office:value-type="float" office:value="4.94350004196167" calcext:value-type="float">
            <text:p>4.943500042</text:p>
          </table:table-cell>
          <table:table-cell table:formula="of:=IF(OR(ISBLANK([.E290]);[.I290]&lt;=0);&quot;&quot;;[.I290])" office:value-type="float" office:value="4.94350004196167" calcext:value-type="float">
            <text:p>4.9435000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4.68179" calcext:value-type="float">
            <text:p>1427905454.68179</text:p>
          </table:table-cell>
          <table:table-cell office:value-type="float" office:value="1427905458.7906" calcext:value-type="float">
            <text:p>1427905458.7906</text:p>
          </table:table-cell>
          <table:table-cell office:value-type="float" office:value="1427905459.8851" calcext:value-type="float">
            <text:p>1427905459.8851</text:p>
          </table:table-cell>
          <table:table-cell/>
          <table:table-cell table:formula="of:=MAX([.B291];[.D291];[.G291])-MAX([.A291];[.C291];[.E291])" office:value-type="float" office:value="5.20330500602722" calcext:value-type="float">
            <text:p>5.203305006</text:p>
          </table:table-cell>
          <table:table-cell table:formula="of:=IF(ISBLANK([.E291]);&quot;&quot;;[.I291])" office:value-type="float" office:value="5.20330500602722" calcext:value-type="float">
            <text:p>5.203305006</text:p>
          </table:table-cell>
          <table:table-cell table:formula="of:=IF(OR(ISBLANK([.E291]);[.I291]&lt;=0);&quot;&quot;;[.I291])" office:value-type="float" office:value="5.20330500602722" calcext:value-type="float">
            <text:p>5.2033050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4.68227" calcext:value-type="float">
            <text:p>1427905454.68227</text:p>
          </table:table-cell>
          <table:table-cell office:value-type="float" office:value="1427905458.66028" calcext:value-type="float">
            <text:p>1427905458.66028</text:p>
          </table:table-cell>
          <table:table-cell office:value-type="float" office:value="1427905459.72296" calcext:value-type="float">
            <text:p>1427905459.72296</text:p>
          </table:table-cell>
          <table:table-cell/>
          <table:table-cell table:formula="of:=MAX([.B292];[.D292];[.G292])-MAX([.A292];[.C292];[.E292])" office:value-type="float" office:value="5.04068493843079" calcext:value-type="float">
            <text:p>5.0406849384</text:p>
          </table:table-cell>
          <table:table-cell table:formula="of:=IF(ISBLANK([.E292]);&quot;&quot;;[.I292])" office:value-type="float" office:value="5.04068493843079" calcext:value-type="float">
            <text:p>5.0406849384</text:p>
          </table:table-cell>
          <table:table-cell table:formula="of:=IF(OR(ISBLANK([.E292]);[.I292]&lt;=0);&quot;&quot;;[.I292])" office:value-type="float" office:value="5.04068493843079" calcext:value-type="float">
            <text:p>5.04068493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4.68275" calcext:value-type="float">
            <text:p>1427905454.68275</text:p>
          </table:table-cell>
          <table:table-cell office:value-type="float" office:value="1427905458.14166" calcext:value-type="float">
            <text:p>1427905458.14166</text:p>
          </table:table-cell>
          <table:table-cell office:value-type="float" office:value="1427905459.15025" calcext:value-type="float">
            <text:p>1427905459.15025</text:p>
          </table:table-cell>
          <table:table-cell/>
          <table:table-cell table:formula="of:=MAX([.B293];[.D293];[.G293])-MAX([.A293];[.C293];[.E293])" office:value-type="float" office:value="4.46750807762146" calcext:value-type="float">
            <text:p>4.4675080776</text:p>
          </table:table-cell>
          <table:table-cell table:formula="of:=IF(ISBLANK([.E293]);&quot;&quot;;[.I293])" office:value-type="float" office:value="4.46750807762146" calcext:value-type="float">
            <text:p>4.4675080776</text:p>
          </table:table-cell>
          <table:table-cell table:formula="of:=IF(OR(ISBLANK([.E293]);[.I293]&lt;=0);&quot;&quot;;[.I293])" office:value-type="float" office:value="4.46750807762146" calcext:value-type="float">
            <text:p>4.46750807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4.68321" calcext:value-type="float">
            <text:p>1427905454.68321</text:p>
          </table:table-cell>
          <table:table-cell office:value-type="float" office:value="1427905458.11159" calcext:value-type="float">
            <text:p>1427905458.11159</text:p>
          </table:table-cell>
          <table:table-cell office:value-type="float" office:value="1427905459.05596" calcext:value-type="float">
            <text:p>1427905459.05596</text:p>
          </table:table-cell>
          <table:table-cell/>
          <table:table-cell table:formula="of:=MAX([.B294];[.D294];[.G294])-MAX([.A294];[.C294];[.E294])" office:value-type="float" office:value="4.37274503707886" calcext:value-type="float">
            <text:p>4.3727450371</text:p>
          </table:table-cell>
          <table:table-cell table:formula="of:=IF(ISBLANK([.E294]);&quot;&quot;;[.I294])" office:value-type="float" office:value="4.37274503707886" calcext:value-type="float">
            <text:p>4.3727450371</text:p>
          </table:table-cell>
          <table:table-cell table:formula="of:=IF(OR(ISBLANK([.E294]);[.I294]&lt;=0);&quot;&quot;;[.I294])" office:value-type="float" office:value="4.37274503707886" calcext:value-type="float">
            <text:p>4.37274503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4.68386" calcext:value-type="float">
            <text:p>1427905454.68386</text:p>
          </table:table-cell>
          <table:table-cell office:value-type="float" office:value="1427905458.48653" calcext:value-type="float">
            <text:p>1427905458.48653</text:p>
          </table:table-cell>
          <table:table-cell office:value-type="float" office:value="1427905459.5939" calcext:value-type="float">
            <text:p>1427905459.5939</text:p>
          </table:table-cell>
          <table:table-cell/>
          <table:table-cell table:formula="of:=MAX([.B295];[.D295];[.G295])-MAX([.A295];[.C295];[.E295])" office:value-type="float" office:value="4.91004300117493" calcext:value-type="float">
            <text:p>4.9100430012</text:p>
          </table:table-cell>
          <table:table-cell table:formula="of:=IF(ISBLANK([.E295]);&quot;&quot;;[.I295])" office:value-type="float" office:value="4.91004300117493" calcext:value-type="float">
            <text:p>4.9100430012</text:p>
          </table:table-cell>
          <table:table-cell table:formula="of:=IF(OR(ISBLANK([.E295]);[.I295]&lt;=0);&quot;&quot;;[.I295])" office:value-type="float" office:value="4.91004300117493" calcext:value-type="float">
            <text:p>4.91004300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4.68434" calcext:value-type="float">
            <text:p>1427905454.68434</text:p>
          </table:table-cell>
          <table:table-cell office:value-type="float" office:value="1427905458.85585" calcext:value-type="float">
            <text:p>1427905458.85585</text:p>
          </table:table-cell>
          <table:table-cell office:value-type="float" office:value="1427905459.92314" calcext:value-type="float">
            <text:p>1427905459.92314</text:p>
          </table:table-cell>
          <table:table-cell/>
          <table:table-cell table:formula="of:=MAX([.B296];[.D296];[.G296])-MAX([.A296];[.C296];[.E296])" office:value-type="float" office:value="5.23880004882813" calcext:value-type="float">
            <text:p>5.2388000488</text:p>
          </table:table-cell>
          <table:table-cell table:formula="of:=IF(ISBLANK([.E296]);&quot;&quot;;[.I296])" office:value-type="float" office:value="5.23880004882813" calcext:value-type="float">
            <text:p>5.2388000488</text:p>
          </table:table-cell>
          <table:table-cell table:formula="of:=IF(OR(ISBLANK([.E296]);[.I296]&lt;=0);&quot;&quot;;[.I296])" office:value-type="float" office:value="5.23880004882813" calcext:value-type="float">
            <text:p>5.23880004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4.68487" calcext:value-type="float">
            <text:p>1427905454.68487</text:p>
          </table:table-cell>
          <table:table-cell office:value-type="float" office:value="1427905458.23673" calcext:value-type="float">
            <text:p>1427905458.23673</text:p>
          </table:table-cell>
          <table:table-cell office:value-type="float" office:value="1427905459.31485" calcext:value-type="float">
            <text:p>1427905459.31485</text:p>
          </table:table-cell>
          <table:table-cell/>
          <table:table-cell table:formula="of:=MAX([.B297];[.D297];[.G297])-MAX([.A297];[.C297];[.E297])" office:value-type="float" office:value="4.62998294830322" calcext:value-type="float">
            <text:p>4.6299829483</text:p>
          </table:table-cell>
          <table:table-cell table:formula="of:=IF(ISBLANK([.E297]);&quot;&quot;;[.I297])" office:value-type="float" office:value="4.62998294830322" calcext:value-type="float">
            <text:p>4.6299829483</text:p>
          </table:table-cell>
          <table:table-cell table:formula="of:=IF(OR(ISBLANK([.E297]);[.I297]&lt;=0);&quot;&quot;;[.I297])" office:value-type="float" office:value="4.62998294830322" calcext:value-type="float">
            <text:p>4.62998294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4.68534" calcext:value-type="float">
            <text:p>1427905454.68534</text:p>
          </table:table-cell>
          <table:table-cell office:value-type="float" office:value="1427905458.57987" calcext:value-type="float">
            <text:p>1427905458.57987</text:p>
          </table:table-cell>
          <table:table-cell office:value-type="float" office:value="1427905459.65005" calcext:value-type="float">
            <text:p>1427905459.65005</text:p>
          </table:table-cell>
          <table:table-cell/>
          <table:table-cell table:formula="of:=MAX([.B298];[.D298];[.G298])-MAX([.A298];[.C298];[.E298])" office:value-type="float" office:value="4.96470999717712" calcext:value-type="float">
            <text:p>4.9647099972</text:p>
          </table:table-cell>
          <table:table-cell table:formula="of:=IF(ISBLANK([.E298]);&quot;&quot;;[.I298])" office:value-type="float" office:value="4.96470999717712" calcext:value-type="float">
            <text:p>4.9647099972</text:p>
          </table:table-cell>
          <table:table-cell table:formula="of:=IF(OR(ISBLANK([.E298]);[.I298]&lt;=0);&quot;&quot;;[.I298])" office:value-type="float" office:value="4.96470999717712" calcext:value-type="float">
            <text:p>4.96470999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4.68582" calcext:value-type="float">
            <text:p>1427905454.68582</text:p>
          </table:table-cell>
          <table:table-cell office:value-type="float" office:value="1427905458.36198" calcext:value-type="float">
            <text:p>1427905458.36198</text:p>
          </table:table-cell>
          <table:table-cell office:value-type="float" office:value="1427905459.40167" calcext:value-type="float">
            <text:p>1427905459.40167</text:p>
          </table:table-cell>
          <table:table-cell/>
          <table:table-cell table:formula="of:=MAX([.B299];[.D299];[.G299])-MAX([.A299];[.C299];[.E299])" office:value-type="float" office:value="4.7158510684967" calcext:value-type="float">
            <text:p>4.7158510685</text:p>
          </table:table-cell>
          <table:table-cell table:formula="of:=IF(ISBLANK([.E299]);&quot;&quot;;[.I299])" office:value-type="float" office:value="4.7158510684967" calcext:value-type="float">
            <text:p>4.7158510685</text:p>
          </table:table-cell>
          <table:table-cell table:formula="of:=IF(OR(ISBLANK([.E299]);[.I299]&lt;=0);&quot;&quot;;[.I299])" office:value-type="float" office:value="4.7158510684967" calcext:value-type="float">
            <text:p>4.71585106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59.92315" calcext:value-type="float">
            <text:p>1427905459.92315</text:p>
          </table:table-cell>
          <table:table-cell office:value-type="float" office:value="1427905465.05826" calcext:value-type="float">
            <text:p>1427905465.05826</text:p>
          </table:table-cell>
          <table:table-cell table:number-columns-repeated="4"/>
          <table:table-cell table:formula="of:=MAX([.B300];[.D300];[.G300])-MAX([.A300];[.C300];[.E300])" office:value-type="float" office:value="5.13510417938232" calcext:value-type="float">
            <text:p>5.1351041794</text:p>
          </table:table-cell>
          <table:table-cell table:formula="of:=IF(ISBLANK([.E300]);&quot;&quot;;[.I300])">
            <text:p/>
          </table:table-cell>
          <table:table-cell table:formula="of:=IF(OR(ISBLANK([.E300]);[.I300]&lt;=0);&quot;&quot;;[.I30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9.92316" calcext:value-type="float">
            <text:p>1427905459.92316</text:p>
          </table:table-cell>
          <table:table-cell office:value-type="float" office:value="1427905463.92115" calcext:value-type="float">
            <text:p>1427905463.92115</text:p>
          </table:table-cell>
          <table:table-cell office:value-type="float" office:value="1427905464.88922" calcext:value-type="float">
            <text:p>1427905464.88922</text:p>
          </table:table-cell>
          <table:table-cell/>
          <table:table-cell table:formula="of:=MAX([.B301];[.D301];[.G301])-MAX([.A301];[.C301];[.E301])" office:value-type="float" office:value="4.96606397628784" calcext:value-type="float">
            <text:p>4.9660639763</text:p>
          </table:table-cell>
          <table:table-cell table:formula="of:=IF(ISBLANK([.E301]);&quot;&quot;;[.I301])" office:value-type="float" office:value="4.96606397628784" calcext:value-type="float">
            <text:p>4.9660639763</text:p>
          </table:table-cell>
          <table:table-cell table:formula="of:=IF(OR(ISBLANK([.E301]);[.I301]&lt;=0);&quot;&quot;;[.I301])" office:value-type="float" office:value="4.96606397628784" calcext:value-type="float">
            <text:p>4.9660639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9.92451" calcext:value-type="float">
            <text:p>1427905459.92451</text:p>
          </table:table-cell>
          <table:table-cell office:value-type="float" office:value="1427905463.73757" calcext:value-type="float">
            <text:p>1427905463.73757</text:p>
          </table:table-cell>
          <table:table-cell office:value-type="float" office:value="1427905464.82877" calcext:value-type="float">
            <text:p>1427905464.82877</text:p>
          </table:table-cell>
          <table:table-cell/>
          <table:table-cell table:formula="of:=MAX([.B302];[.D302];[.G302])-MAX([.A302];[.C302];[.E302])" office:value-type="float" office:value="4.90425801277161" calcext:value-type="float">
            <text:p>4.9042580128</text:p>
          </table:table-cell>
          <table:table-cell table:formula="of:=IF(ISBLANK([.E302]);&quot;&quot;;[.I302])" office:value-type="float" office:value="4.90425801277161" calcext:value-type="float">
            <text:p>4.9042580128</text:p>
          </table:table-cell>
          <table:table-cell table:formula="of:=IF(OR(ISBLANK([.E302]);[.I302]&lt;=0);&quot;&quot;;[.I302])" office:value-type="float" office:value="4.90425801277161" calcext:value-type="float">
            <text:p>4.90425801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9.9259" calcext:value-type="float">
            <text:p>1427905459.9259</text:p>
          </table:table-cell>
          <table:table-cell office:value-type="float" office:value="1427905463.90755" calcext:value-type="float">
            <text:p>1427905463.90755</text:p>
          </table:table-cell>
          <table:table-cell office:value-type="float" office:value="1427905464.93293" calcext:value-type="float">
            <text:p>1427905464.93293</text:p>
          </table:table-cell>
          <table:table-cell/>
          <table:table-cell table:formula="of:=MAX([.B303];[.D303];[.G303])-MAX([.A303];[.C303];[.E303])" office:value-type="float" office:value="5.00703001022339" calcext:value-type="float">
            <text:p>5.0070300102</text:p>
          </table:table-cell>
          <table:table-cell table:formula="of:=IF(ISBLANK([.E303]);&quot;&quot;;[.I303])" office:value-type="float" office:value="5.00703001022339" calcext:value-type="float">
            <text:p>5.0070300102</text:p>
          </table:table-cell>
          <table:table-cell table:formula="of:=IF(OR(ISBLANK([.E303]);[.I303]&lt;=0);&quot;&quot;;[.I303])" office:value-type="float" office:value="5.00703001022339" calcext:value-type="float">
            <text:p>5.00703001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9.9272" calcext:value-type="float">
            <text:p>1427905459.9272</text:p>
          </table:table-cell>
          <table:table-cell office:value-type="float" office:value="1427905464.02679" calcext:value-type="float">
            <text:p>1427905464.02679</text:p>
          </table:table-cell>
          <table:table-cell office:value-type="float" office:value="1427905465.05825" calcext:value-type="float">
            <text:p>1427905465.05825</text:p>
          </table:table-cell>
          <table:table-cell/>
          <table:table-cell table:formula="of:=MAX([.B304];[.D304];[.G304])-MAX([.A304];[.C304];[.E304])" office:value-type="float" office:value="5.13105297088623" calcext:value-type="float">
            <text:p>5.1310529709</text:p>
          </table:table-cell>
          <table:table-cell table:formula="of:=IF(ISBLANK([.E304]);&quot;&quot;;[.I304])" office:value-type="float" office:value="5.13105297088623" calcext:value-type="float">
            <text:p>5.1310529709</text:p>
          </table:table-cell>
          <table:table-cell table:formula="of:=IF(OR(ISBLANK([.E304]);[.I304]&lt;=0);&quot;&quot;;[.I304])" office:value-type="float" office:value="5.13105297088623" calcext:value-type="float">
            <text:p>5.13105297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9.92943" calcext:value-type="float">
            <text:p>1427905459.92943</text:p>
          </table:table-cell>
          <table:table-cell office:value-type="float" office:value="1427905463.70187" calcext:value-type="float">
            <text:p>1427905463.70187</text:p>
          </table:table-cell>
          <table:table-cell office:value-type="float" office:value="1427905464.78742" calcext:value-type="float">
            <text:p>1427905464.78742</text:p>
          </table:table-cell>
          <table:table-cell/>
          <table:table-cell table:formula="of:=MAX([.B305];[.D305];[.G305])-MAX([.A305];[.C305];[.E305])" office:value-type="float" office:value="4.85798501968384" calcext:value-type="float">
            <text:p>4.8579850197</text:p>
          </table:table-cell>
          <table:table-cell table:formula="of:=IF(ISBLANK([.E305]);&quot;&quot;;[.I305])" office:value-type="float" office:value="4.85798501968384" calcext:value-type="float">
            <text:p>4.8579850197</text:p>
          </table:table-cell>
          <table:table-cell table:formula="of:=IF(OR(ISBLANK([.E305]);[.I305]&lt;=0);&quot;&quot;;[.I305])" office:value-type="float" office:value="4.85798501968384" calcext:value-type="float">
            <text:p>4.85798501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9.93042" calcext:value-type="float">
            <text:p>1427905459.93042</text:p>
          </table:table-cell>
          <table:table-cell office:value-type="float" office:value="1427905463.56161" calcext:value-type="float">
            <text:p>1427905463.56161</text:p>
          </table:table-cell>
          <table:table-cell office:value-type="float" office:value="1427905464.66794" calcext:value-type="float">
            <text:p>1427905464.66794</text:p>
          </table:table-cell>
          <table:table-cell/>
          <table:table-cell table:formula="of:=MAX([.B306];[.D306];[.G306])-MAX([.A306];[.C306];[.E306])" office:value-type="float" office:value="4.73751378059387" calcext:value-type="float">
            <text:p>4.7375137806</text:p>
          </table:table-cell>
          <table:table-cell table:formula="of:=IF(ISBLANK([.E306]);&quot;&quot;;[.I306])" office:value-type="float" office:value="4.73751378059387" calcext:value-type="float">
            <text:p>4.7375137806</text:p>
          </table:table-cell>
          <table:table-cell table:formula="of:=IF(OR(ISBLANK([.E306]);[.I306]&lt;=0);&quot;&quot;;[.I306])" office:value-type="float" office:value="4.73751378059387" calcext:value-type="float">
            <text:p>4.73751378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9.9314" calcext:value-type="float">
            <text:p>1427905459.9314</text:p>
          </table:table-cell>
          <table:table-cell office:value-type="float" office:value="1427905463.50583" calcext:value-type="float">
            <text:p>1427905463.50583</text:p>
          </table:table-cell>
          <table:table-cell office:value-type="float" office:value="1427905464.60488" calcext:value-type="float">
            <text:p>1427905464.60488</text:p>
          </table:table-cell>
          <table:table-cell/>
          <table:table-cell table:formula="of:=MAX([.B307];[.D307];[.G307])-MAX([.A307];[.C307];[.E307])" office:value-type="float" office:value="4.67347478866577" calcext:value-type="float">
            <text:p>4.6734747887</text:p>
          </table:table-cell>
          <table:table-cell table:formula="of:=IF(ISBLANK([.E307]);&quot;&quot;;[.I307])" office:value-type="float" office:value="4.67347478866577" calcext:value-type="float">
            <text:p>4.6734747887</text:p>
          </table:table-cell>
          <table:table-cell table:formula="of:=IF(OR(ISBLANK([.E307]);[.I307]&lt;=0);&quot;&quot;;[.I307])" office:value-type="float" office:value="4.67347478866577" calcext:value-type="float">
            <text:p>4.67347478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9.9325" calcext:value-type="float">
            <text:p>1427905459.9325</text:p>
          </table:table-cell>
          <table:table-cell office:value-type="float" office:value="1427905463.34553" calcext:value-type="float">
            <text:p>1427905463.34553</text:p>
          </table:table-cell>
          <table:table-cell office:value-type="float" office:value="1427905464.35369" calcext:value-type="float">
            <text:p>1427905464.35369</text:p>
          </table:table-cell>
          <table:table-cell/>
          <table:table-cell table:formula="of:=MAX([.B308];[.D308];[.G308])-MAX([.A308];[.C308];[.E308])" office:value-type="float" office:value="4.42119193077087" calcext:value-type="float">
            <text:p>4.4211919308</text:p>
          </table:table-cell>
          <table:table-cell table:formula="of:=IF(ISBLANK([.E308]);&quot;&quot;;[.I308])" office:value-type="float" office:value="4.42119193077087" calcext:value-type="float">
            <text:p>4.4211919308</text:p>
          </table:table-cell>
          <table:table-cell table:formula="of:=IF(OR(ISBLANK([.E308]);[.I308]&lt;=0);&quot;&quot;;[.I308])" office:value-type="float" office:value="4.42119193077087" calcext:value-type="float">
            <text:p>4.42119193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9.9335" calcext:value-type="float">
            <text:p>1427905459.9335</text:p>
          </table:table-cell>
          <table:table-cell office:value-type="float" office:value="1427905463.24564" calcext:value-type="float">
            <text:p>1427905463.24564</text:p>
          </table:table-cell>
          <table:table-cell office:value-type="float" office:value="1427905464.2915" calcext:value-type="float">
            <text:p>1427905464.2915</text:p>
          </table:table-cell>
          <table:table-cell/>
          <table:table-cell table:formula="of:=MAX([.B309];[.D309];[.G309])-MAX([.A309];[.C309];[.E309])" office:value-type="float" office:value="4.35799479484558" calcext:value-type="float">
            <text:p>4.3579947948</text:p>
          </table:table-cell>
          <table:table-cell table:formula="of:=IF(ISBLANK([.E309]);&quot;&quot;;[.I309])" office:value-type="float" office:value="4.35799479484558" calcext:value-type="float">
            <text:p>4.3579947948</text:p>
          </table:table-cell>
          <table:table-cell table:formula="of:=IF(OR(ISBLANK([.E309]);[.I309]&lt;=0);&quot;&quot;;[.I309])" office:value-type="float" office:value="4.35799479484558" calcext:value-type="float">
            <text:p>4.35799479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59.93449" calcext:value-type="float">
            <text:p>1427905459.93449</text:p>
          </table:table-cell>
          <table:table-cell office:value-type="float" office:value="1427905463.52754" calcext:value-type="float">
            <text:p>1427905463.52754</text:p>
          </table:table-cell>
          <table:table-cell office:value-type="float" office:value="1427905464.56349" calcext:value-type="float">
            <text:p>1427905464.56349</text:p>
          </table:table-cell>
          <table:table-cell/>
          <table:table-cell table:formula="of:=MAX([.B310];[.D310];[.G310])-MAX([.A310];[.C310];[.E310])" office:value-type="float" office:value="4.62900710105896" calcext:value-type="float">
            <text:p>4.6290071011</text:p>
          </table:table-cell>
          <table:table-cell table:formula="of:=IF(ISBLANK([.E310]);&quot;&quot;;[.I310])" office:value-type="float" office:value="4.62900710105896" calcext:value-type="float">
            <text:p>4.6290071011</text:p>
          </table:table-cell>
          <table:table-cell table:formula="of:=IF(OR(ISBLANK([.E310]);[.I310]&lt;=0);&quot;&quot;;[.I310])" office:value-type="float" office:value="4.62900710105896" calcext:value-type="float">
            <text:p>4.6290071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65.05827" calcext:value-type="float">
            <text:p>1427905465.05827</text:p>
          </table:table-cell>
          <table:table-cell office:value-type="float" office:value="1427905470.06961" calcext:value-type="float">
            <text:p>1427905470.06961</text:p>
          </table:table-cell>
          <table:table-cell table:number-columns-repeated="4"/>
          <table:table-cell table:formula="of:=MAX([.B311];[.D311];[.G311])-MAX([.A311];[.C311];[.E311])" office:value-type="float" office:value="5.01134204864502" calcext:value-type="float">
            <text:p>5.0113420486</text:p>
          </table:table-cell>
          <table:table-cell table:formula="of:=IF(ISBLANK([.E311]);&quot;&quot;;[.I311])">
            <text:p/>
          </table:table-cell>
          <table:table-cell table:formula="of:=IF(OR(ISBLANK([.E311]);[.I311]&lt;=0);&quot;&quot;;[.I31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65.05827" calcext:value-type="float">
            <text:p>1427905465.05827</text:p>
          </table:table-cell>
          <table:table-cell office:value-type="float" office:value="1427905468.27766" calcext:value-type="float">
            <text:p>1427905468.27766</text:p>
          </table:table-cell>
          <table:table-cell office:value-type="float" office:value="1427905469.29016" calcext:value-type="float">
            <text:p>1427905469.29016</text:p>
          </table:table-cell>
          <table:table-cell/>
          <table:table-cell table:formula="of:=MAX([.B312];[.D312];[.G312])-MAX([.A312];[.C312];[.E312])" office:value-type="float" office:value="4.23188614845276" calcext:value-type="float">
            <text:p>4.2318861485</text:p>
          </table:table-cell>
          <table:table-cell table:formula="of:=IF(ISBLANK([.E312]);&quot;&quot;;[.I312])" office:value-type="float" office:value="4.23188614845276" calcext:value-type="float">
            <text:p>4.2318861485</text:p>
          </table:table-cell>
          <table:table-cell table:formula="of:=IF(OR(ISBLANK([.E312]);[.I312]&lt;=0);&quot;&quot;;[.I312])" office:value-type="float" office:value="4.23188614845276" calcext:value-type="float">
            <text:p>4.23188614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65.05965" calcext:value-type="float">
            <text:p>1427905465.05965</text:p>
          </table:table-cell>
          <table:table-cell office:value-type="float" office:value="1427905468.97094" calcext:value-type="float">
            <text:p>1427905468.97094</text:p>
          </table:table-cell>
          <table:table-cell office:value-type="float" office:value="1427905469.90609" calcext:value-type="float">
            <text:p>1427905469.90609</text:p>
          </table:table-cell>
          <table:table-cell/>
          <table:table-cell table:formula="of:=MAX([.B313];[.D313];[.G313])-MAX([.A313];[.C313];[.E313])" office:value-type="float" office:value="4.8464469909668" calcext:value-type="float">
            <text:p>4.846446991</text:p>
          </table:table-cell>
          <table:table-cell table:formula="of:=IF(ISBLANK([.E313]);&quot;&quot;;[.I313])" office:value-type="float" office:value="4.8464469909668" calcext:value-type="float">
            <text:p>4.846446991</text:p>
          </table:table-cell>
          <table:table-cell table:formula="of:=IF(OR(ISBLANK([.E313]);[.I313]&lt;=0);&quot;&quot;;[.I313])" office:value-type="float" office:value="4.8464469909668" calcext:value-type="float">
            <text:p>4.8464469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65.06102" calcext:value-type="float">
            <text:p>1427905465.06102</text:p>
          </table:table-cell>
          <table:table-cell office:value-type="float" office:value="1427905469.08035" calcext:value-type="float">
            <text:p>1427905469.08035</text:p>
          </table:table-cell>
          <table:table-cell office:value-type="float" office:value="1427905470.06961" calcext:value-type="float">
            <text:p>1427905470.06961</text:p>
          </table:table-cell>
          <table:table-cell/>
          <table:table-cell table:formula="of:=MAX([.B314];[.D314];[.G314])-MAX([.A314];[.C314];[.E314])" office:value-type="float" office:value="5.00858306884766" calcext:value-type="float">
            <text:p>5.0085830688</text:p>
          </table:table-cell>
          <table:table-cell table:formula="of:=IF(ISBLANK([.E314]);&quot;&quot;;[.I314])" office:value-type="float" office:value="5.00858306884766" calcext:value-type="float">
            <text:p>5.0085830688</text:p>
          </table:table-cell>
          <table:table-cell table:formula="of:=IF(OR(ISBLANK([.E314]);[.I314]&lt;=0);&quot;&quot;;[.I314])" office:value-type="float" office:value="5.00858306884766" calcext:value-type="float">
            <text:p>5.00858306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65.06232" calcext:value-type="float">
            <text:p>1427905465.06232</text:p>
          </table:table-cell>
          <table:table-cell office:value-type="float" office:value="1427905468.90267" calcext:value-type="float">
            <text:p>1427905468.90267</text:p>
          </table:table-cell>
          <table:table-cell office:value-type="float" office:value="1427905469.89766" calcext:value-type="float">
            <text:p>1427905469.89766</text:p>
          </table:table-cell>
          <table:table-cell/>
          <table:table-cell table:formula="of:=MAX([.B315];[.D315];[.G315])-MAX([.A315];[.C315];[.E315])" office:value-type="float" office:value="4.83533191680908" calcext:value-type="float">
            <text:p>4.8353319168</text:p>
          </table:table-cell>
          <table:table-cell table:formula="of:=IF(ISBLANK([.E315]);&quot;&quot;;[.I315])" office:value-type="float" office:value="4.83533191680908" calcext:value-type="float">
            <text:p>4.8353319168</text:p>
          </table:table-cell>
          <table:table-cell table:formula="of:=IF(OR(ISBLANK([.E315]);[.I315]&lt;=0);&quot;&quot;;[.I315])" office:value-type="float" office:value="4.83533191680908" calcext:value-type="float">
            <text:p>4.83533191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65.06362" calcext:value-type="float">
            <text:p>1427905465.06362</text:p>
          </table:table-cell>
          <table:table-cell office:value-type="float" office:value="1427905468.66829" calcext:value-type="float">
            <text:p>1427905468.66829</text:p>
          </table:table-cell>
          <table:table-cell office:value-type="float" office:value="1427905469.66613" calcext:value-type="float">
            <text:p>1427905469.66613</text:p>
          </table:table-cell>
          <table:table-cell/>
          <table:table-cell table:formula="of:=MAX([.B316];[.D316];[.G316])-MAX([.A316];[.C316];[.E316])" office:value-type="float" office:value="4.60250306129456" calcext:value-type="float">
            <text:p>4.6025030613</text:p>
          </table:table-cell>
          <table:table-cell table:formula="of:=IF(ISBLANK([.E316]);&quot;&quot;;[.I316])" office:value-type="float" office:value="4.60250306129456" calcext:value-type="float">
            <text:p>4.6025030613</text:p>
          </table:table-cell>
          <table:table-cell table:formula="of:=IF(OR(ISBLANK([.E316]);[.I316]&lt;=0);&quot;&quot;;[.I316])" office:value-type="float" office:value="4.60250306129456" calcext:value-type="float">
            <text:p>4.60250306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65.06614" calcext:value-type="float">
            <text:p>1427905465.06614</text:p>
          </table:table-cell>
          <table:table-cell office:value-type="float" office:value="1427905468.75366" calcext:value-type="float">
            <text:p>1427905468.75366</text:p>
          </table:table-cell>
          <table:table-cell office:value-type="float" office:value="1427905469.79707" calcext:value-type="float">
            <text:p>1427905469.79707</text:p>
          </table:table-cell>
          <table:table-cell/>
          <table:table-cell table:formula="of:=MAX([.B317];[.D317];[.G317])-MAX([.A317];[.C317];[.E317])" office:value-type="float" office:value="4.73093295097351" calcext:value-type="float">
            <text:p>4.730932951</text:p>
          </table:table-cell>
          <table:table-cell table:formula="of:=IF(ISBLANK([.E317]);&quot;&quot;;[.I317])" office:value-type="float" office:value="4.73093295097351" calcext:value-type="float">
            <text:p>4.730932951</text:p>
          </table:table-cell>
          <table:table-cell table:formula="of:=IF(OR(ISBLANK([.E317]);[.I317]&lt;=0);&quot;&quot;;[.I317])" office:value-type="float" office:value="4.73093295097351" calcext:value-type="float">
            <text:p>4.7309329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65.06745" calcext:value-type="float">
            <text:p>1427905465.06745</text:p>
          </table:table-cell>
          <table:table-cell office:value-type="float" office:value="1427905468.65579" calcext:value-type="float">
            <text:p>1427905468.65579</text:p>
          </table:table-cell>
          <table:table-cell office:value-type="float" office:value="1427905469.57939" calcext:value-type="float">
            <text:p>1427905469.57939</text:p>
          </table:table-cell>
          <table:table-cell/>
          <table:table-cell table:formula="of:=MAX([.B318];[.D318];[.G318])-MAX([.A318];[.C318];[.E318])" office:value-type="float" office:value="4.51194095611572" calcext:value-type="float">
            <text:p>4.5119409561</text:p>
          </table:table-cell>
          <table:table-cell table:formula="of:=IF(ISBLANK([.E318]);&quot;&quot;;[.I318])" office:value-type="float" office:value="4.51194095611572" calcext:value-type="float">
            <text:p>4.5119409561</text:p>
          </table:table-cell>
          <table:table-cell table:formula="of:=IF(OR(ISBLANK([.E318]);[.I318]&lt;=0);&quot;&quot;;[.I318])" office:value-type="float" office:value="4.51194095611572" calcext:value-type="float">
            <text:p>4.51194095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65.06882" calcext:value-type="float">
            <text:p>1427905465.06882</text:p>
          </table:table-cell>
          <table:table-cell office:value-type="float" office:value="1427905468.44964" calcext:value-type="float">
            <text:p>1427905468.44964</text:p>
          </table:table-cell>
          <table:table-cell office:value-type="float" office:value="1427905469.53357" calcext:value-type="float">
            <text:p>1427905469.53357</text:p>
          </table:table-cell>
          <table:table-cell/>
          <table:table-cell table:formula="of:=MAX([.B319];[.D319];[.G319])-MAX([.A319];[.C319];[.E319])" office:value-type="float" office:value="4.46475696563721" calcext:value-type="float">
            <text:p>4.4647569656</text:p>
          </table:table-cell>
          <table:table-cell table:formula="of:=IF(ISBLANK([.E319]);&quot;&quot;;[.I319])" office:value-type="float" office:value="4.46475696563721" calcext:value-type="float">
            <text:p>4.4647569656</text:p>
          </table:table-cell>
          <table:table-cell table:formula="of:=IF(OR(ISBLANK([.E319]);[.I319]&lt;=0);&quot;&quot;;[.I319])" office:value-type="float" office:value="4.46475696563721" calcext:value-type="float">
            <text:p>4.46475696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65.07013" calcext:value-type="float">
            <text:p>1427905465.07013</text:p>
          </table:table-cell>
          <table:table-cell office:value-type="float" office:value="1427905468.53141" calcext:value-type="float">
            <text:p>1427905468.53141</text:p>
          </table:table-cell>
          <table:table-cell office:value-type="float" office:value="1427905469.5882" calcext:value-type="float">
            <text:p>1427905469.5882</text:p>
          </table:table-cell>
          <table:table-cell/>
          <table:table-cell table:formula="of:=MAX([.B320];[.D320];[.G320])-MAX([.A320];[.C320];[.E320])" office:value-type="float" office:value="4.518070936203" calcext:value-type="float">
            <text:p>4.5180709362</text:p>
          </table:table-cell>
          <table:table-cell table:formula="of:=IF(ISBLANK([.E320]);&quot;&quot;;[.I320])" office:value-type="float" office:value="4.518070936203" calcext:value-type="float">
            <text:p>4.5180709362</text:p>
          </table:table-cell>
          <table:table-cell table:formula="of:=IF(OR(ISBLANK([.E320]);[.I320]&lt;=0);&quot;&quot;;[.I320])" office:value-type="float" office:value="4.518070936203" calcext:value-type="float">
            <text:p>4.51807093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65.07143" calcext:value-type="float">
            <text:p>1427905465.07143</text:p>
          </table:table-cell>
          <table:table-cell office:value-type="float" office:value="1427905468.9227" calcext:value-type="float">
            <text:p>1427905468.9227</text:p>
          </table:table-cell>
          <table:table-cell office:value-type="float" office:value="1427905470.02429" calcext:value-type="float">
            <text:p>1427905470.02429</text:p>
          </table:table-cell>
          <table:table-cell/>
          <table:table-cell table:formula="of:=MAX([.B321];[.D321];[.G321])-MAX([.A321];[.C321];[.E321])" office:value-type="float" office:value="4.95285701751709" calcext:value-type="float">
            <text:p>4.9528570175</text:p>
          </table:table-cell>
          <table:table-cell table:formula="of:=IF(ISBLANK([.E321]);&quot;&quot;;[.I321])" office:value-type="float" office:value="4.95285701751709" calcext:value-type="float">
            <text:p>4.9528570175</text:p>
          </table:table-cell>
          <table:table-cell table:formula="of:=IF(OR(ISBLANK([.E321]);[.I321]&lt;=0);&quot;&quot;;[.I321])" office:value-type="float" office:value="4.95285701751709" calcext:value-type="float">
            <text:p>4.952857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70.06962" calcext:value-type="float">
            <text:p>1427905470.06962</text:p>
          </table:table-cell>
          <table:table-cell office:value-type="float" office:value="1427905475.49334" calcext:value-type="float">
            <text:p>1427905475.49334</text:p>
          </table:table-cell>
          <table:table-cell table:number-columns-repeated="4"/>
          <table:table-cell table:formula="of:=MAX([.B322];[.D322];[.G322])-MAX([.A322];[.C322];[.E322])" office:value-type="float" office:value="5.42371702194214" calcext:value-type="float">
            <text:p>5.4237170219</text:p>
          </table:table-cell>
          <table:table-cell table:formula="of:=IF(ISBLANK([.E322]);&quot;&quot;;[.I322])">
            <text:p/>
          </table:table-cell>
          <table:table-cell table:formula="of:=IF(OR(ISBLANK([.E322]);[.I322]&lt;=0);&quot;&quot;;[.I32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0.06962" calcext:value-type="float">
            <text:p>1427905470.06962</text:p>
          </table:table-cell>
          <table:table-cell office:value-type="float" office:value="1427905474.45815" calcext:value-type="float">
            <text:p>1427905474.45815</text:p>
          </table:table-cell>
          <table:table-cell office:value-type="float" office:value="1427905475.49333" calcext:value-type="float">
            <text:p>1427905475.49333</text:p>
          </table:table-cell>
          <table:table-cell/>
          <table:table-cell table:formula="of:=MAX([.B323];[.D323];[.G323])-MAX([.A323];[.C323];[.E323])" office:value-type="float" office:value="5.42370796203613" calcext:value-type="float">
            <text:p>5.423707962</text:p>
          </table:table-cell>
          <table:table-cell table:formula="of:=IF(ISBLANK([.E323]);&quot;&quot;;[.I323])" office:value-type="float" office:value="5.42370796203613" calcext:value-type="float">
            <text:p>5.423707962</text:p>
          </table:table-cell>
          <table:table-cell table:formula="of:=IF(OR(ISBLANK([.E323]);[.I323]&lt;=0);&quot;&quot;;[.I323])" office:value-type="float" office:value="5.42370796203613" calcext:value-type="float">
            <text:p>5.4237079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0.0706" calcext:value-type="float">
            <text:p>1427905470.0706</text:p>
          </table:table-cell>
          <table:table-cell office:value-type="float" office:value="1427905473.79956" calcext:value-type="float">
            <text:p>1427905473.79956</text:p>
          </table:table-cell>
          <table:table-cell office:value-type="float" office:value="1427905474.80707" calcext:value-type="float">
            <text:p>1427905474.80707</text:p>
          </table:table-cell>
          <table:table-cell/>
          <table:table-cell table:formula="of:=MAX([.B324];[.D324];[.G324])-MAX([.A324];[.C324];[.E324])" office:value-type="float" office:value="4.73647308349609" calcext:value-type="float">
            <text:p>4.7364730835</text:p>
          </table:table-cell>
          <table:table-cell table:formula="of:=IF(ISBLANK([.E324]);&quot;&quot;;[.I324])" office:value-type="float" office:value="4.73647308349609" calcext:value-type="float">
            <text:p>4.7364730835</text:p>
          </table:table-cell>
          <table:table-cell table:formula="of:=IF(OR(ISBLANK([.E324]);[.I324]&lt;=0);&quot;&quot;;[.I324])" office:value-type="float" office:value="4.73647308349609" calcext:value-type="float">
            <text:p>4.73647308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0.0713" calcext:value-type="float">
            <text:p>1427905470.0713</text:p>
          </table:table-cell>
          <table:table-cell office:value-type="float" office:value="1427905473.39418" calcext:value-type="float">
            <text:p>1427905473.39418</text:p>
          </table:table-cell>
          <table:table-cell office:value-type="float" office:value="1427905474.41163" calcext:value-type="float">
            <text:p>1427905474.41163</text:p>
          </table:table-cell>
          <table:table-cell/>
          <table:table-cell table:formula="of:=MAX([.B325];[.D325];[.G325])-MAX([.A325];[.C325];[.E325])" office:value-type="float" office:value="4.34032702445984" calcext:value-type="float">
            <text:p>4.3403270245</text:p>
          </table:table-cell>
          <table:table-cell table:formula="of:=IF(ISBLANK([.E325]);&quot;&quot;;[.I325])" office:value-type="float" office:value="4.34032702445984" calcext:value-type="float">
            <text:p>4.3403270245</text:p>
          </table:table-cell>
          <table:table-cell table:formula="of:=IF(OR(ISBLANK([.E325]);[.I325]&lt;=0);&quot;&quot;;[.I325])" office:value-type="float" office:value="4.34032702445984" calcext:value-type="float">
            <text:p>4.34032702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0.07192" calcext:value-type="float">
            <text:p>1427905470.07192</text:p>
          </table:table-cell>
          <table:table-cell office:value-type="float" office:value="1427905473.68641" calcext:value-type="float">
            <text:p>1427905473.68641</text:p>
          </table:table-cell>
          <table:table-cell office:value-type="float" office:value="1427905474.79406" calcext:value-type="float">
            <text:p>1427905474.79406</text:p>
          </table:table-cell>
          <table:table-cell/>
          <table:table-cell table:formula="of:=MAX([.B326];[.D326];[.G326])-MAX([.A326];[.C326];[.E326])" office:value-type="float" office:value="4.7221360206604" calcext:value-type="float">
            <text:p>4.7221360207</text:p>
          </table:table-cell>
          <table:table-cell table:formula="of:=IF(ISBLANK([.E326]);&quot;&quot;;[.I326])" office:value-type="float" office:value="4.7221360206604" calcext:value-type="float">
            <text:p>4.7221360207</text:p>
          </table:table-cell>
          <table:table-cell table:formula="of:=IF(OR(ISBLANK([.E326]);[.I326]&lt;=0);&quot;&quot;;[.I326])" office:value-type="float" office:value="4.7221360206604" calcext:value-type="float">
            <text:p>4.72213602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0.07255" calcext:value-type="float">
            <text:p>1427905470.07255</text:p>
          </table:table-cell>
          <table:table-cell office:value-type="float" office:value="1427905473.81588" calcext:value-type="float">
            <text:p>1427905473.81588</text:p>
          </table:table-cell>
          <table:table-cell office:value-type="float" office:value="1427905474.87777" calcext:value-type="float">
            <text:p>1427905474.87777</text:p>
          </table:table-cell>
          <table:table-cell/>
          <table:table-cell table:formula="of:=MAX([.B327];[.D327];[.G327])-MAX([.A327];[.C327];[.E327])" office:value-type="float" office:value="4.80522394180298" calcext:value-type="float">
            <text:p>4.8052239418</text:p>
          </table:table-cell>
          <table:table-cell table:formula="of:=IF(ISBLANK([.E327]);&quot;&quot;;[.I327])" office:value-type="float" office:value="4.80522394180298" calcext:value-type="float">
            <text:p>4.8052239418</text:p>
          </table:table-cell>
          <table:table-cell table:formula="of:=IF(OR(ISBLANK([.E327]);[.I327]&lt;=0);&quot;&quot;;[.I327])" office:value-type="float" office:value="4.80522394180298" calcext:value-type="float">
            <text:p>4.80522394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0.07429" calcext:value-type="float">
            <text:p>1427905470.07429</text:p>
          </table:table-cell>
          <table:table-cell office:value-type="float" office:value="1427905473.59867" calcext:value-type="float">
            <text:p>1427905473.59867</text:p>
          </table:table-cell>
          <table:table-cell office:value-type="float" office:value="1427905474.69697" calcext:value-type="float">
            <text:p>1427905474.69697</text:p>
          </table:table-cell>
          <table:table-cell/>
          <table:table-cell table:formula="of:=MAX([.B328];[.D328];[.G328])-MAX([.A328];[.C328];[.E328])" office:value-type="float" office:value="4.62268114089966" calcext:value-type="float">
            <text:p>4.6226811409</text:p>
          </table:table-cell>
          <table:table-cell table:formula="of:=IF(ISBLANK([.E328]);&quot;&quot;;[.I328])" office:value-type="float" office:value="4.62268114089966" calcext:value-type="float">
            <text:p>4.6226811409</text:p>
          </table:table-cell>
          <table:table-cell table:formula="of:=IF(OR(ISBLANK([.E328]);[.I328]&lt;=0);&quot;&quot;;[.I328])" office:value-type="float" office:value="4.62268114089966" calcext:value-type="float">
            <text:p>4.62268114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0.07559" calcext:value-type="float">
            <text:p>1427905470.07559</text:p>
          </table:table-cell>
          <table:table-cell office:value-type="float" office:value="1427905473.59798" calcext:value-type="float">
            <text:p>1427905473.59798</text:p>
          </table:table-cell>
          <table:table-cell office:value-type="float" office:value="1427905474.6819" calcext:value-type="float">
            <text:p>1427905474.6819</text:p>
          </table:table-cell>
          <table:table-cell/>
          <table:table-cell table:formula="of:=MAX([.B329];[.D329];[.G329])-MAX([.A329];[.C329];[.E329])" office:value-type="float" office:value="4.60631203651428" calcext:value-type="float">
            <text:p>4.6063120365</text:p>
          </table:table-cell>
          <table:table-cell table:formula="of:=IF(ISBLANK([.E329]);&quot;&quot;;[.I329])" office:value-type="float" office:value="4.60631203651428" calcext:value-type="float">
            <text:p>4.6063120365</text:p>
          </table:table-cell>
          <table:table-cell table:formula="of:=IF(OR(ISBLANK([.E329]);[.I329]&lt;=0);&quot;&quot;;[.I329])" office:value-type="float" office:value="4.60631203651428" calcext:value-type="float">
            <text:p>4.60631203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0.07693" calcext:value-type="float">
            <text:p>1427905470.07693</text:p>
          </table:table-cell>
          <table:table-cell office:value-type="float" office:value="1427905473.76042" calcext:value-type="float">
            <text:p>1427905473.76042</text:p>
          </table:table-cell>
          <table:table-cell office:value-type="float" office:value="1427905474.76469" calcext:value-type="float">
            <text:p>1427905474.76469</text:p>
          </table:table-cell>
          <table:table-cell/>
          <table:table-cell table:formula="of:=MAX([.B330];[.D330];[.G330])-MAX([.A330];[.C330];[.E330])" office:value-type="float" office:value="4.68776297569275" calcext:value-type="float">
            <text:p>4.6877629757</text:p>
          </table:table-cell>
          <table:table-cell table:formula="of:=IF(ISBLANK([.E330]);&quot;&quot;;[.I330])" office:value-type="float" office:value="4.68776297569275" calcext:value-type="float">
            <text:p>4.6877629757</text:p>
          </table:table-cell>
          <table:table-cell table:formula="of:=IF(OR(ISBLANK([.E330]);[.I330]&lt;=0);&quot;&quot;;[.I330])" office:value-type="float" office:value="4.68776297569275" calcext:value-type="float">
            <text:p>4.68776297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0.07812" calcext:value-type="float">
            <text:p>1427905470.07812</text:p>
          </table:table-cell>
          <table:table-cell office:value-type="float" office:value="1427905473.39424" calcext:value-type="float">
            <text:p>1427905473.39424</text:p>
          </table:table-cell>
          <table:table-cell office:value-type="float" office:value="1427905474.39097" calcext:value-type="float">
            <text:p>1427905474.39097</text:p>
          </table:table-cell>
          <table:table-cell/>
          <table:table-cell table:formula="of:=MAX([.B331];[.D331];[.G331])-MAX([.A331];[.C331];[.E331])" office:value-type="float" office:value="4.31285190582275" calcext:value-type="float">
            <text:p>4.3128519058</text:p>
          </table:table-cell>
          <table:table-cell table:formula="of:=IF(ISBLANK([.E331]);&quot;&quot;;[.I331])" office:value-type="float" office:value="4.31285190582275" calcext:value-type="float">
            <text:p>4.3128519058</text:p>
          </table:table-cell>
          <table:table-cell table:formula="of:=IF(OR(ISBLANK([.E331]);[.I331]&lt;=0);&quot;&quot;;[.I331])" office:value-type="float" office:value="4.31285190582275" calcext:value-type="float">
            <text:p>4.31285190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0.07918" calcext:value-type="float">
            <text:p>1427905470.07918</text:p>
          </table:table-cell>
          <table:table-cell office:value-type="float" office:value="1427905473.29051" calcext:value-type="float">
            <text:p>1427905473.29051</text:p>
          </table:table-cell>
          <table:table-cell office:value-type="float" office:value="1427905474.27331" calcext:value-type="float">
            <text:p>1427905474.27331</text:p>
          </table:table-cell>
          <table:table-cell/>
          <table:table-cell table:formula="of:=MAX([.B332];[.D332];[.G332])-MAX([.A332];[.C332];[.E332])" office:value-type="float" office:value="4.19413089752197" calcext:value-type="float">
            <text:p>4.1941308975</text:p>
          </table:table-cell>
          <table:table-cell table:formula="of:=IF(ISBLANK([.E332]);&quot;&quot;;[.I332])" office:value-type="float" office:value="4.19413089752197" calcext:value-type="float">
            <text:p>4.1941308975</text:p>
          </table:table-cell>
          <table:table-cell table:formula="of:=IF(OR(ISBLANK([.E332]);[.I332]&lt;=0);&quot;&quot;;[.I332])" office:value-type="float" office:value="4.19413089752197" calcext:value-type="float">
            <text:p>4.19413089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75.49335" calcext:value-type="float">
            <text:p>1427905475.49335</text:p>
          </table:table-cell>
          <table:table-cell office:value-type="float" office:value="1427905480.88123" calcext:value-type="float">
            <text:p>1427905480.88123</text:p>
          </table:table-cell>
          <table:table-cell table:number-columns-repeated="4"/>
          <table:table-cell table:formula="of:=MAX([.B333];[.D333];[.G333])-MAX([.A333];[.C333];[.E333])" office:value-type="float" office:value="5.38787508010864" calcext:value-type="float">
            <text:p>5.3878750801</text:p>
          </table:table-cell>
          <table:table-cell table:formula="of:=IF(ISBLANK([.E333]);&quot;&quot;;[.I333])">
            <text:p/>
          </table:table-cell>
          <table:table-cell table:formula="of:=IF(OR(ISBLANK([.E333]);[.I333]&lt;=0);&quot;&quot;;[.I33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5.49335" calcext:value-type="float">
            <text:p>1427905475.49335</text:p>
          </table:table-cell>
          <table:table-cell office:value-type="float" office:value="1427905479.07034" calcext:value-type="float">
            <text:p>1427905479.07034</text:p>
          </table:table-cell>
          <table:table-cell office:value-type="float" office:value="1427905480.00274" calcext:value-type="float">
            <text:p>1427905480.00274</text:p>
          </table:table-cell>
          <table:table-cell/>
          <table:table-cell table:formula="of:=MAX([.B334];[.D334];[.G334])-MAX([.A334];[.C334];[.E334])" office:value-type="float" office:value="4.50938391685486" calcext:value-type="float">
            <text:p>4.5093839169</text:p>
          </table:table-cell>
          <table:table-cell table:formula="of:=IF(ISBLANK([.E334]);&quot;&quot;;[.I334])" office:value-type="float" office:value="4.50938391685486" calcext:value-type="float">
            <text:p>4.5093839169</text:p>
          </table:table-cell>
          <table:table-cell table:formula="of:=IF(OR(ISBLANK([.E334]);[.I334]&lt;=0);&quot;&quot;;[.I334])" office:value-type="float" office:value="4.50938391685486" calcext:value-type="float">
            <text:p>4.50938391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5.49472" calcext:value-type="float">
            <text:p>1427905475.49472</text:p>
          </table:table-cell>
          <table:table-cell office:value-type="float" office:value="1427905478.81272" calcext:value-type="float">
            <text:p>1427905478.81272</text:p>
          </table:table-cell>
          <table:table-cell office:value-type="float" office:value="1427905479.84895" calcext:value-type="float">
            <text:p>1427905479.84895</text:p>
          </table:table-cell>
          <table:table-cell/>
          <table:table-cell table:formula="of:=MAX([.B335];[.D335];[.G335])-MAX([.A335];[.C335];[.E335])" office:value-type="float" office:value="4.35423111915588" calcext:value-type="float">
            <text:p>4.3542311192</text:p>
          </table:table-cell>
          <table:table-cell table:formula="of:=IF(ISBLANK([.E335]);&quot;&quot;;[.I335])" office:value-type="float" office:value="4.35423111915588" calcext:value-type="float">
            <text:p>4.3542311192</text:p>
          </table:table-cell>
          <table:table-cell table:formula="of:=IF(OR(ISBLANK([.E335]);[.I335]&lt;=0);&quot;&quot;;[.I335])" office:value-type="float" office:value="4.35423111915588" calcext:value-type="float">
            <text:p>4.35423111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5.4961" calcext:value-type="float">
            <text:p>1427905475.4961</text:p>
          </table:table-cell>
          <table:table-cell office:value-type="float" office:value="1427905479.367" calcext:value-type="float">
            <text:p>1427905479.367</text:p>
          </table:table-cell>
          <table:table-cell office:value-type="float" office:value="1427905480.46529" calcext:value-type="float">
            <text:p>1427905480.46529</text:p>
          </table:table-cell>
          <table:table-cell/>
          <table:table-cell table:formula="of:=MAX([.B336];[.D336];[.G336])-MAX([.A336];[.C336];[.E336])" office:value-type="float" office:value="4.96918988227844" calcext:value-type="float">
            <text:p>4.9691898823</text:p>
          </table:table-cell>
          <table:table-cell table:formula="of:=IF(ISBLANK([.E336]);&quot;&quot;;[.I336])" office:value-type="float" office:value="4.96918988227844" calcext:value-type="float">
            <text:p>4.9691898823</text:p>
          </table:table-cell>
          <table:table-cell table:formula="of:=IF(OR(ISBLANK([.E336]);[.I336]&lt;=0);&quot;&quot;;[.I336])" office:value-type="float" office:value="4.96918988227844" calcext:value-type="float">
            <text:p>4.96918988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5.49744" calcext:value-type="float">
            <text:p>1427905475.49744</text:p>
          </table:table-cell>
          <table:table-cell office:value-type="float" office:value="1427905479.63292" calcext:value-type="float">
            <text:p>1427905479.63292</text:p>
          </table:table-cell>
          <table:table-cell office:value-type="float" office:value="1427905480.61936" calcext:value-type="float">
            <text:p>1427905480.61936</text:p>
          </table:table-cell>
          <table:table-cell/>
          <table:table-cell table:formula="of:=MAX([.B337];[.D337];[.G337])-MAX([.A337];[.C337];[.E337])" office:value-type="float" office:value="5.12191605567932" calcext:value-type="float">
            <text:p>5.1219160557</text:p>
          </table:table-cell>
          <table:table-cell table:formula="of:=IF(ISBLANK([.E337]);&quot;&quot;;[.I337])" office:value-type="float" office:value="5.12191605567932" calcext:value-type="float">
            <text:p>5.1219160557</text:p>
          </table:table-cell>
          <table:table-cell table:formula="of:=IF(OR(ISBLANK([.E337]);[.I337]&lt;=0);&quot;&quot;;[.I337])" office:value-type="float" office:value="5.12191605567932" calcext:value-type="float">
            <text:p>5.12191605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5.49874" calcext:value-type="float">
            <text:p>1427905475.49874</text:p>
          </table:table-cell>
          <table:table-cell office:value-type="float" office:value="1427905479.71215" calcext:value-type="float">
            <text:p>1427905479.71215</text:p>
          </table:table-cell>
          <table:table-cell office:value-type="float" office:value="1427905480.77776" calcext:value-type="float">
            <text:p>1427905480.77776</text:p>
          </table:table-cell>
          <table:table-cell/>
          <table:table-cell table:formula="of:=MAX([.B338];[.D338];[.G338])-MAX([.A338];[.C338];[.E338])" office:value-type="float" office:value="5.27901816368103" calcext:value-type="float">
            <text:p>5.2790181637</text:p>
          </table:table-cell>
          <table:table-cell table:formula="of:=IF(ISBLANK([.E338]);&quot;&quot;;[.I338])" office:value-type="float" office:value="5.27901816368103" calcext:value-type="float">
            <text:p>5.2790181637</text:p>
          </table:table-cell>
          <table:table-cell table:formula="of:=IF(OR(ISBLANK([.E338]);[.I338]&lt;=0);&quot;&quot;;[.I338])" office:value-type="float" office:value="5.27901816368103" calcext:value-type="float">
            <text:p>5.27901816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5.50116" calcext:value-type="float">
            <text:p>1427905475.50116</text:p>
          </table:table-cell>
          <table:table-cell office:value-type="float" office:value="1427905479.62255" calcext:value-type="float">
            <text:p>1427905479.62255</text:p>
          </table:table-cell>
          <table:table-cell office:value-type="float" office:value="1427905480.6883" calcext:value-type="float">
            <text:p>1427905480.6883</text:p>
          </table:table-cell>
          <table:table-cell/>
          <table:table-cell table:formula="of:=MAX([.B339];[.D339];[.G339])-MAX([.A339];[.C339];[.E339])" office:value-type="float" office:value="5.18713808059692" calcext:value-type="float">
            <text:p>5.1871380806</text:p>
          </table:table-cell>
          <table:table-cell table:formula="of:=IF(ISBLANK([.E339]);&quot;&quot;;[.I339])" office:value-type="float" office:value="5.18713808059692" calcext:value-type="float">
            <text:p>5.1871380806</text:p>
          </table:table-cell>
          <table:table-cell table:formula="of:=IF(OR(ISBLANK([.E339]);[.I339]&lt;=0);&quot;&quot;;[.I339])" office:value-type="float" office:value="5.18713808059692" calcext:value-type="float">
            <text:p>5.18713808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5.50247" calcext:value-type="float">
            <text:p>1427905475.50247</text:p>
          </table:table-cell>
          <table:table-cell office:value-type="float" office:value="1427905479.03925" calcext:value-type="float">
            <text:p>1427905479.03925</text:p>
          </table:table-cell>
          <table:table-cell office:value-type="float" office:value="1427905480.11944" calcext:value-type="float">
            <text:p>1427905480.11944</text:p>
          </table:table-cell>
          <table:table-cell/>
          <table:table-cell table:formula="of:=MAX([.B340];[.D340];[.G340])-MAX([.A340];[.C340];[.E340])" office:value-type="float" office:value="4.61697292327881" calcext:value-type="float">
            <text:p>4.6169729233</text:p>
          </table:table-cell>
          <table:table-cell table:formula="of:=IF(ISBLANK([.E340]);&quot;&quot;;[.I340])" office:value-type="float" office:value="4.61697292327881" calcext:value-type="float">
            <text:p>4.6169729233</text:p>
          </table:table-cell>
          <table:table-cell table:formula="of:=IF(OR(ISBLANK([.E340]);[.I340]&lt;=0);&quot;&quot;;[.I340])" office:value-type="float" office:value="4.61697292327881" calcext:value-type="float">
            <text:p>4.61697292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5.50377" calcext:value-type="float">
            <text:p>1427905475.50377</text:p>
          </table:table-cell>
          <table:table-cell office:value-type="float" office:value="1427905479.39251" calcext:value-type="float">
            <text:p>1427905479.39251</text:p>
          </table:table-cell>
          <table:table-cell office:value-type="float" office:value="1427905480.43828" calcext:value-type="float">
            <text:p>1427905480.43828</text:p>
          </table:table-cell>
          <table:table-cell/>
          <table:table-cell table:formula="of:=MAX([.B341];[.D341];[.G341])-MAX([.A341];[.C341];[.E341])" office:value-type="float" office:value="4.93450689315796" calcext:value-type="float">
            <text:p>4.9345068932</text:p>
          </table:table-cell>
          <table:table-cell table:formula="of:=IF(ISBLANK([.E341]);&quot;&quot;;[.I341])" office:value-type="float" office:value="4.93450689315796" calcext:value-type="float">
            <text:p>4.9345068932</text:p>
          </table:table-cell>
          <table:table-cell table:formula="of:=IF(OR(ISBLANK([.E341]);[.I341]&lt;=0);&quot;&quot;;[.I341])" office:value-type="float" office:value="4.93450689315796" calcext:value-type="float">
            <text:p>4.93450689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5.50488" calcext:value-type="float">
            <text:p>1427905475.50488</text:p>
          </table:table-cell>
          <table:table-cell office:value-type="float" office:value="1427905479.84038" calcext:value-type="float">
            <text:p>1427905479.84038</text:p>
          </table:table-cell>
          <table:table-cell office:value-type="float" office:value="1427905480.88122" calcext:value-type="float">
            <text:p>1427905480.88122</text:p>
          </table:table-cell>
          <table:table-cell/>
          <table:table-cell table:formula="of:=MAX([.B342];[.D342];[.G342])-MAX([.A342];[.C342];[.E342])" office:value-type="float" office:value="5.37634205818176" calcext:value-type="float">
            <text:p>5.3763420582</text:p>
          </table:table-cell>
          <table:table-cell table:formula="of:=IF(ISBLANK([.E342]);&quot;&quot;;[.I342])" office:value-type="float" office:value="5.37634205818176" calcext:value-type="float">
            <text:p>5.3763420582</text:p>
          </table:table-cell>
          <table:table-cell table:formula="of:=IF(OR(ISBLANK([.E342]);[.I342]&lt;=0);&quot;&quot;;[.I342])" office:value-type="float" office:value="5.37634205818176" calcext:value-type="float">
            <text:p>5.37634205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75.50534" calcext:value-type="float">
            <text:p>1427905475.50534</text:p>
          </table:table-cell>
          <table:table-cell office:value-type="float" office:value="1427905479.24173" calcext:value-type="float">
            <text:p>1427905479.24173</text:p>
          </table:table-cell>
          <table:table-cell office:value-type="float" office:value="1427905480.34247" calcext:value-type="float">
            <text:p>1427905480.34247</text:p>
          </table:table-cell>
          <table:table-cell/>
          <table:table-cell table:formula="of:=MAX([.B343];[.D343];[.G343])-MAX([.A343];[.C343];[.E343])" office:value-type="float" office:value="4.83713388442993" calcext:value-type="float">
            <text:p>4.8371338844</text:p>
          </table:table-cell>
          <table:table-cell table:formula="of:=IF(ISBLANK([.E343]);&quot;&quot;;[.I343])" office:value-type="float" office:value="4.83713388442993" calcext:value-type="float">
            <text:p>4.8371338844</text:p>
          </table:table-cell>
          <table:table-cell table:formula="of:=IF(OR(ISBLANK([.E343]);[.I343]&lt;=0);&quot;&quot;;[.I343])" office:value-type="float" office:value="4.83713388442993" calcext:value-type="float">
            <text:p>4.8371338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80.88124" calcext:value-type="float">
            <text:p>1427905480.88124</text:p>
          </table:table-cell>
          <table:table-cell office:value-type="float" office:value="1427905486.42823" calcext:value-type="float">
            <text:p>1427905486.42823</text:p>
          </table:table-cell>
          <table:table-cell table:number-columns-repeated="4"/>
          <table:table-cell table:formula="of:=MAX([.B344];[.D344];[.G344])-MAX([.A344];[.C344];[.E344])" office:value-type="float" office:value="5.54699087142944" calcext:value-type="float">
            <text:p>5.5469908714</text:p>
          </table:table-cell>
          <table:table-cell table:formula="of:=IF(ISBLANK([.E344]);&quot;&quot;;[.I344])">
            <text:p/>
          </table:table-cell>
          <table:table-cell table:formula="of:=IF(OR(ISBLANK([.E344]);[.I344]&lt;=0);&quot;&quot;;[.I34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0.88124" calcext:value-type="float">
            <text:p>1427905480.88124</text:p>
          </table:table-cell>
          <table:table-cell office:value-type="float" office:value="1427905484.98854" calcext:value-type="float">
            <text:p>1427905484.98854</text:p>
          </table:table-cell>
          <table:table-cell office:value-type="float" office:value="1427905485.95929" calcext:value-type="float">
            <text:p>1427905485.95929</text:p>
          </table:table-cell>
          <table:table-cell/>
          <table:table-cell table:formula="of:=MAX([.B345];[.D345];[.G345])-MAX([.A345];[.C345];[.E345])" office:value-type="float" office:value="5.07805109024048" calcext:value-type="float">
            <text:p>5.0780510902</text:p>
          </table:table-cell>
          <table:table-cell table:formula="of:=IF(ISBLANK([.E345]);&quot;&quot;;[.I345])" office:value-type="float" office:value="5.07805109024048" calcext:value-type="float">
            <text:p>5.0780510902</text:p>
          </table:table-cell>
          <table:table-cell table:formula="of:=IF(OR(ISBLANK([.E345]);[.I345]&lt;=0);&quot;&quot;;[.I345])" office:value-type="float" office:value="5.07805109024048" calcext:value-type="float">
            <text:p>5.07805109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0.88262" calcext:value-type="float">
            <text:p>1427905480.88262</text:p>
          </table:table-cell>
          <table:table-cell office:value-type="float" office:value="1427905484.95278" calcext:value-type="float">
            <text:p>1427905484.95278</text:p>
          </table:table-cell>
          <table:table-cell office:value-type="float" office:value="1427905486.00451" calcext:value-type="float">
            <text:p>1427905486.00451</text:p>
          </table:table-cell>
          <table:table-cell/>
          <table:table-cell table:formula="of:=MAX([.B346];[.D346];[.G346])-MAX([.A346];[.C346];[.E346])" office:value-type="float" office:value="5.12189102172852" calcext:value-type="float">
            <text:p>5.1218910217</text:p>
          </table:table-cell>
          <table:table-cell table:formula="of:=IF(ISBLANK([.E346]);&quot;&quot;;[.I346])" office:value-type="float" office:value="5.12189102172852" calcext:value-type="float">
            <text:p>5.1218910217</text:p>
          </table:table-cell>
          <table:table-cell table:formula="of:=IF(OR(ISBLANK([.E346]);[.I346]&lt;=0);&quot;&quot;;[.I346])" office:value-type="float" office:value="5.12189102172852" calcext:value-type="float">
            <text:p>5.12189102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0.88397" calcext:value-type="float">
            <text:p>1427905480.88397</text:p>
          </table:table-cell>
          <table:table-cell office:value-type="float" office:value="1427905484.65396" calcext:value-type="float">
            <text:p>1427905484.65396</text:p>
          </table:table-cell>
          <table:table-cell office:value-type="float" office:value="1427905485.67115" calcext:value-type="float">
            <text:p>1427905485.67115</text:p>
          </table:table-cell>
          <table:table-cell/>
          <table:table-cell table:formula="of:=MAX([.B347];[.D347];[.G347])-MAX([.A347];[.C347];[.E347])" office:value-type="float" office:value="4.78718018531799" calcext:value-type="float">
            <text:p>4.7871801853</text:p>
          </table:table-cell>
          <table:table-cell table:formula="of:=IF(ISBLANK([.E347]);&quot;&quot;;[.I347])" office:value-type="float" office:value="4.78718018531799" calcext:value-type="float">
            <text:p>4.7871801853</text:p>
          </table:table-cell>
          <table:table-cell table:formula="of:=IF(OR(ISBLANK([.E347]);[.I347]&lt;=0);&quot;&quot;;[.I347])" office:value-type="float" office:value="4.78718018531799" calcext:value-type="float">
            <text:p>4.78718018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0.88543" calcext:value-type="float">
            <text:p>1427905480.88543</text:p>
          </table:table-cell>
          <table:table-cell office:value-type="float" office:value="1427905484.28987" calcext:value-type="float">
            <text:p>1427905484.28987</text:p>
          </table:table-cell>
          <table:table-cell office:value-type="float" office:value="1427905485.38922" calcext:value-type="float">
            <text:p>1427905485.38922</text:p>
          </table:table-cell>
          <table:table-cell/>
          <table:table-cell table:formula="of:=MAX([.B348];[.D348];[.G348])-MAX([.A348];[.C348];[.E348])" office:value-type="float" office:value="4.50378799438477" calcext:value-type="float">
            <text:p>4.5037879944</text:p>
          </table:table-cell>
          <table:table-cell table:formula="of:=IF(ISBLANK([.E348]);&quot;&quot;;[.I348])" office:value-type="float" office:value="4.50378799438477" calcext:value-type="float">
            <text:p>4.5037879944</text:p>
          </table:table-cell>
          <table:table-cell table:formula="of:=IF(OR(ISBLANK([.E348]);[.I348]&lt;=0);&quot;&quot;;[.I348])" office:value-type="float" office:value="4.50378799438477" calcext:value-type="float">
            <text:p>4.50378799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0.88674" calcext:value-type="float">
            <text:p>1427905480.88674</text:p>
          </table:table-cell>
          <table:table-cell office:value-type="float" office:value="1427905484.9039" calcext:value-type="float">
            <text:p>1427905484.9039</text:p>
          </table:table-cell>
          <table:table-cell office:value-type="float" office:value="1427905485.9176" calcext:value-type="float">
            <text:p>1427905485.9176</text:p>
          </table:table-cell>
          <table:table-cell/>
          <table:table-cell table:formula="of:=MAX([.B349];[.D349];[.G349])-MAX([.A349];[.C349];[.E349])" office:value-type="float" office:value="5.03086185455322" calcext:value-type="float">
            <text:p>5.0308618546</text:p>
          </table:table-cell>
          <table:table-cell table:formula="of:=IF(ISBLANK([.E349]);&quot;&quot;;[.I349])" office:value-type="float" office:value="5.03086185455322" calcext:value-type="float">
            <text:p>5.0308618546</text:p>
          </table:table-cell>
          <table:table-cell table:formula="of:=IF(OR(ISBLANK([.E349]);[.I349]&lt;=0);&quot;&quot;;[.I349])" office:value-type="float" office:value="5.03086185455322" calcext:value-type="float">
            <text:p>5.03086185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0.88927" calcext:value-type="float">
            <text:p>1427905480.88927</text:p>
          </table:table-cell>
          <table:table-cell office:value-type="float" office:value="1427905484.6819" calcext:value-type="float">
            <text:p>1427905484.6819</text:p>
          </table:table-cell>
          <table:table-cell office:value-type="float" office:value="1427905485.66018" calcext:value-type="float">
            <text:p>1427905485.66018</text:p>
          </table:table-cell>
          <table:table-cell/>
          <table:table-cell table:formula="of:=MAX([.B350];[.D350];[.G350])-MAX([.A350];[.C350];[.E350])" office:value-type="float" office:value="4.77090811729431" calcext:value-type="float">
            <text:p>4.7709081173</text:p>
          </table:table-cell>
          <table:table-cell table:formula="of:=IF(ISBLANK([.E350]);&quot;&quot;;[.I350])" office:value-type="float" office:value="4.77090811729431" calcext:value-type="float">
            <text:p>4.7709081173</text:p>
          </table:table-cell>
          <table:table-cell table:formula="of:=IF(OR(ISBLANK([.E350]);[.I350]&lt;=0);&quot;&quot;;[.I350])" office:value-type="float" office:value="4.77090811729431" calcext:value-type="float">
            <text:p>4.77090811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0.89059" calcext:value-type="float">
            <text:p>1427905480.89059</text:p>
          </table:table-cell>
          <table:table-cell office:value-type="float" office:value="1427905484.41115" calcext:value-type="float">
            <text:p>1427905484.41115</text:p>
          </table:table-cell>
          <table:table-cell office:value-type="float" office:value="1427905485.4967" calcext:value-type="float">
            <text:p>1427905485.4967</text:p>
          </table:table-cell>
          <table:table-cell/>
          <table:table-cell table:formula="of:=MAX([.B351];[.D351];[.G351])-MAX([.A351];[.C351];[.E351])" office:value-type="float" office:value="4.60610604286194" calcext:value-type="float">
            <text:p>4.6061060429</text:p>
          </table:table-cell>
          <table:table-cell table:formula="of:=IF(ISBLANK([.E351]);&quot;&quot;;[.I351])" office:value-type="float" office:value="4.60610604286194" calcext:value-type="float">
            <text:p>4.6061060429</text:p>
          </table:table-cell>
          <table:table-cell table:formula="of:=IF(OR(ISBLANK([.E351]);[.I351]&lt;=0);&quot;&quot;;[.I351])" office:value-type="float" office:value="4.60610604286194" calcext:value-type="float">
            <text:p>4.60610604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0.8919" calcext:value-type="float">
            <text:p>1427905480.8919</text:p>
          </table:table-cell>
          <table:table-cell office:value-type="float" office:value="1427905484.73138" calcext:value-type="float">
            <text:p>1427905484.73138</text:p>
          </table:table-cell>
          <table:table-cell office:value-type="float" office:value="1427905485.79399" calcext:value-type="float">
            <text:p>1427905485.79399</text:p>
          </table:table-cell>
          <table:table-cell/>
          <table:table-cell table:formula="of:=MAX([.B352];[.D352];[.G352])-MAX([.A352];[.C352];[.E352])" office:value-type="float" office:value="4.90209197998047" calcext:value-type="float">
            <text:p>4.90209198</text:p>
          </table:table-cell>
          <table:table-cell table:formula="of:=IF(ISBLANK([.E352]);&quot;&quot;;[.I352])" office:value-type="float" office:value="4.90209197998047" calcext:value-type="float">
            <text:p>4.90209198</text:p>
          </table:table-cell>
          <table:table-cell table:formula="of:=IF(OR(ISBLANK([.E352]);[.I352]&lt;=0);&quot;&quot;;[.I352])" office:value-type="float" office:value="4.90209197998047" calcext:value-type="float">
            <text:p>4.902091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0.89326" calcext:value-type="float">
            <text:p>1427905480.89326</text:p>
          </table:table-cell>
          <table:table-cell office:value-type="float" office:value="1427905485.42224" calcext:value-type="float">
            <text:p>1427905485.42224</text:p>
          </table:table-cell>
          <table:table-cell office:value-type="float" office:value="1427905486.42822" calcext:value-type="float">
            <text:p>1427905486.42822</text:p>
          </table:table-cell>
          <table:table-cell/>
          <table:table-cell table:formula="of:=MAX([.B353];[.D353];[.G353])-MAX([.A353];[.C353];[.E353])" office:value-type="float" office:value="5.53496098518372" calcext:value-type="float">
            <text:p>5.5349609852</text:p>
          </table:table-cell>
          <table:table-cell table:formula="of:=IF(ISBLANK([.E353]);&quot;&quot;;[.I353])" office:value-type="float" office:value="5.53496098518372" calcext:value-type="float">
            <text:p>5.5349609852</text:p>
          </table:table-cell>
          <table:table-cell table:formula="of:=IF(OR(ISBLANK([.E353]);[.I353]&lt;=0);&quot;&quot;;[.I353])" office:value-type="float" office:value="5.53496098518372" calcext:value-type="float">
            <text:p>5.53496098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0.89456" calcext:value-type="float">
            <text:p>1427905480.89456</text:p>
          </table:table-cell>
          <table:table-cell office:value-type="float" office:value="1427905484.36915" calcext:value-type="float">
            <text:p>1427905484.36915</text:p>
          </table:table-cell>
          <table:table-cell office:value-type="float" office:value="1427905485.45871" calcext:value-type="float">
            <text:p>1427905485.45871</text:p>
          </table:table-cell>
          <table:table-cell/>
          <table:table-cell table:formula="of:=MAX([.B354];[.D354];[.G354])-MAX([.A354];[.C354];[.E354])" office:value-type="float" office:value="4.56414198875427" calcext:value-type="float">
            <text:p>4.5641419888</text:p>
          </table:table-cell>
          <table:table-cell table:formula="of:=IF(ISBLANK([.E354]);&quot;&quot;;[.I354])" office:value-type="float" office:value="4.56414198875427" calcext:value-type="float">
            <text:p>4.5641419888</text:p>
          </table:table-cell>
          <table:table-cell table:formula="of:=IF(OR(ISBLANK([.E354]);[.I354]&lt;=0);&quot;&quot;;[.I354])" office:value-type="float" office:value="4.56414198875427" calcext:value-type="float">
            <text:p>4.56414198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86.42824" calcext:value-type="float">
            <text:p>1427905486.42824</text:p>
          </table:table-cell>
          <table:table-cell office:value-type="float" office:value="1427905491.85884" calcext:value-type="float">
            <text:p>1427905491.85884</text:p>
          </table:table-cell>
          <table:table-cell table:number-columns-repeated="4"/>
          <table:table-cell table:formula="of:=MAX([.B355];[.D355];[.G355])-MAX([.A355];[.C355];[.E355])" office:value-type="float" office:value="5.43059897422791" calcext:value-type="float">
            <text:p>5.4305989742</text:p>
          </table:table-cell>
          <table:table-cell table:formula="of:=IF(ISBLANK([.E355]);&quot;&quot;;[.I355])">
            <text:p/>
          </table:table-cell>
          <table:table-cell table:formula="of:=IF(OR(ISBLANK([.E355]);[.I355]&lt;=0);&quot;&quot;;[.I35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6.42824" calcext:value-type="float">
            <text:p>1427905486.42824</text:p>
          </table:table-cell>
          <table:table-cell office:value-type="float" office:value="1427905489.94946" calcext:value-type="float">
            <text:p>1427905489.94946</text:p>
          </table:table-cell>
          <table:table-cell office:value-type="float" office:value="1427905491.03701" calcext:value-type="float">
            <text:p>1427905491.03701</text:p>
          </table:table-cell>
          <table:table-cell/>
          <table:table-cell table:formula="of:=MAX([.B356];[.D356];[.G356])-MAX([.A356];[.C356];[.E356])" office:value-type="float" office:value="4.6087691783905" calcext:value-type="float">
            <text:p>4.6087691784</text:p>
          </table:table-cell>
          <table:table-cell table:formula="of:=IF(ISBLANK([.E356]);&quot;&quot;;[.I356])" office:value-type="float" office:value="4.6087691783905" calcext:value-type="float">
            <text:p>4.6087691784</text:p>
          </table:table-cell>
          <table:table-cell table:formula="of:=IF(OR(ISBLANK([.E356]);[.I356]&lt;=0);&quot;&quot;;[.I356])" office:value-type="float" office:value="4.6087691783905" calcext:value-type="float">
            <text:p>4.60876917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6.42964" calcext:value-type="float">
            <text:p>1427905486.42964</text:p>
          </table:table-cell>
          <table:table-cell office:value-type="float" office:value="1427905489.8008" calcext:value-type="float">
            <text:p>1427905489.8008</text:p>
          </table:table-cell>
          <table:table-cell office:value-type="float" office:value="1427905490.86737" calcext:value-type="float">
            <text:p>1427905490.86737</text:p>
          </table:table-cell>
          <table:table-cell/>
          <table:table-cell table:formula="of:=MAX([.B357];[.D357];[.G357])-MAX([.A357];[.C357];[.E357])" office:value-type="float" office:value="4.43772697448731" calcext:value-type="float">
            <text:p>4.4377269745</text:p>
          </table:table-cell>
          <table:table-cell table:formula="of:=IF(ISBLANK([.E357]);&quot;&quot;;[.I357])" office:value-type="float" office:value="4.43772697448731" calcext:value-type="float">
            <text:p>4.4377269745</text:p>
          </table:table-cell>
          <table:table-cell table:formula="of:=IF(OR(ISBLANK([.E357]);[.I357]&lt;=0);&quot;&quot;;[.I357])" office:value-type="float" office:value="4.43772697448731" calcext:value-type="float">
            <text:p>4.43772697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6.43094" calcext:value-type="float">
            <text:p>1427905486.43094</text:p>
          </table:table-cell>
          <table:table-cell office:value-type="float" office:value="1427905489.57921" calcext:value-type="float">
            <text:p>1427905489.57921</text:p>
          </table:table-cell>
          <table:table-cell office:value-type="float" office:value="1427905490.52853" calcext:value-type="float">
            <text:p>1427905490.52853</text:p>
          </table:table-cell>
          <table:table-cell/>
          <table:table-cell table:formula="of:=MAX([.B358];[.D358];[.G358])-MAX([.A358];[.C358];[.E358])" office:value-type="float" office:value="4.09758400917053" calcext:value-type="float">
            <text:p>4.0975840092</text:p>
          </table:table-cell>
          <table:table-cell table:formula="of:=IF(ISBLANK([.E358]);&quot;&quot;;[.I358])" office:value-type="float" office:value="4.09758400917053" calcext:value-type="float">
            <text:p>4.0975840092</text:p>
          </table:table-cell>
          <table:table-cell table:formula="of:=IF(OR(ISBLANK([.E358]);[.I358]&lt;=0);&quot;&quot;;[.I358])" office:value-type="float" office:value="4.09758400917053" calcext:value-type="float">
            <text:p>4.09758400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6.43227" calcext:value-type="float">
            <text:p>1427905486.43227</text:p>
          </table:table-cell>
          <table:table-cell office:value-type="float" office:value="1427905490.13002" calcext:value-type="float">
            <text:p>1427905490.13002</text:p>
          </table:table-cell>
          <table:table-cell office:value-type="float" office:value="1427905491.13942" calcext:value-type="float">
            <text:p>1427905491.13942</text:p>
          </table:table-cell>
          <table:table-cell/>
          <table:table-cell table:formula="of:=MAX([.B359];[.D359];[.G359])-MAX([.A359];[.C359];[.E359])" office:value-type="float" office:value="4.70715403556824" calcext:value-type="float">
            <text:p>4.7071540356</text:p>
          </table:table-cell>
          <table:table-cell table:formula="of:=IF(ISBLANK([.E359]);&quot;&quot;;[.I359])" office:value-type="float" office:value="4.70715403556824" calcext:value-type="float">
            <text:p>4.7071540356</text:p>
          </table:table-cell>
          <table:table-cell table:formula="of:=IF(OR(ISBLANK([.E359]);[.I359]&lt;=0);&quot;&quot;;[.I359])" office:value-type="float" office:value="4.70715403556824" calcext:value-type="float">
            <text:p>4.70715403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6.43364" calcext:value-type="float">
            <text:p>1427905486.43364</text:p>
          </table:table-cell>
          <table:table-cell office:value-type="float" office:value="1427905490.3495" calcext:value-type="float">
            <text:p>1427905490.3495</text:p>
          </table:table-cell>
          <table:table-cell office:value-type="float" office:value="1427905491.3986" calcext:value-type="float">
            <text:p>1427905491.3986</text:p>
          </table:table-cell>
          <table:table-cell/>
          <table:table-cell table:formula="of:=MAX([.B360];[.D360];[.G360])-MAX([.A360];[.C360];[.E360])" office:value-type="float" office:value="4.96495914459229" calcext:value-type="float">
            <text:p>4.9649591446</text:p>
          </table:table-cell>
          <table:table-cell table:formula="of:=IF(ISBLANK([.E360]);&quot;&quot;;[.I360])" office:value-type="float" office:value="4.96495914459229" calcext:value-type="float">
            <text:p>4.9649591446</text:p>
          </table:table-cell>
          <table:table-cell table:formula="of:=IF(OR(ISBLANK([.E360]);[.I360]&lt;=0);&quot;&quot;;[.I360])" office:value-type="float" office:value="4.96495914459229" calcext:value-type="float">
            <text:p>4.96495914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6.43544" calcext:value-type="float">
            <text:p>1427905486.43544</text:p>
          </table:table-cell>
          <table:table-cell office:value-type="float" office:value="1427905489.92372" calcext:value-type="float">
            <text:p>1427905489.92372</text:p>
          </table:table-cell>
          <table:table-cell office:value-type="float" office:value="1427905491.00529" calcext:value-type="float">
            <text:p>1427905491.00529</text:p>
          </table:table-cell>
          <table:table-cell/>
          <table:table-cell table:formula="of:=MAX([.B361];[.D361];[.G361])-MAX([.A361];[.C361];[.E361])" office:value-type="float" office:value="4.56985211372376" calcext:value-type="float">
            <text:p>4.5698521137</text:p>
          </table:table-cell>
          <table:table-cell table:formula="of:=IF(ISBLANK([.E361]);&quot;&quot;;[.I361])" office:value-type="float" office:value="4.56985211372376" calcext:value-type="float">
            <text:p>4.5698521137</text:p>
          </table:table-cell>
          <table:table-cell table:formula="of:=IF(OR(ISBLANK([.E361]);[.I361]&lt;=0);&quot;&quot;;[.I361])" office:value-type="float" office:value="4.56985211372376" calcext:value-type="float">
            <text:p>4.56985211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6.4368" calcext:value-type="float">
            <text:p>1427905486.4368</text:p>
          </table:table-cell>
          <table:table-cell office:value-type="float" office:value="1427905489.7955" calcext:value-type="float">
            <text:p>1427905489.7955</text:p>
          </table:table-cell>
          <table:table-cell office:value-type="float" office:value="1427905490.8013" calcext:value-type="float">
            <text:p>1427905490.8013</text:p>
          </table:table-cell>
          <table:table-cell/>
          <table:table-cell table:formula="of:=MAX([.B362];[.D362];[.G362])-MAX([.A362];[.C362];[.E362])" office:value-type="float" office:value="4.36450505256653" calcext:value-type="float">
            <text:p>4.3645050526</text:p>
          </table:table-cell>
          <table:table-cell table:formula="of:=IF(ISBLANK([.E362]);&quot;&quot;;[.I362])" office:value-type="float" office:value="4.36450505256653" calcext:value-type="float">
            <text:p>4.3645050526</text:p>
          </table:table-cell>
          <table:table-cell table:formula="of:=IF(OR(ISBLANK([.E362]);[.I362]&lt;=0);&quot;&quot;;[.I362])" office:value-type="float" office:value="4.36450505256653" calcext:value-type="float">
            <text:p>4.3645050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6.43788" calcext:value-type="float">
            <text:p>1427905486.43788</text:p>
          </table:table-cell>
          <table:table-cell office:value-type="float" office:value="1427905489.96169" calcext:value-type="float">
            <text:p>1427905489.96169</text:p>
          </table:table-cell>
          <table:table-cell office:value-type="float" office:value="1427905490.95442" calcext:value-type="float">
            <text:p>1427905490.95442</text:p>
          </table:table-cell>
          <table:table-cell/>
          <table:table-cell table:formula="of:=MAX([.B363];[.D363];[.G363])-MAX([.A363];[.C363];[.E363])" office:value-type="float" office:value="4.51653981208801" calcext:value-type="float">
            <text:p>4.5165398121</text:p>
          </table:table-cell>
          <table:table-cell table:formula="of:=IF(ISBLANK([.E363]);&quot;&quot;;[.I363])" office:value-type="float" office:value="4.51653981208801" calcext:value-type="float">
            <text:p>4.5165398121</text:p>
          </table:table-cell>
          <table:table-cell table:formula="of:=IF(OR(ISBLANK([.E363]);[.I363]&lt;=0);&quot;&quot;;[.I363])" office:value-type="float" office:value="4.51653981208801" calcext:value-type="float">
            <text:p>4.51653981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6.43895" calcext:value-type="float">
            <text:p>1427905486.43895</text:p>
          </table:table-cell>
          <table:table-cell office:value-type="float" office:value="1427905490.1368" calcext:value-type="float">
            <text:p>1427905490.1368</text:p>
          </table:table-cell>
          <table:table-cell office:value-type="float" office:value="1427905491.08213" calcext:value-type="float">
            <text:p>1427905491.08213</text:p>
          </table:table-cell>
          <table:table-cell/>
          <table:table-cell table:formula="of:=MAX([.B364];[.D364];[.G364])-MAX([.A364];[.C364];[.E364])" office:value-type="float" office:value="4.64317798614502" calcext:value-type="float">
            <text:p>4.6431779861</text:p>
          </table:table-cell>
          <table:table-cell table:formula="of:=IF(ISBLANK([.E364]);&quot;&quot;;[.I364])" office:value-type="float" office:value="4.64317798614502" calcext:value-type="float">
            <text:p>4.6431779861</text:p>
          </table:table-cell>
          <table:table-cell table:formula="of:=IF(OR(ISBLANK([.E364]);[.I364]&lt;=0);&quot;&quot;;[.I364])" office:value-type="float" office:value="4.64317798614502" calcext:value-type="float">
            <text:p>4.64317798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86.44002" calcext:value-type="float">
            <text:p>1427905486.44002</text:p>
          </table:table-cell>
          <table:table-cell office:value-type="float" office:value="1427905490.80363" calcext:value-type="float">
            <text:p>1427905490.80363</text:p>
          </table:table-cell>
          <table:table-cell office:value-type="float" office:value="1427905491.85883" calcext:value-type="float">
            <text:p>1427905491.85883</text:p>
          </table:table-cell>
          <table:table-cell/>
          <table:table-cell table:formula="of:=MAX([.B365];[.D365];[.G365])-MAX([.A365];[.C365];[.E365])" office:value-type="float" office:value="5.4188129901886" calcext:value-type="float">
            <text:p>5.4188129902</text:p>
          </table:table-cell>
          <table:table-cell table:formula="of:=IF(ISBLANK([.E365]);&quot;&quot;;[.I365])" office:value-type="float" office:value="5.4188129901886" calcext:value-type="float">
            <text:p>5.4188129902</text:p>
          </table:table-cell>
          <table:table-cell table:formula="of:=IF(OR(ISBLANK([.E365]);[.I365]&lt;=0);&quot;&quot;;[.I365])" office:value-type="float" office:value="5.4188129901886" calcext:value-type="float">
            <text:p>5.41881299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91.85885" calcext:value-type="float">
            <text:p>1427905491.85885</text:p>
          </table:table-cell>
          <table:table-cell office:value-type="float" office:value="1427905497.12313" calcext:value-type="float">
            <text:p>1427905497.12313</text:p>
          </table:table-cell>
          <table:table-cell table:number-columns-repeated="4"/>
          <table:table-cell table:formula="of:=MAX([.B366];[.D366];[.G366])-MAX([.A366];[.C366];[.E366])" office:value-type="float" office:value="5.2642810344696" calcext:value-type="float">
            <text:p>5.2642810345</text:p>
          </table:table-cell>
          <table:table-cell table:formula="of:=IF(ISBLANK([.E366]);&quot;&quot;;[.I366])">
            <text:p/>
          </table:table-cell>
          <table:table-cell table:formula="of:=IF(OR(ISBLANK([.E366]);[.I366]&lt;=0);&quot;&quot;;[.I36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1.85885" calcext:value-type="float">
            <text:p>1427905491.85885</text:p>
          </table:table-cell>
          <table:table-cell office:value-type="float" office:value="1427905496.04168" calcext:value-type="float">
            <text:p>1427905496.04168</text:p>
          </table:table-cell>
          <table:table-cell office:value-type="float" office:value="1427905497.0309" calcext:value-type="float">
            <text:p>1427905497.0309</text:p>
          </table:table-cell>
          <table:table-cell/>
          <table:table-cell table:formula="of:=MAX([.B367];[.D367];[.G367])-MAX([.A367];[.C367];[.E367])" office:value-type="float" office:value="5.17204284667969" calcext:value-type="float">
            <text:p>5.1720428467</text:p>
          </table:table-cell>
          <table:table-cell table:formula="of:=IF(ISBLANK([.E367]);&quot;&quot;;[.I367])" office:value-type="float" office:value="5.17204284667969" calcext:value-type="float">
            <text:p>5.1720428467</text:p>
          </table:table-cell>
          <table:table-cell table:formula="of:=IF(OR(ISBLANK([.E367]);[.I367]&lt;=0);&quot;&quot;;[.I367])" office:value-type="float" office:value="5.17204284667969" calcext:value-type="float">
            <text:p>5.17204284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1.86021" calcext:value-type="float">
            <text:p>1427905491.86021</text:p>
          </table:table-cell>
          <table:table-cell office:value-type="float" office:value="1427905495.41746" calcext:value-type="float">
            <text:p>1427905495.41746</text:p>
          </table:table-cell>
          <table:table-cell office:value-type="float" office:value="1427905496.5169" calcext:value-type="float">
            <text:p>1427905496.5169</text:p>
          </table:table-cell>
          <table:table-cell/>
          <table:table-cell table:formula="of:=MAX([.B368];[.D368];[.G368])-MAX([.A368];[.C368];[.E368])" office:value-type="float" office:value="4.65668797492981" calcext:value-type="float">
            <text:p>4.6566879749</text:p>
          </table:table-cell>
          <table:table-cell table:formula="of:=IF(ISBLANK([.E368]);&quot;&quot;;[.I368])" office:value-type="float" office:value="4.65668797492981" calcext:value-type="float">
            <text:p>4.6566879749</text:p>
          </table:table-cell>
          <table:table-cell table:formula="of:=IF(OR(ISBLANK([.E368]);[.I368]&lt;=0);&quot;&quot;;[.I368])" office:value-type="float" office:value="4.65668797492981" calcext:value-type="float">
            <text:p>4.65668797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1.86156" calcext:value-type="float">
            <text:p>1427905491.86156</text:p>
          </table:table-cell>
          <table:table-cell office:value-type="float" office:value="1427905495.33601" calcext:value-type="float">
            <text:p>1427905495.33601</text:p>
          </table:table-cell>
          <table:table-cell office:value-type="float" office:value="1427905496.42557" calcext:value-type="float">
            <text:p>1427905496.42557</text:p>
          </table:table-cell>
          <table:table-cell/>
          <table:table-cell table:formula="of:=MAX([.B369];[.D369];[.G369])-MAX([.A369];[.C369];[.E369])" office:value-type="float" office:value="4.56400990486145" calcext:value-type="float">
            <text:p>4.5640099049</text:p>
          </table:table-cell>
          <table:table-cell table:formula="of:=IF(ISBLANK([.E369]);&quot;&quot;;[.I369])" office:value-type="float" office:value="4.56400990486145" calcext:value-type="float">
            <text:p>4.5640099049</text:p>
          </table:table-cell>
          <table:table-cell table:formula="of:=IF(OR(ISBLANK([.E369]);[.I369]&lt;=0);&quot;&quot;;[.I369])" office:value-type="float" office:value="4.56400990486145" calcext:value-type="float">
            <text:p>4.56400990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1.86241" calcext:value-type="float">
            <text:p>1427905491.86241</text:p>
          </table:table-cell>
          <table:table-cell office:value-type="float" office:value="1427905495.6243" calcext:value-type="float">
            <text:p>1427905495.6243</text:p>
          </table:table-cell>
          <table:table-cell office:value-type="float" office:value="1427905496.60905" calcext:value-type="float">
            <text:p>1427905496.60905</text:p>
          </table:table-cell>
          <table:table-cell/>
          <table:table-cell table:formula="of:=MAX([.B370];[.D370];[.G370])-MAX([.A370];[.C370];[.E370])" office:value-type="float" office:value="4.74664497375488" calcext:value-type="float">
            <text:p>4.7466449738</text:p>
          </table:table-cell>
          <table:table-cell table:formula="of:=IF(ISBLANK([.E370]);&quot;&quot;;[.I370])" office:value-type="float" office:value="4.74664497375488" calcext:value-type="float">
            <text:p>4.7466449738</text:p>
          </table:table-cell>
          <table:table-cell table:formula="of:=IF(OR(ISBLANK([.E370]);[.I370]&lt;=0);&quot;&quot;;[.I370])" office:value-type="float" office:value="4.74664497375488" calcext:value-type="float">
            <text:p>4.74664497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1.86354" calcext:value-type="float">
            <text:p>1427905491.86354</text:p>
          </table:table-cell>
          <table:table-cell office:value-type="float" office:value="1427905496.08878" calcext:value-type="float">
            <text:p>1427905496.08878</text:p>
          </table:table-cell>
          <table:table-cell office:value-type="float" office:value="1427905497.12312" calcext:value-type="float">
            <text:p>1427905497.12312</text:p>
          </table:table-cell>
          <table:table-cell/>
          <table:table-cell table:formula="of:=MAX([.B371];[.D371];[.G371])-MAX([.A371];[.C371];[.E371])" office:value-type="float" office:value="5.2595808506012" calcext:value-type="float">
            <text:p>5.2595808506</text:p>
          </table:table-cell>
          <table:table-cell table:formula="of:=IF(ISBLANK([.E371]);&quot;&quot;;[.I371])" office:value-type="float" office:value="5.2595808506012" calcext:value-type="float">
            <text:p>5.2595808506</text:p>
          </table:table-cell>
          <table:table-cell table:formula="of:=IF(OR(ISBLANK([.E371]);[.I371]&lt;=0);&quot;&quot;;[.I371])" office:value-type="float" office:value="5.2595808506012" calcext:value-type="float">
            <text:p>5.25958085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1.86568" calcext:value-type="float">
            <text:p>1427905491.86568</text:p>
          </table:table-cell>
          <table:table-cell office:value-type="float" office:value="1427905495.97005" calcext:value-type="float">
            <text:p>1427905495.97005</text:p>
          </table:table-cell>
          <table:table-cell office:value-type="float" office:value="1427905496.99362" calcext:value-type="float">
            <text:p>1427905496.99362</text:p>
          </table:table-cell>
          <table:table-cell/>
          <table:table-cell table:formula="of:=MAX([.B372];[.D372];[.G372])-MAX([.A372];[.C372];[.E372])" office:value-type="float" office:value="5.12794017791748" calcext:value-type="float">
            <text:p>5.1279401779</text:p>
          </table:table-cell>
          <table:table-cell table:formula="of:=IF(ISBLANK([.E372]);&quot;&quot;;[.I372])" office:value-type="float" office:value="5.12794017791748" calcext:value-type="float">
            <text:p>5.1279401779</text:p>
          </table:table-cell>
          <table:table-cell table:formula="of:=IF(OR(ISBLANK([.E372]);[.I372]&lt;=0);&quot;&quot;;[.I372])" office:value-type="float" office:value="5.12794017791748" calcext:value-type="float">
            <text:p>5.12794017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1.86666" calcext:value-type="float">
            <text:p>1427905491.86666</text:p>
          </table:table-cell>
          <table:table-cell office:value-type="float" office:value="1427905495.73356" calcext:value-type="float">
            <text:p>1427905495.73356</text:p>
          </table:table-cell>
          <table:table-cell office:value-type="float" office:value="1427905496.77819" calcext:value-type="float">
            <text:p>1427905496.77819</text:p>
          </table:table-cell>
          <table:table-cell/>
          <table:table-cell table:formula="of:=MAX([.B373];[.D373];[.G373])-MAX([.A373];[.C373];[.E373])" office:value-type="float" office:value="4.91152715682983" calcext:value-type="float">
            <text:p>4.9115271568</text:p>
          </table:table-cell>
          <table:table-cell table:formula="of:=IF(ISBLANK([.E373]);&quot;&quot;;[.I373])" office:value-type="float" office:value="4.91152715682983" calcext:value-type="float">
            <text:p>4.9115271568</text:p>
          </table:table-cell>
          <table:table-cell table:formula="of:=IF(OR(ISBLANK([.E373]);[.I373]&lt;=0);&quot;&quot;;[.I373])" office:value-type="float" office:value="4.91152715682983" calcext:value-type="float">
            <text:p>4.91152715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1.86764" calcext:value-type="float">
            <text:p>1427905491.86764</text:p>
          </table:table-cell>
          <table:table-cell office:value-type="float" office:value="1427905495.58368" calcext:value-type="float">
            <text:p>1427905495.58368</text:p>
          </table:table-cell>
          <table:table-cell office:value-type="float" office:value="1427905496.63539" calcext:value-type="float">
            <text:p>1427905496.63539</text:p>
          </table:table-cell>
          <table:table-cell/>
          <table:table-cell table:formula="of:=MAX([.B374];[.D374];[.G374])-MAX([.A374];[.C374];[.E374])" office:value-type="float" office:value="4.76775002479553" calcext:value-type="float">
            <text:p>4.7677500248</text:p>
          </table:table-cell>
          <table:table-cell table:formula="of:=IF(ISBLANK([.E374]);&quot;&quot;;[.I374])" office:value-type="float" office:value="4.76775002479553" calcext:value-type="float">
            <text:p>4.7677500248</text:p>
          </table:table-cell>
          <table:table-cell table:formula="of:=IF(OR(ISBLANK([.E374]);[.I374]&lt;=0);&quot;&quot;;[.I374])" office:value-type="float" office:value="4.76775002479553" calcext:value-type="float">
            <text:p>4.76775002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1.86867" calcext:value-type="float">
            <text:p>1427905491.86867</text:p>
          </table:table-cell>
          <table:table-cell office:value-type="float" office:value="1427905495.91581" calcext:value-type="float">
            <text:p>1427905495.91581</text:p>
          </table:table-cell>
          <table:table-cell office:value-type="float" office:value="1427905496.98852" calcext:value-type="float">
            <text:p>1427905496.98852</text:p>
          </table:table-cell>
          <table:table-cell/>
          <table:table-cell table:formula="of:=MAX([.B375];[.D375];[.G375])-MAX([.A375];[.C375];[.E375])" office:value-type="float" office:value="5.11985111236572" calcext:value-type="float">
            <text:p>5.1198511124</text:p>
          </table:table-cell>
          <table:table-cell table:formula="of:=IF(ISBLANK([.E375]);&quot;&quot;;[.I375])" office:value-type="float" office:value="5.11985111236572" calcext:value-type="float">
            <text:p>5.1198511124</text:p>
          </table:table-cell>
          <table:table-cell table:formula="of:=IF(OR(ISBLANK([.E375]);[.I375]&lt;=0);&quot;&quot;;[.I375])" office:value-type="float" office:value="5.11985111236572" calcext:value-type="float">
            <text:p>5.11985111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1.86996" calcext:value-type="float">
            <text:p>1427905491.86996</text:p>
          </table:table-cell>
          <table:table-cell office:value-type="float" office:value="1427905495.50993" calcext:value-type="float">
            <text:p>1427905495.50993</text:p>
          </table:table-cell>
          <table:table-cell office:value-type="float" office:value="1427905496.59429" calcext:value-type="float">
            <text:p>1427905496.59429</text:p>
          </table:table-cell>
          <table:table-cell/>
          <table:table-cell table:formula="of:=MAX([.B376];[.D376];[.G376])-MAX([.A376];[.C376];[.E376])" office:value-type="float" office:value="4.72432899475098" calcext:value-type="float">
            <text:p>4.7243289948</text:p>
          </table:table-cell>
          <table:table-cell table:formula="of:=IF(ISBLANK([.E376]);&quot;&quot;;[.I376])" office:value-type="float" office:value="4.72432899475098" calcext:value-type="float">
            <text:p>4.7243289948</text:p>
          </table:table-cell>
          <table:table-cell table:formula="of:=IF(OR(ISBLANK([.E376]);[.I376]&lt;=0);&quot;&quot;;[.I376])" office:value-type="float" office:value="4.72432899475098" calcext:value-type="float">
            <text:p>4.72432899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497.12315" calcext:value-type="float">
            <text:p>1427905497.12315</text:p>
          </table:table-cell>
          <table:table-cell office:value-type="float" office:value="1427905502.43032" calcext:value-type="float">
            <text:p>1427905502.43032</text:p>
          </table:table-cell>
          <table:table-cell table:number-columns-repeated="4"/>
          <table:table-cell table:formula="of:=MAX([.B377];[.D377];[.G377])-MAX([.A377];[.C377];[.E377])" office:value-type="float" office:value="5.30717086791992" calcext:value-type="float">
            <text:p>5.3071708679</text:p>
          </table:table-cell>
          <table:table-cell table:formula="of:=IF(ISBLANK([.E377]);&quot;&quot;;[.I377])">
            <text:p/>
          </table:table-cell>
          <table:table-cell table:formula="of:=IF(OR(ISBLANK([.E377]);[.I377]&lt;=0);&quot;&quot;;[.I37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7.12315" calcext:value-type="float">
            <text:p>1427905497.12315</text:p>
          </table:table-cell>
          <table:table-cell office:value-type="float" office:value="1427905500.43596" calcext:value-type="float">
            <text:p>1427905500.43596</text:p>
          </table:table-cell>
          <table:table-cell office:value-type="float" office:value="1427905501.40978" calcext:value-type="float">
            <text:p>1427905501.40978</text:p>
          </table:table-cell>
          <table:table-cell/>
          <table:table-cell table:formula="of:=MAX([.B378];[.D378];[.G378])-MAX([.A378];[.C378];[.E378])" office:value-type="float" office:value="4.28663301467896" calcext:value-type="float">
            <text:p>4.2866330147</text:p>
          </table:table-cell>
          <table:table-cell table:formula="of:=IF(ISBLANK([.E378]);&quot;&quot;;[.I378])" office:value-type="float" office:value="4.28663301467896" calcext:value-type="float">
            <text:p>4.2866330147</text:p>
          </table:table-cell>
          <table:table-cell table:formula="of:=IF(OR(ISBLANK([.E378]);[.I378]&lt;=0);&quot;&quot;;[.I378])" office:value-type="float" office:value="4.28663301467896" calcext:value-type="float">
            <text:p>4.28663301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7.12478" calcext:value-type="float">
            <text:p>1427905497.12478</text:p>
          </table:table-cell>
          <table:table-cell office:value-type="float" office:value="1427905500.98532" calcext:value-type="float">
            <text:p>1427905500.98532</text:p>
          </table:table-cell>
          <table:table-cell office:value-type="float" office:value="1427905501.95807" calcext:value-type="float">
            <text:p>1427905501.95807</text:p>
          </table:table-cell>
          <table:table-cell/>
          <table:table-cell table:formula="of:=MAX([.B379];[.D379];[.G379])-MAX([.A379];[.C379];[.E379])" office:value-type="float" office:value="4.83329010009766" calcext:value-type="float">
            <text:p>4.8332901001</text:p>
          </table:table-cell>
          <table:table-cell table:formula="of:=IF(ISBLANK([.E379]);&quot;&quot;;[.I379])" office:value-type="float" office:value="4.83329010009766" calcext:value-type="float">
            <text:p>4.8332901001</text:p>
          </table:table-cell>
          <table:table-cell table:formula="of:=IF(OR(ISBLANK([.E379]);[.I379]&lt;=0);&quot;&quot;;[.I379])" office:value-type="float" office:value="4.83329010009766" calcext:value-type="float">
            <text:p>4.83329010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7.12628" calcext:value-type="float">
            <text:p>1427905497.12628</text:p>
          </table:table-cell>
          <table:table-cell office:value-type="float" office:value="1427905501.38171" calcext:value-type="float">
            <text:p>1427905501.38171</text:p>
          </table:table-cell>
          <table:table-cell office:value-type="float" office:value="1427905502.43031" calcext:value-type="float">
            <text:p>1427905502.43031</text:p>
          </table:table-cell>
          <table:table-cell/>
          <table:table-cell table:formula="of:=MAX([.B380];[.D380];[.G380])-MAX([.A380];[.C380];[.E380])" office:value-type="float" office:value="5.30402517318726" calcext:value-type="float">
            <text:p>5.3040251732</text:p>
          </table:table-cell>
          <table:table-cell table:formula="of:=IF(ISBLANK([.E380]);&quot;&quot;;[.I380])" office:value-type="float" office:value="5.30402517318726" calcext:value-type="float">
            <text:p>5.3040251732</text:p>
          </table:table-cell>
          <table:table-cell table:formula="of:=IF(OR(ISBLANK([.E380]);[.I380]&lt;=0);&quot;&quot;;[.I380])" office:value-type="float" office:value="5.30402517318726" calcext:value-type="float">
            <text:p>5.30402517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7.12784" calcext:value-type="float">
            <text:p>1427905497.12784</text:p>
          </table:table-cell>
          <table:table-cell office:value-type="float" office:value="1427905501.08029" calcext:value-type="float">
            <text:p>1427905501.08029</text:p>
          </table:table-cell>
          <table:table-cell office:value-type="float" office:value="1427905502.1352" calcext:value-type="float">
            <text:p>1427905502.1352</text:p>
          </table:table-cell>
          <table:table-cell/>
          <table:table-cell table:formula="of:=MAX([.B381];[.D381];[.G381])-MAX([.A381];[.C381];[.E381])" office:value-type="float" office:value="5.0073549747467" calcext:value-type="float">
            <text:p>5.0073549747</text:p>
          </table:table-cell>
          <table:table-cell table:formula="of:=IF(ISBLANK([.E381]);&quot;&quot;;[.I381])" office:value-type="float" office:value="5.0073549747467" calcext:value-type="float">
            <text:p>5.0073549747</text:p>
          </table:table-cell>
          <table:table-cell table:formula="of:=IF(OR(ISBLANK([.E381]);[.I381]&lt;=0);&quot;&quot;;[.I381])" office:value-type="float" office:value="5.0073549747467" calcext:value-type="float">
            <text:p>5.00735497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7.12926" calcext:value-type="float">
            <text:p>1427905497.12926</text:p>
          </table:table-cell>
          <table:table-cell office:value-type="float" office:value="1427905501.17579" calcext:value-type="float">
            <text:p>1427905501.17579</text:p>
          </table:table-cell>
          <table:table-cell office:value-type="float" office:value="1427905502.26872" calcext:value-type="float">
            <text:p>1427905502.26872</text:p>
          </table:table-cell>
          <table:table-cell/>
          <table:table-cell table:formula="of:=MAX([.B382];[.D382];[.G382])-MAX([.A382];[.C382];[.E382])" office:value-type="float" office:value="5.13945412635803" calcext:value-type="float">
            <text:p>5.1394541264</text:p>
          </table:table-cell>
          <table:table-cell table:formula="of:=IF(ISBLANK([.E382]);&quot;&quot;;[.I382])" office:value-type="float" office:value="5.13945412635803" calcext:value-type="float">
            <text:p>5.1394541264</text:p>
          </table:table-cell>
          <table:table-cell table:formula="of:=IF(OR(ISBLANK([.E382]);[.I382]&lt;=0);&quot;&quot;;[.I382])" office:value-type="float" office:value="5.13945412635803" calcext:value-type="float">
            <text:p>5.13945412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7.13104" calcext:value-type="float">
            <text:p>1427905497.13104</text:p>
          </table:table-cell>
          <table:table-cell office:value-type="float" office:value="1427905500.97086" calcext:value-type="float">
            <text:p>1427905500.97086</text:p>
          </table:table-cell>
          <table:table-cell office:value-type="float" office:value="1427905502.03038" calcext:value-type="float">
            <text:p>1427905502.03038</text:p>
          </table:table-cell>
          <table:table-cell/>
          <table:table-cell table:formula="of:=MAX([.B383];[.D383];[.G383])-MAX([.A383];[.C383];[.E383])" office:value-type="float" office:value="4.89934515953064" calcext:value-type="float">
            <text:p>4.8993451595</text:p>
          </table:table-cell>
          <table:table-cell table:formula="of:=IF(ISBLANK([.E383]);&quot;&quot;;[.I383])" office:value-type="float" office:value="4.89934515953064" calcext:value-type="float">
            <text:p>4.8993451595</text:p>
          </table:table-cell>
          <table:table-cell table:formula="of:=IF(OR(ISBLANK([.E383]);[.I383]&lt;=0);&quot;&quot;;[.I383])" office:value-type="float" office:value="4.89934515953064" calcext:value-type="float">
            <text:p>4.89934515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7.13209" calcext:value-type="float">
            <text:p>1427905497.13209</text:p>
          </table:table-cell>
          <table:table-cell office:value-type="float" office:value="1427905500.80097" calcext:value-type="float">
            <text:p>1427905500.80097</text:p>
          </table:table-cell>
          <table:table-cell office:value-type="float" office:value="1427905501.75128" calcext:value-type="float">
            <text:p>1427905501.75128</text:p>
          </table:table-cell>
          <table:table-cell/>
          <table:table-cell table:formula="of:=MAX([.B384];[.D384];[.G384])-MAX([.A384];[.C384];[.E384])" office:value-type="float" office:value="4.61918902397156" calcext:value-type="float">
            <text:p>4.619189024</text:p>
          </table:table-cell>
          <table:table-cell table:formula="of:=IF(ISBLANK([.E384]);&quot;&quot;;[.I384])" office:value-type="float" office:value="4.61918902397156" calcext:value-type="float">
            <text:p>4.619189024</text:p>
          </table:table-cell>
          <table:table-cell table:formula="of:=IF(OR(ISBLANK([.E384]);[.I384]&lt;=0);&quot;&quot;;[.I384])" office:value-type="float" office:value="4.61918902397156" calcext:value-type="float">
            <text:p>4.6191890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7.13312" calcext:value-type="float">
            <text:p>1427905497.13312</text:p>
          </table:table-cell>
          <table:table-cell office:value-type="float" office:value="1427905500.34895" calcext:value-type="float">
            <text:p>1427905500.34895</text:p>
          </table:table-cell>
          <table:table-cell office:value-type="float" office:value="1427905501.39632" calcext:value-type="float">
            <text:p>1427905501.39632</text:p>
          </table:table-cell>
          <table:table-cell/>
          <table:table-cell table:formula="of:=MAX([.B385];[.D385];[.G385])-MAX([.A385];[.C385];[.E385])" office:value-type="float" office:value="4.26320004463196" calcext:value-type="float">
            <text:p>4.2632000446</text:p>
          </table:table-cell>
          <table:table-cell table:formula="of:=IF(ISBLANK([.E385]);&quot;&quot;;[.I385])" office:value-type="float" office:value="4.26320004463196" calcext:value-type="float">
            <text:p>4.2632000446</text:p>
          </table:table-cell>
          <table:table-cell table:formula="of:=IF(OR(ISBLANK([.E385]);[.I385]&lt;=0);&quot;&quot;;[.I385])" office:value-type="float" office:value="4.26320004463196" calcext:value-type="float">
            <text:p>4.26320004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7.13444" calcext:value-type="float">
            <text:p>1427905497.13444</text:p>
          </table:table-cell>
          <table:table-cell office:value-type="float" office:value="1427905500.61779" calcext:value-type="float">
            <text:p>1427905500.61779</text:p>
          </table:table-cell>
          <table:table-cell office:value-type="float" office:value="1427905501.66019" calcext:value-type="float">
            <text:p>1427905501.66019</text:p>
          </table:table-cell>
          <table:table-cell/>
          <table:table-cell table:formula="of:=MAX([.B386];[.D386];[.G386])-MAX([.A386];[.C386];[.E386])" office:value-type="float" office:value="4.52575397491455" calcext:value-type="float">
            <text:p>4.5257539749</text:p>
          </table:table-cell>
          <table:table-cell table:formula="of:=IF(ISBLANK([.E386]);&quot;&quot;;[.I386])" office:value-type="float" office:value="4.52575397491455" calcext:value-type="float">
            <text:p>4.5257539749</text:p>
          </table:table-cell>
          <table:table-cell table:formula="of:=IF(OR(ISBLANK([.E386]);[.I386]&lt;=0);&quot;&quot;;[.I386])" office:value-type="float" office:value="4.52575397491455" calcext:value-type="float">
            <text:p>4.52575397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497.13608" calcext:value-type="float">
            <text:p>1427905497.13608</text:p>
          </table:table-cell>
          <table:table-cell office:value-type="float" office:value="1427905500.61837" calcext:value-type="float">
            <text:p>1427905500.61837</text:p>
          </table:table-cell>
          <table:table-cell office:value-type="float" office:value="1427905501.58886" calcext:value-type="float">
            <text:p>1427905501.58886</text:p>
          </table:table-cell>
          <table:table-cell/>
          <table:table-cell table:formula="of:=MAX([.B387];[.D387];[.G387])-MAX([.A387];[.C387];[.E387])" office:value-type="float" office:value="4.45278406143189" calcext:value-type="float">
            <text:p>4.4527840614</text:p>
          </table:table-cell>
          <table:table-cell table:formula="of:=IF(ISBLANK([.E387]);&quot;&quot;;[.I387])" office:value-type="float" office:value="4.45278406143189" calcext:value-type="float">
            <text:p>4.4527840614</text:p>
          </table:table-cell>
          <table:table-cell table:formula="of:=IF(OR(ISBLANK([.E387]);[.I387]&lt;=0);&quot;&quot;;[.I387])" office:value-type="float" office:value="4.45278406143189" calcext:value-type="float">
            <text:p>4.45278406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02.43033" calcext:value-type="float">
            <text:p>1427905502.43033</text:p>
          </table:table-cell>
          <table:table-cell office:value-type="float" office:value="1427905507.95843" calcext:value-type="float">
            <text:p>1427905507.95843</text:p>
          </table:table-cell>
          <table:table-cell table:number-columns-repeated="4"/>
          <table:table-cell table:formula="of:=MAX([.B388];[.D388];[.G388])-MAX([.A388];[.C388];[.E388])" office:value-type="float" office:value="5.52809405326843" calcext:value-type="float">
            <text:p>5.5280940533</text:p>
          </table:table-cell>
          <table:table-cell table:formula="of:=IF(ISBLANK([.E388]);&quot;&quot;;[.I388])">
            <text:p/>
          </table:table-cell>
          <table:table-cell table:formula="of:=IF(OR(ISBLANK([.E388]);[.I388]&lt;=0);&quot;&quot;;[.I38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2.43034" calcext:value-type="float">
            <text:p>1427905502.43034</text:p>
          </table:table-cell>
          <table:table-cell office:value-type="float" office:value="1427905505.90799" calcext:value-type="float">
            <text:p>1427905505.90799</text:p>
          </table:table-cell>
          <table:table-cell office:value-type="float" office:value="1427905507.00053" calcext:value-type="float">
            <text:p>1427905507.00053</text:p>
          </table:table-cell>
          <table:table-cell/>
          <table:table-cell table:formula="of:=MAX([.B389];[.D389];[.G389])-MAX([.A389];[.C389];[.E389])" office:value-type="float" office:value="4.57019305229187" calcext:value-type="float">
            <text:p>4.5701930523</text:p>
          </table:table-cell>
          <table:table-cell table:formula="of:=IF(ISBLANK([.E389]);&quot;&quot;;[.I389])" office:value-type="float" office:value="4.57019305229187" calcext:value-type="float">
            <text:p>4.5701930523</text:p>
          </table:table-cell>
          <table:table-cell table:formula="of:=IF(OR(ISBLANK([.E389]);[.I389]&lt;=0);&quot;&quot;;[.I389])" office:value-type="float" office:value="4.57019305229187" calcext:value-type="float">
            <text:p>4.57019305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2.43172" calcext:value-type="float">
            <text:p>1427905502.43172</text:p>
          </table:table-cell>
          <table:table-cell office:value-type="float" office:value="1427905506.15877" calcext:value-type="float">
            <text:p>1427905506.15877</text:p>
          </table:table-cell>
          <table:table-cell office:value-type="float" office:value="1427905507.2493" calcext:value-type="float">
            <text:p>1427905507.2493</text:p>
          </table:table-cell>
          <table:table-cell/>
          <table:table-cell table:formula="of:=MAX([.B390];[.D390];[.G390])-MAX([.A390];[.C390];[.E390])" office:value-type="float" office:value="4.81758809089661" calcext:value-type="float">
            <text:p>4.8175880909</text:p>
          </table:table-cell>
          <table:table-cell table:formula="of:=IF(ISBLANK([.E390]);&quot;&quot;;[.I390])" office:value-type="float" office:value="4.81758809089661" calcext:value-type="float">
            <text:p>4.8175880909</text:p>
          </table:table-cell>
          <table:table-cell table:formula="of:=IF(OR(ISBLANK([.E390]);[.I390]&lt;=0);&quot;&quot;;[.I390])" office:value-type="float" office:value="4.81758809089661" calcext:value-type="float">
            <text:p>4.81758809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2.43305" calcext:value-type="float">
            <text:p>1427905502.43305</text:p>
          </table:table-cell>
          <table:table-cell office:value-type="float" office:value="1427905506.41597" calcext:value-type="float">
            <text:p>1427905506.41597</text:p>
          </table:table-cell>
          <table:table-cell office:value-type="float" office:value="1427905507.44478" calcext:value-type="float">
            <text:p>1427905507.44478</text:p>
          </table:table-cell>
          <table:table-cell/>
          <table:table-cell table:formula="of:=MAX([.B391];[.D391];[.G391])-MAX([.A391];[.C391];[.E391])" office:value-type="float" office:value="5.0117290019989" calcext:value-type="float">
            <text:p>5.011729002</text:p>
          </table:table-cell>
          <table:table-cell table:formula="of:=IF(ISBLANK([.E391]);&quot;&quot;;[.I391])" office:value-type="float" office:value="5.0117290019989" calcext:value-type="float">
            <text:p>5.011729002</text:p>
          </table:table-cell>
          <table:table-cell table:formula="of:=IF(OR(ISBLANK([.E391]);[.I391]&lt;=0);&quot;&quot;;[.I391])" office:value-type="float" office:value="5.0117290019989" calcext:value-type="float">
            <text:p>5.0117290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2.43436" calcext:value-type="float">
            <text:p>1427905502.43436</text:p>
          </table:table-cell>
          <table:table-cell office:value-type="float" office:value="1427905506.91707" calcext:value-type="float">
            <text:p>1427905506.91707</text:p>
          </table:table-cell>
          <table:table-cell office:value-type="float" office:value="1427905507.95842" calcext:value-type="float">
            <text:p>1427905507.95842</text:p>
          </table:table-cell>
          <table:table-cell/>
          <table:table-cell table:formula="of:=MAX([.B392];[.D392];[.G392])-MAX([.A392];[.C392];[.E392])" office:value-type="float" office:value="5.52406215667725" calcext:value-type="float">
            <text:p>5.5240621567</text:p>
          </table:table-cell>
          <table:table-cell table:formula="of:=IF(ISBLANK([.E392]);&quot;&quot;;[.I392])" office:value-type="float" office:value="5.52406215667725" calcext:value-type="float">
            <text:p>5.5240621567</text:p>
          </table:table-cell>
          <table:table-cell table:formula="of:=IF(OR(ISBLANK([.E392]);[.I392]&lt;=0);&quot;&quot;;[.I392])" office:value-type="float" office:value="5.52406215667725" calcext:value-type="float">
            <text:p>5.52406215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2.43582" calcext:value-type="float">
            <text:p>1427905502.43582</text:p>
          </table:table-cell>
          <table:table-cell office:value-type="float" office:value="1427905506.31855" calcext:value-type="float">
            <text:p>1427905506.31855</text:p>
          </table:table-cell>
          <table:table-cell office:value-type="float" office:value="1427905507.42412" calcext:value-type="float">
            <text:p>1427905507.42412</text:p>
          </table:table-cell>
          <table:table-cell/>
          <table:table-cell table:formula="of:=MAX([.B393];[.D393];[.G393])-MAX([.A393];[.C393];[.E393])" office:value-type="float" office:value="4.98830199241638" calcext:value-type="float">
            <text:p>4.9883019924</text:p>
          </table:table-cell>
          <table:table-cell table:formula="of:=IF(ISBLANK([.E393]);&quot;&quot;;[.I393])" office:value-type="float" office:value="4.98830199241638" calcext:value-type="float">
            <text:p>4.9883019924</text:p>
          </table:table-cell>
          <table:table-cell table:formula="of:=IF(OR(ISBLANK([.E393]);[.I393]&lt;=0);&quot;&quot;;[.I393])" office:value-type="float" office:value="4.98830199241638" calcext:value-type="float">
            <text:p>4.98830199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2.43721" calcext:value-type="float">
            <text:p>1427905502.43721</text:p>
          </table:table-cell>
          <table:table-cell office:value-type="float" office:value="1427905505.83652" calcext:value-type="float">
            <text:p>1427905505.83652</text:p>
          </table:table-cell>
          <table:table-cell office:value-type="float" office:value="1427905506.94575" calcext:value-type="float">
            <text:p>1427905506.94575</text:p>
          </table:table-cell>
          <table:table-cell/>
          <table:table-cell table:formula="of:=MAX([.B394];[.D394];[.G394])-MAX([.A394];[.C394];[.E394])" office:value-type="float" office:value="4.50853991508484" calcext:value-type="float">
            <text:p>4.5085399151</text:p>
          </table:table-cell>
          <table:table-cell table:formula="of:=IF(ISBLANK([.E394]);&quot;&quot;;[.I394])" office:value-type="float" office:value="4.50853991508484" calcext:value-type="float">
            <text:p>4.5085399151</text:p>
          </table:table-cell>
          <table:table-cell table:formula="of:=IF(OR(ISBLANK([.E394]);[.I394]&lt;=0);&quot;&quot;;[.I394])" office:value-type="float" office:value="4.50853991508484" calcext:value-type="float">
            <text:p>4.50853991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2.43902" calcext:value-type="float">
            <text:p>1427905502.43902</text:p>
          </table:table-cell>
          <table:table-cell office:value-type="float" office:value="1427905506.43337" calcext:value-type="float">
            <text:p>1427905506.43337</text:p>
          </table:table-cell>
          <table:table-cell office:value-type="float" office:value="1427905507.48758" calcext:value-type="float">
            <text:p>1427905507.48758</text:p>
          </table:table-cell>
          <table:table-cell/>
          <table:table-cell table:formula="of:=MAX([.B395];[.D395];[.G395])-MAX([.A395];[.C395];[.E395])" office:value-type="float" office:value="5.04855489730835" calcext:value-type="float">
            <text:p>5.0485548973</text:p>
          </table:table-cell>
          <table:table-cell table:formula="of:=IF(ISBLANK([.E395]);&quot;&quot;;[.I395])" office:value-type="float" office:value="5.04855489730835" calcext:value-type="float">
            <text:p>5.0485548973</text:p>
          </table:table-cell>
          <table:table-cell table:formula="of:=IF(OR(ISBLANK([.E395]);[.I395]&lt;=0);&quot;&quot;;[.I395])" office:value-type="float" office:value="5.04855489730835" calcext:value-type="float">
            <text:p>5.04855489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2.44032" calcext:value-type="float">
            <text:p>1427905502.44032</text:p>
          </table:table-cell>
          <table:table-cell office:value-type="float" office:value="1427905505.91358" calcext:value-type="float">
            <text:p>1427905505.91358</text:p>
          </table:table-cell>
          <table:table-cell office:value-type="float" office:value="1427905506.98195" calcext:value-type="float">
            <text:p>1427905506.98195</text:p>
          </table:table-cell>
          <table:table-cell/>
          <table:table-cell table:formula="of:=MAX([.B396];[.D396];[.G396])-MAX([.A396];[.C396];[.E396])" office:value-type="float" office:value="4.54162883758545" calcext:value-type="float">
            <text:p>4.5416288376</text:p>
          </table:table-cell>
          <table:table-cell table:formula="of:=IF(ISBLANK([.E396]);&quot;&quot;;[.I396])" office:value-type="float" office:value="4.54162883758545" calcext:value-type="float">
            <text:p>4.5416288376</text:p>
          </table:table-cell>
          <table:table-cell table:formula="of:=IF(OR(ISBLANK([.E396]);[.I396]&lt;=0);&quot;&quot;;[.I396])" office:value-type="float" office:value="4.54162883758545" calcext:value-type="float">
            <text:p>4.54162883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2.44172" calcext:value-type="float">
            <text:p>1427905502.44172</text:p>
          </table:table-cell>
          <table:table-cell office:value-type="float" office:value="1427905506.53481" calcext:value-type="float">
            <text:p>1427905506.53481</text:p>
          </table:table-cell>
          <table:table-cell office:value-type="float" office:value="1427905507.60712" calcext:value-type="float">
            <text:p>1427905507.60712</text:p>
          </table:table-cell>
          <table:table-cell/>
          <table:table-cell table:formula="of:=MAX([.B397];[.D397];[.G397])-MAX([.A397];[.C397];[.E397])" office:value-type="float" office:value="5.16540193557739" calcext:value-type="float">
            <text:p>5.1654019356</text:p>
          </table:table-cell>
          <table:table-cell table:formula="of:=IF(ISBLANK([.E397]);&quot;&quot;;[.I397])" office:value-type="float" office:value="5.16540193557739" calcext:value-type="float">
            <text:p>5.1654019356</text:p>
          </table:table-cell>
          <table:table-cell table:formula="of:=IF(OR(ISBLANK([.E397]);[.I397]&lt;=0);&quot;&quot;;[.I397])" office:value-type="float" office:value="5.16540193557739" calcext:value-type="float">
            <text:p>5.16540193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2.44316" calcext:value-type="float">
            <text:p>1427905502.44316</text:p>
          </table:table-cell>
          <table:table-cell office:value-type="float" office:value="1427905506.0989" calcext:value-type="float">
            <text:p>1427905506.0989</text:p>
          </table:table-cell>
          <table:table-cell office:value-type="float" office:value="1427905507.11664" calcext:value-type="float">
            <text:p>1427905507.11664</text:p>
          </table:table-cell>
          <table:table-cell/>
          <table:table-cell table:formula="of:=MAX([.B398];[.D398];[.G398])-MAX([.A398];[.C398];[.E398])" office:value-type="float" office:value="4.6734790802002" calcext:value-type="float">
            <text:p>4.6734790802</text:p>
          </table:table-cell>
          <table:table-cell table:formula="of:=IF(ISBLANK([.E398]);&quot;&quot;;[.I398])" office:value-type="float" office:value="4.6734790802002" calcext:value-type="float">
            <text:p>4.6734790802</text:p>
          </table:table-cell>
          <table:table-cell table:formula="of:=IF(OR(ISBLANK([.E398]);[.I398]&lt;=0);&quot;&quot;;[.I398])" office:value-type="float" office:value="4.6734790802002" calcext:value-type="float">
            <text:p>4.67347908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07.95843" calcext:value-type="float">
            <text:p>1427905507.95843</text:p>
          </table:table-cell>
          <table:table-cell office:value-type="float" office:value="1427905513.46587" calcext:value-type="float">
            <text:p>1427905513.46587</text:p>
          </table:table-cell>
          <table:table-cell table:number-columns-repeated="4"/>
          <table:table-cell table:formula="of:=MAX([.B399];[.D399];[.G399])-MAX([.A399];[.C399];[.E399])" office:value-type="float" office:value="5.50743794441223" calcext:value-type="float">
            <text:p>5.5074379444</text:p>
          </table:table-cell>
          <table:table-cell table:formula="of:=IF(ISBLANK([.E399]);&quot;&quot;;[.I399])">
            <text:p/>
          </table:table-cell>
          <table:table-cell table:formula="of:=IF(OR(ISBLANK([.E399]);[.I399]&lt;=0);&quot;&quot;;[.I39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7.95844" calcext:value-type="float">
            <text:p>1427905507.95844</text:p>
          </table:table-cell>
          <table:table-cell office:value-type="float" office:value="1427905511.76033" calcext:value-type="float">
            <text:p>1427905511.76033</text:p>
          </table:table-cell>
          <table:table-cell office:value-type="float" office:value="1427905512.74369" calcext:value-type="float">
            <text:p>1427905512.74369</text:p>
          </table:table-cell>
          <table:table-cell/>
          <table:table-cell table:formula="of:=MAX([.B400];[.D400];[.G400])-MAX([.A400];[.C400];[.E400])" office:value-type="float" office:value="4.78524804115295" calcext:value-type="float">
            <text:p>4.7852480412</text:p>
          </table:table-cell>
          <table:table-cell table:formula="of:=IF(ISBLANK([.E400]);&quot;&quot;;[.I400])" office:value-type="float" office:value="4.78524804115295" calcext:value-type="float">
            <text:p>4.7852480412</text:p>
          </table:table-cell>
          <table:table-cell table:formula="of:=IF(OR(ISBLANK([.E400]);[.I400]&lt;=0);&quot;&quot;;[.I400])" office:value-type="float" office:value="4.78524804115295" calcext:value-type="float">
            <text:p>4.78524804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7.95905" calcext:value-type="float">
            <text:p>1427905507.95905</text:p>
          </table:table-cell>
          <table:table-cell office:value-type="float" office:value="1427905511.61013" calcext:value-type="float">
            <text:p>1427905511.61013</text:p>
          </table:table-cell>
          <table:table-cell office:value-type="float" office:value="1427905512.67977" calcext:value-type="float">
            <text:p>1427905512.67977</text:p>
          </table:table-cell>
          <table:table-cell/>
          <table:table-cell table:formula="of:=MAX([.B401];[.D401];[.G401])-MAX([.A401];[.C401];[.E401])" office:value-type="float" office:value="4.72071599960327" calcext:value-type="float">
            <text:p>4.7207159996</text:p>
          </table:table-cell>
          <table:table-cell table:formula="of:=IF(ISBLANK([.E401]);&quot;&quot;;[.I401])" office:value-type="float" office:value="4.72071599960327" calcext:value-type="float">
            <text:p>4.7207159996</text:p>
          </table:table-cell>
          <table:table-cell table:formula="of:=IF(OR(ISBLANK([.E401]);[.I401]&lt;=0);&quot;&quot;;[.I401])" office:value-type="float" office:value="4.72071599960327" calcext:value-type="float">
            <text:p>4.72071599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7.95958" calcext:value-type="float">
            <text:p>1427905507.95958</text:p>
          </table:table-cell>
          <table:table-cell office:value-type="float" office:value="1427905512.3831" calcext:value-type="float">
            <text:p>1427905512.3831</text:p>
          </table:table-cell>
          <table:table-cell office:value-type="float" office:value="1427905513.46587" calcext:value-type="float">
            <text:p>1427905513.46587</text:p>
          </table:table-cell>
          <table:table-cell/>
          <table:table-cell table:formula="of:=MAX([.B402];[.D402];[.G402])-MAX([.A402];[.C402];[.E402])" office:value-type="float" office:value="5.50628399848938" calcext:value-type="float">
            <text:p>5.5062839985</text:p>
          </table:table-cell>
          <table:table-cell table:formula="of:=IF(ISBLANK([.E402]);&quot;&quot;;[.I402])" office:value-type="float" office:value="5.50628399848938" calcext:value-type="float">
            <text:p>5.5062839985</text:p>
          </table:table-cell>
          <table:table-cell table:formula="of:=IF(OR(ISBLANK([.E402]);[.I402]&lt;=0);&quot;&quot;;[.I402])" office:value-type="float" office:value="5.50628399848938" calcext:value-type="float">
            <text:p>5.50628399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7.96004" calcext:value-type="float">
            <text:p>1427905507.96004</text:p>
          </table:table-cell>
          <table:table-cell office:value-type="float" office:value="1427905512.26759" calcext:value-type="float">
            <text:p>1427905512.26759</text:p>
          </table:table-cell>
          <table:table-cell office:value-type="float" office:value="1427905513.33792" calcext:value-type="float">
            <text:p>1427905513.33792</text:p>
          </table:table-cell>
          <table:table-cell/>
          <table:table-cell table:formula="of:=MAX([.B403];[.D403];[.G403])-MAX([.A403];[.C403];[.E403])" office:value-type="float" office:value="5.37787508964539" calcext:value-type="float">
            <text:p>5.3778750896</text:p>
          </table:table-cell>
          <table:table-cell table:formula="of:=IF(ISBLANK([.E403]);&quot;&quot;;[.I403])" office:value-type="float" office:value="5.37787508964539" calcext:value-type="float">
            <text:p>5.3778750896</text:p>
          </table:table-cell>
          <table:table-cell table:formula="of:=IF(OR(ISBLANK([.E403]);[.I403]&lt;=0);&quot;&quot;;[.I403])" office:value-type="float" office:value="5.37787508964539" calcext:value-type="float">
            <text:p>5.37787508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7.96052" calcext:value-type="float">
            <text:p>1427905507.96052</text:p>
          </table:table-cell>
          <table:table-cell office:value-type="float" office:value="1427905512.09956" calcext:value-type="float">
            <text:p>1427905512.09956</text:p>
          </table:table-cell>
          <table:table-cell office:value-type="float" office:value="1427905513.13223" calcext:value-type="float">
            <text:p>1427905513.13223</text:p>
          </table:table-cell>
          <table:table-cell/>
          <table:table-cell table:formula="of:=MAX([.B404];[.D404];[.G404])-MAX([.A404];[.C404];[.E404])" office:value-type="float" office:value="5.17171287536621" calcext:value-type="float">
            <text:p>5.1717128754</text:p>
          </table:table-cell>
          <table:table-cell table:formula="of:=IF(ISBLANK([.E404]);&quot;&quot;;[.I404])" office:value-type="float" office:value="5.17171287536621" calcext:value-type="float">
            <text:p>5.1717128754</text:p>
          </table:table-cell>
          <table:table-cell table:formula="of:=IF(OR(ISBLANK([.E404]);[.I404]&lt;=0);&quot;&quot;;[.I404])" office:value-type="float" office:value="5.17171287536621" calcext:value-type="float">
            <text:p>5.17171287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7.96111" calcext:value-type="float">
            <text:p>1427905507.96111</text:p>
          </table:table-cell>
          <table:table-cell office:value-type="float" office:value="1427905511.41717" calcext:value-type="float">
            <text:p>1427905511.41717</text:p>
          </table:table-cell>
          <table:table-cell office:value-type="float" office:value="1427905512.50533" calcext:value-type="float">
            <text:p>1427905512.50533</text:p>
          </table:table-cell>
          <table:table-cell/>
          <table:table-cell table:formula="of:=MAX([.B405];[.D405];[.G405])-MAX([.A405];[.C405];[.E405])" office:value-type="float" office:value="4.54422402381897" calcext:value-type="float">
            <text:p>4.5442240238</text:p>
          </table:table-cell>
          <table:table-cell table:formula="of:=IF(ISBLANK([.E405]);&quot;&quot;;[.I405])" office:value-type="float" office:value="4.54422402381897" calcext:value-type="float">
            <text:p>4.5442240238</text:p>
          </table:table-cell>
          <table:table-cell table:formula="of:=IF(OR(ISBLANK([.E405]);[.I405]&lt;=0);&quot;&quot;;[.I405])" office:value-type="float" office:value="4.54422402381897" calcext:value-type="float">
            <text:p>4.54422402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7.96203" calcext:value-type="float">
            <text:p>1427905507.96203</text:p>
          </table:table-cell>
          <table:table-cell office:value-type="float" office:value="1427905511.88767" calcext:value-type="float">
            <text:p>1427905511.88767</text:p>
          </table:table-cell>
          <table:table-cell office:value-type="float" office:value="1427905512.99274" calcext:value-type="float">
            <text:p>1427905512.99274</text:p>
          </table:table-cell>
          <table:table-cell/>
          <table:table-cell table:formula="of:=MAX([.B406];[.D406];[.G406])-MAX([.A406];[.C406];[.E406])" office:value-type="float" office:value="5.03070402145386" calcext:value-type="float">
            <text:p>5.0307040215</text:p>
          </table:table-cell>
          <table:table-cell table:formula="of:=IF(ISBLANK([.E406]);&quot;&quot;;[.I406])" office:value-type="float" office:value="5.03070402145386" calcext:value-type="float">
            <text:p>5.0307040215</text:p>
          </table:table-cell>
          <table:table-cell table:formula="of:=IF(OR(ISBLANK([.E406]);[.I406]&lt;=0);&quot;&quot;;[.I406])" office:value-type="float" office:value="5.03070402145386" calcext:value-type="float">
            <text:p>5.03070402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7.96253" calcext:value-type="float">
            <text:p>1427905507.96253</text:p>
          </table:table-cell>
          <table:table-cell office:value-type="float" office:value="1427905511.79953" calcext:value-type="float">
            <text:p>1427905511.79953</text:p>
          </table:table-cell>
          <table:table-cell office:value-type="float" office:value="1427905512.80064" calcext:value-type="float">
            <text:p>1427905512.80064</text:p>
          </table:table-cell>
          <table:table-cell/>
          <table:table-cell table:formula="of:=MAX([.B407];[.D407];[.G407])-MAX([.A407];[.C407];[.E407])" office:value-type="float" office:value="4.83810997009277" calcext:value-type="float">
            <text:p>4.8381099701</text:p>
          </table:table-cell>
          <table:table-cell table:formula="of:=IF(ISBLANK([.E407]);&quot;&quot;;[.I407])" office:value-type="float" office:value="4.83810997009277" calcext:value-type="float">
            <text:p>4.8381099701</text:p>
          </table:table-cell>
          <table:table-cell table:formula="of:=IF(OR(ISBLANK([.E407]);[.I407]&lt;=0);&quot;&quot;;[.I407])" office:value-type="float" office:value="4.83810997009277" calcext:value-type="float">
            <text:p>4.83810997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7.96298" calcext:value-type="float">
            <text:p>1427905507.96298</text:p>
          </table:table-cell>
          <table:table-cell office:value-type="float" office:value="1427905512.23149" calcext:value-type="float">
            <text:p>1427905512.23149</text:p>
          </table:table-cell>
          <table:table-cell office:value-type="float" office:value="1427905513.27456" calcext:value-type="float">
            <text:p>1427905513.27456</text:p>
          </table:table-cell>
          <table:table-cell/>
          <table:table-cell table:formula="of:=MAX([.B408];[.D408];[.G408])-MAX([.A408];[.C408];[.E408])" office:value-type="float" office:value="5.31157302856445" calcext:value-type="float">
            <text:p>5.3115730286</text:p>
          </table:table-cell>
          <table:table-cell table:formula="of:=IF(ISBLANK([.E408]);&quot;&quot;;[.I408])" office:value-type="float" office:value="5.31157302856445" calcext:value-type="float">
            <text:p>5.3115730286</text:p>
          </table:table-cell>
          <table:table-cell table:formula="of:=IF(OR(ISBLANK([.E408]);[.I408]&lt;=0);&quot;&quot;;[.I408])" office:value-type="float" office:value="5.31157302856445" calcext:value-type="float">
            <text:p>5.31157302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07.96344" calcext:value-type="float">
            <text:p>1427905507.96344</text:p>
          </table:table-cell>
          <table:table-cell office:value-type="float" office:value="1427905511.97518" calcext:value-type="float">
            <text:p>1427905511.97518</text:p>
          </table:table-cell>
          <table:table-cell office:value-type="float" office:value="1427905513.0323" calcext:value-type="float">
            <text:p>1427905513.0323</text:p>
          </table:table-cell>
          <table:table-cell/>
          <table:table-cell table:formula="of:=MAX([.B409];[.D409];[.G409])-MAX([.A409];[.C409];[.E409])" office:value-type="float" office:value="5.06885814666748" calcext:value-type="float">
            <text:p>5.0688581467</text:p>
          </table:table-cell>
          <table:table-cell table:formula="of:=IF(ISBLANK([.E409]);&quot;&quot;;[.I409])" office:value-type="float" office:value="5.06885814666748" calcext:value-type="float">
            <text:p>5.0688581467</text:p>
          </table:table-cell>
          <table:table-cell table:formula="of:=IF(OR(ISBLANK([.E409]);[.I409]&lt;=0);&quot;&quot;;[.I409])" office:value-type="float" office:value="5.06885814666748" calcext:value-type="float">
            <text:p>5.06885814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13.46588" calcext:value-type="float">
            <text:p>1427905513.46588</text:p>
          </table:table-cell>
          <table:table-cell office:value-type="float" office:value="1427905518.56434" calcext:value-type="float">
            <text:p>1427905518.56434</text:p>
          </table:table-cell>
          <table:table-cell table:number-columns-repeated="4"/>
          <table:table-cell table:formula="of:=MAX([.B410];[.D410];[.G410])-MAX([.A410];[.C410];[.E410])" office:value-type="float" office:value="5.09845209121704" calcext:value-type="float">
            <text:p>5.0984520912</text:p>
          </table:table-cell>
          <table:table-cell table:formula="of:=IF(ISBLANK([.E410]);&quot;&quot;;[.I410])">
            <text:p/>
          </table:table-cell>
          <table:table-cell table:formula="of:=IF(OR(ISBLANK([.E410]);[.I410]&lt;=0);&quot;&quot;;[.I41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3.46589" calcext:value-type="float">
            <text:p>1427905513.46589</text:p>
          </table:table-cell>
          <table:table-cell office:value-type="float" office:value="1427905517.46619" calcext:value-type="float">
            <text:p>1427905517.46619</text:p>
          </table:table-cell>
          <table:table-cell office:value-type="float" office:value="1427905518.56433" calcext:value-type="float">
            <text:p>1427905518.56433</text:p>
          </table:table-cell>
          <table:table-cell/>
          <table:table-cell table:formula="of:=MAX([.B411];[.D411];[.G411])-MAX([.A411];[.C411];[.E411])" office:value-type="float" office:value="5.09844279289246" calcext:value-type="float">
            <text:p>5.0984427929</text:p>
          </table:table-cell>
          <table:table-cell table:formula="of:=IF(ISBLANK([.E411]);&quot;&quot;;[.I411])" office:value-type="float" office:value="5.09844279289246" calcext:value-type="float">
            <text:p>5.0984427929</text:p>
          </table:table-cell>
          <table:table-cell table:formula="of:=IF(OR(ISBLANK([.E411]);[.I411]&lt;=0);&quot;&quot;;[.I411])" office:value-type="float" office:value="5.09844279289246" calcext:value-type="float">
            <text:p>5.09844279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3.46724" calcext:value-type="float">
            <text:p>1427905513.46724</text:p>
          </table:table-cell>
          <table:table-cell office:value-type="float" office:value="1427905517.10979" calcext:value-type="float">
            <text:p>1427905517.10979</text:p>
          </table:table-cell>
          <table:table-cell office:value-type="float" office:value="1427905518.14086" calcext:value-type="float">
            <text:p>1427905518.14086</text:p>
          </table:table-cell>
          <table:table-cell/>
          <table:table-cell table:formula="of:=MAX([.B412];[.D412];[.G412])-MAX([.A412];[.C412];[.E412])" office:value-type="float" office:value="4.67361998558044" calcext:value-type="float">
            <text:p>4.6736199856</text:p>
          </table:table-cell>
          <table:table-cell table:formula="of:=IF(ISBLANK([.E412]);&quot;&quot;;[.I412])" office:value-type="float" office:value="4.67361998558044" calcext:value-type="float">
            <text:p>4.6736199856</text:p>
          </table:table-cell>
          <table:table-cell table:formula="of:=IF(OR(ISBLANK([.E412]);[.I412]&lt;=0);&quot;&quot;;[.I412])" office:value-type="float" office:value="4.67361998558044" calcext:value-type="float">
            <text:p>4.67361998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3.46856" calcext:value-type="float">
            <text:p>1427905513.46856</text:p>
          </table:table-cell>
          <table:table-cell office:value-type="float" office:value="1427905517.43267" calcext:value-type="float">
            <text:p>1427905517.43267</text:p>
          </table:table-cell>
          <table:table-cell office:value-type="float" office:value="1427905518.48408" calcext:value-type="float">
            <text:p>1427905518.48408</text:p>
          </table:table-cell>
          <table:table-cell/>
          <table:table-cell table:formula="of:=MAX([.B413];[.D413];[.G413])-MAX([.A413];[.C413];[.E413])" office:value-type="float" office:value="5.01552295684814" calcext:value-type="float">
            <text:p>5.0155229568</text:p>
          </table:table-cell>
          <table:table-cell table:formula="of:=IF(ISBLANK([.E413]);&quot;&quot;;[.I413])" office:value-type="float" office:value="5.01552295684814" calcext:value-type="float">
            <text:p>5.0155229568</text:p>
          </table:table-cell>
          <table:table-cell table:formula="of:=IF(OR(ISBLANK([.E413]);[.I413]&lt;=0);&quot;&quot;;[.I413])" office:value-type="float" office:value="5.01552295684814" calcext:value-type="float">
            <text:p>5.01552295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3.46992" calcext:value-type="float">
            <text:p>1427905513.46992</text:p>
          </table:table-cell>
          <table:table-cell office:value-type="float" office:value="1427905517.32218" calcext:value-type="float">
            <text:p>1427905517.32218</text:p>
          </table:table-cell>
          <table:table-cell office:value-type="float" office:value="1427905518.41582" calcext:value-type="float">
            <text:p>1427905518.41582</text:p>
          </table:table-cell>
          <table:table-cell/>
          <table:table-cell table:formula="of:=MAX([.B414];[.D414];[.G414])-MAX([.A414];[.C414];[.E414])" office:value-type="float" office:value="4.94589900970459" calcext:value-type="float">
            <text:p>4.9458990097</text:p>
          </table:table-cell>
          <table:table-cell table:formula="of:=IF(ISBLANK([.E414]);&quot;&quot;;[.I414])" office:value-type="float" office:value="4.94589900970459" calcext:value-type="float">
            <text:p>4.9458990097</text:p>
          </table:table-cell>
          <table:table-cell table:formula="of:=IF(OR(ISBLANK([.E414]);[.I414]&lt;=0);&quot;&quot;;[.I414])" office:value-type="float" office:value="4.94589900970459" calcext:value-type="float">
            <text:p>4.94589900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3.47123" calcext:value-type="float">
            <text:p>1427905513.47123</text:p>
          </table:table-cell>
          <table:table-cell office:value-type="float" office:value="1427905517.0025" calcext:value-type="float">
            <text:p>1427905517.0025</text:p>
          </table:table-cell>
          <table:table-cell office:value-type="float" office:value="1427905518.08492" calcext:value-type="float">
            <text:p>1427905518.08492</text:p>
          </table:table-cell>
          <table:table-cell/>
          <table:table-cell table:formula="of:=MAX([.B415];[.D415];[.G415])-MAX([.A415];[.C415];[.E415])" office:value-type="float" office:value="4.61369609832764" calcext:value-type="float">
            <text:p>4.6136960983</text:p>
          </table:table-cell>
          <table:table-cell table:formula="of:=IF(ISBLANK([.E415]);&quot;&quot;;[.I415])" office:value-type="float" office:value="4.61369609832764" calcext:value-type="float">
            <text:p>4.6136960983</text:p>
          </table:table-cell>
          <table:table-cell table:formula="of:=IF(OR(ISBLANK([.E415]);[.I415]&lt;=0);&quot;&quot;;[.I415])" office:value-type="float" office:value="4.61369609832764" calcext:value-type="float">
            <text:p>4.61369609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3.47255" calcext:value-type="float">
            <text:p>1427905513.47255</text:p>
          </table:table-cell>
          <table:table-cell office:value-type="float" office:value="1427905516.81546" calcext:value-type="float">
            <text:p>1427905516.81546</text:p>
          </table:table-cell>
          <table:table-cell office:value-type="float" office:value="1427905517.88385" calcext:value-type="float">
            <text:p>1427905517.88385</text:p>
          </table:table-cell>
          <table:table-cell/>
          <table:table-cell table:formula="of:=MAX([.B416];[.D416];[.G416])-MAX([.A416];[.C416];[.E416])" office:value-type="float" office:value="4.41129994392395" calcext:value-type="float">
            <text:p>4.4112999439</text:p>
          </table:table-cell>
          <table:table-cell table:formula="of:=IF(ISBLANK([.E416]);&quot;&quot;;[.I416])" office:value-type="float" office:value="4.41129994392395" calcext:value-type="float">
            <text:p>4.4112999439</text:p>
          </table:table-cell>
          <table:table-cell table:formula="of:=IF(OR(ISBLANK([.E416]);[.I416]&lt;=0);&quot;&quot;;[.I416])" office:value-type="float" office:value="4.41129994392395" calcext:value-type="float">
            <text:p>4.41129994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3.47487" calcext:value-type="float">
            <text:p>1427905513.47487</text:p>
          </table:table-cell>
          <table:table-cell office:value-type="float" office:value="1427905516.86728" calcext:value-type="float">
            <text:p>1427905516.86728</text:p>
          </table:table-cell>
          <table:table-cell office:value-type="float" office:value="1427905517.8775" calcext:value-type="float">
            <text:p>1427905517.8775</text:p>
          </table:table-cell>
          <table:table-cell/>
          <table:table-cell table:formula="of:=MAX([.B417];[.D417];[.G417])-MAX([.A417];[.C417];[.E417])" office:value-type="float" office:value="4.40263199806213" calcext:value-type="float">
            <text:p>4.4026319981</text:p>
          </table:table-cell>
          <table:table-cell table:formula="of:=IF(ISBLANK([.E417]);&quot;&quot;;[.I417])" office:value-type="float" office:value="4.40263199806213" calcext:value-type="float">
            <text:p>4.4026319981</text:p>
          </table:table-cell>
          <table:table-cell table:formula="of:=IF(OR(ISBLANK([.E417]);[.I417]&lt;=0);&quot;&quot;;[.I417])" office:value-type="float" office:value="4.40263199806213" calcext:value-type="float">
            <text:p>4.40263199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3.47605" calcext:value-type="float">
            <text:p>1427905513.47605</text:p>
          </table:table-cell>
          <table:table-cell office:value-type="float" office:value="1427905517.17767" calcext:value-type="float">
            <text:p>1427905517.17767</text:p>
          </table:table-cell>
          <table:table-cell office:value-type="float" office:value="1427905518.27223" calcext:value-type="float">
            <text:p>1427905518.27223</text:p>
          </table:table-cell>
          <table:table-cell/>
          <table:table-cell table:formula="of:=MAX([.B418];[.D418];[.G418])-MAX([.A418];[.C418];[.E418])" office:value-type="float" office:value="4.7961790561676" calcext:value-type="float">
            <text:p>4.7961790562</text:p>
          </table:table-cell>
          <table:table-cell table:formula="of:=IF(ISBLANK([.E418]);&quot;&quot;;[.I418])" office:value-type="float" office:value="4.7961790561676" calcext:value-type="float">
            <text:p>4.7961790562</text:p>
          </table:table-cell>
          <table:table-cell table:formula="of:=IF(OR(ISBLANK([.E418]);[.I418]&lt;=0);&quot;&quot;;[.I418])" office:value-type="float" office:value="4.7961790561676" calcext:value-type="float">
            <text:p>4.79617905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3.47725" calcext:value-type="float">
            <text:p>1427905513.47725</text:p>
          </table:table-cell>
          <table:table-cell office:value-type="float" office:value="1427905517.47311" calcext:value-type="float">
            <text:p>1427905517.47311</text:p>
          </table:table-cell>
          <table:table-cell office:value-type="float" office:value="1427905518.49258" calcext:value-type="float">
            <text:p>1427905518.49258</text:p>
          </table:table-cell>
          <table:table-cell/>
          <table:table-cell table:formula="of:=MAX([.B419];[.D419];[.G419])-MAX([.A419];[.C419];[.E419])" office:value-type="float" office:value="5.0153329372406" calcext:value-type="float">
            <text:p>5.0153329372</text:p>
          </table:table-cell>
          <table:table-cell table:formula="of:=IF(ISBLANK([.E419]);&quot;&quot;;[.I419])" office:value-type="float" office:value="5.0153329372406" calcext:value-type="float">
            <text:p>5.0153329372</text:p>
          </table:table-cell>
          <table:table-cell table:formula="of:=IF(OR(ISBLANK([.E419]);[.I419]&lt;=0);&quot;&quot;;[.I419])" office:value-type="float" office:value="5.0153329372406" calcext:value-type="float">
            <text:p>5.01533293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3.47842" calcext:value-type="float">
            <text:p>1427905513.47842</text:p>
          </table:table-cell>
          <table:table-cell office:value-type="float" office:value="1427905517.28867" calcext:value-type="float">
            <text:p>1427905517.28867</text:p>
          </table:table-cell>
          <table:table-cell office:value-type="float" office:value="1427905518.36985" calcext:value-type="float">
            <text:p>1427905518.36985</text:p>
          </table:table-cell>
          <table:table-cell/>
          <table:table-cell table:formula="of:=MAX([.B420];[.D420];[.G420])-MAX([.A420];[.C420];[.E420])" office:value-type="float" office:value="4.89143395423889" calcext:value-type="float">
            <text:p>4.8914339542</text:p>
          </table:table-cell>
          <table:table-cell table:formula="of:=IF(ISBLANK([.E420]);&quot;&quot;;[.I420])" office:value-type="float" office:value="4.89143395423889" calcext:value-type="float">
            <text:p>4.8914339542</text:p>
          </table:table-cell>
          <table:table-cell table:formula="of:=IF(OR(ISBLANK([.E420]);[.I420]&lt;=0);&quot;&quot;;[.I420])" office:value-type="float" office:value="4.89143395423889" calcext:value-type="float">
            <text:p>4.89143395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18.56435" calcext:value-type="float">
            <text:p>1427905518.56435</text:p>
          </table:table-cell>
          <table:table-cell office:value-type="float" office:value="1427905523.82738" calcext:value-type="float">
            <text:p>1427905523.82738</text:p>
          </table:table-cell>
          <table:table-cell table:number-columns-repeated="4"/>
          <table:table-cell table:formula="of:=MAX([.B421];[.D421];[.G421])-MAX([.A421];[.C421];[.E421])" office:value-type="float" office:value="5.26303291320801" calcext:value-type="float">
            <text:p>5.2630329132</text:p>
          </table:table-cell>
          <table:table-cell table:formula="of:=IF(ISBLANK([.E421]);&quot;&quot;;[.I421])">
            <text:p/>
          </table:table-cell>
          <table:table-cell table:formula="of:=IF(OR(ISBLANK([.E421]);[.I421]&lt;=0);&quot;&quot;;[.I42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8.56435" calcext:value-type="float">
            <text:p>1427905518.56435</text:p>
          </table:table-cell>
          <table:table-cell office:value-type="float" office:value="1427905522.08156" calcext:value-type="float">
            <text:p>1427905522.08156</text:p>
          </table:table-cell>
          <table:table-cell office:value-type="float" office:value="1427905523.03529" calcext:value-type="float">
            <text:p>1427905523.03529</text:p>
          </table:table-cell>
          <table:table-cell/>
          <table:table-cell table:formula="of:=MAX([.B422];[.D422];[.G422])-MAX([.A422];[.C422];[.E422])" office:value-type="float" office:value="4.47094011306763" calcext:value-type="float">
            <text:p>4.4709401131</text:p>
          </table:table-cell>
          <table:table-cell table:formula="of:=IF(ISBLANK([.E422]);&quot;&quot;;[.I422])" office:value-type="float" office:value="4.47094011306763" calcext:value-type="float">
            <text:p>4.4709401131</text:p>
          </table:table-cell>
          <table:table-cell table:formula="of:=IF(OR(ISBLANK([.E422]);[.I422]&lt;=0);&quot;&quot;;[.I422])" office:value-type="float" office:value="4.47094011306763" calcext:value-type="float">
            <text:p>4.47094011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8.56577" calcext:value-type="float">
            <text:p>1427905518.56577</text:p>
          </table:table-cell>
          <table:table-cell office:value-type="float" office:value="1427905522.27343" calcext:value-type="float">
            <text:p>1427905522.27343</text:p>
          </table:table-cell>
          <table:table-cell office:value-type="float" office:value="1427905523.32929" calcext:value-type="float">
            <text:p>1427905523.32929</text:p>
          </table:table-cell>
          <table:table-cell/>
          <table:table-cell table:formula="of:=MAX([.B423];[.D423];[.G423])-MAX([.A423];[.C423];[.E423])" office:value-type="float" office:value="4.76352310180664" calcext:value-type="float">
            <text:p>4.7635231018</text:p>
          </table:table-cell>
          <table:table-cell table:formula="of:=IF(ISBLANK([.E423]);&quot;&quot;;[.I423])" office:value-type="float" office:value="4.76352310180664" calcext:value-type="float">
            <text:p>4.7635231018</text:p>
          </table:table-cell>
          <table:table-cell table:formula="of:=IF(OR(ISBLANK([.E423]);[.I423]&lt;=0);&quot;&quot;;[.I423])" office:value-type="float" office:value="4.76352310180664" calcext:value-type="float">
            <text:p>4.76352310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8.56707" calcext:value-type="float">
            <text:p>1427905518.56707</text:p>
          </table:table-cell>
          <table:table-cell office:value-type="float" office:value="1427905522.76749" calcext:value-type="float">
            <text:p>1427905522.76749</text:p>
          </table:table-cell>
          <table:table-cell office:value-type="float" office:value="1427905523.7871" calcext:value-type="float">
            <text:p>1427905523.7871</text:p>
          </table:table-cell>
          <table:table-cell/>
          <table:table-cell table:formula="of:=MAX([.B424];[.D424];[.G424])-MAX([.A424];[.C424];[.E424])" office:value-type="float" office:value="5.2200300693512" calcext:value-type="float">
            <text:p>5.2200300694</text:p>
          </table:table-cell>
          <table:table-cell table:formula="of:=IF(ISBLANK([.E424]);&quot;&quot;;[.I424])" office:value-type="float" office:value="5.2200300693512" calcext:value-type="float">
            <text:p>5.2200300694</text:p>
          </table:table-cell>
          <table:table-cell table:formula="of:=IF(OR(ISBLANK([.E424]);[.I424]&lt;=0);&quot;&quot;;[.I424])" office:value-type="float" office:value="5.2200300693512" calcext:value-type="float">
            <text:p>5.22003006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8.5684" calcext:value-type="float">
            <text:p>1427905518.5684</text:p>
          </table:table-cell>
          <table:table-cell office:value-type="float" office:value="1427905522.14037" calcext:value-type="float">
            <text:p>1427905522.14037</text:p>
          </table:table-cell>
          <table:table-cell office:value-type="float" office:value="1427905523.24175" calcext:value-type="float">
            <text:p>1427905523.24175</text:p>
          </table:table-cell>
          <table:table-cell/>
          <table:table-cell table:formula="of:=MAX([.B425];[.D425];[.G425])-MAX([.A425];[.C425];[.E425])" office:value-type="float" office:value="4.67334485054016" calcext:value-type="float">
            <text:p>4.6733448505</text:p>
          </table:table-cell>
          <table:table-cell table:formula="of:=IF(ISBLANK([.E425]);&quot;&quot;;[.I425])" office:value-type="float" office:value="4.67334485054016" calcext:value-type="float">
            <text:p>4.6733448505</text:p>
          </table:table-cell>
          <table:table-cell table:formula="of:=IF(OR(ISBLANK([.E425]);[.I425]&lt;=0);&quot;&quot;;[.I425])" office:value-type="float" office:value="4.67334485054016" calcext:value-type="float">
            <text:p>4.67334485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8.56976" calcext:value-type="float">
            <text:p>1427905518.56976</text:p>
          </table:table-cell>
          <table:table-cell office:value-type="float" office:value="1427905522.73446" calcext:value-type="float">
            <text:p>1427905522.73446</text:p>
          </table:table-cell>
          <table:table-cell office:value-type="float" office:value="1427905523.82737" calcext:value-type="float">
            <text:p>1427905523.82737</text:p>
          </table:table-cell>
          <table:table-cell/>
          <table:table-cell table:formula="of:=MAX([.B426];[.D426];[.G426])-MAX([.A426];[.C426];[.E426])" office:value-type="float" office:value="5.25761795043945" calcext:value-type="float">
            <text:p>5.2576179504</text:p>
          </table:table-cell>
          <table:table-cell table:formula="of:=IF(ISBLANK([.E426]);&quot;&quot;;[.I426])" office:value-type="float" office:value="5.25761795043945" calcext:value-type="float">
            <text:p>5.2576179504</text:p>
          </table:table-cell>
          <table:table-cell table:formula="of:=IF(OR(ISBLANK([.E426]);[.I426]&lt;=0);&quot;&quot;;[.I426])" office:value-type="float" office:value="5.25761795043945" calcext:value-type="float">
            <text:p>5.25761795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8.57108" calcext:value-type="float">
            <text:p>1427905518.57108</text:p>
          </table:table-cell>
          <table:table-cell office:value-type="float" office:value="1427905522.40469" calcext:value-type="float">
            <text:p>1427905522.40469</text:p>
          </table:table-cell>
          <table:table-cell office:value-type="float" office:value="1427905523.44156" calcext:value-type="float">
            <text:p>1427905523.44156</text:p>
          </table:table-cell>
          <table:table-cell/>
          <table:table-cell table:formula="of:=MAX([.B427];[.D427];[.G427])-MAX([.A427];[.C427];[.E427])" office:value-type="float" office:value="4.87047505378723" calcext:value-type="float">
            <text:p>4.8704750538</text:p>
          </table:table-cell>
          <table:table-cell table:formula="of:=IF(ISBLANK([.E427]);&quot;&quot;;[.I427])" office:value-type="float" office:value="4.87047505378723" calcext:value-type="float">
            <text:p>4.8704750538</text:p>
          </table:table-cell>
          <table:table-cell table:formula="of:=IF(OR(ISBLANK([.E427]);[.I427]&lt;=0);&quot;&quot;;[.I427])" office:value-type="float" office:value="4.87047505378723" calcext:value-type="float">
            <text:p>4.87047505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8.57301" calcext:value-type="float">
            <text:p>1427905518.57301</text:p>
          </table:table-cell>
          <table:table-cell office:value-type="float" office:value="1427905522.71617" calcext:value-type="float">
            <text:p>1427905522.71617</text:p>
          </table:table-cell>
          <table:table-cell office:value-type="float" office:value="1427905523.78035" calcext:value-type="float">
            <text:p>1427905523.78035</text:p>
          </table:table-cell>
          <table:table-cell/>
          <table:table-cell table:formula="of:=MAX([.B428];[.D428];[.G428])-MAX([.A428];[.C428];[.E428])" office:value-type="float" office:value="5.2073438167572" calcext:value-type="float">
            <text:p>5.2073438168</text:p>
          </table:table-cell>
          <table:table-cell table:formula="of:=IF(ISBLANK([.E428]);&quot;&quot;;[.I428])" office:value-type="float" office:value="5.2073438167572" calcext:value-type="float">
            <text:p>5.2073438168</text:p>
          </table:table-cell>
          <table:table-cell table:formula="of:=IF(OR(ISBLANK([.E428]);[.I428]&lt;=0);&quot;&quot;;[.I428])" office:value-type="float" office:value="5.2073438167572" calcext:value-type="float">
            <text:p>5.20734381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8.57439" calcext:value-type="float">
            <text:p>1427905518.57439</text:p>
          </table:table-cell>
          <table:table-cell office:value-type="float" office:value="1427905522.68584" calcext:value-type="float">
            <text:p>1427905522.68584</text:p>
          </table:table-cell>
          <table:table-cell office:value-type="float" office:value="1427905523.77435" calcext:value-type="float">
            <text:p>1427905523.77435</text:p>
          </table:table-cell>
          <table:table-cell/>
          <table:table-cell table:formula="of:=MAX([.B429];[.D429];[.G429])-MAX([.A429];[.C429];[.E429])" office:value-type="float" office:value="5.19996404647827" calcext:value-type="float">
            <text:p>5.1999640465</text:p>
          </table:table-cell>
          <table:table-cell table:formula="of:=IF(ISBLANK([.E429]);&quot;&quot;;[.I429])" office:value-type="float" office:value="5.19996404647827" calcext:value-type="float">
            <text:p>5.1999640465</text:p>
          </table:table-cell>
          <table:table-cell table:formula="of:=IF(OR(ISBLANK([.E429]);[.I429]&lt;=0);&quot;&quot;;[.I429])" office:value-type="float" office:value="5.19996404647827" calcext:value-type="float">
            <text:p>5.19996404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8.57591" calcext:value-type="float">
            <text:p>1427905518.57591</text:p>
          </table:table-cell>
          <table:table-cell office:value-type="float" office:value="1427905522.39492" calcext:value-type="float">
            <text:p>1427905522.39492</text:p>
          </table:table-cell>
          <table:table-cell office:value-type="float" office:value="1427905523.49695" calcext:value-type="float">
            <text:p>1427905523.49695</text:p>
          </table:table-cell>
          <table:table-cell/>
          <table:table-cell table:formula="of:=MAX([.B430];[.D430];[.G430])-MAX([.A430];[.C430];[.E430])" office:value-type="float" office:value="4.92103886604309" calcext:value-type="float">
            <text:p>4.921038866</text:p>
          </table:table-cell>
          <table:table-cell table:formula="of:=IF(ISBLANK([.E430]);&quot;&quot;;[.I430])" office:value-type="float" office:value="4.92103886604309" calcext:value-type="float">
            <text:p>4.921038866</text:p>
          </table:table-cell>
          <table:table-cell table:formula="of:=IF(OR(ISBLANK([.E430]);[.I430]&lt;=0);&quot;&quot;;[.I430])" office:value-type="float" office:value="4.92103886604309" calcext:value-type="float">
            <text:p>4.9210388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18.57722" calcext:value-type="float">
            <text:p>1427905518.57722</text:p>
          </table:table-cell>
          <table:table-cell office:value-type="float" office:value="1427905522.46424" calcext:value-type="float">
            <text:p>1427905522.46424</text:p>
          </table:table-cell>
          <table:table-cell office:value-type="float" office:value="1427905523.51692" calcext:value-type="float">
            <text:p>1427905523.51692</text:p>
          </table:table-cell>
          <table:table-cell/>
          <table:table-cell table:formula="of:=MAX([.B431];[.D431];[.G431])-MAX([.A431];[.C431];[.E431])" office:value-type="float" office:value="4.93969798088074" calcext:value-type="float">
            <text:p>4.9396979809</text:p>
          </table:table-cell>
          <table:table-cell table:formula="of:=IF(ISBLANK([.E431]);&quot;&quot;;[.I431])" office:value-type="float" office:value="4.93969798088074" calcext:value-type="float">
            <text:p>4.9396979809</text:p>
          </table:table-cell>
          <table:table-cell table:formula="of:=IF(OR(ISBLANK([.E431]);[.I431]&lt;=0);&quot;&quot;;[.I431])" office:value-type="float" office:value="4.93969798088074" calcext:value-type="float">
            <text:p>4.93969798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23.82739" calcext:value-type="float">
            <text:p>1427905523.82739</text:p>
          </table:table-cell>
          <table:table-cell office:value-type="float" office:value="1427905529.44927" calcext:value-type="float">
            <text:p>1427905529.44927</text:p>
          </table:table-cell>
          <table:table-cell table:number-columns-repeated="4"/>
          <table:table-cell table:formula="of:=MAX([.B432];[.D432];[.G432])-MAX([.A432];[.C432];[.E432])" office:value-type="float" office:value="5.62188005447388" calcext:value-type="float">
            <text:p>5.6218800545</text:p>
          </table:table-cell>
          <table:table-cell table:formula="of:=IF(ISBLANK([.E432]);&quot;&quot;;[.I432])">
            <text:p/>
          </table:table-cell>
          <table:table-cell table:formula="of:=IF(OR(ISBLANK([.E432]);[.I432]&lt;=0);&quot;&quot;;[.I43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3.82739" calcext:value-type="float">
            <text:p>1427905523.82739</text:p>
          </table:table-cell>
          <table:table-cell office:value-type="float" office:value="1427905526.98354" calcext:value-type="float">
            <text:p>1427905526.98354</text:p>
          </table:table-cell>
          <table:table-cell office:value-type="float" office:value="1427905527.98558" calcext:value-type="float">
            <text:p>1427905527.98558</text:p>
          </table:table-cell>
          <table:table-cell/>
          <table:table-cell table:formula="of:=MAX([.B433];[.D433];[.G433])-MAX([.A433];[.C433];[.E433])" office:value-type="float" office:value="4.15819001197815" calcext:value-type="float">
            <text:p>4.158190012</text:p>
          </table:table-cell>
          <table:table-cell table:formula="of:=IF(ISBLANK([.E433]);&quot;&quot;;[.I433])" office:value-type="float" office:value="4.15819001197815" calcext:value-type="float">
            <text:p>4.158190012</text:p>
          </table:table-cell>
          <table:table-cell table:formula="of:=IF(OR(ISBLANK([.E433]);[.I433]&lt;=0);&quot;&quot;;[.I433])" office:value-type="float" office:value="4.15819001197815" calcext:value-type="float">
            <text:p>4.1581900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3.82877" calcext:value-type="float">
            <text:p>1427905523.82877</text:p>
          </table:table-cell>
          <table:table-cell office:value-type="float" office:value="1427905527.3641" calcext:value-type="float">
            <text:p>1427905527.3641</text:p>
          </table:table-cell>
          <table:table-cell office:value-type="float" office:value="1427905528.40422" calcext:value-type="float">
            <text:p>1427905528.40422</text:p>
          </table:table-cell>
          <table:table-cell/>
          <table:table-cell table:formula="of:=MAX([.B434];[.D434];[.G434])-MAX([.A434];[.C434];[.E434])" office:value-type="float" office:value="4.57544994354248" calcext:value-type="float">
            <text:p>4.5754499435</text:p>
          </table:table-cell>
          <table:table-cell table:formula="of:=IF(ISBLANK([.E434]);&quot;&quot;;[.I434])" office:value-type="float" office:value="4.57544994354248" calcext:value-type="float">
            <text:p>4.5754499435</text:p>
          </table:table-cell>
          <table:table-cell table:formula="of:=IF(OR(ISBLANK([.E434]);[.I434]&lt;=0);&quot;&quot;;[.I434])" office:value-type="float" office:value="4.57544994354248" calcext:value-type="float">
            <text:p>4.57544994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3.83008" calcext:value-type="float">
            <text:p>1427905523.83008</text:p>
          </table:table-cell>
          <table:table-cell office:value-type="float" office:value="1427905527.55141" calcext:value-type="float">
            <text:p>1427905527.55141</text:p>
          </table:table-cell>
          <table:table-cell office:value-type="float" office:value="1427905528.62572" calcext:value-type="float">
            <text:p>1427905528.62572</text:p>
          </table:table-cell>
          <table:table-cell/>
          <table:table-cell table:formula="of:=MAX([.B435];[.D435];[.G435])-MAX([.A435];[.C435];[.E435])" office:value-type="float" office:value="4.79564094543457" calcext:value-type="float">
            <text:p>4.7956409454</text:p>
          </table:table-cell>
          <table:table-cell table:formula="of:=IF(ISBLANK([.E435]);&quot;&quot;;[.I435])" office:value-type="float" office:value="4.79564094543457" calcext:value-type="float">
            <text:p>4.7956409454</text:p>
          </table:table-cell>
          <table:table-cell table:formula="of:=IF(OR(ISBLANK([.E435]);[.I435]&lt;=0);&quot;&quot;;[.I435])" office:value-type="float" office:value="4.79564094543457" calcext:value-type="float">
            <text:p>4.79564094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3.83138" calcext:value-type="float">
            <text:p>1427905523.83138</text:p>
          </table:table-cell>
          <table:table-cell office:value-type="float" office:value="1427905528.34864" calcext:value-type="float">
            <text:p>1427905528.34864</text:p>
          </table:table-cell>
          <table:table-cell office:value-type="float" office:value="1427905529.44926" calcext:value-type="float">
            <text:p>1427905529.44926</text:p>
          </table:table-cell>
          <table:table-cell/>
          <table:table-cell table:formula="of:=MAX([.B436];[.D436];[.G436])-MAX([.A436];[.C436];[.E436])" office:value-type="float" office:value="5.61787915229797" calcext:value-type="float">
            <text:p>5.6178791523</text:p>
          </table:table-cell>
          <table:table-cell table:formula="of:=IF(ISBLANK([.E436]);&quot;&quot;;[.I436])" office:value-type="float" office:value="5.61787915229797" calcext:value-type="float">
            <text:p>5.6178791523</text:p>
          </table:table-cell>
          <table:table-cell table:formula="of:=IF(OR(ISBLANK([.E436]);[.I436]&lt;=0);&quot;&quot;;[.I436])" office:value-type="float" office:value="5.61787915229797" calcext:value-type="float">
            <text:p>5.61787915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3.83275" calcext:value-type="float">
            <text:p>1427905523.83275</text:p>
          </table:table-cell>
          <table:table-cell office:value-type="float" office:value="1427905528.45799" calcext:value-type="float">
            <text:p>1427905528.45799</text:p>
          </table:table-cell>
          <table:table-cell office:value-type="float" office:value="1427905529.41968" calcext:value-type="float">
            <text:p>1427905529.41968</text:p>
          </table:table-cell>
          <table:table-cell/>
          <table:table-cell table:formula="of:=MAX([.B437];[.D437];[.G437])-MAX([.A437];[.C437];[.E437])" office:value-type="float" office:value="5.58692312240601" calcext:value-type="float">
            <text:p>5.5869231224</text:p>
          </table:table-cell>
          <table:table-cell table:formula="of:=IF(ISBLANK([.E437]);&quot;&quot;;[.I437])" office:value-type="float" office:value="5.58692312240601" calcext:value-type="float">
            <text:p>5.5869231224</text:p>
          </table:table-cell>
          <table:table-cell table:formula="of:=IF(OR(ISBLANK([.E437]);[.I437]&lt;=0);&quot;&quot;;[.I437])" office:value-type="float" office:value="5.58692312240601" calcext:value-type="float">
            <text:p>5.58692312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3.83405" calcext:value-type="float">
            <text:p>1427905523.83405</text:p>
          </table:table-cell>
          <table:table-cell office:value-type="float" office:value="1427905528.40549" calcext:value-type="float">
            <text:p>1427905528.40549</text:p>
          </table:table-cell>
          <table:table-cell office:value-type="float" office:value="1427905529.42515" calcext:value-type="float">
            <text:p>1427905529.42515</text:p>
          </table:table-cell>
          <table:table-cell/>
          <table:table-cell table:formula="of:=MAX([.B438];[.D438];[.G438])-MAX([.A438];[.C438];[.E438])" office:value-type="float" office:value="5.59109497070313" calcext:value-type="float">
            <text:p>5.5910949707</text:p>
          </table:table-cell>
          <table:table-cell table:formula="of:=IF(ISBLANK([.E438]);&quot;&quot;;[.I438])" office:value-type="float" office:value="5.59109497070313" calcext:value-type="float">
            <text:p>5.5910949707</text:p>
          </table:table-cell>
          <table:table-cell table:formula="of:=IF(OR(ISBLANK([.E438]);[.I438]&lt;=0);&quot;&quot;;[.I438])" office:value-type="float" office:value="5.59109497070313" calcext:value-type="float">
            <text:p>5.59109497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3.83647" calcext:value-type="float">
            <text:p>1427905523.83647</text:p>
          </table:table-cell>
          <table:table-cell office:value-type="float" office:value="1427905527.48389" calcext:value-type="float">
            <text:p>1427905527.48389</text:p>
          </table:table-cell>
          <table:table-cell office:value-type="float" office:value="1427905528.47542" calcext:value-type="float">
            <text:p>1427905528.47542</text:p>
          </table:table-cell>
          <table:table-cell/>
          <table:table-cell table:formula="of:=MAX([.B439];[.D439];[.G439])-MAX([.A439];[.C439];[.E439])" office:value-type="float" office:value="4.63895487785339" calcext:value-type="float">
            <text:p>4.6389548779</text:p>
          </table:table-cell>
          <table:table-cell table:formula="of:=IF(ISBLANK([.E439]);&quot;&quot;;[.I439])" office:value-type="float" office:value="4.63895487785339" calcext:value-type="float">
            <text:p>4.6389548779</text:p>
          </table:table-cell>
          <table:table-cell table:formula="of:=IF(OR(ISBLANK([.E439]);[.I439]&lt;=0);&quot;&quot;;[.I439])" office:value-type="float" office:value="4.63895487785339" calcext:value-type="float">
            <text:p>4.63895487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3.83781" calcext:value-type="float">
            <text:p>1427905523.83781</text:p>
          </table:table-cell>
          <table:table-cell office:value-type="float" office:value="1427905527.49379" calcext:value-type="float">
            <text:p>1427905527.49379</text:p>
          </table:table-cell>
          <table:table-cell office:value-type="float" office:value="1427905528.53601" calcext:value-type="float">
            <text:p>1427905528.53601</text:p>
          </table:table-cell>
          <table:table-cell/>
          <table:table-cell table:formula="of:=MAX([.B440];[.D440];[.G440])-MAX([.A440];[.C440];[.E440])" office:value-type="float" office:value="4.6981999874115" calcext:value-type="float">
            <text:p>4.6981999874</text:p>
          </table:table-cell>
          <table:table-cell table:formula="of:=IF(ISBLANK([.E440]);&quot;&quot;;[.I440])" office:value-type="float" office:value="4.6981999874115" calcext:value-type="float">
            <text:p>4.6981999874</text:p>
          </table:table-cell>
          <table:table-cell table:formula="of:=IF(OR(ISBLANK([.E440]);[.I440]&lt;=0);&quot;&quot;;[.I440])" office:value-type="float" office:value="4.6981999874115" calcext:value-type="float">
            <text:p>4.69819998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3.83911" calcext:value-type="float">
            <text:p>1427905523.83911</text:p>
          </table:table-cell>
          <table:table-cell office:value-type="float" office:value="1427905527.36416" calcext:value-type="float">
            <text:p>1427905527.36416</text:p>
          </table:table-cell>
          <table:table-cell office:value-type="float" office:value="1427905528.46787" calcext:value-type="float">
            <text:p>1427905528.46787</text:p>
          </table:table-cell>
          <table:table-cell/>
          <table:table-cell table:formula="of:=MAX([.B441];[.D441];[.G441])-MAX([.A441];[.C441];[.E441])" office:value-type="float" office:value="4.62876510620117" calcext:value-type="float">
            <text:p>4.6287651062</text:p>
          </table:table-cell>
          <table:table-cell table:formula="of:=IF(ISBLANK([.E441]);&quot;&quot;;[.I441])" office:value-type="float" office:value="4.62876510620117" calcext:value-type="float">
            <text:p>4.6287651062</text:p>
          </table:table-cell>
          <table:table-cell table:formula="of:=IF(OR(ISBLANK([.E441]);[.I441]&lt;=0);&quot;&quot;;[.I441])" office:value-type="float" office:value="4.62876510620117" calcext:value-type="float">
            <text:p>4.62876510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3.84041" calcext:value-type="float">
            <text:p>1427905523.84041</text:p>
          </table:table-cell>
          <table:table-cell office:value-type="float" office:value="1427905527.09084" calcext:value-type="float">
            <text:p>1427905527.09084</text:p>
          </table:table-cell>
          <table:table-cell office:value-type="float" office:value="1427905528.06088" calcext:value-type="float">
            <text:p>1427905528.06088</text:p>
          </table:table-cell>
          <table:table-cell/>
          <table:table-cell table:formula="of:=MAX([.B442];[.D442];[.G442])-MAX([.A442];[.C442];[.E442])" office:value-type="float" office:value="4.22047019004822" calcext:value-type="float">
            <text:p>4.22047019</text:p>
          </table:table-cell>
          <table:table-cell table:formula="of:=IF(ISBLANK([.E442]);&quot;&quot;;[.I442])" office:value-type="float" office:value="4.22047019004822" calcext:value-type="float">
            <text:p>4.22047019</text:p>
          </table:table-cell>
          <table:table-cell table:formula="of:=IF(OR(ISBLANK([.E442]);[.I442]&lt;=0);&quot;&quot;;[.I442])" office:value-type="float" office:value="4.22047019004822" calcext:value-type="float">
            <text:p>4.22047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29.44928" calcext:value-type="float">
            <text:p>1427905529.44928</text:p>
          </table:table-cell>
          <table:table-cell office:value-type="float" office:value="1427905534.57672" calcext:value-type="float">
            <text:p>1427905534.57672</text:p>
          </table:table-cell>
          <table:table-cell table:number-columns-repeated="4"/>
          <table:table-cell table:formula="of:=MAX([.B443];[.D443];[.G443])-MAX([.A443];[.C443];[.E443])" office:value-type="float" office:value="5.127436876297" calcext:value-type="float">
            <text:p>5.1274368763</text:p>
          </table:table-cell>
          <table:table-cell table:formula="of:=IF(ISBLANK([.E443]);&quot;&quot;;[.I443])">
            <text:p/>
          </table:table-cell>
          <table:table-cell table:formula="of:=IF(OR(ISBLANK([.E443]);[.I443]&lt;=0);&quot;&quot;;[.I44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9.44928" calcext:value-type="float">
            <text:p>1427905529.44928</text:p>
          </table:table-cell>
          <table:table-cell office:value-type="float" office:value="1427905533.21163" calcext:value-type="float">
            <text:p>1427905533.21163</text:p>
          </table:table-cell>
          <table:table-cell office:value-type="float" office:value="1427905534.30768" calcext:value-type="float">
            <text:p>1427905534.30768</text:p>
          </table:table-cell>
          <table:table-cell/>
          <table:table-cell table:formula="of:=MAX([.B444];[.D444];[.G444])-MAX([.A444];[.C444];[.E444])" office:value-type="float" office:value="4.85839200019836" calcext:value-type="float">
            <text:p>4.8583920002</text:p>
          </table:table-cell>
          <table:table-cell table:formula="of:=IF(ISBLANK([.E444]);&quot;&quot;;[.I444])" office:value-type="float" office:value="4.85839200019836" calcext:value-type="float">
            <text:p>4.8583920002</text:p>
          </table:table-cell>
          <table:table-cell table:formula="of:=IF(OR(ISBLANK([.E444]);[.I444]&lt;=0);&quot;&quot;;[.I444])" office:value-type="float" office:value="4.85839200019836" calcext:value-type="float">
            <text:p>4.85839200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9.45073" calcext:value-type="float">
            <text:p>1427905529.45073</text:p>
          </table:table-cell>
          <table:table-cell office:value-type="float" office:value="1427905533.48103" calcext:value-type="float">
            <text:p>1427905533.48103</text:p>
          </table:table-cell>
          <table:table-cell office:value-type="float" office:value="1427905534.57671" calcext:value-type="float">
            <text:p>1427905534.57671</text:p>
          </table:table-cell>
          <table:table-cell/>
          <table:table-cell table:formula="of:=MAX([.B445];[.D445];[.G445])-MAX([.A445];[.C445];[.E445])" office:value-type="float" office:value="5.12597608566284" calcext:value-type="float">
            <text:p>5.1259760857</text:p>
          </table:table-cell>
          <table:table-cell table:formula="of:=IF(ISBLANK([.E445]);&quot;&quot;;[.I445])" office:value-type="float" office:value="5.12597608566284" calcext:value-type="float">
            <text:p>5.1259760857</text:p>
          </table:table-cell>
          <table:table-cell table:formula="of:=IF(OR(ISBLANK([.E445]);[.I445]&lt;=0);&quot;&quot;;[.I445])" office:value-type="float" office:value="5.12597608566284" calcext:value-type="float">
            <text:p>5.12597608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9.45204" calcext:value-type="float">
            <text:p>1427905529.45204</text:p>
          </table:table-cell>
          <table:table-cell office:value-type="float" office:value="1427905533.2238" calcext:value-type="float">
            <text:p>1427905533.2238</text:p>
          </table:table-cell>
          <table:table-cell office:value-type="float" office:value="1427905534.25538" calcext:value-type="float">
            <text:p>1427905534.25538</text:p>
          </table:table-cell>
          <table:table-cell/>
          <table:table-cell table:formula="of:=MAX([.B446];[.D446];[.G446])-MAX([.A446];[.C446];[.E446])" office:value-type="float" office:value="4.80333805084229" calcext:value-type="float">
            <text:p>4.8033380508</text:p>
          </table:table-cell>
          <table:table-cell table:formula="of:=IF(ISBLANK([.E446]);&quot;&quot;;[.I446])" office:value-type="float" office:value="4.80333805084229" calcext:value-type="float">
            <text:p>4.8033380508</text:p>
          </table:table-cell>
          <table:table-cell table:formula="of:=IF(OR(ISBLANK([.E446]);[.I446]&lt;=0);&quot;&quot;;[.I446])" office:value-type="float" office:value="4.80333805084229" calcext:value-type="float">
            <text:p>4.80333805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9.45338" calcext:value-type="float">
            <text:p>1427905529.45338</text:p>
          </table:table-cell>
          <table:table-cell office:value-type="float" office:value="1427905533.18473" calcext:value-type="float">
            <text:p>1427905533.18473</text:p>
          </table:table-cell>
          <table:table-cell office:value-type="float" office:value="1427905534.21631" calcext:value-type="float">
            <text:p>1427905534.21631</text:p>
          </table:table-cell>
          <table:table-cell/>
          <table:table-cell table:formula="of:=MAX([.B447];[.D447];[.G447])-MAX([.A447];[.C447];[.E447])" office:value-type="float" office:value="4.76293182373047" calcext:value-type="float">
            <text:p>4.7629318237</text:p>
          </table:table-cell>
          <table:table-cell table:formula="of:=IF(ISBLANK([.E447]);&quot;&quot;;[.I447])" office:value-type="float" office:value="4.76293182373047" calcext:value-type="float">
            <text:p>4.7629318237</text:p>
          </table:table-cell>
          <table:table-cell table:formula="of:=IF(OR(ISBLANK([.E447]);[.I447]&lt;=0);&quot;&quot;;[.I447])" office:value-type="float" office:value="4.76293182373047" calcext:value-type="float">
            <text:p>4.76293182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9.45468" calcext:value-type="float">
            <text:p>1427905529.45468</text:p>
          </table:table-cell>
          <table:table-cell office:value-type="float" office:value="1427905533.02568" calcext:value-type="float">
            <text:p>1427905533.02568</text:p>
          </table:table-cell>
          <table:table-cell office:value-type="float" office:value="1427905534.11766" calcext:value-type="float">
            <text:p>1427905534.11766</text:p>
          </table:table-cell>
          <table:table-cell/>
          <table:table-cell table:formula="of:=MAX([.B448];[.D448];[.G448])-MAX([.A448];[.C448];[.E448])" office:value-type="float" office:value="4.66297602653503" calcext:value-type="float">
            <text:p>4.6629760265</text:p>
          </table:table-cell>
          <table:table-cell table:formula="of:=IF(ISBLANK([.E448]);&quot;&quot;;[.I448])" office:value-type="float" office:value="4.66297602653503" calcext:value-type="float">
            <text:p>4.6629760265</text:p>
          </table:table-cell>
          <table:table-cell table:formula="of:=IF(OR(ISBLANK([.E448]);[.I448]&lt;=0);&quot;&quot;;[.I448])" office:value-type="float" office:value="4.66297602653503" calcext:value-type="float">
            <text:p>4.66297602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9.45598" calcext:value-type="float">
            <text:p>1427905529.45598</text:p>
          </table:table-cell>
          <table:table-cell office:value-type="float" office:value="1427905533.41812" calcext:value-type="float">
            <text:p>1427905533.41812</text:p>
          </table:table-cell>
          <table:table-cell office:value-type="float" office:value="1427905534.45624" calcext:value-type="float">
            <text:p>1427905534.45624</text:p>
          </table:table-cell>
          <table:table-cell/>
          <table:table-cell table:formula="of:=MAX([.B449];[.D449];[.G449])-MAX([.A449];[.C449];[.E449])" office:value-type="float" office:value="5.0002589225769" calcext:value-type="float">
            <text:p>5.0002589226</text:p>
          </table:table-cell>
          <table:table-cell table:formula="of:=IF(ISBLANK([.E449]);&quot;&quot;;[.I449])" office:value-type="float" office:value="5.0002589225769" calcext:value-type="float">
            <text:p>5.0002589226</text:p>
          </table:table-cell>
          <table:table-cell table:formula="of:=IF(OR(ISBLANK([.E449]);[.I449]&lt;=0);&quot;&quot;;[.I449])" office:value-type="float" office:value="5.0002589225769" calcext:value-type="float">
            <text:p>5.00025892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9.45749" calcext:value-type="float">
            <text:p>1427905529.45749</text:p>
          </table:table-cell>
          <table:table-cell office:value-type="float" office:value="1427905533.01309" calcext:value-type="float">
            <text:p>1427905533.01309</text:p>
          </table:table-cell>
          <table:table-cell office:value-type="float" office:value="1427905534.10788" calcext:value-type="float">
            <text:p>1427905534.10788</text:p>
          </table:table-cell>
          <table:table-cell/>
          <table:table-cell table:formula="of:=MAX([.B450];[.D450];[.G450])-MAX([.A450];[.C450];[.E450])" office:value-type="float" office:value="4.65038704872131" calcext:value-type="float">
            <text:p>4.6503870487</text:p>
          </table:table-cell>
          <table:table-cell table:formula="of:=IF(ISBLANK([.E450]);&quot;&quot;;[.I450])" office:value-type="float" office:value="4.65038704872131" calcext:value-type="float">
            <text:p>4.6503870487</text:p>
          </table:table-cell>
          <table:table-cell table:formula="of:=IF(OR(ISBLANK([.E450]);[.I450]&lt;=0);&quot;&quot;;[.I450])" office:value-type="float" office:value="4.65038704872131" calcext:value-type="float">
            <text:p>4.65038704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9.45795" calcext:value-type="float">
            <text:p>1427905529.45795</text:p>
          </table:table-cell>
          <table:table-cell office:value-type="float" office:value="1427905532.72054" calcext:value-type="float">
            <text:p>1427905532.72054</text:p>
          </table:table-cell>
          <table:table-cell office:value-type="float" office:value="1427905533.81501" calcext:value-type="float">
            <text:p>1427905533.81501</text:p>
          </table:table-cell>
          <table:table-cell/>
          <table:table-cell table:formula="of:=MAX([.B451];[.D451];[.G451])-MAX([.A451];[.C451];[.E451])" office:value-type="float" office:value="4.35706877708435" calcext:value-type="float">
            <text:p>4.3570687771</text:p>
          </table:table-cell>
          <table:table-cell table:formula="of:=IF(ISBLANK([.E451]);&quot;&quot;;[.I451])" office:value-type="float" office:value="4.35706877708435" calcext:value-type="float">
            <text:p>4.3570687771</text:p>
          </table:table-cell>
          <table:table-cell table:formula="of:=IF(OR(ISBLANK([.E451]);[.I451]&lt;=0);&quot;&quot;;[.I451])" office:value-type="float" office:value="4.35706877708435" calcext:value-type="float">
            <text:p>4.35706877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9.4584" calcext:value-type="float">
            <text:p>1427905529.4584</text:p>
          </table:table-cell>
          <table:table-cell office:value-type="float" office:value="1427905532.8722" calcext:value-type="float">
            <text:p>1427905532.8722</text:p>
          </table:table-cell>
          <table:table-cell office:value-type="float" office:value="1427905533.8703" calcext:value-type="float">
            <text:p>1427905533.8703</text:p>
          </table:table-cell>
          <table:table-cell/>
          <table:table-cell table:formula="of:=MAX([.B452];[.D452];[.G452])-MAX([.A452];[.C452];[.E452])" office:value-type="float" office:value="4.41190600395203" calcext:value-type="float">
            <text:p>4.411906004</text:p>
          </table:table-cell>
          <table:table-cell table:formula="of:=IF(ISBLANK([.E452]);&quot;&quot;;[.I452])" office:value-type="float" office:value="4.41190600395203" calcext:value-type="float">
            <text:p>4.411906004</text:p>
          </table:table-cell>
          <table:table-cell table:formula="of:=IF(OR(ISBLANK([.E452]);[.I452]&lt;=0);&quot;&quot;;[.I452])" office:value-type="float" office:value="4.41190600395203" calcext:value-type="float">
            <text:p>4.4119060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29.45885" calcext:value-type="float">
            <text:p>1427905529.45885</text:p>
          </table:table-cell>
          <table:table-cell office:value-type="float" office:value="1427905532.78306" calcext:value-type="float">
            <text:p>1427905532.78306</text:p>
          </table:table-cell>
          <table:table-cell office:value-type="float" office:value="1427905533.88875" calcext:value-type="float">
            <text:p>1427905533.88875</text:p>
          </table:table-cell>
          <table:table-cell/>
          <table:table-cell table:formula="of:=MAX([.B453];[.D453];[.G453])-MAX([.A453];[.C453];[.E453])" office:value-type="float" office:value="4.42990398406982" calcext:value-type="float">
            <text:p>4.4299039841</text:p>
          </table:table-cell>
          <table:table-cell table:formula="of:=IF(ISBLANK([.E453]);&quot;&quot;;[.I453])" office:value-type="float" office:value="4.42990398406982" calcext:value-type="float">
            <text:p>4.4299039841</text:p>
          </table:table-cell>
          <table:table-cell table:formula="of:=IF(OR(ISBLANK([.E453]);[.I453]&lt;=0);&quot;&quot;;[.I453])" office:value-type="float" office:value="4.42990398406982" calcext:value-type="float">
            <text:p>4.4299039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34.57673" calcext:value-type="float">
            <text:p>1427905534.57673</text:p>
          </table:table-cell>
          <table:table-cell office:value-type="float" office:value="1427905540.27295" calcext:value-type="float">
            <text:p>1427905540.27295</text:p>
          </table:table-cell>
          <table:table-cell table:number-columns-repeated="4"/>
          <table:table-cell table:formula="of:=MAX([.B454];[.D454];[.G454])-MAX([.A454];[.C454];[.E454])" office:value-type="float" office:value="5.69622206687927" calcext:value-type="float">
            <text:p>5.6962220669</text:p>
          </table:table-cell>
          <table:table-cell table:formula="of:=IF(ISBLANK([.E454]);&quot;&quot;;[.I454])">
            <text:p/>
          </table:table-cell>
          <table:table-cell table:formula="of:=IF(OR(ISBLANK([.E454]);[.I454]&lt;=0);&quot;&quot;;[.I45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34.57674" calcext:value-type="float">
            <text:p>1427905534.57674</text:p>
          </table:table-cell>
          <table:table-cell office:value-type="float" office:value="1427905537.92962" calcext:value-type="float">
            <text:p>1427905537.92962</text:p>
          </table:table-cell>
          <table:table-cell office:value-type="float" office:value="1427905539.03926" calcext:value-type="float">
            <text:p>1427905539.03926</text:p>
          </table:table-cell>
          <table:table-cell/>
          <table:table-cell table:formula="of:=MAX([.B455];[.D455];[.G455])-MAX([.A455];[.C455];[.E455])" office:value-type="float" office:value="4.46252107620239" calcext:value-type="float">
            <text:p>4.4625210762</text:p>
          </table:table-cell>
          <table:table-cell table:formula="of:=IF(ISBLANK([.E455]);&quot;&quot;;[.I455])" office:value-type="float" office:value="4.46252107620239" calcext:value-type="float">
            <text:p>4.4625210762</text:p>
          </table:table-cell>
          <table:table-cell table:formula="of:=IF(OR(ISBLANK([.E455]);[.I455]&lt;=0);&quot;&quot;;[.I455])" office:value-type="float" office:value="4.46252107620239" calcext:value-type="float">
            <text:p>4.46252107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34.57813" calcext:value-type="float">
            <text:p>1427905534.57813</text:p>
          </table:table-cell>
          <table:table-cell office:value-type="float" office:value="1427905538.0916" calcext:value-type="float">
            <text:p>1427905538.0916</text:p>
          </table:table-cell>
          <table:table-cell office:value-type="float" office:value="1427905539.12496" calcext:value-type="float">
            <text:p>1427905539.12496</text:p>
          </table:table-cell>
          <table:table-cell/>
          <table:table-cell table:formula="of:=MAX([.B456];[.D456];[.G456])-MAX([.A456];[.C456];[.E456])" office:value-type="float" office:value="4.54683709144592" calcext:value-type="float">
            <text:p>4.5468370914</text:p>
          </table:table-cell>
          <table:table-cell table:formula="of:=IF(ISBLANK([.E456]);&quot;&quot;;[.I456])" office:value-type="float" office:value="4.54683709144592" calcext:value-type="float">
            <text:p>4.5468370914</text:p>
          </table:table-cell>
          <table:table-cell table:formula="of:=IF(OR(ISBLANK([.E456]);[.I456]&lt;=0);&quot;&quot;;[.I456])" office:value-type="float" office:value="4.54683709144592" calcext:value-type="float">
            <text:p>4.54683709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34.57944" calcext:value-type="float">
            <text:p>1427905534.57944</text:p>
          </table:table-cell>
          <table:table-cell office:value-type="float" office:value="1427905538.91307" calcext:value-type="float">
            <text:p>1427905538.91307</text:p>
          </table:table-cell>
          <table:table-cell office:value-type="float" office:value="1427905540.02139" calcext:value-type="float">
            <text:p>1427905540.02139</text:p>
          </table:table-cell>
          <table:table-cell/>
          <table:table-cell table:formula="of:=MAX([.B457];[.D457];[.G457])-MAX([.A457];[.C457];[.E457])" office:value-type="float" office:value="5.44195103645325" calcext:value-type="float">
            <text:p>5.4419510365</text:p>
          </table:table-cell>
          <table:table-cell table:formula="of:=IF(ISBLANK([.E457]);&quot;&quot;;[.I457])" office:value-type="float" office:value="5.44195103645325" calcext:value-type="float">
            <text:p>5.4419510365</text:p>
          </table:table-cell>
          <table:table-cell table:formula="of:=IF(OR(ISBLANK([.E457]);[.I457]&lt;=0);&quot;&quot;;[.I457])" office:value-type="float" office:value="5.44195103645325" calcext:value-type="float">
            <text:p>5.44195103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34.58078" calcext:value-type="float">
            <text:p>1427905534.58078</text:p>
          </table:table-cell>
          <table:table-cell office:value-type="float" office:value="1427905539.21309" calcext:value-type="float">
            <text:p>1427905539.21309</text:p>
          </table:table-cell>
          <table:table-cell office:value-type="float" office:value="1427905540.27295" calcext:value-type="float">
            <text:p>1427905540.27295</text:p>
          </table:table-cell>
          <table:table-cell/>
          <table:table-cell table:formula="of:=MAX([.B458];[.D458];[.G458])-MAX([.A458];[.C458];[.E458])" office:value-type="float" office:value="5.6921648979187" calcext:value-type="float">
            <text:p>5.6921648979</text:p>
          </table:table-cell>
          <table:table-cell table:formula="of:=IF(ISBLANK([.E458]);&quot;&quot;;[.I458])" office:value-type="float" office:value="5.6921648979187" calcext:value-type="float">
            <text:p>5.6921648979</text:p>
          </table:table-cell>
          <table:table-cell table:formula="of:=IF(OR(ISBLANK([.E458]);[.I458]&lt;=0);&quot;&quot;;[.I458])" office:value-type="float" office:value="5.6921648979187" calcext:value-type="float">
            <text:p>5.69216489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34.58209" calcext:value-type="float">
            <text:p>1427905534.58209</text:p>
          </table:table-cell>
          <table:table-cell office:value-type="float" office:value="1427905538.44243" calcext:value-type="float">
            <text:p>1427905538.44243</text:p>
          </table:table-cell>
          <table:table-cell office:value-type="float" office:value="1427905539.46093" calcext:value-type="float">
            <text:p>1427905539.46093</text:p>
          </table:table-cell>
          <table:table-cell/>
          <table:table-cell table:formula="of:=MAX([.B459];[.D459];[.G459])-MAX([.A459];[.C459];[.E459])" office:value-type="float" office:value="4.87884497642517" calcext:value-type="float">
            <text:p>4.8788449764</text:p>
          </table:table-cell>
          <table:table-cell table:formula="of:=IF(ISBLANK([.E459]);&quot;&quot;;[.I459])" office:value-type="float" office:value="4.87884497642517" calcext:value-type="float">
            <text:p>4.8788449764</text:p>
          </table:table-cell>
          <table:table-cell table:formula="of:=IF(OR(ISBLANK([.E459]);[.I459]&lt;=0);&quot;&quot;;[.I459])" office:value-type="float" office:value="4.87884497642517" calcext:value-type="float">
            <text:p>4.87884497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34.58338" calcext:value-type="float">
            <text:p>1427905534.58338</text:p>
          </table:table-cell>
          <table:table-cell office:value-type="float" office:value="1427905538.25433" calcext:value-type="float">
            <text:p>1427905538.25433</text:p>
          </table:table-cell>
          <table:table-cell office:value-type="float" office:value="1427905539.21524" calcext:value-type="float">
            <text:p>1427905539.21524</text:p>
          </table:table-cell>
          <table:table-cell/>
          <table:table-cell table:formula="of:=MAX([.B460];[.D460];[.G460])-MAX([.A460];[.C460];[.E460])" office:value-type="float" office:value="4.63185787200928" calcext:value-type="float">
            <text:p>4.631857872</text:p>
          </table:table-cell>
          <table:table-cell table:formula="of:=IF(ISBLANK([.E460]);&quot;&quot;;[.I460])" office:value-type="float" office:value="4.63185787200928" calcext:value-type="float">
            <text:p>4.631857872</text:p>
          </table:table-cell>
          <table:table-cell table:formula="of:=IF(OR(ISBLANK([.E460]);[.I460]&lt;=0);&quot;&quot;;[.I460])" office:value-type="float" office:value="4.63185787200928" calcext:value-type="float">
            <text:p>4.6318578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34.58514" calcext:value-type="float">
            <text:p>1427905534.58514</text:p>
          </table:table-cell>
          <table:table-cell office:value-type="float" office:value="1427905538.56391" calcext:value-type="float">
            <text:p>1427905538.56391</text:p>
          </table:table-cell>
          <table:table-cell office:value-type="float" office:value="1427905539.60364" calcext:value-type="float">
            <text:p>1427905539.60364</text:p>
          </table:table-cell>
          <table:table-cell/>
          <table:table-cell table:formula="of:=MAX([.B461];[.D461];[.G461])-MAX([.A461];[.C461];[.E461])" office:value-type="float" office:value="5.01849699020386" calcext:value-type="float">
            <text:p>5.0184969902</text:p>
          </table:table-cell>
          <table:table-cell table:formula="of:=IF(ISBLANK([.E461]);&quot;&quot;;[.I461])" office:value-type="float" office:value="5.01849699020386" calcext:value-type="float">
            <text:p>5.0184969902</text:p>
          </table:table-cell>
          <table:table-cell table:formula="of:=IF(OR(ISBLANK([.E461]);[.I461]&lt;=0);&quot;&quot;;[.I461])" office:value-type="float" office:value="5.01849699020386" calcext:value-type="float">
            <text:p>5.01849699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34.58644" calcext:value-type="float">
            <text:p>1427905534.58644</text:p>
          </table:table-cell>
          <table:table-cell office:value-type="float" office:value="1427905538.01338" calcext:value-type="float">
            <text:p>1427905538.01338</text:p>
          </table:table-cell>
          <table:table-cell office:value-type="float" office:value="1427905539.05181" calcext:value-type="float">
            <text:p>1427905539.05181</text:p>
          </table:table-cell>
          <table:table-cell/>
          <table:table-cell table:formula="of:=MAX([.B462];[.D462];[.G462])-MAX([.A462];[.C462];[.E462])" office:value-type="float" office:value="4.46536898612976" calcext:value-type="float">
            <text:p>4.4653689861</text:p>
          </table:table-cell>
          <table:table-cell table:formula="of:=IF(ISBLANK([.E462]);&quot;&quot;;[.I462])" office:value-type="float" office:value="4.46536898612976" calcext:value-type="float">
            <text:p>4.4653689861</text:p>
          </table:table-cell>
          <table:table-cell table:formula="of:=IF(OR(ISBLANK([.E462]);[.I462]&lt;=0);&quot;&quot;;[.I462])" office:value-type="float" office:value="4.46536898612976" calcext:value-type="float">
            <text:p>4.46536898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34.58774" calcext:value-type="float">
            <text:p>1427905534.58774</text:p>
          </table:table-cell>
          <table:table-cell office:value-type="float" office:value="1427905539.01428" calcext:value-type="float">
            <text:p>1427905539.01428</text:p>
          </table:table-cell>
          <table:table-cell office:value-type="float" office:value="1427905540.03815" calcext:value-type="float">
            <text:p>1427905540.03815</text:p>
          </table:table-cell>
          <table:table-cell/>
          <table:table-cell table:formula="of:=MAX([.B463];[.D463];[.G463])-MAX([.A463];[.C463];[.E463])" office:value-type="float" office:value="5.45041179656982" calcext:value-type="float">
            <text:p>5.4504117966</text:p>
          </table:table-cell>
          <table:table-cell table:formula="of:=IF(ISBLANK([.E463]);&quot;&quot;;[.I463])" office:value-type="float" office:value="5.45041179656982" calcext:value-type="float">
            <text:p>5.4504117966</text:p>
          </table:table-cell>
          <table:table-cell table:formula="of:=IF(OR(ISBLANK([.E463]);[.I463]&lt;=0);&quot;&quot;;[.I463])" office:value-type="float" office:value="5.45041179656982" calcext:value-type="float">
            <text:p>5.45041179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34.58908" calcext:value-type="float">
            <text:p>1427905534.58908</text:p>
          </table:table-cell>
          <table:table-cell office:value-type="float" office:value="1427905538.15981" calcext:value-type="float">
            <text:p>1427905538.15981</text:p>
          </table:table-cell>
          <table:table-cell office:value-type="float" office:value="1427905539.20721" calcext:value-type="float">
            <text:p>1427905539.20721</text:p>
          </table:table-cell>
          <table:table-cell/>
          <table:table-cell table:formula="of:=MAX([.B464];[.D464];[.G464])-MAX([.A464];[.C464];[.E464])" office:value-type="float" office:value="4.61812901496887" calcext:value-type="float">
            <text:p>4.618129015</text:p>
          </table:table-cell>
          <table:table-cell table:formula="of:=IF(ISBLANK([.E464]);&quot;&quot;;[.I464])" office:value-type="float" office:value="4.61812901496887" calcext:value-type="float">
            <text:p>4.618129015</text:p>
          </table:table-cell>
          <table:table-cell table:formula="of:=IF(OR(ISBLANK([.E464]);[.I464]&lt;=0);&quot;&quot;;[.I464])" office:value-type="float" office:value="4.61812901496887" calcext:value-type="float">
            <text:p>4.618129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40.27297" calcext:value-type="float">
            <text:p>1427905540.27297</text:p>
          </table:table-cell>
          <table:table-cell office:value-type="float" office:value="1427905546.04959" calcext:value-type="float">
            <text:p>1427905546.04959</text:p>
          </table:table-cell>
          <table:table-cell table:number-columns-repeated="4"/>
          <table:table-cell table:formula="of:=MAX([.B465];[.D465];[.G465])-MAX([.A465];[.C465];[.E465])" office:value-type="float" office:value="5.77662014961243" calcext:value-type="float">
            <text:p>5.7766201496</text:p>
          </table:table-cell>
          <table:table-cell table:formula="of:=IF(ISBLANK([.E465]);&quot;&quot;;[.I465])">
            <text:p/>
          </table:table-cell>
          <table:table-cell table:formula="of:=IF(OR(ISBLANK([.E465]);[.I465]&lt;=0);&quot;&quot;;[.I46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0.27297" calcext:value-type="float">
            <text:p>1427905540.27297</text:p>
          </table:table-cell>
          <table:table-cell office:value-type="float" office:value="1427905543.86476" calcext:value-type="float">
            <text:p>1427905543.86476</text:p>
          </table:table-cell>
          <table:table-cell office:value-type="float" office:value="1427905544.91754" calcext:value-type="float">
            <text:p>1427905544.91754</text:p>
          </table:table-cell>
          <table:table-cell/>
          <table:table-cell table:formula="of:=MAX([.B466];[.D466];[.G466])-MAX([.A466];[.C466];[.E466])" office:value-type="float" office:value="4.64457297325134" calcext:value-type="float">
            <text:p>4.6445729733</text:p>
          </table:table-cell>
          <table:table-cell table:formula="of:=IF(ISBLANK([.E466]);&quot;&quot;;[.I466])" office:value-type="float" office:value="4.64457297325134" calcext:value-type="float">
            <text:p>4.6445729733</text:p>
          </table:table-cell>
          <table:table-cell table:formula="of:=IF(OR(ISBLANK([.E466]);[.I466]&lt;=0);&quot;&quot;;[.I466])" office:value-type="float" office:value="4.64457297325134" calcext:value-type="float">
            <text:p>4.64457297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0.27433" calcext:value-type="float">
            <text:p>1427905540.27433</text:p>
          </table:table-cell>
          <table:table-cell office:value-type="float" office:value="1427905544.66826" calcext:value-type="float">
            <text:p>1427905544.66826</text:p>
          </table:table-cell>
          <table:table-cell office:value-type="float" office:value="1427905545.76183" calcext:value-type="float">
            <text:p>1427905545.76183</text:p>
          </table:table-cell>
          <table:table-cell/>
          <table:table-cell table:formula="of:=MAX([.B467];[.D467];[.G467])-MAX([.A467];[.C467];[.E467])" office:value-type="float" office:value="5.48750305175781" calcext:value-type="float">
            <text:p>5.4875030518</text:p>
          </table:table-cell>
          <table:table-cell table:formula="of:=IF(ISBLANK([.E467]);&quot;&quot;;[.I467])" office:value-type="float" office:value="5.48750305175781" calcext:value-type="float">
            <text:p>5.4875030518</text:p>
          </table:table-cell>
          <table:table-cell table:formula="of:=IF(OR(ISBLANK([.E467]);[.I467]&lt;=0);&quot;&quot;;[.I467])" office:value-type="float" office:value="5.48750305175781" calcext:value-type="float">
            <text:p>5.48750305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0.27563" calcext:value-type="float">
            <text:p>1427905540.27563</text:p>
          </table:table-cell>
          <table:table-cell office:value-type="float" office:value="1427905544.89406" calcext:value-type="float">
            <text:p>1427905544.89406</text:p>
          </table:table-cell>
          <table:table-cell office:value-type="float" office:value="1427905545.8836" calcext:value-type="float">
            <text:p>1427905545.8836</text:p>
          </table:table-cell>
          <table:table-cell/>
          <table:table-cell table:formula="of:=MAX([.B468];[.D468];[.G468])-MAX([.A468];[.C468];[.E468])" office:value-type="float" office:value="5.60796880722046" calcext:value-type="float">
            <text:p>5.6079688072</text:p>
          </table:table-cell>
          <table:table-cell table:formula="of:=IF(ISBLANK([.E468]);&quot;&quot;;[.I468])" office:value-type="float" office:value="5.60796880722046" calcext:value-type="float">
            <text:p>5.6079688072</text:p>
          </table:table-cell>
          <table:table-cell table:formula="of:=IF(OR(ISBLANK([.E468]);[.I468]&lt;=0);&quot;&quot;;[.I468])" office:value-type="float" office:value="5.60796880722046" calcext:value-type="float">
            <text:p>5.60796880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0.27698" calcext:value-type="float">
            <text:p>1427905540.27698</text:p>
          </table:table-cell>
          <table:table-cell office:value-type="float" office:value="1427905543.83743" calcext:value-type="float">
            <text:p>1427905543.83743</text:p>
          </table:table-cell>
          <table:table-cell office:value-type="float" office:value="1427905544.89737" calcext:value-type="float">
            <text:p>1427905544.89737</text:p>
          </table:table-cell>
          <table:table-cell/>
          <table:table-cell table:formula="of:=MAX([.B469];[.D469];[.G469])-MAX([.A469];[.C469];[.E469])" office:value-type="float" office:value="4.62039017677307" calcext:value-type="float">
            <text:p>4.6203901768</text:p>
          </table:table-cell>
          <table:table-cell table:formula="of:=IF(ISBLANK([.E469]);&quot;&quot;;[.I469])" office:value-type="float" office:value="4.62039017677307" calcext:value-type="float">
            <text:p>4.6203901768</text:p>
          </table:table-cell>
          <table:table-cell table:formula="of:=IF(OR(ISBLANK([.E469]);[.I469]&lt;=0);&quot;&quot;;[.I469])" office:value-type="float" office:value="4.62039017677307" calcext:value-type="float">
            <text:p>4.62039017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0.27828" calcext:value-type="float">
            <text:p>1427905540.27828</text:p>
          </table:table-cell>
          <table:table-cell office:value-type="float" office:value="1427905544.71503" calcext:value-type="float">
            <text:p>1427905544.71503</text:p>
          </table:table-cell>
          <table:table-cell office:value-type="float" office:value="1427905545.79528" calcext:value-type="float">
            <text:p>1427905545.79528</text:p>
          </table:table-cell>
          <table:table-cell/>
          <table:table-cell table:formula="of:=MAX([.B470];[.D470];[.G470])-MAX([.A470];[.C470];[.E470])" office:value-type="float" office:value="5.51699995994568" calcext:value-type="float">
            <text:p>5.5169999599</text:p>
          </table:table-cell>
          <table:table-cell table:formula="of:=IF(ISBLANK([.E470]);&quot;&quot;;[.I470])" office:value-type="float" office:value="5.51699995994568" calcext:value-type="float">
            <text:p>5.5169999599</text:p>
          </table:table-cell>
          <table:table-cell table:formula="of:=IF(OR(ISBLANK([.E470]);[.I470]&lt;=0);&quot;&quot;;[.I470])" office:value-type="float" office:value="5.51699995994568" calcext:value-type="float">
            <text:p>5.51699995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0.27958" calcext:value-type="float">
            <text:p>1427905540.27958</text:p>
          </table:table-cell>
          <table:table-cell office:value-type="float" office:value="1427905543.71929" calcext:value-type="float">
            <text:p>1427905543.71929</text:p>
          </table:table-cell>
          <table:table-cell office:value-type="float" office:value="1427905544.65572" calcext:value-type="float">
            <text:p>1427905544.65572</text:p>
          </table:table-cell>
          <table:table-cell/>
          <table:table-cell table:formula="of:=MAX([.B471];[.D471];[.G471])-MAX([.A471];[.C471];[.E471])" office:value-type="float" office:value="4.37613582611084" calcext:value-type="float">
            <text:p>4.3761358261</text:p>
          </table:table-cell>
          <table:table-cell table:formula="of:=IF(ISBLANK([.E471]);&quot;&quot;;[.I471])" office:value-type="float" office:value="4.37613582611084" calcext:value-type="float">
            <text:p>4.3761358261</text:p>
          </table:table-cell>
          <table:table-cell table:formula="of:=IF(OR(ISBLANK([.E471]);[.I471]&lt;=0);&quot;&quot;;[.I471])" office:value-type="float" office:value="4.37613582611084" calcext:value-type="float">
            <text:p>4.37613582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0.28148" calcext:value-type="float">
            <text:p>1427905540.28148</text:p>
          </table:table-cell>
          <table:table-cell office:value-type="float" office:value="1427905543.53276" calcext:value-type="float">
            <text:p>1427905543.53276</text:p>
          </table:table-cell>
          <table:table-cell office:value-type="float" office:value="1427905544.54375" calcext:value-type="float">
            <text:p>1427905544.54375</text:p>
          </table:table-cell>
          <table:table-cell/>
          <table:table-cell table:formula="of:=MAX([.B472];[.D472];[.G472])-MAX([.A472];[.C472];[.E472])" office:value-type="float" office:value="4.26226711273193" calcext:value-type="float">
            <text:p>4.2622671127</text:p>
          </table:table-cell>
          <table:table-cell table:formula="of:=IF(ISBLANK([.E472]);&quot;&quot;;[.I472])" office:value-type="float" office:value="4.26226711273193" calcext:value-type="float">
            <text:p>4.2622671127</text:p>
          </table:table-cell>
          <table:table-cell table:formula="of:=IF(OR(ISBLANK([.E472]);[.I472]&lt;=0);&quot;&quot;;[.I472])" office:value-type="float" office:value="4.26226711273193" calcext:value-type="float">
            <text:p>4.26226711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0.28279" calcext:value-type="float">
            <text:p>1427905540.28279</text:p>
          </table:table-cell>
          <table:table-cell office:value-type="float" office:value="1427905543.7191" calcext:value-type="float">
            <text:p>1427905543.7191</text:p>
          </table:table-cell>
          <table:table-cell office:value-type="float" office:value="1427905544.75321" calcext:value-type="float">
            <text:p>1427905544.75321</text:p>
          </table:table-cell>
          <table:table-cell/>
          <table:table-cell table:formula="of:=MAX([.B473];[.D473];[.G473])-MAX([.A473];[.C473];[.E473])" office:value-type="float" office:value="4.47042417526245" calcext:value-type="float">
            <text:p>4.4704241753</text:p>
          </table:table-cell>
          <table:table-cell table:formula="of:=IF(ISBLANK([.E473]);&quot;&quot;;[.I473])" office:value-type="float" office:value="4.47042417526245" calcext:value-type="float">
            <text:p>4.4704241753</text:p>
          </table:table-cell>
          <table:table-cell table:formula="of:=IF(OR(ISBLANK([.E473]);[.I473]&lt;=0);&quot;&quot;;[.I473])" office:value-type="float" office:value="4.47042417526245" calcext:value-type="float">
            <text:p>4.47042417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0.28409" calcext:value-type="float">
            <text:p>1427905540.28409</text:p>
          </table:table-cell>
          <table:table-cell office:value-type="float" office:value="1427905544.9938" calcext:value-type="float">
            <text:p>1427905544.9938</text:p>
          </table:table-cell>
          <table:table-cell office:value-type="float" office:value="1427905546.04958" calcext:value-type="float">
            <text:p>1427905546.04958</text:p>
          </table:table-cell>
          <table:table-cell/>
          <table:table-cell table:formula="of:=MAX([.B474];[.D474];[.G474])-MAX([.A474];[.C474];[.E474])" office:value-type="float" office:value="5.76549291610718" calcext:value-type="float">
            <text:p>5.7654929161</text:p>
          </table:table-cell>
          <table:table-cell table:formula="of:=IF(ISBLANK([.E474]);&quot;&quot;;[.I474])" office:value-type="float" office:value="5.76549291610718" calcext:value-type="float">
            <text:p>5.7654929161</text:p>
          </table:table-cell>
          <table:table-cell table:formula="of:=IF(OR(ISBLANK([.E474]);[.I474]&lt;=0);&quot;&quot;;[.I474])" office:value-type="float" office:value="5.76549291610718" calcext:value-type="float">
            <text:p>5.76549291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0.28545" calcext:value-type="float">
            <text:p>1427905540.28545</text:p>
          </table:table-cell>
          <table:table-cell office:value-type="float" office:value="1427905543.71918" calcext:value-type="float">
            <text:p>1427905543.71918</text:p>
          </table:table-cell>
          <table:table-cell office:value-type="float" office:value="1427905544.77782" calcext:value-type="float">
            <text:p>1427905544.77782</text:p>
          </table:table-cell>
          <table:table-cell/>
          <table:table-cell table:formula="of:=MAX([.B475];[.D475];[.G475])-MAX([.A475];[.C475];[.E475])" office:value-type="float" office:value="4.49236822128296" calcext:value-type="float">
            <text:p>4.4923682213</text:p>
          </table:table-cell>
          <table:table-cell table:formula="of:=IF(ISBLANK([.E475]);&quot;&quot;;[.I475])" office:value-type="float" office:value="4.49236822128296" calcext:value-type="float">
            <text:p>4.4923682213</text:p>
          </table:table-cell>
          <table:table-cell table:formula="of:=IF(OR(ISBLANK([.E475]);[.I475]&lt;=0);&quot;&quot;;[.I475])" office:value-type="float" office:value="4.49236822128296" calcext:value-type="float">
            <text:p>4.49236822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46.0496" calcext:value-type="float">
            <text:p>1427905546.0496</text:p>
          </table:table-cell>
          <table:table-cell office:value-type="float" office:value="1427905551.54534" calcext:value-type="float">
            <text:p>1427905551.54534</text:p>
          </table:table-cell>
          <table:table-cell table:number-columns-repeated="4"/>
          <table:table-cell table:formula="of:=MAX([.B476];[.D476];[.G476])-MAX([.A476];[.C476];[.E476])" office:value-type="float" office:value="5.49573993682861" calcext:value-type="float">
            <text:p>5.4957399368</text:p>
          </table:table-cell>
          <table:table-cell table:formula="of:=IF(ISBLANK([.E476]);&quot;&quot;;[.I476])">
            <text:p/>
          </table:table-cell>
          <table:table-cell table:formula="of:=IF(OR(ISBLANK([.E476]);[.I476]&lt;=0);&quot;&quot;;[.I47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6.0496" calcext:value-type="float">
            <text:p>1427905546.0496</text:p>
          </table:table-cell>
          <table:table-cell office:value-type="float" office:value="1427905550.24283" calcext:value-type="float">
            <text:p>1427905550.24283</text:p>
          </table:table-cell>
          <table:table-cell office:value-type="float" office:value="1427905551.28939" calcext:value-type="float">
            <text:p>1427905551.28939</text:p>
          </table:table-cell>
          <table:table-cell/>
          <table:table-cell table:formula="of:=MAX([.B477];[.D477];[.G477])-MAX([.A477];[.C477];[.E477])" office:value-type="float" office:value="5.23978495597839" calcext:value-type="float">
            <text:p>5.239784956</text:p>
          </table:table-cell>
          <table:table-cell table:formula="of:=IF(ISBLANK([.E477]);&quot;&quot;;[.I477])" office:value-type="float" office:value="5.23978495597839" calcext:value-type="float">
            <text:p>5.239784956</text:p>
          </table:table-cell>
          <table:table-cell table:formula="of:=IF(OR(ISBLANK([.E477]);[.I477]&lt;=0);&quot;&quot;;[.I477])" office:value-type="float" office:value="5.23978495597839" calcext:value-type="float">
            <text:p>5.2397849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6.05098" calcext:value-type="float">
            <text:p>1427905546.05098</text:p>
          </table:table-cell>
          <table:table-cell office:value-type="float" office:value="1427905549.99698" calcext:value-type="float">
            <text:p>1427905549.99698</text:p>
          </table:table-cell>
          <table:table-cell office:value-type="float" office:value="1427905550.99098" calcext:value-type="float">
            <text:p>1427905550.99098</text:p>
          </table:table-cell>
          <table:table-cell/>
          <table:table-cell table:formula="of:=MAX([.B478];[.D478];[.G478])-MAX([.A478];[.C478];[.E478])" office:value-type="float" office:value="4.94000887870789" calcext:value-type="float">
            <text:p>4.9400088787</text:p>
          </table:table-cell>
          <table:table-cell table:formula="of:=IF(ISBLANK([.E478]);&quot;&quot;;[.I478])" office:value-type="float" office:value="4.94000887870789" calcext:value-type="float">
            <text:p>4.9400088787</text:p>
          </table:table-cell>
          <table:table-cell table:formula="of:=IF(OR(ISBLANK([.E478]);[.I478]&lt;=0);&quot;&quot;;[.I478])" office:value-type="float" office:value="4.94000887870789" calcext:value-type="float">
            <text:p>4.94000887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6.05225" calcext:value-type="float">
            <text:p>1427905546.05225</text:p>
          </table:table-cell>
          <table:table-cell office:value-type="float" office:value="1427905549.73555" calcext:value-type="float">
            <text:p>1427905549.73555</text:p>
          </table:table-cell>
          <table:table-cell office:value-type="float" office:value="1427905550.82427" calcext:value-type="float">
            <text:p>1427905550.82427</text:p>
          </table:table-cell>
          <table:table-cell/>
          <table:table-cell table:formula="of:=MAX([.B479];[.D479];[.G479])-MAX([.A479];[.C479];[.E479])" office:value-type="float" office:value="4.77202296257019" calcext:value-type="float">
            <text:p>4.7720229626</text:p>
          </table:table-cell>
          <table:table-cell table:formula="of:=IF(ISBLANK([.E479]);&quot;&quot;;[.I479])" office:value-type="float" office:value="4.77202296257019" calcext:value-type="float">
            <text:p>4.7720229626</text:p>
          </table:table-cell>
          <table:table-cell table:formula="of:=IF(OR(ISBLANK([.E479]);[.I479]&lt;=0);&quot;&quot;;[.I479])" office:value-type="float" office:value="4.77202296257019" calcext:value-type="float">
            <text:p>4.77202296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6.0536" calcext:value-type="float">
            <text:p>1427905546.0536</text:p>
          </table:table-cell>
          <table:table-cell office:value-type="float" office:value="1427905550.4502" calcext:value-type="float">
            <text:p>1427905550.4502</text:p>
          </table:table-cell>
          <table:table-cell office:value-type="float" office:value="1427905551.54533" calcext:value-type="float">
            <text:p>1427905551.54533</text:p>
          </table:table-cell>
          <table:table-cell/>
          <table:table-cell table:formula="of:=MAX([.B480];[.D480];[.G480])-MAX([.A480];[.C480];[.E480])" office:value-type="float" office:value="5.49173498153687" calcext:value-type="float">
            <text:p>5.4917349815</text:p>
          </table:table-cell>
          <table:table-cell table:formula="of:=IF(ISBLANK([.E480]);&quot;&quot;;[.I480])" office:value-type="float" office:value="5.49173498153687" calcext:value-type="float">
            <text:p>5.4917349815</text:p>
          </table:table-cell>
          <table:table-cell table:formula="of:=IF(OR(ISBLANK([.E480]);[.I480]&lt;=0);&quot;&quot;;[.I480])" office:value-type="float" office:value="5.49173498153687" calcext:value-type="float">
            <text:p>5.49173498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6.0549" calcext:value-type="float">
            <text:p>1427905546.0549</text:p>
          </table:table-cell>
          <table:table-cell office:value-type="float" office:value="1427905549.98753" calcext:value-type="float">
            <text:p>1427905549.98753</text:p>
          </table:table-cell>
          <table:table-cell office:value-type="float" office:value="1427905550.97054" calcext:value-type="float">
            <text:p>1427905550.97054</text:p>
          </table:table-cell>
          <table:table-cell/>
          <table:table-cell table:formula="of:=MAX([.B481];[.D481];[.G481])-MAX([.A481];[.C481];[.E481])" office:value-type="float" office:value="4.91563987731934" calcext:value-type="float">
            <text:p>4.9156398773</text:p>
          </table:table-cell>
          <table:table-cell table:formula="of:=IF(ISBLANK([.E481]);&quot;&quot;;[.I481])" office:value-type="float" office:value="4.91563987731934" calcext:value-type="float">
            <text:p>4.9156398773</text:p>
          </table:table-cell>
          <table:table-cell table:formula="of:=IF(OR(ISBLANK([.E481]);[.I481]&lt;=0);&quot;&quot;;[.I481])" office:value-type="float" office:value="4.91563987731934" calcext:value-type="float">
            <text:p>4.91563987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6.0562" calcext:value-type="float">
            <text:p>1427905546.0562</text:p>
          </table:table-cell>
          <table:table-cell office:value-type="float" office:value="1427905549.96366" calcext:value-type="float">
            <text:p>1427905549.96366</text:p>
          </table:table-cell>
          <table:table-cell office:value-type="float" office:value="1427905551.00545" calcext:value-type="float">
            <text:p>1427905551.00545</text:p>
          </table:table-cell>
          <table:table-cell/>
          <table:table-cell table:formula="of:=MAX([.B482];[.D482];[.G482])-MAX([.A482];[.C482];[.E482])" office:value-type="float" office:value="4.94925594329834" calcext:value-type="float">
            <text:p>4.9492559433</text:p>
          </table:table-cell>
          <table:table-cell table:formula="of:=IF(ISBLANK([.E482]);&quot;&quot;;[.I482])" office:value-type="float" office:value="4.94925594329834" calcext:value-type="float">
            <text:p>4.9492559433</text:p>
          </table:table-cell>
          <table:table-cell table:formula="of:=IF(OR(ISBLANK([.E482]);[.I482]&lt;=0);&quot;&quot;;[.I482])" office:value-type="float" office:value="4.94925594329834" calcext:value-type="float">
            <text:p>4.94925594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6.05866" calcext:value-type="float">
            <text:p>1427905546.05866</text:p>
          </table:table-cell>
          <table:table-cell office:value-type="float" office:value="1427905549.77181" calcext:value-type="float">
            <text:p>1427905549.77181</text:p>
          </table:table-cell>
          <table:table-cell office:value-type="float" office:value="1427905550.85732" calcext:value-type="float">
            <text:p>1427905550.85732</text:p>
          </table:table-cell>
          <table:table-cell/>
          <table:table-cell table:formula="of:=MAX([.B483];[.D483];[.G483])-MAX([.A483];[.C483];[.E483])" office:value-type="float" office:value="4.79866003990173" calcext:value-type="float">
            <text:p>4.7986600399</text:p>
          </table:table-cell>
          <table:table-cell table:formula="of:=IF(ISBLANK([.E483]);&quot;&quot;;[.I483])" office:value-type="float" office:value="4.79866003990173" calcext:value-type="float">
            <text:p>4.7986600399</text:p>
          </table:table-cell>
          <table:table-cell table:formula="of:=IF(OR(ISBLANK([.E483]);[.I483]&lt;=0);&quot;&quot;;[.I483])" office:value-type="float" office:value="4.79866003990173" calcext:value-type="float">
            <text:p>4.79866003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6.05997" calcext:value-type="float">
            <text:p>1427905546.05997</text:p>
          </table:table-cell>
          <table:table-cell office:value-type="float" office:value="1427905549.59355" calcext:value-type="float">
            <text:p>1427905549.59355</text:p>
          </table:table-cell>
          <table:table-cell office:value-type="float" office:value="1427905550.62808" calcext:value-type="float">
            <text:p>1427905550.62808</text:p>
          </table:table-cell>
          <table:table-cell/>
          <table:table-cell table:formula="of:=MAX([.B484];[.D484];[.G484])-MAX([.A484];[.C484];[.E484])" office:value-type="float" office:value="4.56810712814331" calcext:value-type="float">
            <text:p>4.5681071281</text:p>
          </table:table-cell>
          <table:table-cell table:formula="of:=IF(ISBLANK([.E484]);&quot;&quot;;[.I484])" office:value-type="float" office:value="4.56810712814331" calcext:value-type="float">
            <text:p>4.5681071281</text:p>
          </table:table-cell>
          <table:table-cell table:formula="of:=IF(OR(ISBLANK([.E484]);[.I484]&lt;=0);&quot;&quot;;[.I484])" office:value-type="float" office:value="4.56810712814331" calcext:value-type="float">
            <text:p>4.56810712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6.06131" calcext:value-type="float">
            <text:p>1427905546.06131</text:p>
          </table:table-cell>
          <table:table-cell office:value-type="float" office:value="1427905549.55985" calcext:value-type="float">
            <text:p>1427905549.55985</text:p>
          </table:table-cell>
          <table:table-cell office:value-type="float" office:value="1427905550.54479" calcext:value-type="float">
            <text:p>1427905550.54479</text:p>
          </table:table-cell>
          <table:table-cell/>
          <table:table-cell table:formula="of:=MAX([.B485];[.D485];[.G485])-MAX([.A485];[.C485];[.E485])" office:value-type="float" office:value="4.48347496986389" calcext:value-type="float">
            <text:p>4.4834749699</text:p>
          </table:table-cell>
          <table:table-cell table:formula="of:=IF(ISBLANK([.E485]);&quot;&quot;;[.I485])" office:value-type="float" office:value="4.48347496986389" calcext:value-type="float">
            <text:p>4.4834749699</text:p>
          </table:table-cell>
          <table:table-cell table:formula="of:=IF(OR(ISBLANK([.E485]);[.I485]&lt;=0);&quot;&quot;;[.I485])" office:value-type="float" office:value="4.48347496986389" calcext:value-type="float">
            <text:p>4.48347496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46.06261" calcext:value-type="float">
            <text:p>1427905546.06261</text:p>
          </table:table-cell>
          <table:table-cell office:value-type="float" office:value="1427905549.83554" calcext:value-type="float">
            <text:p>1427905549.83554</text:p>
          </table:table-cell>
          <table:table-cell office:value-type="float" office:value="1427905550.92411" calcext:value-type="float">
            <text:p>1427905550.92411</text:p>
          </table:table-cell>
          <table:table-cell/>
          <table:table-cell table:formula="of:=MAX([.B486];[.D486];[.G486])-MAX([.A486];[.C486];[.E486])" office:value-type="float" office:value="4.86149501800537" calcext:value-type="float">
            <text:p>4.861495018</text:p>
          </table:table-cell>
          <table:table-cell table:formula="of:=IF(ISBLANK([.E486]);&quot;&quot;;[.I486])" office:value-type="float" office:value="4.86149501800537" calcext:value-type="float">
            <text:p>4.861495018</text:p>
          </table:table-cell>
          <table:table-cell table:formula="of:=IF(OR(ISBLANK([.E486]);[.I486]&lt;=0);&quot;&quot;;[.I486])" office:value-type="float" office:value="4.86149501800537" calcext:value-type="float">
            <text:p>4.861495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51.54535" calcext:value-type="float">
            <text:p>1427905551.54535</text:p>
          </table:table-cell>
          <table:table-cell office:value-type="float" office:value="1427905556.9342" calcext:value-type="float">
            <text:p>1427905556.9342</text:p>
          </table:table-cell>
          <table:table-cell table:number-columns-repeated="4"/>
          <table:table-cell table:formula="of:=MAX([.B487];[.D487];[.G487])-MAX([.A487];[.C487];[.E487])" office:value-type="float" office:value="5.3888521194458" calcext:value-type="float">
            <text:p>5.3888521194</text:p>
          </table:table-cell>
          <table:table-cell table:formula="of:=IF(ISBLANK([.E487]);&quot;&quot;;[.I487])">
            <text:p/>
          </table:table-cell>
          <table:table-cell table:formula="of:=IF(OR(ISBLANK([.E487]);[.I487]&lt;=0);&quot;&quot;;[.I48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1.54535" calcext:value-type="float">
            <text:p>1427905551.54535</text:p>
          </table:table-cell>
          <table:table-cell office:value-type="float" office:value="1427905554.6939" calcext:value-type="float">
            <text:p>1427905554.6939</text:p>
          </table:table-cell>
          <table:table-cell office:value-type="float" office:value="1427905555.77092" calcext:value-type="float">
            <text:p>1427905555.77092</text:p>
          </table:table-cell>
          <table:table-cell/>
          <table:table-cell table:formula="of:=MAX([.B488];[.D488];[.G488])-MAX([.A488];[.C488];[.E488])" office:value-type="float" office:value="4.22556495666504" calcext:value-type="float">
            <text:p>4.2255649567</text:p>
          </table:table-cell>
          <table:table-cell table:formula="of:=IF(ISBLANK([.E488]);&quot;&quot;;[.I488])" office:value-type="float" office:value="4.22556495666504" calcext:value-type="float">
            <text:p>4.2255649567</text:p>
          </table:table-cell>
          <table:table-cell table:formula="of:=IF(OR(ISBLANK([.E488]);[.I488]&lt;=0);&quot;&quot;;[.I488])" office:value-type="float" office:value="4.22556495666504" calcext:value-type="float">
            <text:p>4.22556495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1.54671" calcext:value-type="float">
            <text:p>1427905551.54671</text:p>
          </table:table-cell>
          <table:table-cell office:value-type="float" office:value="1427905555.45217" calcext:value-type="float">
            <text:p>1427905555.45217</text:p>
          </table:table-cell>
          <table:table-cell office:value-type="float" office:value="1427905556.54137" calcext:value-type="float">
            <text:p>1427905556.54137</text:p>
          </table:table-cell>
          <table:table-cell/>
          <table:table-cell table:formula="of:=MAX([.B489];[.D489];[.G489])-MAX([.A489];[.C489];[.E489])" office:value-type="float" office:value="4.99465394020081" calcext:value-type="float">
            <text:p>4.9946539402</text:p>
          </table:table-cell>
          <table:table-cell table:formula="of:=IF(ISBLANK([.E489]);&quot;&quot;;[.I489])" office:value-type="float" office:value="4.99465394020081" calcext:value-type="float">
            <text:p>4.9946539402</text:p>
          </table:table-cell>
          <table:table-cell table:formula="of:=IF(OR(ISBLANK([.E489]);[.I489]&lt;=0);&quot;&quot;;[.I489])" office:value-type="float" office:value="4.99465394020081" calcext:value-type="float">
            <text:p>4.99465394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1.54809" calcext:value-type="float">
            <text:p>1427905551.54809</text:p>
          </table:table-cell>
          <table:table-cell office:value-type="float" office:value="1427905555.91337" calcext:value-type="float">
            <text:p>1427905555.91337</text:p>
          </table:table-cell>
          <table:table-cell office:value-type="float" office:value="1427905556.9342" calcext:value-type="float">
            <text:p>1427905556.9342</text:p>
          </table:table-cell>
          <table:table-cell/>
          <table:table-cell table:formula="of:=MAX([.B490];[.D490];[.G490])-MAX([.A490];[.C490];[.E490])" office:value-type="float" office:value="5.38611102104187" calcext:value-type="float">
            <text:p>5.386111021</text:p>
          </table:table-cell>
          <table:table-cell table:formula="of:=IF(ISBLANK([.E490]);&quot;&quot;;[.I490])" office:value-type="float" office:value="5.38611102104187" calcext:value-type="float">
            <text:p>5.386111021</text:p>
          </table:table-cell>
          <table:table-cell table:formula="of:=IF(OR(ISBLANK([.E490]);[.I490]&lt;=0);&quot;&quot;;[.I490])" office:value-type="float" office:value="5.38611102104187" calcext:value-type="float">
            <text:p>5.3861110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1.54993" calcext:value-type="float">
            <text:p>1427905551.54993</text:p>
          </table:table-cell>
          <table:table-cell office:value-type="float" office:value="1427905555.35406" calcext:value-type="float">
            <text:p>1427905555.35406</text:p>
          </table:table-cell>
          <table:table-cell office:value-type="float" office:value="1427905556.41238" calcext:value-type="float">
            <text:p>1427905556.41238</text:p>
          </table:table-cell>
          <table:table-cell/>
          <table:table-cell table:formula="of:=MAX([.B491];[.D491];[.G491])-MAX([.A491];[.C491];[.E491])" office:value-type="float" office:value="4.86244797706604" calcext:value-type="float">
            <text:p>4.8624479771</text:p>
          </table:table-cell>
          <table:table-cell table:formula="of:=IF(ISBLANK([.E491]);&quot;&quot;;[.I491])" office:value-type="float" office:value="4.86244797706604" calcext:value-type="float">
            <text:p>4.8624479771</text:p>
          </table:table-cell>
          <table:table-cell table:formula="of:=IF(OR(ISBLANK([.E491]);[.I491]&lt;=0);&quot;&quot;;[.I491])" office:value-type="float" office:value="4.86244797706604" calcext:value-type="float">
            <text:p>4.86244797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1.55125" calcext:value-type="float">
            <text:p>1427905551.55125</text:p>
          </table:table-cell>
          <table:table-cell office:value-type="float" office:value="1427905555.03986" calcext:value-type="float">
            <text:p>1427905555.03986</text:p>
          </table:table-cell>
          <table:table-cell office:value-type="float" office:value="1427905556.13123" calcext:value-type="float">
            <text:p>1427905556.13123</text:p>
          </table:table-cell>
          <table:table-cell/>
          <table:table-cell table:formula="of:=MAX([.B492];[.D492];[.G492])-MAX([.A492];[.C492];[.E492])" office:value-type="float" office:value="4.57998108863831" calcext:value-type="float">
            <text:p>4.5799810886</text:p>
          </table:table-cell>
          <table:table-cell table:formula="of:=IF(ISBLANK([.E492]);&quot;&quot;;[.I492])" office:value-type="float" office:value="4.57998108863831" calcext:value-type="float">
            <text:p>4.5799810886</text:p>
          </table:table-cell>
          <table:table-cell table:formula="of:=IF(OR(ISBLANK([.E492]);[.I492]&lt;=0);&quot;&quot;;[.I492])" office:value-type="float" office:value="4.57998108863831" calcext:value-type="float">
            <text:p>4.57998108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1.55263" calcext:value-type="float">
            <text:p>1427905551.55263</text:p>
          </table:table-cell>
          <table:table-cell office:value-type="float" office:value="1427905555.40639" calcext:value-type="float">
            <text:p>1427905555.40639</text:p>
          </table:table-cell>
          <table:table-cell office:value-type="float" office:value="1427905556.44268" calcext:value-type="float">
            <text:p>1427905556.44268</text:p>
          </table:table-cell>
          <table:table-cell/>
          <table:table-cell table:formula="of:=MAX([.B493];[.D493];[.G493])-MAX([.A493];[.C493];[.E493])" office:value-type="float" office:value="4.8900580406189" calcext:value-type="float">
            <text:p>4.8900580406</text:p>
          </table:table-cell>
          <table:table-cell table:formula="of:=IF(ISBLANK([.E493]);&quot;&quot;;[.I493])" office:value-type="float" office:value="4.8900580406189" calcext:value-type="float">
            <text:p>4.8900580406</text:p>
          </table:table-cell>
          <table:table-cell table:formula="of:=IF(OR(ISBLANK([.E493]);[.I493]&lt;=0);&quot;&quot;;[.I493])" office:value-type="float" office:value="4.8900580406189" calcext:value-type="float">
            <text:p>4.89005804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1.55394" calcext:value-type="float">
            <text:p>1427905551.55394</text:p>
          </table:table-cell>
          <table:table-cell office:value-type="float" office:value="1427905555.08559" calcext:value-type="float">
            <text:p>1427905555.08559</text:p>
          </table:table-cell>
          <table:table-cell office:value-type="float" office:value="1427905556.13308" calcext:value-type="float">
            <text:p>1427905556.13308</text:p>
          </table:table-cell>
          <table:table-cell/>
          <table:table-cell table:formula="of:=MAX([.B494];[.D494];[.G494])-MAX([.A494];[.C494];[.E494])" office:value-type="float" office:value="4.57913708686829" calcext:value-type="float">
            <text:p>4.5791370869</text:p>
          </table:table-cell>
          <table:table-cell table:formula="of:=IF(ISBLANK([.E494]);&quot;&quot;;[.I494])" office:value-type="float" office:value="4.57913708686829" calcext:value-type="float">
            <text:p>4.5791370869</text:p>
          </table:table-cell>
          <table:table-cell table:formula="of:=IF(OR(ISBLANK([.E494]);[.I494]&lt;=0);&quot;&quot;;[.I494])" office:value-type="float" office:value="4.57913708686829" calcext:value-type="float">
            <text:p>4.57913708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1.55588" calcext:value-type="float">
            <text:p>1427905551.55588</text:p>
          </table:table-cell>
          <table:table-cell office:value-type="float" office:value="1427905554.99418" calcext:value-type="float">
            <text:p>1427905554.99418</text:p>
          </table:table-cell>
          <table:table-cell office:value-type="float" office:value="1427905555.94734" calcext:value-type="float">
            <text:p>1427905555.94734</text:p>
          </table:table-cell>
          <table:table-cell/>
          <table:table-cell table:formula="of:=MAX([.B495];[.D495];[.G495])-MAX([.A495];[.C495];[.E495])" office:value-type="float" office:value="4.39145612716675" calcext:value-type="float">
            <text:p>4.3914561272</text:p>
          </table:table-cell>
          <table:table-cell table:formula="of:=IF(ISBLANK([.E495]);&quot;&quot;;[.I495])" office:value-type="float" office:value="4.39145612716675" calcext:value-type="float">
            <text:p>4.3914561272</text:p>
          </table:table-cell>
          <table:table-cell table:formula="of:=IF(OR(ISBLANK([.E495]);[.I495]&lt;=0);&quot;&quot;;[.I495])" office:value-type="float" office:value="4.39145612716675" calcext:value-type="float">
            <text:p>4.39145612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1.55728" calcext:value-type="float">
            <text:p>1427905551.55728</text:p>
          </table:table-cell>
          <table:table-cell office:value-type="float" office:value="1427905555.27968" calcext:value-type="float">
            <text:p>1427905555.27968</text:p>
          </table:table-cell>
          <table:table-cell office:value-type="float" office:value="1427905556.35756" calcext:value-type="float">
            <text:p>1427905556.35756</text:p>
          </table:table-cell>
          <table:table-cell/>
          <table:table-cell table:formula="of:=MAX([.B496];[.D496];[.G496])-MAX([.A496];[.C496];[.E496])" office:value-type="float" office:value="4.80027985572815" calcext:value-type="float">
            <text:p>4.8002798557</text:p>
          </table:table-cell>
          <table:table-cell table:formula="of:=IF(ISBLANK([.E496]);&quot;&quot;;[.I496])" office:value-type="float" office:value="4.80027985572815" calcext:value-type="float">
            <text:p>4.8002798557</text:p>
          </table:table-cell>
          <table:table-cell table:formula="of:=IF(OR(ISBLANK([.E496]);[.I496]&lt;=0);&quot;&quot;;[.I496])" office:value-type="float" office:value="4.80027985572815" calcext:value-type="float">
            <text:p>4.80027985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1.55858" calcext:value-type="float">
            <text:p>1427905551.55858</text:p>
          </table:table-cell>
          <table:table-cell office:value-type="float" office:value="1427905554.80977" calcext:value-type="float">
            <text:p>1427905554.80977</text:p>
          </table:table-cell>
          <table:table-cell office:value-type="float" office:value="1427905555.78051" calcext:value-type="float">
            <text:p>1427905555.78051</text:p>
          </table:table-cell>
          <table:table-cell/>
          <table:table-cell table:formula="of:=MAX([.B497];[.D497];[.G497])-MAX([.A497];[.C497];[.E497])" office:value-type="float" office:value="4.2219250202179" calcext:value-type="float">
            <text:p>4.2219250202</text:p>
          </table:table-cell>
          <table:table-cell table:formula="of:=IF(ISBLANK([.E497]);&quot;&quot;;[.I497])" office:value-type="float" office:value="4.2219250202179" calcext:value-type="float">
            <text:p>4.2219250202</text:p>
          </table:table-cell>
          <table:table-cell table:formula="of:=IF(OR(ISBLANK([.E497]);[.I497]&lt;=0);&quot;&quot;;[.I497])" office:value-type="float" office:value="4.2219250202179" calcext:value-type="float">
            <text:p>4.22192502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56.93421" calcext:value-type="float">
            <text:p>1427905556.93421</text:p>
          </table:table-cell>
          <table:table-cell office:value-type="float" office:value="1427905561.88276" calcext:value-type="float">
            <text:p>1427905561.88276</text:p>
          </table:table-cell>
          <table:table-cell table:number-columns-repeated="4"/>
          <table:table-cell table:formula="of:=MAX([.B498];[.D498];[.G498])-MAX([.A498];[.C498];[.E498])" office:value-type="float" office:value="4.94855308532715" calcext:value-type="float">
            <text:p>4.9485530853</text:p>
          </table:table-cell>
          <table:table-cell table:formula="of:=IF(ISBLANK([.E498]);&quot;&quot;;[.I498])">
            <text:p/>
          </table:table-cell>
          <table:table-cell table:formula="of:=IF(OR(ISBLANK([.E498]);[.I498]&lt;=0);&quot;&quot;;[.I49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6.93421" calcext:value-type="float">
            <text:p>1427905556.93421</text:p>
          </table:table-cell>
          <table:table-cell office:value-type="float" office:value="1427905560.70079" calcext:value-type="float">
            <text:p>1427905560.70079</text:p>
          </table:table-cell>
          <table:table-cell office:value-type="float" office:value="1427905561.78398" calcext:value-type="float">
            <text:p>1427905561.78398</text:p>
          </table:table-cell>
          <table:table-cell/>
          <table:table-cell table:formula="of:=MAX([.B499];[.D499];[.G499])-MAX([.A499];[.C499];[.E499])" office:value-type="float" office:value="4.84977579116821" calcext:value-type="float">
            <text:p>4.8497757912</text:p>
          </table:table-cell>
          <table:table-cell table:formula="of:=IF(ISBLANK([.E499]);&quot;&quot;;[.I499])" office:value-type="float" office:value="4.84977579116821" calcext:value-type="float">
            <text:p>4.8497757912</text:p>
          </table:table-cell>
          <table:table-cell table:formula="of:=IF(OR(ISBLANK([.E499]);[.I499]&lt;=0);&quot;&quot;;[.I499])" office:value-type="float" office:value="4.84977579116821" calcext:value-type="float">
            <text:p>4.84977579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6.93474" calcext:value-type="float">
            <text:p>1427905556.93474</text:p>
          </table:table-cell>
          <table:table-cell office:value-type="float" office:value="1427905560.67677" calcext:value-type="float">
            <text:p>1427905560.67677</text:p>
          </table:table-cell>
          <table:table-cell office:value-type="float" office:value="1427905561.64993" calcext:value-type="float">
            <text:p>1427905561.64993</text:p>
          </table:table-cell>
          <table:table-cell/>
          <table:table-cell table:formula="of:=MAX([.B500];[.D500];[.G500])-MAX([.A500];[.C500];[.E500])" office:value-type="float" office:value="4.71518588066101" calcext:value-type="float">
            <text:p>4.7151858807</text:p>
          </table:table-cell>
          <table:table-cell table:formula="of:=IF(ISBLANK([.E500]);&quot;&quot;;[.I500])" office:value-type="float" office:value="4.71518588066101" calcext:value-type="float">
            <text:p>4.7151858807</text:p>
          </table:table-cell>
          <table:table-cell table:formula="of:=IF(OR(ISBLANK([.E500]);[.I500]&lt;=0);&quot;&quot;;[.I500])" office:value-type="float" office:value="4.71518588066101" calcext:value-type="float">
            <text:p>4.71518588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6.93521" calcext:value-type="float">
            <text:p>1427905556.93521</text:p>
          </table:table-cell>
          <table:table-cell office:value-type="float" office:value="1427905560.34608" calcext:value-type="float">
            <text:p>1427905560.34608</text:p>
          </table:table-cell>
          <table:table-cell office:value-type="float" office:value="1427905561.28013" calcext:value-type="float">
            <text:p>1427905561.28013</text:p>
          </table:table-cell>
          <table:table-cell/>
          <table:table-cell table:formula="of:=MAX([.B501];[.D501];[.G501])-MAX([.A501];[.C501];[.E501])" office:value-type="float" office:value="4.34492301940918" calcext:value-type="float">
            <text:p>4.3449230194</text:p>
          </table:table-cell>
          <table:table-cell table:formula="of:=IF(ISBLANK([.E501]);&quot;&quot;;[.I501])" office:value-type="float" office:value="4.34492301940918" calcext:value-type="float">
            <text:p>4.3449230194</text:p>
          </table:table-cell>
          <table:table-cell table:formula="of:=IF(OR(ISBLANK([.E501]);[.I501]&lt;=0);&quot;&quot;;[.I501])" office:value-type="float" office:value="4.34492301940918" calcext:value-type="float">
            <text:p>4.34492301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6.93568" calcext:value-type="float">
            <text:p>1427905556.93568</text:p>
          </table:table-cell>
          <table:table-cell office:value-type="float" office:value="1427905560.12261" calcext:value-type="float">
            <text:p>1427905560.12261</text:p>
          </table:table-cell>
          <table:table-cell office:value-type="float" office:value="1427905561.17749" calcext:value-type="float">
            <text:p>1427905561.17749</text:p>
          </table:table-cell>
          <table:table-cell/>
          <table:table-cell table:formula="of:=MAX([.B502];[.D502];[.G502])-MAX([.A502];[.C502];[.E502])" office:value-type="float" office:value="4.24180412292481" calcext:value-type="float">
            <text:p>4.2418041229</text:p>
          </table:table-cell>
          <table:table-cell table:formula="of:=IF(ISBLANK([.E502]);&quot;&quot;;[.I502])" office:value-type="float" office:value="4.24180412292481" calcext:value-type="float">
            <text:p>4.2418041229</text:p>
          </table:table-cell>
          <table:table-cell table:formula="of:=IF(OR(ISBLANK([.E502]);[.I502]&lt;=0);&quot;&quot;;[.I502])" office:value-type="float" office:value="4.24180412292481" calcext:value-type="float">
            <text:p>4.24180412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6.93618" calcext:value-type="float">
            <text:p>1427905556.93618</text:p>
          </table:table-cell>
          <table:table-cell office:value-type="float" office:value="1427905560.16412" calcext:value-type="float">
            <text:p>1427905560.16412</text:p>
          </table:table-cell>
          <table:table-cell office:value-type="float" office:value="1427905561.23305" calcext:value-type="float">
            <text:p>1427905561.23305</text:p>
          </table:table-cell>
          <table:table-cell/>
          <table:table-cell table:formula="of:=MAX([.B503];[.D503];[.G503])-MAX([.A503];[.C503];[.E503])" office:value-type="float" office:value="4.29686403274536" calcext:value-type="float">
            <text:p>4.2968640327</text:p>
          </table:table-cell>
          <table:table-cell table:formula="of:=IF(ISBLANK([.E503]);&quot;&quot;;[.I503])" office:value-type="float" office:value="4.29686403274536" calcext:value-type="float">
            <text:p>4.2968640327</text:p>
          </table:table-cell>
          <table:table-cell table:formula="of:=IF(OR(ISBLANK([.E503]);[.I503]&lt;=0);&quot;&quot;;[.I503])" office:value-type="float" office:value="4.29686403274536" calcext:value-type="float">
            <text:p>4.29686403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6.93666" calcext:value-type="float">
            <text:p>1427905556.93666</text:p>
          </table:table-cell>
          <table:table-cell office:value-type="float" office:value="1427905560.67173" calcext:value-type="float">
            <text:p>1427905560.67173</text:p>
          </table:table-cell>
          <table:table-cell office:value-type="float" office:value="1427905561.64261" calcext:value-type="float">
            <text:p>1427905561.64261</text:p>
          </table:table-cell>
          <table:table-cell/>
          <table:table-cell table:formula="of:=MAX([.B504];[.D504];[.G504])-MAX([.A504];[.C504];[.E504])" office:value-type="float" office:value="4.70594215393066" calcext:value-type="float">
            <text:p>4.7059421539</text:p>
          </table:table-cell>
          <table:table-cell table:formula="of:=IF(ISBLANK([.E504]);&quot;&quot;;[.I504])" office:value-type="float" office:value="4.70594215393066" calcext:value-type="float">
            <text:p>4.7059421539</text:p>
          </table:table-cell>
          <table:table-cell table:formula="of:=IF(OR(ISBLANK([.E504]);[.I504]&lt;=0);&quot;&quot;;[.I504])" office:value-type="float" office:value="4.70594215393066" calcext:value-type="float">
            <text:p>4.70594215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6.93716" calcext:value-type="float">
            <text:p>1427905556.93716</text:p>
          </table:table-cell>
          <table:table-cell office:value-type="float" office:value="1427905560.84416" calcext:value-type="float">
            <text:p>1427905560.84416</text:p>
          </table:table-cell>
          <table:table-cell office:value-type="float" office:value="1427905561.88275" calcext:value-type="float">
            <text:p>1427905561.88275</text:p>
          </table:table-cell>
          <table:table-cell/>
          <table:table-cell table:formula="of:=MAX([.B505];[.D505];[.G505])-MAX([.A505];[.C505];[.E505])" office:value-type="float" office:value="4.94559001922607" calcext:value-type="float">
            <text:p>4.9455900192</text:p>
          </table:table-cell>
          <table:table-cell table:formula="of:=IF(ISBLANK([.E505]);&quot;&quot;;[.I505])" office:value-type="float" office:value="4.94559001922607" calcext:value-type="float">
            <text:p>4.9455900192</text:p>
          </table:table-cell>
          <table:table-cell table:formula="of:=IF(OR(ISBLANK([.E505]);[.I505]&lt;=0);&quot;&quot;;[.I505])" office:value-type="float" office:value="4.94559001922607" calcext:value-type="float">
            <text:p>4.94559001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6.93799" calcext:value-type="float">
            <text:p>1427905556.93799</text:p>
          </table:table-cell>
          <table:table-cell office:value-type="float" office:value="1427905560.3503" calcext:value-type="float">
            <text:p>1427905560.3503</text:p>
          </table:table-cell>
          <table:table-cell office:value-type="float" office:value="1427905561.46117" calcext:value-type="float">
            <text:p>1427905561.46117</text:p>
          </table:table-cell>
          <table:table-cell/>
          <table:table-cell table:formula="of:=MAX([.B506];[.D506];[.G506])-MAX([.A506];[.C506];[.E506])" office:value-type="float" office:value="4.52318692207336" calcext:value-type="float">
            <text:p>4.5231869221</text:p>
          </table:table-cell>
          <table:table-cell table:formula="of:=IF(ISBLANK([.E506]);&quot;&quot;;[.I506])" office:value-type="float" office:value="4.52318692207336" calcext:value-type="float">
            <text:p>4.5231869221</text:p>
          </table:table-cell>
          <table:table-cell table:formula="of:=IF(OR(ISBLANK([.E506]);[.I506]&lt;=0);&quot;&quot;;[.I506])" office:value-type="float" office:value="4.52318692207336" calcext:value-type="float">
            <text:p>4.5231869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6.93846" calcext:value-type="float">
            <text:p>1427905556.93846</text:p>
          </table:table-cell>
          <table:table-cell office:value-type="float" office:value="1427905560.33173" calcext:value-type="float">
            <text:p>1427905560.33173</text:p>
          </table:table-cell>
          <table:table-cell office:value-type="float" office:value="1427905561.31597" calcext:value-type="float">
            <text:p>1427905561.31597</text:p>
          </table:table-cell>
          <table:table-cell/>
          <table:table-cell table:formula="of:=MAX([.B507];[.D507];[.G507])-MAX([.A507];[.C507];[.E507])" office:value-type="float" office:value="4.37751293182373" calcext:value-type="float">
            <text:p>4.3775129318</text:p>
          </table:table-cell>
          <table:table-cell table:formula="of:=IF(ISBLANK([.E507]);&quot;&quot;;[.I507])" office:value-type="float" office:value="4.37751293182373" calcext:value-type="float">
            <text:p>4.3775129318</text:p>
          </table:table-cell>
          <table:table-cell table:formula="of:=IF(OR(ISBLANK([.E507]);[.I507]&lt;=0);&quot;&quot;;[.I507])" office:value-type="float" office:value="4.37751293182373" calcext:value-type="float">
            <text:p>4.37751293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56.93908" calcext:value-type="float">
            <text:p>1427905556.93908</text:p>
          </table:table-cell>
          <table:table-cell office:value-type="float" office:value="1427905560.56765" calcext:value-type="float">
            <text:p>1427905560.56765</text:p>
          </table:table-cell>
          <table:table-cell office:value-type="float" office:value="1427905561.67507" calcext:value-type="float">
            <text:p>1427905561.67507</text:p>
          </table:table-cell>
          <table:table-cell/>
          <table:table-cell table:formula="of:=MAX([.B508];[.D508];[.G508])-MAX([.A508];[.C508];[.E508])" office:value-type="float" office:value="4.73599004745483" calcext:value-type="float">
            <text:p>4.7359900475</text:p>
          </table:table-cell>
          <table:table-cell table:formula="of:=IF(ISBLANK([.E508]);&quot;&quot;;[.I508])" office:value-type="float" office:value="4.73599004745483" calcext:value-type="float">
            <text:p>4.7359900475</text:p>
          </table:table-cell>
          <table:table-cell table:formula="of:=IF(OR(ISBLANK([.E508]);[.I508]&lt;=0);&quot;&quot;;[.I508])" office:value-type="float" office:value="4.73599004745483" calcext:value-type="float">
            <text:p>4.73599004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61.88277" calcext:value-type="float">
            <text:p>1427905561.88277</text:p>
          </table:table-cell>
          <table:table-cell office:value-type="float" office:value="1427905567.31032" calcext:value-type="float">
            <text:p>1427905567.31032</text:p>
          </table:table-cell>
          <table:table-cell table:number-columns-repeated="4"/>
          <table:table-cell table:formula="of:=MAX([.B509];[.D509];[.G509])-MAX([.A509];[.C509];[.E509])" office:value-type="float" office:value="5.42754983901978" calcext:value-type="float">
            <text:p>5.427549839</text:p>
          </table:table-cell>
          <table:table-cell table:formula="of:=IF(ISBLANK([.E509]);&quot;&quot;;[.I509])">
            <text:p/>
          </table:table-cell>
          <table:table-cell table:formula="of:=IF(OR(ISBLANK([.E509]);[.I509]&lt;=0);&quot;&quot;;[.I50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1.88277" calcext:value-type="float">
            <text:p>1427905561.88277</text:p>
          </table:table-cell>
          <table:table-cell office:value-type="float" office:value="1427905566.18427" calcext:value-type="float">
            <text:p>1427905566.18427</text:p>
          </table:table-cell>
          <table:table-cell office:value-type="float" office:value="1427905567.28115" calcext:value-type="float">
            <text:p>1427905567.28115</text:p>
          </table:table-cell>
          <table:table-cell/>
          <table:table-cell table:formula="of:=MAX([.B510];[.D510];[.G510])-MAX([.A510];[.C510];[.E510])" office:value-type="float" office:value="5.39838004112244" calcext:value-type="float">
            <text:p>5.3983800411</text:p>
          </table:table-cell>
          <table:table-cell table:formula="of:=IF(ISBLANK([.E510]);&quot;&quot;;[.I510])" office:value-type="float" office:value="5.39838004112244" calcext:value-type="float">
            <text:p>5.3983800411</text:p>
          </table:table-cell>
          <table:table-cell table:formula="of:=IF(OR(ISBLANK([.E510]);[.I510]&lt;=0);&quot;&quot;;[.I510])" office:value-type="float" office:value="5.39838004112244" calcext:value-type="float">
            <text:p>5.39838004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1.88413" calcext:value-type="float">
            <text:p>1427905561.88413</text:p>
          </table:table-cell>
          <table:table-cell office:value-type="float" office:value="1427905565.62658" calcext:value-type="float">
            <text:p>1427905565.62658</text:p>
          </table:table-cell>
          <table:table-cell office:value-type="float" office:value="1427905566.70042" calcext:value-type="float">
            <text:p>1427905566.70042</text:p>
          </table:table-cell>
          <table:table-cell/>
          <table:table-cell table:formula="of:=MAX([.B511];[.D511];[.G511])-MAX([.A511];[.C511];[.E511])" office:value-type="float" office:value="4.81629514694214" calcext:value-type="float">
            <text:p>4.8162951469</text:p>
          </table:table-cell>
          <table:table-cell table:formula="of:=IF(ISBLANK([.E511]);&quot;&quot;;[.I511])" office:value-type="float" office:value="4.81629514694214" calcext:value-type="float">
            <text:p>4.8162951469</text:p>
          </table:table-cell>
          <table:table-cell table:formula="of:=IF(OR(ISBLANK([.E511]);[.I511]&lt;=0);&quot;&quot;;[.I511])" office:value-type="float" office:value="4.81629514694214" calcext:value-type="float">
            <text:p>4.81629514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1.88546" calcext:value-type="float">
            <text:p>1427905561.88546</text:p>
          </table:table-cell>
          <table:table-cell office:value-type="float" office:value="1427905565.72494" calcext:value-type="float">
            <text:p>1427905565.72494</text:p>
          </table:table-cell>
          <table:table-cell office:value-type="float" office:value="1427905566.68943" calcext:value-type="float">
            <text:p>1427905566.68943</text:p>
          </table:table-cell>
          <table:table-cell/>
          <table:table-cell table:formula="of:=MAX([.B512];[.D512];[.G512])-MAX([.A512];[.C512];[.E512])" office:value-type="float" office:value="4.80397415161133" calcext:value-type="float">
            <text:p>4.8039741516</text:p>
          </table:table-cell>
          <table:table-cell table:formula="of:=IF(ISBLANK([.E512]);&quot;&quot;;[.I512])" office:value-type="float" office:value="4.80397415161133" calcext:value-type="float">
            <text:p>4.8039741516</text:p>
          </table:table-cell>
          <table:table-cell table:formula="of:=IF(OR(ISBLANK([.E512]);[.I512]&lt;=0);&quot;&quot;;[.I512])" office:value-type="float" office:value="4.80397415161133" calcext:value-type="float">
            <text:p>4.80397415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1.88676" calcext:value-type="float">
            <text:p>1427905561.88676</text:p>
          </table:table-cell>
          <table:table-cell office:value-type="float" office:value="1427905565.91085" calcext:value-type="float">
            <text:p>1427905565.91085</text:p>
          </table:table-cell>
          <table:table-cell office:value-type="float" office:value="1427905566.99554" calcext:value-type="float">
            <text:p>1427905566.99554</text:p>
          </table:table-cell>
          <table:table-cell/>
          <table:table-cell table:formula="of:=MAX([.B513];[.D513];[.G513])-MAX([.A513];[.C513];[.E513])" office:value-type="float" office:value="5.10877919197083" calcext:value-type="float">
            <text:p>5.108779192</text:p>
          </table:table-cell>
          <table:table-cell table:formula="of:=IF(ISBLANK([.E513]);&quot;&quot;;[.I513])" office:value-type="float" office:value="5.10877919197083" calcext:value-type="float">
            <text:p>5.108779192</text:p>
          </table:table-cell>
          <table:table-cell table:formula="of:=IF(OR(ISBLANK([.E513]);[.I513]&lt;=0);&quot;&quot;;[.I513])" office:value-type="float" office:value="5.10877919197083" calcext:value-type="float">
            <text:p>5.1087791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1.88806" calcext:value-type="float">
            <text:p>1427905561.88806</text:p>
          </table:table-cell>
          <table:table-cell office:value-type="float" office:value="1427905565.77948" calcext:value-type="float">
            <text:p>1427905565.77948</text:p>
          </table:table-cell>
          <table:table-cell office:value-type="float" office:value="1427905566.76969" calcext:value-type="float">
            <text:p>1427905566.76969</text:p>
          </table:table-cell>
          <table:table-cell/>
          <table:table-cell table:formula="of:=MAX([.B514];[.D514];[.G514])-MAX([.A514];[.C514];[.E514])" office:value-type="float" office:value="4.88162803649902" calcext:value-type="float">
            <text:p>4.8816280365</text:p>
          </table:table-cell>
          <table:table-cell table:formula="of:=IF(ISBLANK([.E514]);&quot;&quot;;[.I514])" office:value-type="float" office:value="4.88162803649902" calcext:value-type="float">
            <text:p>4.8816280365</text:p>
          </table:table-cell>
          <table:table-cell table:formula="of:=IF(OR(ISBLANK([.E514]);[.I514]&lt;=0);&quot;&quot;;[.I514])" office:value-type="float" office:value="4.88162803649902" calcext:value-type="float">
            <text:p>4.88162803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1.88945" calcext:value-type="float">
            <text:p>1427905561.88945</text:p>
          </table:table-cell>
          <table:table-cell office:value-type="float" office:value="1427905566.07451" calcext:value-type="float">
            <text:p>1427905566.07451</text:p>
          </table:table-cell>
          <table:table-cell office:value-type="float" office:value="1427905567.14669" calcext:value-type="float">
            <text:p>1427905567.14669</text:p>
          </table:table-cell>
          <table:table-cell/>
          <table:table-cell table:formula="of:=MAX([.B515];[.D515];[.G515])-MAX([.A515];[.C515];[.E515])" office:value-type="float" office:value="5.25723695755005" calcext:value-type="float">
            <text:p>5.2572369576</text:p>
          </table:table-cell>
          <table:table-cell table:formula="of:=IF(ISBLANK([.E515]);&quot;&quot;;[.I515])" office:value-type="float" office:value="5.25723695755005" calcext:value-type="float">
            <text:p>5.2572369576</text:p>
          </table:table-cell>
          <table:table-cell table:formula="of:=IF(OR(ISBLANK([.E515]);[.I515]&lt;=0);&quot;&quot;;[.I515])" office:value-type="float" office:value="5.25723695755005" calcext:value-type="float">
            <text:p>5.25723695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1.89075" calcext:value-type="float">
            <text:p>1427905561.89075</text:p>
          </table:table-cell>
          <table:table-cell office:value-type="float" office:value="1427905565.90297" calcext:value-type="float">
            <text:p>1427905565.90297</text:p>
          </table:table-cell>
          <table:table-cell office:value-type="float" office:value="1427905566.92429" calcext:value-type="float">
            <text:p>1427905566.92429</text:p>
          </table:table-cell>
          <table:table-cell/>
          <table:table-cell table:formula="of:=MAX([.B516];[.D516];[.G516])-MAX([.A516];[.C516];[.E516])" office:value-type="float" office:value="5.03354001045227" calcext:value-type="float">
            <text:p>5.0335400105</text:p>
          </table:table-cell>
          <table:table-cell table:formula="of:=IF(ISBLANK([.E516]);&quot;&quot;;[.I516])" office:value-type="float" office:value="5.03354001045227" calcext:value-type="float">
            <text:p>5.0335400105</text:p>
          </table:table-cell>
          <table:table-cell table:formula="of:=IF(OR(ISBLANK([.E516]);[.I516]&lt;=0);&quot;&quot;;[.I516])" office:value-type="float" office:value="5.03354001045227" calcext:value-type="float">
            <text:p>5.03354001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1.89279" calcext:value-type="float">
            <text:p>1427905561.89279</text:p>
          </table:table-cell>
          <table:table-cell office:value-type="float" office:value="1427905566.29231" calcext:value-type="float">
            <text:p>1427905566.29231</text:p>
          </table:table-cell>
          <table:table-cell office:value-type="float" office:value="1427905567.31031" calcext:value-type="float">
            <text:p>1427905567.31031</text:p>
          </table:table-cell>
          <table:table-cell/>
          <table:table-cell table:formula="of:=MAX([.B517];[.D517];[.G517])-MAX([.A517];[.C517];[.E517])" office:value-type="float" office:value="5.41752099990845" calcext:value-type="float">
            <text:p>5.4175209999</text:p>
          </table:table-cell>
          <table:table-cell table:formula="of:=IF(ISBLANK([.E517]);&quot;&quot;;[.I517])" office:value-type="float" office:value="5.41752099990845" calcext:value-type="float">
            <text:p>5.4175209999</text:p>
          </table:table-cell>
          <table:table-cell table:formula="of:=IF(OR(ISBLANK([.E517]);[.I517]&lt;=0);&quot;&quot;;[.I517])" office:value-type="float" office:value="5.41752099990845" calcext:value-type="float">
            <text:p>5.41752099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1.89409" calcext:value-type="float">
            <text:p>1427905561.89409</text:p>
          </table:table-cell>
          <table:table-cell office:value-type="float" office:value="1427905565.98891" calcext:value-type="float">
            <text:p>1427905565.98891</text:p>
          </table:table-cell>
          <table:table-cell office:value-type="float" office:value="1427905567.06352" calcext:value-type="float">
            <text:p>1427905567.06352</text:p>
          </table:table-cell>
          <table:table-cell/>
          <table:table-cell table:formula="of:=MAX([.B518];[.D518];[.G518])-MAX([.A518];[.C518];[.E518])" office:value-type="float" office:value="5.16943001747131" calcext:value-type="float">
            <text:p>5.1694300175</text:p>
          </table:table-cell>
          <table:table-cell table:formula="of:=IF(ISBLANK([.E518]);&quot;&quot;;[.I518])" office:value-type="float" office:value="5.16943001747131" calcext:value-type="float">
            <text:p>5.1694300175</text:p>
          </table:table-cell>
          <table:table-cell table:formula="of:=IF(OR(ISBLANK([.E518]);[.I518]&lt;=0);&quot;&quot;;[.I518])" office:value-type="float" office:value="5.16943001747131" calcext:value-type="float">
            <text:p>5.16943001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1.8954" calcext:value-type="float">
            <text:p>1427905561.8954</text:p>
          </table:table-cell>
          <table:table-cell office:value-type="float" office:value="1427905565.72991" calcext:value-type="float">
            <text:p>1427905565.72991</text:p>
          </table:table-cell>
          <table:table-cell office:value-type="float" office:value="1427905566.801" calcext:value-type="float">
            <text:p>1427905566.801</text:p>
          </table:table-cell>
          <table:table-cell/>
          <table:table-cell table:formula="of:=MAX([.B519];[.D519];[.G519])-MAX([.A519];[.C519];[.E519])" office:value-type="float" office:value="4.90560507774353" calcext:value-type="float">
            <text:p>4.9056050777</text:p>
          </table:table-cell>
          <table:table-cell table:formula="of:=IF(ISBLANK([.E519]);&quot;&quot;;[.I519])" office:value-type="float" office:value="4.90560507774353" calcext:value-type="float">
            <text:p>4.9056050777</text:p>
          </table:table-cell>
          <table:table-cell table:formula="of:=IF(OR(ISBLANK([.E519]);[.I519]&lt;=0);&quot;&quot;;[.I519])" office:value-type="float" office:value="4.90560507774353" calcext:value-type="float">
            <text:p>4.90560507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67.31033" calcext:value-type="float">
            <text:p>1427905567.31033</text:p>
          </table:table-cell>
          <table:table-cell office:value-type="float" office:value="1427905572.88788" calcext:value-type="float">
            <text:p>1427905572.88788</text:p>
          </table:table-cell>
          <table:table-cell table:number-columns-repeated="4"/>
          <table:table-cell table:formula="of:=MAX([.B520];[.D520];[.G520])-MAX([.A520];[.C520];[.E520])" office:value-type="float" office:value="5.57755017280579" calcext:value-type="float">
            <text:p>5.5775501728</text:p>
          </table:table-cell>
          <table:table-cell table:formula="of:=IF(ISBLANK([.E520]);&quot;&quot;;[.I520])">
            <text:p/>
          </table:table-cell>
          <table:table-cell table:formula="of:=IF(OR(ISBLANK([.E520]);[.I520]&lt;=0);&quot;&quot;;[.I52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7.31033" calcext:value-type="float">
            <text:p>1427905567.31033</text:p>
          </table:table-cell>
          <table:table-cell office:value-type="float" office:value="1427905570.88971" calcext:value-type="float">
            <text:p>1427905570.88971</text:p>
          </table:table-cell>
          <table:table-cell office:value-type="float" office:value="1427905571.93335" calcext:value-type="float">
            <text:p>1427905571.93335</text:p>
          </table:table-cell>
          <table:table-cell/>
          <table:table-cell table:formula="of:=MAX([.B521];[.D521];[.G521])-MAX([.A521];[.C521];[.E521])" office:value-type="float" office:value="4.62301588058472" calcext:value-type="float">
            <text:p>4.6230158806</text:p>
          </table:table-cell>
          <table:table-cell table:formula="of:=IF(ISBLANK([.E521]);&quot;&quot;;[.I521])" office:value-type="float" office:value="4.62301588058472" calcext:value-type="float">
            <text:p>4.6230158806</text:p>
          </table:table-cell>
          <table:table-cell table:formula="of:=IF(OR(ISBLANK([.E521]);[.I521]&lt;=0);&quot;&quot;;[.I521])" office:value-type="float" office:value="4.62301588058472" calcext:value-type="float">
            <text:p>4.62301588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7.31168" calcext:value-type="float">
            <text:p>1427905567.31168</text:p>
          </table:table-cell>
          <table:table-cell office:value-type="float" office:value="1427905570.53969" calcext:value-type="float">
            <text:p>1427905570.53969</text:p>
          </table:table-cell>
          <table:table-cell office:value-type="float" office:value="1427905571.52126" calcext:value-type="float">
            <text:p>1427905571.52126</text:p>
          </table:table-cell>
          <table:table-cell/>
          <table:table-cell table:formula="of:=MAX([.B522];[.D522];[.G522])-MAX([.A522];[.C522];[.E522])" office:value-type="float" office:value="4.20957612991333" calcext:value-type="float">
            <text:p>4.2095761299</text:p>
          </table:table-cell>
          <table:table-cell table:formula="of:=IF(ISBLANK([.E522]);&quot;&quot;;[.I522])" office:value-type="float" office:value="4.20957612991333" calcext:value-type="float">
            <text:p>4.2095761299</text:p>
          </table:table-cell>
          <table:table-cell table:formula="of:=IF(OR(ISBLANK([.E522]);[.I522]&lt;=0);&quot;&quot;;[.I522])" office:value-type="float" office:value="4.20957612991333" calcext:value-type="float">
            <text:p>4.20957612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7.31301" calcext:value-type="float">
            <text:p>1427905567.31301</text:p>
          </table:table-cell>
          <table:table-cell office:value-type="float" office:value="1427905571.76371" calcext:value-type="float">
            <text:p>1427905571.76371</text:p>
          </table:table-cell>
          <table:table-cell office:value-type="float" office:value="1427905572.85795" calcext:value-type="float">
            <text:p>1427905572.85795</text:p>
          </table:table-cell>
          <table:table-cell/>
          <table:table-cell table:formula="of:=MAX([.B523];[.D523];[.G523])-MAX([.A523];[.C523];[.E523])" office:value-type="float" office:value="5.54493713378906" calcext:value-type="float">
            <text:p>5.5449371338</text:p>
          </table:table-cell>
          <table:table-cell table:formula="of:=IF(ISBLANK([.E523]);&quot;&quot;;[.I523])" office:value-type="float" office:value="5.54493713378906" calcext:value-type="float">
            <text:p>5.5449371338</text:p>
          </table:table-cell>
          <table:table-cell table:formula="of:=IF(OR(ISBLANK([.E523]);[.I523]&lt;=0);&quot;&quot;;[.I523])" office:value-type="float" office:value="5.54493713378906" calcext:value-type="float">
            <text:p>5.54493713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7.31432" calcext:value-type="float">
            <text:p>1427905567.31432</text:p>
          </table:table-cell>
          <table:table-cell office:value-type="float" office:value="1427905570.85565" calcext:value-type="float">
            <text:p>1427905570.85565</text:p>
          </table:table-cell>
          <table:table-cell office:value-type="float" office:value="1427905571.89623" calcext:value-type="float">
            <text:p>1427905571.89623</text:p>
          </table:table-cell>
          <table:table-cell/>
          <table:table-cell table:formula="of:=MAX([.B524];[.D524];[.G524])-MAX([.A524];[.C524];[.E524])" office:value-type="float" office:value="4.58191585540772" calcext:value-type="float">
            <text:p>4.5819158554</text:p>
          </table:table-cell>
          <table:table-cell table:formula="of:=IF(ISBLANK([.E524]);&quot;&quot;;[.I524])" office:value-type="float" office:value="4.58191585540772" calcext:value-type="float">
            <text:p>4.5819158554</text:p>
          </table:table-cell>
          <table:table-cell table:formula="of:=IF(OR(ISBLANK([.E524]);[.I524]&lt;=0);&quot;&quot;;[.I524])" office:value-type="float" office:value="4.58191585540772" calcext:value-type="float">
            <text:p>4.58191585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7.31564" calcext:value-type="float">
            <text:p>1427905567.31564</text:p>
          </table:table-cell>
          <table:table-cell office:value-type="float" office:value="1427905571.88722" calcext:value-type="float">
            <text:p>1427905571.88722</text:p>
          </table:table-cell>
          <table:table-cell office:value-type="float" office:value="1427905572.88787" calcext:value-type="float">
            <text:p>1427905572.88787</text:p>
          </table:table-cell>
          <table:table-cell/>
          <table:table-cell table:formula="of:=MAX([.B525];[.D525];[.G525])-MAX([.A525];[.C525];[.E525])" office:value-type="float" office:value="5.57222986221314" calcext:value-type="float">
            <text:p>5.5722298622</text:p>
          </table:table-cell>
          <table:table-cell table:formula="of:=IF(ISBLANK([.E525]);&quot;&quot;;[.I525])" office:value-type="float" office:value="5.57222986221314" calcext:value-type="float">
            <text:p>5.5722298622</text:p>
          </table:table-cell>
          <table:table-cell table:formula="of:=IF(OR(ISBLANK([.E525]);[.I525]&lt;=0);&quot;&quot;;[.I525])" office:value-type="float" office:value="5.57222986221314" calcext:value-type="float">
            <text:p>5.57222986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7.31698" calcext:value-type="float">
            <text:p>1427905567.31698</text:p>
          </table:table-cell>
          <table:table-cell office:value-type="float" office:value="1427905570.78074" calcext:value-type="float">
            <text:p>1427905570.78074</text:p>
          </table:table-cell>
          <table:table-cell office:value-type="float" office:value="1427905571.86832" calcext:value-type="float">
            <text:p>1427905571.86832</text:p>
          </table:table-cell>
          <table:table-cell/>
          <table:table-cell table:formula="of:=MAX([.B526];[.D526];[.G526])-MAX([.A526];[.C526];[.E526])" office:value-type="float" office:value="4.55133581161499" calcext:value-type="float">
            <text:p>4.5513358116</text:p>
          </table:table-cell>
          <table:table-cell table:formula="of:=IF(ISBLANK([.E526]);&quot;&quot;;[.I526])" office:value-type="float" office:value="4.55133581161499" calcext:value-type="float">
            <text:p>4.5513358116</text:p>
          </table:table-cell>
          <table:table-cell table:formula="of:=IF(OR(ISBLANK([.E526]);[.I526]&lt;=0);&quot;&quot;;[.I526])" office:value-type="float" office:value="4.55133581161499" calcext:value-type="float">
            <text:p>4.55133581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7.31828" calcext:value-type="float">
            <text:p>1427905567.31828</text:p>
          </table:table-cell>
          <table:table-cell office:value-type="float" office:value="1427905570.54123" calcext:value-type="float">
            <text:p>1427905570.54123</text:p>
          </table:table-cell>
          <table:table-cell office:value-type="float" office:value="1427905571.58502" calcext:value-type="float">
            <text:p>1427905571.58502</text:p>
          </table:table-cell>
          <table:table-cell/>
          <table:table-cell table:formula="of:=MAX([.B527];[.D527];[.G527])-MAX([.A527];[.C527];[.E527])" office:value-type="float" office:value="4.26673197746277" calcext:value-type="float">
            <text:p>4.2667319775</text:p>
          </table:table-cell>
          <table:table-cell table:formula="of:=IF(ISBLANK([.E527]);&quot;&quot;;[.I527])" office:value-type="float" office:value="4.26673197746277" calcext:value-type="float">
            <text:p>4.2667319775</text:p>
          </table:table-cell>
          <table:table-cell table:formula="of:=IF(OR(ISBLANK([.E527]);[.I527]&lt;=0);&quot;&quot;;[.I527])" office:value-type="float" office:value="4.26673197746277" calcext:value-type="float">
            <text:p>4.26673197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7.32002" calcext:value-type="float">
            <text:p>1427905567.32002</text:p>
          </table:table-cell>
          <table:table-cell office:value-type="float" office:value="1427905570.67886" calcext:value-type="float">
            <text:p>1427905570.67886</text:p>
          </table:table-cell>
          <table:table-cell office:value-type="float" office:value="1427905571.7842" calcext:value-type="float">
            <text:p>1427905571.7842</text:p>
          </table:table-cell>
          <table:table-cell/>
          <table:table-cell table:formula="of:=MAX([.B528];[.D528];[.G528])-MAX([.A528];[.C528];[.E528])" office:value-type="float" office:value="4.46418404579163" calcext:value-type="float">
            <text:p>4.4641840458</text:p>
          </table:table-cell>
          <table:table-cell table:formula="of:=IF(ISBLANK([.E528]);&quot;&quot;;[.I528])" office:value-type="float" office:value="4.46418404579163" calcext:value-type="float">
            <text:p>4.4641840458</text:p>
          </table:table-cell>
          <table:table-cell table:formula="of:=IF(OR(ISBLANK([.E528]);[.I528]&lt;=0);&quot;&quot;;[.I528])" office:value-type="float" office:value="4.46418404579163" calcext:value-type="float">
            <text:p>4.46418404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7.32135" calcext:value-type="float">
            <text:p>1427905567.32135</text:p>
          </table:table-cell>
          <table:table-cell office:value-type="float" office:value="1427905571.17032" calcext:value-type="float">
            <text:p>1427905571.17032</text:p>
          </table:table-cell>
          <table:table-cell office:value-type="float" office:value="1427905572.27253" calcext:value-type="float">
            <text:p>1427905572.27253</text:p>
          </table:table-cell>
          <table:table-cell/>
          <table:table-cell table:formula="of:=MAX([.B529];[.D529];[.G529])-MAX([.A529];[.C529];[.E529])" office:value-type="float" office:value="4.95117402076721" calcext:value-type="float">
            <text:p>4.9511740208</text:p>
          </table:table-cell>
          <table:table-cell table:formula="of:=IF(ISBLANK([.E529]);&quot;&quot;;[.I529])" office:value-type="float" office:value="4.95117402076721" calcext:value-type="float">
            <text:p>4.9511740208</text:p>
          </table:table-cell>
          <table:table-cell table:formula="of:=IF(OR(ISBLANK([.E529]);[.I529]&lt;=0);&quot;&quot;;[.I529])" office:value-type="float" office:value="4.95117402076721" calcext:value-type="float">
            <text:p>4.95117402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67.32265" calcext:value-type="float">
            <text:p>1427905567.32265</text:p>
          </table:table-cell>
          <table:table-cell office:value-type="float" office:value="1427905571.09387" calcext:value-type="float">
            <text:p>1427905571.09387</text:p>
          </table:table-cell>
          <table:table-cell office:value-type="float" office:value="1427905572.16657" calcext:value-type="float">
            <text:p>1427905572.16657</text:p>
          </table:table-cell>
          <table:table-cell/>
          <table:table-cell table:formula="of:=MAX([.B530];[.D530];[.G530])-MAX([.A530];[.C530];[.E530])" office:value-type="float" office:value="4.84391593933106" calcext:value-type="float">
            <text:p>4.8439159393</text:p>
          </table:table-cell>
          <table:table-cell table:formula="of:=IF(ISBLANK([.E530]);&quot;&quot;;[.I530])" office:value-type="float" office:value="4.84391593933106" calcext:value-type="float">
            <text:p>4.8439159393</text:p>
          </table:table-cell>
          <table:table-cell table:formula="of:=IF(OR(ISBLANK([.E530]);[.I530]&lt;=0);&quot;&quot;;[.I530])" office:value-type="float" office:value="4.84391593933106" calcext:value-type="float">
            <text:p>4.84391593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72.88789" calcext:value-type="float">
            <text:p>1427905572.88789</text:p>
          </table:table-cell>
          <table:table-cell office:value-type="float" office:value="1427905577.92981" calcext:value-type="float">
            <text:p>1427905577.92981</text:p>
          </table:table-cell>
          <table:table-cell table:number-columns-repeated="4"/>
          <table:table-cell table:formula="of:=MAX([.B531];[.D531];[.G531])-MAX([.A531];[.C531];[.E531])" office:value-type="float" office:value="5.04191493988037" calcext:value-type="float">
            <text:p>5.0419149399</text:p>
          </table:table-cell>
          <table:table-cell table:formula="of:=IF(ISBLANK([.E531]);&quot;&quot;;[.I531])">
            <text:p/>
          </table:table-cell>
          <table:table-cell table:formula="of:=IF(OR(ISBLANK([.E531]);[.I531]&lt;=0);&quot;&quot;;[.I53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2.8879" calcext:value-type="float">
            <text:p>1427905572.8879</text:p>
          </table:table-cell>
          <table:table-cell office:value-type="float" office:value="1427905576.85085" calcext:value-type="float">
            <text:p>1427905576.85085</text:p>
          </table:table-cell>
          <table:table-cell office:value-type="float" office:value="1427905577.9298" calcext:value-type="float">
            <text:p>1427905577.9298</text:p>
          </table:table-cell>
          <table:table-cell/>
          <table:table-cell table:formula="of:=MAX([.B532];[.D532];[.G532])-MAX([.A532];[.C532];[.E532])" office:value-type="float" office:value="5.04190587997437" calcext:value-type="float">
            <text:p>5.04190588</text:p>
          </table:table-cell>
          <table:table-cell table:formula="of:=IF(ISBLANK([.E532]);&quot;&quot;;[.I532])" office:value-type="float" office:value="5.04190587997437" calcext:value-type="float">
            <text:p>5.04190588</text:p>
          </table:table-cell>
          <table:table-cell table:formula="of:=IF(OR(ISBLANK([.E532]);[.I532]&lt;=0);&quot;&quot;;[.I532])" office:value-type="float" office:value="5.04190587997437" calcext:value-type="float">
            <text:p>5.041905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2.88929" calcext:value-type="float">
            <text:p>1427905572.88929</text:p>
          </table:table-cell>
          <table:table-cell office:value-type="float" office:value="1427905576.17498" calcext:value-type="float">
            <text:p>1427905576.17498</text:p>
          </table:table-cell>
          <table:table-cell office:value-type="float" office:value="1427905577.22845" calcext:value-type="float">
            <text:p>1427905577.22845</text:p>
          </table:table-cell>
          <table:table-cell/>
          <table:table-cell table:formula="of:=MAX([.B533];[.D533];[.G533])-MAX([.A533];[.C533];[.E533])" office:value-type="float" office:value="4.33915901184082" calcext:value-type="float">
            <text:p>4.3391590118</text:p>
          </table:table-cell>
          <table:table-cell table:formula="of:=IF(ISBLANK([.E533]);&quot;&quot;;[.I533])" office:value-type="float" office:value="4.33915901184082" calcext:value-type="float">
            <text:p>4.3391590118</text:p>
          </table:table-cell>
          <table:table-cell table:formula="of:=IF(OR(ISBLANK([.E533]);[.I533]&lt;=0);&quot;&quot;;[.I533])" office:value-type="float" office:value="4.33915901184082" calcext:value-type="float">
            <text:p>4.33915901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2.89062" calcext:value-type="float">
            <text:p>1427905572.89062</text:p>
          </table:table-cell>
          <table:table-cell office:value-type="float" office:value="1427905576.51201" calcext:value-type="float">
            <text:p>1427905576.51201</text:p>
          </table:table-cell>
          <table:table-cell office:value-type="float" office:value="1427905577.58765" calcext:value-type="float">
            <text:p>1427905577.58765</text:p>
          </table:table-cell>
          <table:table-cell/>
          <table:table-cell table:formula="of:=MAX([.B534];[.D534];[.G534])-MAX([.A534];[.C534];[.E534])" office:value-type="float" office:value="4.6970329284668" calcext:value-type="float">
            <text:p>4.6970329285</text:p>
          </table:table-cell>
          <table:table-cell table:formula="of:=IF(ISBLANK([.E534]);&quot;&quot;;[.I534])" office:value-type="float" office:value="4.6970329284668" calcext:value-type="float">
            <text:p>4.6970329285</text:p>
          </table:table-cell>
          <table:table-cell table:formula="of:=IF(OR(ISBLANK([.E534]);[.I534]&lt;=0);&quot;&quot;;[.I534])" office:value-type="float" office:value="4.6970329284668" calcext:value-type="float">
            <text:p>4.69703292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2.89192" calcext:value-type="float">
            <text:p>1427905572.89192</text:p>
          </table:table-cell>
          <table:table-cell office:value-type="float" office:value="1427905576.61541" calcext:value-type="float">
            <text:p>1427905576.61541</text:p>
          </table:table-cell>
          <table:table-cell office:value-type="float" office:value="1427905577.65261" calcext:value-type="float">
            <text:p>1427905577.65261</text:p>
          </table:table-cell>
          <table:table-cell/>
          <table:table-cell table:formula="of:=MAX([.B535];[.D535];[.G535])-MAX([.A535];[.C535];[.E535])" office:value-type="float" office:value="4.76069116592407" calcext:value-type="float">
            <text:p>4.7606911659</text:p>
          </table:table-cell>
          <table:table-cell table:formula="of:=IF(ISBLANK([.E535]);&quot;&quot;;[.I535])" office:value-type="float" office:value="4.76069116592407" calcext:value-type="float">
            <text:p>4.7606911659</text:p>
          </table:table-cell>
          <table:table-cell table:formula="of:=IF(OR(ISBLANK([.E535]);[.I535]&lt;=0);&quot;&quot;;[.I535])" office:value-type="float" office:value="4.76069116592407" calcext:value-type="float">
            <text:p>4.76069116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2.89319" calcext:value-type="float">
            <text:p>1427905572.89319</text:p>
          </table:table-cell>
          <table:table-cell office:value-type="float" office:value="1427905576.51075" calcext:value-type="float">
            <text:p>1427905576.51075</text:p>
          </table:table-cell>
          <table:table-cell office:value-type="float" office:value="1427905577.58287" calcext:value-type="float">
            <text:p>1427905577.58287</text:p>
          </table:table-cell>
          <table:table-cell/>
          <table:table-cell table:formula="of:=MAX([.B536];[.D536];[.G536])-MAX([.A536];[.C536];[.E536])" office:value-type="float" office:value="4.68967890739441" calcext:value-type="float">
            <text:p>4.6896789074</text:p>
          </table:table-cell>
          <table:table-cell table:formula="of:=IF(ISBLANK([.E536]);&quot;&quot;;[.I536])" office:value-type="float" office:value="4.68967890739441" calcext:value-type="float">
            <text:p>4.6896789074</text:p>
          </table:table-cell>
          <table:table-cell table:formula="of:=IF(OR(ISBLANK([.E536]);[.I536]&lt;=0);&quot;&quot;;[.I536])" office:value-type="float" office:value="4.68967890739441" calcext:value-type="float">
            <text:p>4.68967890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2.89449" calcext:value-type="float">
            <text:p>1427905572.89449</text:p>
          </table:table-cell>
          <table:table-cell office:value-type="float" office:value="1427905576.21011" calcext:value-type="float">
            <text:p>1427905576.21011</text:p>
          </table:table-cell>
          <table:table-cell office:value-type="float" office:value="1427905577.27958" calcext:value-type="float">
            <text:p>1427905577.27958</text:p>
          </table:table-cell>
          <table:table-cell/>
          <table:table-cell table:formula="of:=MAX([.B537];[.D537];[.G537])-MAX([.A537];[.C537];[.E537])" office:value-type="float" office:value="4.38509202003479" calcext:value-type="float">
            <text:p>4.38509202</text:p>
          </table:table-cell>
          <table:table-cell table:formula="of:=IF(ISBLANK([.E537]);&quot;&quot;;[.I537])" office:value-type="float" office:value="4.38509202003479" calcext:value-type="float">
            <text:p>4.38509202</text:p>
          </table:table-cell>
          <table:table-cell table:formula="of:=IF(OR(ISBLANK([.E537]);[.I537]&lt;=0);&quot;&quot;;[.I537])" office:value-type="float" office:value="4.38509202003479" calcext:value-type="float">
            <text:p>4.385092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2.89579" calcext:value-type="float">
            <text:p>1427905572.89579</text:p>
          </table:table-cell>
          <table:table-cell office:value-type="float" office:value="1427905576.37684" calcext:value-type="float">
            <text:p>1427905576.37684</text:p>
          </table:table-cell>
          <table:table-cell office:value-type="float" office:value="1427905577.46477" calcext:value-type="float">
            <text:p>1427905577.46477</text:p>
          </table:table-cell>
          <table:table-cell/>
          <table:table-cell table:formula="of:=MAX([.B538];[.D538];[.G538])-MAX([.A538];[.C538];[.E538])" office:value-type="float" office:value="4.56898093223572" calcext:value-type="float">
            <text:p>4.5689809322</text:p>
          </table:table-cell>
          <table:table-cell table:formula="of:=IF(ISBLANK([.E538]);&quot;&quot;;[.I538])" office:value-type="float" office:value="4.56898093223572" calcext:value-type="float">
            <text:p>4.5689809322</text:p>
          </table:table-cell>
          <table:table-cell table:formula="of:=IF(OR(ISBLANK([.E538]);[.I538]&lt;=0);&quot;&quot;;[.I538])" office:value-type="float" office:value="4.56898093223572" calcext:value-type="float">
            <text:p>4.56898093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2.89708" calcext:value-type="float">
            <text:p>1427905572.89708</text:p>
          </table:table-cell>
          <table:table-cell office:value-type="float" office:value="1427905576.83127" calcext:value-type="float">
            <text:p>1427905576.83127</text:p>
          </table:table-cell>
          <table:table-cell office:value-type="float" office:value="1427905577.83236" calcext:value-type="float">
            <text:p>1427905577.83236</text:p>
          </table:table-cell>
          <table:table-cell/>
          <table:table-cell table:formula="of:=MAX([.B539];[.D539];[.G539])-MAX([.A539];[.C539];[.E539])" office:value-type="float" office:value="4.93527579307556" calcext:value-type="float">
            <text:p>4.9352757931</text:p>
          </table:table-cell>
          <table:table-cell table:formula="of:=IF(ISBLANK([.E539]);&quot;&quot;;[.I539])" office:value-type="float" office:value="4.93527579307556" calcext:value-type="float">
            <text:p>4.9352757931</text:p>
          </table:table-cell>
          <table:table-cell table:formula="of:=IF(OR(ISBLANK([.E539]);[.I539]&lt;=0);&quot;&quot;;[.I539])" office:value-type="float" office:value="4.93527579307556" calcext:value-type="float">
            <text:p>4.93527579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2.89755" calcext:value-type="float">
            <text:p>1427905572.89755</text:p>
          </table:table-cell>
          <table:table-cell office:value-type="float" office:value="1427905576.62069" calcext:value-type="float">
            <text:p>1427905576.62069</text:p>
          </table:table-cell>
          <table:table-cell office:value-type="float" office:value="1427905577.69585" calcext:value-type="float">
            <text:p>1427905577.69585</text:p>
          </table:table-cell>
          <table:table-cell/>
          <table:table-cell table:formula="of:=MAX([.B540];[.D540];[.G540])-MAX([.A540];[.C540];[.E540])" office:value-type="float" office:value="4.79830694198608" calcext:value-type="float">
            <text:p>4.798306942</text:p>
          </table:table-cell>
          <table:table-cell table:formula="of:=IF(ISBLANK([.E540]);&quot;&quot;;[.I540])" office:value-type="float" office:value="4.79830694198608" calcext:value-type="float">
            <text:p>4.798306942</text:p>
          </table:table-cell>
          <table:table-cell table:formula="of:=IF(OR(ISBLANK([.E540]);[.I540]&lt;=0);&quot;&quot;;[.I540])" office:value-type="float" office:value="4.79830694198608" calcext:value-type="float">
            <text:p>4.7983069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2.898" calcext:value-type="float">
            <text:p>1427905572.898</text:p>
          </table:table-cell>
          <table:table-cell office:value-type="float" office:value="1427905576.29293" calcext:value-type="float">
            <text:p>1427905576.29293</text:p>
          </table:table-cell>
          <table:table-cell office:value-type="float" office:value="1427905577.3696" calcext:value-type="float">
            <text:p>1427905577.3696</text:p>
          </table:table-cell>
          <table:table-cell/>
          <table:table-cell table:formula="of:=MAX([.B541];[.D541];[.G541])-MAX([.A541];[.C541];[.E541])" office:value-type="float" office:value="4.4716010093689" calcext:value-type="float">
            <text:p>4.4716010094</text:p>
          </table:table-cell>
          <table:table-cell table:formula="of:=IF(ISBLANK([.E541]);&quot;&quot;;[.I541])" office:value-type="float" office:value="4.4716010093689" calcext:value-type="float">
            <text:p>4.4716010094</text:p>
          </table:table-cell>
          <table:table-cell table:formula="of:=IF(OR(ISBLANK([.E541]);[.I541]&lt;=0);&quot;&quot;;[.I541])" office:value-type="float" office:value="4.4716010093689" calcext:value-type="float">
            <text:p>4.4716010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5577.92982" calcext:value-type="float">
            <text:p>1427905577.92982</text:p>
          </table:table-cell>
          <table:table-cell office:value-type="float" office:value="1427905583.48789" calcext:value-type="float">
            <text:p>1427905583.48789</text:p>
          </table:table-cell>
          <table:table-cell table:number-columns-repeated="4"/>
          <table:table-cell table:formula="of:=MAX([.B542];[.D542];[.G542])-MAX([.A542];[.C542];[.E542])" office:value-type="float" office:value="5.55806493759155" calcext:value-type="float">
            <text:p>5.5580649376</text:p>
          </table:table-cell>
          <table:table-cell table:formula="of:=IF(ISBLANK([.E542]);&quot;&quot;;[.I542])">
            <text:p/>
          </table:table-cell>
          <table:table-cell table:formula="of:=IF(OR(ISBLANK([.E542]);[.I542]&lt;=0);&quot;&quot;;[.I54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7.92982" calcext:value-type="float">
            <text:p>1427905577.92982</text:p>
          </table:table-cell>
          <table:table-cell office:value-type="float" office:value="1427905581.67983" calcext:value-type="float">
            <text:p>1427905581.67983</text:p>
          </table:table-cell>
          <table:table-cell office:value-type="float" office:value="1427905582.78913" calcext:value-type="float">
            <text:p>1427905582.78913</text:p>
          </table:table-cell>
          <table:table-cell/>
          <table:table-cell table:formula="of:=MAX([.B543];[.D543];[.G543])-MAX([.A543];[.C543];[.E543])" office:value-type="float" office:value="4.85931015014648" calcext:value-type="float">
            <text:p>4.8593101501</text:p>
          </table:table-cell>
          <table:table-cell table:formula="of:=IF(ISBLANK([.E543]);&quot;&quot;;[.I543])" office:value-type="float" office:value="4.85931015014648" calcext:value-type="float">
            <text:p>4.8593101501</text:p>
          </table:table-cell>
          <table:table-cell table:formula="of:=IF(OR(ISBLANK([.E543]);[.I543]&lt;=0);&quot;&quot;;[.I543])" office:value-type="float" office:value="4.85931015014648" calcext:value-type="float">
            <text:p>4.85931015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7.93118" calcext:value-type="float">
            <text:p>1427905577.93118</text:p>
          </table:table-cell>
          <table:table-cell office:value-type="float" office:value="1427905581.39063" calcext:value-type="float">
            <text:p>1427905581.39063</text:p>
          </table:table-cell>
          <table:table-cell office:value-type="float" office:value="1427905582.4597" calcext:value-type="float">
            <text:p>1427905582.4597</text:p>
          </table:table-cell>
          <table:table-cell/>
          <table:table-cell table:formula="of:=MAX([.B544];[.D544];[.G544])-MAX([.A544];[.C544];[.E544])" office:value-type="float" office:value="4.52851700782776" calcext:value-type="float">
            <text:p>4.5285170078</text:p>
          </table:table-cell>
          <table:table-cell table:formula="of:=IF(ISBLANK([.E544]);&quot;&quot;;[.I544])" office:value-type="float" office:value="4.52851700782776" calcext:value-type="float">
            <text:p>4.5285170078</text:p>
          </table:table-cell>
          <table:table-cell table:formula="of:=IF(OR(ISBLANK([.E544]);[.I544]&lt;=0);&quot;&quot;;[.I544])" office:value-type="float" office:value="4.52851700782776" calcext:value-type="float">
            <text:p>4.52851700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7.93249" calcext:value-type="float">
            <text:p>1427905577.93249</text:p>
          </table:table-cell>
          <table:table-cell office:value-type="float" office:value="1427905581.37829" calcext:value-type="float">
            <text:p>1427905581.37829</text:p>
          </table:table-cell>
          <table:table-cell office:value-type="float" office:value="1427905582.31173" calcext:value-type="float">
            <text:p>1427905582.31173</text:p>
          </table:table-cell>
          <table:table-cell/>
          <table:table-cell table:formula="of:=MAX([.B545];[.D545];[.G545])-MAX([.A545];[.C545];[.E545])" office:value-type="float" office:value="4.37924385070801" calcext:value-type="float">
            <text:p>4.3792438507</text:p>
          </table:table-cell>
          <table:table-cell table:formula="of:=IF(ISBLANK([.E545]);&quot;&quot;;[.I545])" office:value-type="float" office:value="4.37924385070801" calcext:value-type="float">
            <text:p>4.3792438507</text:p>
          </table:table-cell>
          <table:table-cell table:formula="of:=IF(OR(ISBLANK([.E545]);[.I545]&lt;=0);&quot;&quot;;[.I545])" office:value-type="float" office:value="4.37924385070801" calcext:value-type="float">
            <text:p>4.37924385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7.93396" calcext:value-type="float">
            <text:p>1427905577.93396</text:p>
          </table:table-cell>
          <table:table-cell office:value-type="float" office:value="1427905581.13276" calcext:value-type="float">
            <text:p>1427905581.13276</text:p>
          </table:table-cell>
          <table:table-cell office:value-type="float" office:value="1427905582.15805" calcext:value-type="float">
            <text:p>1427905582.15805</text:p>
          </table:table-cell>
          <table:table-cell/>
          <table:table-cell table:formula="of:=MAX([.B546];[.D546];[.G546])-MAX([.A546];[.C546];[.E546])" office:value-type="float" office:value="4.22409105300903" calcext:value-type="float">
            <text:p>4.224091053</text:p>
          </table:table-cell>
          <table:table-cell table:formula="of:=IF(ISBLANK([.E546]);&quot;&quot;;[.I546])" office:value-type="float" office:value="4.22409105300903" calcext:value-type="float">
            <text:p>4.224091053</text:p>
          </table:table-cell>
          <table:table-cell table:formula="of:=IF(OR(ISBLANK([.E546]);[.I546]&lt;=0);&quot;&quot;;[.I546])" office:value-type="float" office:value="4.22409105300903" calcext:value-type="float">
            <text:p>4.2240910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7.93528" calcext:value-type="float">
            <text:p>1427905577.93528</text:p>
          </table:table-cell>
          <table:table-cell office:value-type="float" office:value="1427905581.4113" calcext:value-type="float">
            <text:p>1427905581.4113</text:p>
          </table:table-cell>
          <table:table-cell office:value-type="float" office:value="1427905582.46327" calcext:value-type="float">
            <text:p>1427905582.46327</text:p>
          </table:table-cell>
          <table:table-cell/>
          <table:table-cell table:formula="of:=MAX([.B547];[.D547];[.G547])-MAX([.A547];[.C547];[.E547])" office:value-type="float" office:value="4.52799701690674" calcext:value-type="float">
            <text:p>4.5279970169</text:p>
          </table:table-cell>
          <table:table-cell table:formula="of:=IF(ISBLANK([.E547]);&quot;&quot;;[.I547])" office:value-type="float" office:value="4.52799701690674" calcext:value-type="float">
            <text:p>4.5279970169</text:p>
          </table:table-cell>
          <table:table-cell table:formula="of:=IF(OR(ISBLANK([.E547]);[.I547]&lt;=0);&quot;&quot;;[.I547])" office:value-type="float" office:value="4.52799701690674" calcext:value-type="float">
            <text:p>4.52799701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7.93666" calcext:value-type="float">
            <text:p>1427905577.93666</text:p>
          </table:table-cell>
          <table:table-cell office:value-type="float" office:value="1427905581.76091" calcext:value-type="float">
            <text:p>1427905581.76091</text:p>
          </table:table-cell>
          <table:table-cell office:value-type="float" office:value="1427905582.7986" calcext:value-type="float">
            <text:p>1427905582.7986</text:p>
          </table:table-cell>
          <table:table-cell/>
          <table:table-cell table:formula="of:=MAX([.B548];[.D548];[.G548])-MAX([.A548];[.C548];[.E548])" office:value-type="float" office:value="4.86194515228272" calcext:value-type="float">
            <text:p>4.8619451523</text:p>
          </table:table-cell>
          <table:table-cell table:formula="of:=IF(ISBLANK([.E548]);&quot;&quot;;[.I548])" office:value-type="float" office:value="4.86194515228272" calcext:value-type="float">
            <text:p>4.8619451523</text:p>
          </table:table-cell>
          <table:table-cell table:formula="of:=IF(OR(ISBLANK([.E548]);[.I548]&lt;=0);&quot;&quot;;[.I548])" office:value-type="float" office:value="4.86194515228272" calcext:value-type="float">
            <text:p>4.86194515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7.93795" calcext:value-type="float">
            <text:p>1427905577.93795</text:p>
          </table:table-cell>
          <table:table-cell office:value-type="float" office:value="1427905581.62493" calcext:value-type="float">
            <text:p>1427905581.62493</text:p>
          </table:table-cell>
          <table:table-cell office:value-type="float" office:value="1427905582.66477" calcext:value-type="float">
            <text:p>1427905582.66477</text:p>
          </table:table-cell>
          <table:table-cell/>
          <table:table-cell table:formula="of:=MAX([.B549];[.D549];[.G549])-MAX([.A549];[.C549];[.E549])" office:value-type="float" office:value="4.72682404518127" calcext:value-type="float">
            <text:p>4.7268240452</text:p>
          </table:table-cell>
          <table:table-cell table:formula="of:=IF(ISBLANK([.E549]);&quot;&quot;;[.I549])" office:value-type="float" office:value="4.72682404518127" calcext:value-type="float">
            <text:p>4.7268240452</text:p>
          </table:table-cell>
          <table:table-cell table:formula="of:=IF(OR(ISBLANK([.E549]);[.I549]&lt;=0);&quot;&quot;;[.I549])" office:value-type="float" office:value="4.72682404518127" calcext:value-type="float">
            <text:p>4.72682404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7.93987" calcext:value-type="float">
            <text:p>1427905577.93987</text:p>
          </table:table-cell>
          <table:table-cell office:value-type="float" office:value="1427905582.42999" calcext:value-type="float">
            <text:p>1427905582.42999</text:p>
          </table:table-cell>
          <table:table-cell office:value-type="float" office:value="1427905583.48788" calcext:value-type="float">
            <text:p>1427905583.48788</text:p>
          </table:table-cell>
          <table:table-cell/>
          <table:table-cell table:formula="of:=MAX([.B550];[.D550];[.G550])-MAX([.A550];[.C550];[.E550])" office:value-type="float" office:value="5.54800486564636" calcext:value-type="float">
            <text:p>5.5480048656</text:p>
          </table:table-cell>
          <table:table-cell table:formula="of:=IF(ISBLANK([.E550]);&quot;&quot;;[.I550])" office:value-type="float" office:value="5.54800486564636" calcext:value-type="float">
            <text:p>5.5480048656</text:p>
          </table:table-cell>
          <table:table-cell table:formula="of:=IF(OR(ISBLANK([.E550]);[.I550]&lt;=0);&quot;&quot;;[.I550])" office:value-type="float" office:value="5.54800486564636" calcext:value-type="float">
            <text:p>5.54800486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7.94123" calcext:value-type="float">
            <text:p>1427905577.94123</text:p>
          </table:table-cell>
          <table:table-cell office:value-type="float" office:value="1427905581.55738" calcext:value-type="float">
            <text:p>1427905581.55738</text:p>
          </table:table-cell>
          <table:table-cell office:value-type="float" office:value="1427905582.54452" calcext:value-type="float">
            <text:p>1427905582.54452</text:p>
          </table:table-cell>
          <table:table-cell/>
          <table:table-cell table:formula="of:=MAX([.B551];[.D551];[.G551])-MAX([.A551];[.C551];[.E551])" office:value-type="float" office:value="4.6032919883728" calcext:value-type="float">
            <text:p>4.6032919884</text:p>
          </table:table-cell>
          <table:table-cell table:formula="of:=IF(ISBLANK([.E551]);&quot;&quot;;[.I551])" office:value-type="float" office:value="4.6032919883728" calcext:value-type="float">
            <text:p>4.6032919884</text:p>
          </table:table-cell>
          <table:table-cell table:formula="of:=IF(OR(ISBLANK([.E551]);[.I551]&lt;=0);&quot;&quot;;[.I551])" office:value-type="float" office:value="4.6032919883728" calcext:value-type="float">
            <text:p>4.60329198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5577.94253" calcext:value-type="float">
            <text:p>1427905577.94253</text:p>
          </table:table-cell>
          <table:table-cell office:value-type="float" office:value="1427905582.33492" calcext:value-type="float">
            <text:p>1427905582.33492</text:p>
          </table:table-cell>
          <table:table-cell office:value-type="float" office:value="1427905583.28965" calcext:value-type="float">
            <text:p>1427905583.28965</text:p>
          </table:table-cell>
          <table:table-cell/>
          <table:table-cell table:formula="of:=MAX([.B552];[.D552];[.G552])-MAX([.A552];[.C552];[.E552])" office:value-type="float" office:value="5.34711194038391" calcext:value-type="float">
            <text:p>5.3471119404</text:p>
          </table:table-cell>
          <table:table-cell table:formula="of:=IF(ISBLANK([.E552]);&quot;&quot;;[.I552])" office:value-type="float" office:value="5.34711194038391" calcext:value-type="float">
            <text:p>5.3471119404</text:p>
          </table:table-cell>
          <table:table-cell table:formula="of:=IF(OR(ISBLANK([.E552]);[.I552]&lt;=0);&quot;&quot;;[.I552])" office:value-type="float" office:value="5.34711194038391" calcext:value-type="float">
            <text:p>5.34711194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1T18:09:33.587412243</dc:date>
    <meta:document-statistic meta:table-count="1" meta:cell-count="3261" meta:object-count="0"/>
    <meta:generator>LibreOffice/4.2.7.2$Linux_X86_64 LibreOffice_project/420m0$Build-2</meta:generator>
  </office:meta>
</office:document-meta>
</file>